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25.7cm" table:align="margins"/>
    </style:style>
    <style:style style:name="Table1.A" style:family="table-column">
      <style:table-column-properties style:column-width="2.415cm" style:rel-column-width="6157*"/>
    </style:style>
    <style:style style:name="Table1.B" style:family="table-column">
      <style:table-column-properties style:column-width="8.366cm" style:rel-column-width="21333*"/>
    </style:style>
    <style:style style:name="Table1.C" style:family="table-column">
      <style:table-column-properties style:column-width="14.919cm" style:rel-column-width="380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ourier New" fo:font-size="20pt" style:font-size-asian="20pt" style:font-size-complex="20pt"/>
    </style:style>
    <style:style style:name="P2" style:family="paragraph" style:parent-style-name="Table_20_Contents">
      <style:text-properties style:font-name="Courier New" fo:font-size="20pt" style:font-size-asian="20pt" style:font-size-complex="20pt"/>
    </style:style>
    <style:style style:name="P3" style:family="paragraph" style:parent-style-name="Table_20_Contents">
      <style:text-properties style:font-name="Courier New" fo:font-size="20pt" fo:background-color="transparent" style:font-size-asian="20pt" style:font-size-complex="20pt"/>
    </style:style>
    <style:style style:name="P4" style:family="paragraph" style:parent-style-name="Table_20_Contents">
      <style:text-properties officeooo:paragraph-rsid="00cd3e6b"/>
    </style:style>
    <style:style style:name="P5" style:family="paragraph" style:parent-style-name="Table_20_Contents">
      <style:text-properties style:font-name="Courier New" fo:font-size="20pt" officeooo:rsid="0054653e" officeooo:paragraph-rsid="0054653e" style:font-size-asian="20pt" style:font-size-complex="20pt"/>
    </style:style>
    <style:style style:name="P6" style:family="paragraph" style:parent-style-name="Table_20_Contents">
      <style:text-properties officeooo:paragraph-rsid="0054653e"/>
    </style:style>
    <style:style style:name="P7" style:family="paragraph" style:parent-style-name="Table_20_Contents">
      <style:text-properties style:font-name="Courier New" fo:font-size="20pt" officeooo:rsid="0054653e" officeooo:paragraph-rsid="00cfb71c" style:font-size-asian="20pt" style:font-size-complex="20pt"/>
    </style:style>
    <style:style style:name="P8" style:family="paragraph" style:parent-style-name="Table_20_Contents">
      <style:text-properties style:font-name="Courier New" fo:font-size="20pt" officeooo:rsid="0086298c" officeooo:paragraph-rsid="0086298c" style:font-size-asian="20pt" style:font-size-complex="20pt"/>
    </style:style>
    <style:style style:name="P9" style:family="paragraph" style:parent-style-name="Table_20_Contents">
      <style:text-properties style:font-name="Courier New" fo:font-size="20pt" officeooo:rsid="006dc2ca" officeooo:paragraph-rsid="006dc2ca" fo:background-color="#00ffff" style:font-size-asian="20pt" style:font-size-complex="20pt"/>
    </style:style>
    <style:style style:name="P10" style:family="paragraph" style:parent-style-name="Table_20_Contents">
      <style:text-properties style:font-name="Courier New" fo:font-size="20pt" officeooo:rsid="0028132a" officeooo:paragraph-rsid="0028132a" style:font-size-asian="20pt" style:font-size-complex="20pt"/>
    </style:style>
    <style:style style:name="P11" style:family="paragraph" style:parent-style-name="Table_20_Contents">
      <style:text-properties style:font-name="Courier New" fo:font-size="20pt" officeooo:rsid="006dc2ca" officeooo:paragraph-rsid="006dc2ca" style:font-size-asian="20pt" style:font-size-complex="20pt"/>
    </style:style>
    <style:style style:name="P12" style:family="paragraph" style:parent-style-name="Table_20_Contents">
      <style:text-properties style:font-name="Courier New" fo:font-size="20pt" fo:background-color="#ff0000" style:font-size-asian="20pt" style:font-size-complex="20pt"/>
    </style:style>
    <style:style style:name="P13" style:family="paragraph" style:parent-style-name="Table_20_Contents">
      <style:text-properties style:font-name="Courier New" fo:font-size="20pt" officeooo:paragraph-rsid="0086298c" style:font-size-asian="20pt" style:font-size-complex="20pt"/>
    </style:style>
    <style:style style:name="P14" style:family="paragraph" style:parent-style-name="Table_20_Contents">
      <style:text-properties style:font-name="Courier New" fo:font-size="20pt" officeooo:rsid="0079b8fa" officeooo:paragraph-rsid="0079b8fa" style:font-size-asian="20pt" style:font-size-complex="20pt"/>
    </style:style>
    <style:style style:name="P15" style:family="paragraph" style:parent-style-name="Table_20_Contents">
      <style:text-properties style:font-name="Courier New" fo:font-size="20pt" officeooo:rsid="006dc2ca" officeooo:paragraph-rsid="006dc2ca" fo:background-color="#ff0000" style:font-size-asian="20pt" style:font-size-complex="20pt"/>
    </style:style>
    <style:style style:name="P16" style:family="paragraph" style:parent-style-name="Table_20_Contents">
      <style:text-properties style:font-name="Courier New" fo:font-size="20pt" officeooo:rsid="006dc2ca" officeooo:paragraph-rsid="00869bfb" fo:background-color="#ff0000" style:font-size-asian="20pt" style:font-size-complex="20pt"/>
    </style:style>
    <style:style style:name="P17" style:family="paragraph" style:parent-style-name="Table_20_Contents">
      <style:text-properties style:font-name="Courier New" fo:font-size="20pt" fo:font-weight="normal" officeooo:rsid="004b56f9" officeooo:paragraph-rsid="004b56f9" fo:background-color="#00ffff" style:font-size-asian="20pt" style:font-weight-asian="normal" style:font-size-complex="20pt" style:font-weight-complex="normal"/>
    </style:style>
    <style:style style:name="P18" style:family="paragraph" style:parent-style-name="Table_20_Contents">
      <style:text-properties style:font-name="Courier New" fo:font-size="20pt" officeooo:rsid="00873cb9" officeooo:paragraph-rsid="00873cb9" fo:background-color="#ff0000" style:font-size-asian="20pt" style:font-size-complex="20pt"/>
    </style:style>
    <style:style style:name="P19" style:family="paragraph" style:parent-style-name="Table_20_Contents">
      <style:text-properties style:font-name="Courier New" fo:font-size="20pt" officeooo:rsid="006dc2ca" officeooo:paragraph-rsid="00d2384d" fo:background-color="#ff0000" style:font-size-asian="20pt" style:font-size-complex="20pt"/>
    </style:style>
    <style:style style:name="P20" style:family="paragraph" style:parent-style-name="Table_20_Contents">
      <style:text-properties style:font-name="Courier New" fo:font-size="20pt" officeooo:paragraph-rsid="00869bfb" style:font-size-asian="20pt" style:font-size-complex="20pt"/>
    </style:style>
    <style:style style:name="P21" style:family="paragraph" style:parent-style-name="Table_20_Contents">
      <style:text-properties style:font-name="Courier New" fo:font-size="20pt" officeooo:rsid="0079b8fa" officeooo:paragraph-rsid="00869bfb" style:font-size-asian="20pt" style:font-size-complex="20pt"/>
    </style:style>
    <style:style style:name="P22" style:family="paragraph" style:parent-style-name="Table_20_Contents">
      <style:text-properties style:font-name="Courier New" fo:font-size="20pt" officeooo:rsid="00873cb9" officeooo:paragraph-rsid="00873cb9" fo:background-color="#00ffff" style:font-size-asian="20pt" style:font-size-complex="20pt"/>
    </style:style>
    <style:style style:name="P23" style:family="paragraph" style:parent-style-name="Table_20_Contents">
      <style:text-properties style:font-name="Courier New" fo:font-size="20pt" officeooo:rsid="006e695e" officeooo:paragraph-rsid="006e695e" fo:background-color="#00ffff" style:font-size-asian="20pt" style:font-size-complex="20pt"/>
    </style:style>
    <style:style style:name="P24" style:family="paragraph" style:parent-style-name="Table_20_Contents">
      <style:text-properties style:font-name="Courier New" fo:font-size="20pt" officeooo:paragraph-rsid="006e695e" fo:background-color="#ff0000" style:font-size-asian="20pt" style:font-size-complex="20pt"/>
    </style:style>
    <style:style style:name="P25" style:family="paragraph" style:parent-style-name="Table_20_Contents">
      <style:text-properties style:font-name="Courier New" fo:font-size="20pt" fo:font-weight="normal" officeooo:paragraph-rsid="00869bfb" fo:background-color="#ff0000" style:font-size-asian="20pt" style:font-weight-asian="normal" style:font-size-complex="20pt" style:font-weight-complex="normal"/>
    </style:style>
    <style:style style:name="P26" style:family="paragraph" style:parent-style-name="Table_20_Contents">
      <style:text-properties style:font-name="Courier New" fo:font-size="20pt" officeooo:rsid="006e695e" officeooo:paragraph-rsid="0079b8fa" style:font-size-asian="20pt" style:font-size-complex="20pt"/>
    </style:style>
    <style:style style:name="P27" style:family="paragraph" style:parent-style-name="Table_20_Contents">
      <style:text-properties style:font-name="Courier New" fo:font-size="20pt" officeooo:rsid="003b56a6" officeooo:paragraph-rsid="006fb10c" fo:background-color="#ff0000" style:font-size-asian="20pt" style:font-size-complex="20pt"/>
    </style:style>
    <style:style style:name="P28" style:family="paragraph" style:parent-style-name="Table_20_Contents">
      <style:text-properties style:font-name="Courier New" fo:font-size="20pt" officeooo:rsid="0001d66d" officeooo:paragraph-rsid="00086b3d" fo:background-color="#ffff00" style:font-size-asian="20pt" style:font-size-complex="20pt"/>
    </style:style>
    <style:style style:name="P29" style:family="paragraph" style:parent-style-name="Table_20_Contents">
      <style:text-properties style:font-name="Courier New" fo:font-size="20pt" officeooo:rsid="0070e0f9" officeooo:paragraph-rsid="0070e0f9" fo:background-color="#00ffff" style:font-size-asian="20pt" style:font-size-complex="20pt"/>
    </style:style>
    <style:style style:name="P30" style:family="paragraph" style:parent-style-name="Table_20_Contents">
      <style:text-properties style:font-name="Courier New" fo:font-size="20pt" fo:font-weight="normal" officeooo:rsid="0079b8fa" officeooo:paragraph-rsid="0079b8fa" fo:background-color="transparent" style:font-size-asian="20pt" style:font-weight-asian="normal" style:font-size-complex="20pt" style:font-weight-complex="normal"/>
    </style:style>
    <style:style style:name="P31" style:family="paragraph" style:parent-style-name="Table_20_Contents">
      <style:text-properties style:font-name="Courier New" fo:font-size="20pt" officeooo:rsid="0070e0f9" officeooo:paragraph-rsid="0070e0f9" fo:background-color="#ff0000" style:font-size-asian="20pt" style:font-size-complex="20pt"/>
    </style:style>
    <style:style style:name="P32" style:family="paragraph" style:parent-style-name="Table_20_Contents">
      <style:text-properties style:font-name="Courier New" fo:font-size="20pt" officeooo:rsid="00109f6b" officeooo:paragraph-rsid="00109f6b" style:font-size-asian="20pt" style:font-size-complex="20pt"/>
    </style:style>
    <style:style style:name="P33" style:family="paragraph" style:parent-style-name="Table_20_Contents">
      <style:text-properties style:font-name="Courier New" fo:font-size="20pt" officeooo:rsid="0073f114" officeooo:paragraph-rsid="0073f114" fo:background-color="#00ffff" style:font-size-asian="20pt" style:font-size-complex="20pt"/>
    </style:style>
    <style:style style:name="P34" style:family="paragraph" style:parent-style-name="Table_20_Contents">
      <style:text-properties style:font-name="Courier New" fo:font-size="20pt" officeooo:rsid="00756f91" officeooo:paragraph-rsid="00756f91" fo:background-color="#00ffff" style:font-size-asian="20pt" style:font-size-complex="20pt"/>
    </style:style>
    <style:style style:name="P35" style:family="paragraph" style:parent-style-name="Table_20_Contents">
      <style:text-properties style:font-name="Courier New" fo:font-size="20pt" fo:font-weight="normal" officeooo:rsid="00756f91" officeooo:paragraph-rsid="00756f91" fo:background-color="#00ffff" style:font-size-asian="20pt" style:font-weight-asian="normal" style:font-size-complex="20pt" style:font-weight-complex="normal"/>
    </style:style>
    <style:style style:name="P36" style:family="paragraph" style:parent-style-name="Table_20_Contents">
      <style:text-properties style:font-name="Courier New" fo:font-size="20pt" officeooo:rsid="0012c873" officeooo:paragraph-rsid="0012c873" fo:background-color="#ffff00" style:font-size-asian="20pt" style:font-size-complex="20pt"/>
    </style:style>
    <style:style style:name="P37" style:family="paragraph" style:parent-style-name="Table_20_Contents">
      <style:text-properties style:font-name="Courier New" fo:font-size="20pt" officeooo:rsid="00c486c8" officeooo:paragraph-rsid="00c486c8" style:font-size-asian="20pt" style:font-size-complex="20pt"/>
    </style:style>
    <style:style style:name="P38" style:family="paragraph" style:parent-style-name="Table_20_Contents">
      <style:text-properties style:font-name="Courier New" fo:font-size="20pt" officeooo:rsid="0075f29a" officeooo:paragraph-rsid="0075f29a" fo:background-color="#00ffff" style:font-size-asian="20pt" style:font-size-complex="20pt"/>
    </style:style>
    <style:style style:name="P39" style:family="paragraph" style:parent-style-name="Table_20_Contents">
      <style:text-properties style:font-name="Courier New" fo:font-size="20pt" officeooo:rsid="00761830" officeooo:paragraph-rsid="00761830" fo:background-color="#00ffff" style:font-size-asian="20pt" style:font-size-complex="20pt"/>
    </style:style>
    <style:style style:name="P40" style:family="paragraph" style:parent-style-name="Table_20_Contents">
      <style:text-properties style:font-name="Courier New" fo:font-size="20pt" fo:font-weight="normal" officeooo:rsid="00142dc0" officeooo:paragraph-rsid="00142dc0" fo:background-color="#00ffff" style:font-size-asian="20pt" style:font-weight-asian="normal" style:font-size-complex="20pt" style:font-weight-complex="normal"/>
    </style:style>
    <style:style style:name="P41" style:family="paragraph" style:parent-style-name="Table_20_Contents">
      <style:text-properties style:font-name="Courier New" fo:font-size="20pt" officeooo:rsid="00771080" officeooo:paragraph-rsid="00771080" fo:background-color="#ff0000" style:font-size-asian="20pt" style:font-size-complex="20pt"/>
    </style:style>
    <style:style style:name="P42" style:family="paragraph" style:parent-style-name="Table_20_Contents">
      <style:text-properties style:font-name="Courier New" fo:font-size="20pt" fo:font-weight="normal" officeooo:rsid="0079b8fa" officeooo:paragraph-rsid="00c720c1" fo:background-color="transparent" style:font-size-asian="20pt" style:font-weight-asian="normal" style:font-size-complex="20pt" style:font-weight-complex="normal"/>
    </style:style>
    <style:style style:name="P43" style:family="paragraph" style:parent-style-name="Table_20_Contents">
      <style:text-properties style:font-name="Courier New" fo:font-size="20pt" officeooo:rsid="00771080" officeooo:paragraph-rsid="00c720c1" fo:background-color="#ff0000" style:font-size-asian="20pt" style:font-size-complex="20pt"/>
    </style:style>
    <style:style style:name="P44" style:family="paragraph" style:parent-style-name="Table_20_Contents">
      <style:text-properties style:font-name="Courier New" fo:font-size="20pt" fo:font-weight="normal" officeooo:rsid="00223b42" officeooo:paragraph-rsid="00771080" fo:background-color="#ff0000" style:font-size-asian="20pt" style:font-weight-asian="normal" style:font-size-complex="20pt" style:font-weight-complex="normal"/>
    </style:style>
    <style:style style:name="P45" style:family="paragraph" style:parent-style-name="Table_20_Contents">
      <style:text-properties style:font-name="Courier New" fo:font-size="20pt" officeooo:rsid="0077ec0f" officeooo:paragraph-rsid="0077ec0f" fo:background-color="#00ffff" style:font-size-asian="20pt" style:font-size-complex="20pt"/>
    </style:style>
    <style:style style:name="P46" style:family="paragraph" style:parent-style-name="Table_20_Contents">
      <style:text-properties style:font-name="Courier New" fo:font-size="20pt" officeooo:paragraph-rsid="00a1d24c" fo:background-color="#00ffff" style:font-size-asian="20pt" style:font-size-complex="20pt"/>
    </style:style>
    <style:style style:name="P47" style:family="paragraph" style:parent-style-name="Table_20_Contents">
      <style:text-properties style:font-name="Courier New" fo:font-size="20pt" fo:background-color="#00ffff" style:font-size-asian="20pt" style:font-size-complex="20pt"/>
    </style:style>
    <style:style style:name="P48" style:family="paragraph" style:parent-style-name="Table_20_Contents">
      <style:text-properties style:font-name="Courier New" fo:font-size="20pt" fo:font-weight="normal" officeooo:paragraph-rsid="00796161" fo:background-color="#00ffff" style:font-size-asian="20pt" style:font-weight-asian="normal" style:font-size-complex="20pt" style:font-weight-complex="normal"/>
    </style:style>
    <style:style style:name="P49" style:family="paragraph" style:parent-style-name="Table_20_Contents">
      <style:text-properties style:font-name="Courier New" fo:font-size="20pt" fo:font-weight="normal" officeooo:rsid="0014d709" officeooo:paragraph-rsid="00796161" fo:background-color="#00ffff" style:font-size-asian="20pt" style:font-weight-asian="normal" style:font-size-complex="20pt" style:font-weight-complex="normal"/>
    </style:style>
    <style:style style:name="P50" style:family="paragraph" style:parent-style-name="Table_20_Contents">
      <style:text-properties style:font-name="Courier New" fo:font-size="20pt" officeooo:paragraph-rsid="00796161" fo:background-color="#00ffff" style:font-size-asian="20pt" style:font-size-complex="20pt"/>
    </style:style>
    <style:style style:name="P51" style:family="paragraph" style:parent-style-name="Table_20_Contents">
      <style:text-properties style:font-name="Courier New" fo:font-size="20pt" fo:font-weight="normal" officeooo:rsid="0019562f" officeooo:paragraph-rsid="0019562f" fo:background-color="transparent" style:font-size-asian="20pt" style:font-weight-asian="normal" style:font-size-complex="20pt" style:font-weight-complex="normal"/>
    </style:style>
    <style:style style:name="P52" style:family="paragraph" style:parent-style-name="Table_20_Contents">
      <style:text-properties style:font-name="Courier New" fo:font-size="20pt" officeooo:rsid="00796161" officeooo:paragraph-rsid="00796161" fo:background-color="#00ff00" style:font-size-asian="20pt" style:font-size-complex="20pt"/>
    </style:style>
    <style:style style:name="P53" style:family="paragraph" style:parent-style-name="Table_20_Contents">
      <style:text-properties style:font-name="Courier New" fo:font-size="20pt" officeooo:rsid="00796161" officeooo:paragraph-rsid="00796161" fo:background-color="#00ffff" style:font-size-asian="20pt" style:font-size-complex="20pt"/>
    </style:style>
    <style:style style:name="P54" style:family="paragraph" style:parent-style-name="Table_20_Contents">
      <style:text-properties style:font-name="Courier New" fo:font-size="20pt" officeooo:rsid="00796161" officeooo:paragraph-rsid="00ce6241" fo:background-color="#00ffff" style:font-size-asian="20pt" style:font-size-complex="20pt"/>
    </style:style>
    <style:style style:name="P55" style:family="paragraph" style:parent-style-name="Table_20_Contents">
      <style:text-properties style:font-name="Courier New" fo:font-size="20pt" officeooo:rsid="007f9b23" officeooo:paragraph-rsid="007f9b23" style:font-size-asian="20pt" style:font-size-complex="20pt"/>
    </style:style>
    <style:style style:name="P56" style:family="paragraph" style:parent-style-name="Table_20_Contents">
      <style:text-properties style:font-name="Courier New" fo:font-size="20pt" officeooo:rsid="008bbed0" officeooo:paragraph-rsid="008bbed0" fo:background-color="#ff0000" style:font-size-asian="20pt" style:font-size-complex="20pt"/>
    </style:style>
    <style:style style:name="P57" style:family="paragraph" style:parent-style-name="Table_20_Contents">
      <style:text-properties style:font-name="Courier New" fo:font-size="20pt" officeooo:rsid="008bbed0" officeooo:paragraph-rsid="008d72c9" fo:background-color="#ff0000" style:font-size-asian="20pt" style:font-size-complex="20pt"/>
    </style:style>
    <style:style style:name="P58" style:family="paragraph" style:parent-style-name="Table_20_Contents">
      <style:text-properties style:font-name="Courier New" fo:font-size="20pt" officeooo:rsid="007b0248" officeooo:paragraph-rsid="007b0248" fo:background-color="#00ffff" style:font-size-asian="20pt" style:font-size-complex="20pt"/>
    </style:style>
    <style:style style:name="P59" style:family="paragraph" style:parent-style-name="Table_20_Contents">
      <style:text-properties style:font-name="Courier New" fo:font-size="20pt" officeooo:rsid="007b0248" officeooo:paragraph-rsid="007b0248" fo:background-color="#ff0000" style:font-size-asian="20pt" style:font-size-complex="20pt"/>
    </style:style>
    <style:style style:name="P60" style:family="paragraph" style:parent-style-name="Table_20_Contents">
      <style:text-properties style:font-name="Courier New" fo:font-size="20pt" officeooo:rsid="007c340a" officeooo:paragraph-rsid="007c340a" style:font-size-asian="20pt" style:font-size-complex="20pt"/>
    </style:style>
    <style:style style:name="P61" style:family="paragraph" style:parent-style-name="Table_20_Contents">
      <style:text-properties style:font-name="Courier New" fo:font-size="20pt" officeooo:rsid="007c340a" officeooo:paragraph-rsid="007c340a" fo:background-color="#ff0000" style:font-size-asian="20pt" style:font-size-complex="20pt"/>
    </style:style>
    <style:style style:name="P62" style:family="paragraph" style:parent-style-name="Table_20_Contents">
      <style:text-properties style:font-name="Courier New" fo:font-size="20pt" officeooo:rsid="00869bfb" officeooo:paragraph-rsid="00869bfb" style:font-size-asian="20pt" style:font-size-complex="20pt"/>
    </style:style>
    <style:style style:name="P63" style:family="paragraph" style:parent-style-name="Table_20_Contents">
      <style:text-properties style:font-name="Courier New" fo:font-size="20pt" officeooo:rsid="007c340a" officeooo:paragraph-rsid="007c340a" fo:background-color="#00ffff" style:font-size-asian="20pt" style:font-size-complex="20pt"/>
    </style:style>
    <style:style style:name="P64" style:family="paragraph" style:parent-style-name="Table_20_Contents">
      <style:text-properties style:font-name="Courier New" fo:font-size="20pt" officeooo:rsid="007b0248" officeooo:paragraph-rsid="007c340a" style:font-size-asian="20pt" style:font-size-complex="20pt"/>
    </style:style>
    <style:style style:name="P65" style:family="paragraph" style:parent-style-name="Table_20_Contents">
      <style:text-properties style:font-name="Courier New" fo:font-size="20pt" officeooo:rsid="007c3ced" officeooo:paragraph-rsid="007c3ced" fo:background-color="#ff0000" style:font-size-asian="20pt" style:font-size-complex="20pt"/>
    </style:style>
    <style:style style:name="P66" style:family="paragraph" style:parent-style-name="Table_20_Contents">
      <style:text-properties style:font-name="Courier New" fo:font-size="20pt" officeooo:rsid="007c3ced" officeooo:paragraph-rsid="007c3ced" style:font-size-asian="20pt" style:font-size-complex="20pt"/>
    </style:style>
    <style:style style:name="P67" style:family="paragraph" style:parent-style-name="Table_20_Contents">
      <style:text-properties style:font-name="Courier New" fo:font-size="20pt" officeooo:rsid="007c3ced" officeooo:paragraph-rsid="007c3ced" fo:background-color="#00ffff" style:font-size-asian="20pt" style:font-size-complex="20pt"/>
    </style:style>
    <style:style style:name="P68" style:family="paragraph" style:parent-style-name="Table_20_Contents">
      <style:text-properties style:font-name="Courier New" fo:font-size="20pt" fo:font-weight="normal" officeooo:rsid="007c3ced" officeooo:paragraph-rsid="007c3ced" style:font-size-asian="20pt" style:font-weight-asian="normal" style:font-size-complex="20pt" style:font-weight-complex="normal"/>
    </style:style>
    <style:style style:name="P69" style:family="paragraph" style:parent-style-name="Table_20_Contents">
      <style:text-properties style:font-name="Courier New" fo:font-size="20pt" officeooo:rsid="007c62e9" officeooo:paragraph-rsid="007c62e9" fo:background-color="#00ffff" style:font-size-asian="20pt" style:font-size-complex="20pt"/>
    </style:style>
    <style:style style:name="P70" style:family="paragraph" style:parent-style-name="Table_20_Contents">
      <style:text-properties style:font-name="Courier New" fo:font-size="20pt" officeooo:rsid="008b25e4" officeooo:paragraph-rsid="008b25e4" style:font-size-asian="20pt" style:font-size-complex="20pt"/>
    </style:style>
    <style:style style:name="P71" style:family="paragraph" style:parent-style-name="Table_20_Contents">
      <style:text-properties style:font-name="Courier New" fo:font-size="20pt" officeooo:rsid="007cbeb7" officeooo:paragraph-rsid="007cbeb7" fo:background-color="#00ffff" style:font-size-asian="20pt" style:font-size-complex="20pt"/>
    </style:style>
    <style:style style:name="P72" style:family="paragraph" style:parent-style-name="Table_20_Contents">
      <style:text-properties style:font-name="Courier New" fo:font-size="20pt" officeooo:rsid="007cbeb7" officeooo:paragraph-rsid="007cbeb7" fo:background-color="#00ff00" style:font-size-asian="20pt" style:font-size-complex="20pt"/>
    </style:style>
    <style:style style:name="P73" style:family="paragraph" style:parent-style-name="Table_20_Contents">
      <style:text-properties style:font-name="Courier New" fo:font-size="20pt" officeooo:rsid="007cbeb7" officeooo:paragraph-rsid="007f562f" fo:background-color="#ff0000" style:font-size-asian="20pt" style:font-size-complex="20pt"/>
    </style:style>
    <style:style style:name="P74" style:family="paragraph" style:parent-style-name="Table_20_Contents">
      <style:text-properties style:font-name="Courier New" fo:font-size="20pt" fo:font-weight="normal" fo:background-color="transparent" style:font-size-asian="20pt" style:font-weight-asian="normal" style:font-size-complex="20pt" style:font-weight-complex="normal"/>
    </style:style>
    <style:style style:name="P75" style:family="paragraph" style:parent-style-name="Table_20_Contents">
      <style:text-properties officeooo:paragraph-rsid="00a049ab"/>
    </style:style>
    <style:style style:name="P76" style:family="paragraph" style:parent-style-name="Table_20_Contents">
      <style:text-properties style:font-name="Courier New" fo:font-size="20pt" officeooo:rsid="007cbeb7" officeooo:paragraph-rsid="007cbeb7" fo:background-color="#ff0000" style:font-size-asian="20pt" style:font-size-complex="20pt"/>
    </style:style>
    <style:style style:name="P77" style:family="paragraph" style:parent-style-name="Table_20_Contents">
      <style:text-properties style:font-name="Courier New" fo:font-size="20pt" officeooo:rsid="007d716d" officeooo:paragraph-rsid="007d716d" style:font-size-asian="20pt" style:font-size-complex="20pt"/>
    </style:style>
    <style:style style:name="P78" style:family="paragraph" style:parent-style-name="Table_20_Contents">
      <style:text-properties style:font-name="Courier New" fo:font-size="20pt" officeooo:rsid="007cbeb7" officeooo:paragraph-rsid="007d716d" fo:background-color="#ff0000" style:font-size-asian="20pt" style:font-size-complex="20pt"/>
    </style:style>
    <style:style style:name="P79" style:family="paragraph" style:parent-style-name="Table_20_Contents">
      <style:text-properties style:font-name="Courier New" fo:font-size="20pt" officeooo:rsid="0020e31b" officeooo:paragraph-rsid="0020e31b" fo:background-color="transparent" style:font-size-asian="20pt" style:font-size-complex="20pt"/>
    </style:style>
    <style:style style:name="P80" style:family="paragraph" style:parent-style-name="Table_20_Contents">
      <style:text-properties style:font-name="Courier New" fo:font-size="20pt" officeooo:rsid="007d716d" officeooo:paragraph-rsid="007d716d" fo:background-color="#00ffff" style:font-size-asian="20pt" style:font-size-complex="20pt"/>
    </style:style>
    <style:style style:name="P81" style:family="paragraph" style:parent-style-name="Table_20_Contents">
      <style:text-properties style:font-name="Courier New" fo:font-size="20pt" officeooo:rsid="007f562f" officeooo:paragraph-rsid="007f562f" fo:background-color="#00ffff" style:font-size-asian="20pt" style:font-size-complex="20pt"/>
    </style:style>
    <style:style style:name="P82" style:family="paragraph" style:parent-style-name="Table_20_Contents">
      <style:text-properties style:font-name="Courier New" fo:font-size="20pt" officeooo:rsid="007f562f" officeooo:paragraph-rsid="007f562f" fo:background-color="#ff0000" style:font-size-asian="20pt" style:font-size-complex="20pt"/>
    </style:style>
    <style:style style:name="P83" style:family="paragraph" style:parent-style-name="Table_20_Contents">
      <style:text-properties style:font-name="Courier New" fo:font-size="20pt" officeooo:rsid="008403e5" officeooo:paragraph-rsid="008403e5" style:font-size-asian="20pt" style:font-size-complex="20pt"/>
    </style:style>
    <style:style style:name="P84" style:family="paragraph" style:parent-style-name="Table_20_Contents">
      <style:text-properties style:font-name="Courier New" fo:font-size="20pt" officeooo:rsid="007f562f" officeooo:paragraph-rsid="007f562f" style:font-size-asian="20pt" style:font-size-complex="20pt"/>
    </style:style>
    <style:style style:name="P85" style:family="paragraph" style:parent-style-name="Table_20_Contents">
      <style:text-properties style:font-name="Courier New" fo:font-size="20pt" officeooo:paragraph-rsid="00a049ab" fo:background-color="#ff0000" style:font-size-asian="20pt" style:font-size-complex="20pt"/>
    </style:style>
    <style:style style:name="P86" style:family="paragraph" style:parent-style-name="Table_20_Contents">
      <style:text-properties style:font-name="Courier New" fo:font-size="20pt" officeooo:paragraph-rsid="00ca0a5d" fo:background-color="#ff0000" style:font-size-asian="20pt" style:font-size-complex="20pt"/>
    </style:style>
    <style:style style:name="P87" style:family="paragraph" style:parent-style-name="Table_20_Contents">
      <style:text-properties style:font-name="Courier New" fo:font-size="20pt" officeooo:rsid="007f562f" officeooo:paragraph-rsid="00890b00" fo:background-color="#00ffff" style:font-size-asian="20pt" style:font-size-complex="20pt"/>
    </style:style>
    <style:style style:name="P88" style:family="paragraph" style:parent-style-name="Table_20_Contents">
      <style:text-properties style:font-name="Courier New" fo:font-size="20pt" officeooo:rsid="007f562f" officeooo:paragraph-rsid="00890b00" style:font-size-asian="20pt" style:font-size-complex="20pt"/>
    </style:style>
    <style:style style:name="P89" style:family="paragraph" style:parent-style-name="Table_20_Contents">
      <style:text-properties style:font-name="Courier New" fo:font-size="20pt" officeooo:rsid="0089d77d" officeooo:paragraph-rsid="0089d77d" style:font-size-asian="20pt" style:font-size-complex="20pt"/>
    </style:style>
    <style:style style:name="P90" style:family="paragraph" style:parent-style-name="Table_20_Contents">
      <style:text-properties style:font-name="Courier New" fo:font-size="20pt" fo:font-weight="normal" officeooo:rsid="00223b42" officeooo:paragraph-rsid="00223b42" fo:background-color="#00ffff" style:font-size-asian="20pt" style:font-weight-asian="normal" style:font-size-complex="20pt" style:font-weight-complex="normal"/>
    </style:style>
    <style:style style:name="P91" style:family="paragraph" style:parent-style-name="Table_20_Contents">
      <style:text-properties style:font-name="Courier New" fo:font-size="20pt" officeooo:rsid="007f9b23" officeooo:paragraph-rsid="007f9b23" fo:background-color="#00ffff" style:font-size-asian="20pt" style:font-size-complex="20pt"/>
    </style:style>
    <style:style style:name="P92" style:family="paragraph" style:parent-style-name="Table_20_Contents">
      <style:text-properties style:font-name="Courier New" fo:font-size="20pt" officeooo:paragraph-rsid="007f9b23" fo:background-color="#ff0000" style:font-size-asian="20pt" style:font-size-complex="20pt"/>
    </style:style>
    <style:style style:name="P93" style:family="paragraph" style:parent-style-name="Table_20_Contents">
      <style:text-properties style:font-name="Courier New" fo:font-size="20pt" fo:font-weight="normal" officeooo:paragraph-rsid="007f9b23" fo:background-color="#ff0000" style:font-size-asian="20pt" style:font-weight-asian="normal" style:font-size-complex="20pt" style:font-weight-complex="normal"/>
    </style:style>
    <style:style style:name="P94" style:family="paragraph" style:parent-style-name="Table_20_Contents">
      <style:text-properties style:use-window-font-color="true" loext:opacity="0%" style:font-name="Courier New" fo:font-size="20pt" fo:font-weight="normal" officeooo:paragraph-rsid="007f9b23" fo:background-color="#ff0000" style:font-size-asian="20pt" style:font-weight-asian="normal" style:font-size-complex="20pt" style:font-weight-complex="normal"/>
    </style:style>
    <style:style style:name="P95" style:family="paragraph" style:parent-style-name="Table_20_Contents">
      <style:text-properties style:font-name="Courier New" fo:font-size="20pt" officeooo:rsid="007f9b23" officeooo:paragraph-rsid="007f9b23" fo:background-color="#ff0000" style:font-size-asian="20pt" style:font-size-complex="20pt"/>
    </style:style>
    <style:style style:name="P96" style:family="paragraph" style:parent-style-name="Table_20_Contents">
      <style:text-properties style:font-name="Courier New" fo:font-size="20pt" officeooo:rsid="007f9b23" officeooo:paragraph-rsid="00ca0a5d" fo:background-color="#ff0000" style:font-size-asian="20pt" style:font-size-complex="20pt"/>
    </style:style>
    <style:style style:name="P97" style:family="paragraph" style:parent-style-name="Table_20_Contents">
      <style:text-properties style:font-name="Courier New" fo:font-size="20pt" officeooo:rsid="007c340a" officeooo:paragraph-rsid="007f9b23" fo:background-color="#ff0000" style:font-size-asian="20pt" style:font-size-complex="20pt"/>
    </style:style>
    <style:style style:name="P98" style:family="paragraph" style:parent-style-name="Table_20_Contents">
      <style:text-properties style:font-name="Courier New" fo:font-size="20pt" officeooo:rsid="0080ec2a" officeooo:paragraph-rsid="0080ec2a" fo:background-color="#00ffff" style:font-size-asian="20pt" style:font-size-complex="20pt"/>
    </style:style>
    <style:style style:name="P99" style:family="paragraph" style:parent-style-name="Table_20_Contents">
      <style:text-properties style:font-name="Courier New" fo:font-size="20pt" fo:font-weight="normal" officeooo:rsid="00820823" officeooo:paragraph-rsid="00c8a22c" fo:background-color="transparent" style:font-size-asian="20pt" style:font-weight-asian="normal" style:font-size-complex="20pt" style:font-weight-complex="normal"/>
    </style:style>
    <style:style style:name="P100" style:family="paragraph" style:parent-style-name="Table_20_Contents">
      <style:text-properties style:font-name="Courier New" fo:font-size="20pt" officeooo:rsid="0080ec2a" officeooo:paragraph-rsid="00a8ed0e" fo:background-color="#00ffff" style:font-size-asian="20pt" style:font-size-complex="20pt"/>
    </style:style>
    <style:style style:name="P101" style:family="paragraph" style:parent-style-name="Table_20_Contents">
      <style:text-properties style:font-name="Courier New" fo:font-size="20pt" officeooo:rsid="0080ec2a" officeooo:paragraph-rsid="00c8a22c" fo:background-color="#00ff00" style:font-size-asian="20pt" style:font-size-complex="20pt"/>
    </style:style>
    <style:style style:name="P102" style:family="paragraph" style:parent-style-name="Table_20_Contents">
      <style:text-properties style:font-name="Courier New" fo:font-size="20pt" fo:font-weight="normal" officeooo:rsid="00820823" officeooo:paragraph-rsid="00820823" fo:background-color="transparent" style:font-size-asian="20pt" style:font-weight-asian="normal" style:font-size-complex="20pt" style:font-weight-complex="normal"/>
    </style:style>
    <style:style style:name="P103" style:family="paragraph" style:parent-style-name="Table_20_Contents">
      <style:text-properties style:font-name="Courier New" fo:font-size="20pt" officeooo:rsid="00820823" officeooo:paragraph-rsid="00820823" fo:background-color="#00ffff" style:font-size-asian="20pt" style:font-size-complex="20pt"/>
    </style:style>
    <style:style style:name="P104" style:family="paragraph" style:parent-style-name="Table_20_Contents">
      <style:text-properties style:font-name="Courier New" fo:font-size="20pt" officeooo:rsid="00820823" officeooo:paragraph-rsid="00820823" fo:background-color="#ff0000" style:font-size-asian="20pt" style:font-size-complex="20pt"/>
    </style:style>
    <style:style style:name="P105" style:family="paragraph" style:parent-style-name="Table_20_Contents">
      <style:text-properties style:font-name="Courier New" fo:font-size="20pt" officeooo:paragraph-rsid="00820823" style:font-size-asian="20pt" style:font-size-complex="20pt"/>
    </style:style>
    <style:style style:name="P106" style:family="paragraph" style:parent-style-name="Table_20_Contents">
      <style:text-properties style:font-name="Courier New" fo:font-size="20pt" officeooo:rsid="0001d66d" officeooo:paragraph-rsid="000b2084" fo:background-color="transparent" style:font-size-asian="20pt" style:font-size-complex="20pt"/>
    </style:style>
    <style:style style:name="P107" style:family="paragraph" style:parent-style-name="Table_20_Contents">
      <style:text-properties style:font-name="Courier New" fo:font-size="20pt" officeooo:paragraph-rsid="002b51c8" style:font-size-asian="20pt" style:font-size-complex="20pt"/>
    </style:style>
    <style:style style:name="P108" style:family="paragraph" style:parent-style-name="Table_20_Contents">
      <style:text-properties style:font-name="Courier New" fo:font-size="20pt" officeooo:paragraph-rsid="002d1926" style:font-size-asian="20pt" style:font-size-complex="20pt"/>
    </style:style>
    <style:style style:name="P109" style:family="paragraph" style:parent-style-name="Table_20_Contents">
      <style:text-properties style:font-name="Courier New" fo:font-size="20pt" officeooo:rsid="001af372" officeooo:paragraph-rsid="001d6fcb" fo:background-color="transparent" style:font-size-asian="20pt" style:font-size-complex="20pt"/>
    </style:style>
    <style:style style:name="P110" style:family="paragraph" style:parent-style-name="Table_20_Contents">
      <style:text-properties style:font-name="Courier New" fo:font-size="20pt" fo:font-weight="bold" officeooo:rsid="00364510" officeooo:paragraph-rsid="00364510" fo:background-color="transparent" style:font-size-asian="20pt" style:font-weight-asian="bold" style:font-size-complex="20pt" style:font-weight-complex="bold"/>
    </style:style>
    <style:style style:name="P111" style:family="paragraph" style:parent-style-name="Table_20_Contents">
      <style:text-properties style:font-name="Courier New" fo:font-size="20pt" officeooo:rsid="008403e5" officeooo:paragraph-rsid="008403e5" fo:background-color="#00ffff" style:font-size-asian="20pt" style:font-size-complex="20pt"/>
    </style:style>
    <style:style style:name="P112" style:family="paragraph" style:parent-style-name="Table_20_Contents">
      <style:text-properties style:font-name="Courier New" fo:font-size="20pt" officeooo:paragraph-rsid="008403e5" fo:background-color="#00ffff" style:font-size-asian="20pt" style:font-size-complex="20pt"/>
    </style:style>
    <style:style style:name="P113" style:family="paragraph" style:parent-style-name="Table_20_Contents">
      <style:text-properties style:font-name="Courier New" fo:font-size="20pt" officeooo:paragraph-rsid="008403e5" style:font-size-asian="20pt" style:font-size-complex="20pt"/>
    </style:style>
    <style:style style:name="P114" style:family="paragraph" style:parent-style-name="Table_20_Contents">
      <style:text-properties style:font-name="Courier New" fo:font-size="20pt" fo:font-weight="normal" officeooo:rsid="007f562f" officeooo:paragraph-rsid="008403e5" style:font-size-asian="20pt" style:font-weight-asian="normal" style:font-size-complex="20pt" style:font-weight-complex="normal"/>
    </style:style>
    <style:style style:name="P115" style:family="paragraph" style:parent-style-name="Table_20_Contents">
      <style:text-properties style:font-name="Courier New" fo:font-size="20pt" officeooo:rsid="00c63f1c" officeooo:paragraph-rsid="00c63f1c" style:font-size-asian="20pt" style:font-size-complex="20pt"/>
    </style:style>
    <style:style style:name="P116" style:family="paragraph" style:parent-style-name="Table_20_Contents">
      <style:text-properties style:font-name="Courier New" fo:font-size="20pt" officeooo:rsid="007f562f" officeooo:paragraph-rsid="00c720c1" style:font-size-asian="20pt" style:font-size-complex="20pt"/>
    </style:style>
    <style:style style:name="P117" style:family="paragraph" style:parent-style-name="Table_20_Contents">
      <style:text-properties style:font-name="Courier New" fo:font-size="20pt" officeooo:rsid="00c9333c" officeooo:paragraph-rsid="00c9333c" style:font-size-asian="20pt" style:font-size-complex="20pt"/>
    </style:style>
    <style:style style:name="T1" style:family="text">
      <style:text-properties style:font-name="Courier New" fo:font-size="20pt" officeooo:rsid="001af372" fo:background-color="#c0c0c0" loext:char-shading-value="0" style:font-size-asian="20pt" style:font-size-complex="20pt"/>
    </style:style>
    <style:style style:name="T2" style:family="text">
      <style:text-properties style:font-name="Courier New" fo:font-size="20pt" officeooo:rsid="001af372" style:font-size-asian="20pt" style:font-size-complex="20pt"/>
    </style:style>
    <style:style style:name="T3" style:family="text">
      <style:text-properties style:font-name="Courier New" fo:font-size="20pt" officeooo:rsid="001af372" fo:background-color="#808080" loext:char-shading-value="0" style:font-size-asian="20pt" style:font-size-complex="20pt"/>
    </style:style>
    <style:style style:name="T4" style:family="text">
      <style:text-properties style:use-window-font-color="true" loext:opacity="0%" style:font-name="Courier New" fo:font-size="20pt" officeooo:rsid="001af372" fo:background-color="#00ffff" loext:char-shading-value="0" style:font-size-asian="20pt" style:font-size-complex="20pt"/>
    </style:style>
    <style:style style:name="T5" style:family="text">
      <style:text-properties style:use-window-font-color="true" loext:opacity="0%" style:font-name="Courier New" fo:font-size="20pt" officeooo:rsid="00a18cce" fo:background-color="#00ffff" loext:char-shading-value="0" style:font-size-asian="20pt" style:font-size-complex="20pt"/>
    </style:style>
    <style:style style:name="T6" style:family="text">
      <style:text-properties style:use-window-font-color="true" loext:opacity="0%" style:font-name="Courier New" fo:font-size="20pt" officeooo:rsid="00a8b7d4" fo:background-color="#00ffff" loext:char-shading-value="0" style:font-size-asian="20pt" style:font-size-complex="20pt"/>
    </style:style>
    <style:style style:name="T7" style:family="text">
      <style:text-properties style:font-name="Courier New" fo:font-size="20pt" officeooo:rsid="001af372" fo:background-color="#ffff00" loext:char-shading-value="0" style:font-size-asian="20pt" style:font-size-complex="20pt"/>
    </style:style>
    <style:style style:name="T8" style:family="text">
      <style:text-properties style:font-name="Courier New" fo:font-size="20pt" officeooo:rsid="008fdc67" fo:background-color="#ff0000" loext:char-shading-value="0" style:font-size-asian="20pt" style:font-size-complex="20pt"/>
    </style:style>
    <style:style style:name="T9" style:family="text">
      <style:text-properties style:font-name="Courier New" fo:font-size="20pt" officeooo:rsid="001af372" fo:background-color="#ff0000" loext:char-shading-value="0" style:font-size-asian="20pt" style:font-size-complex="20pt"/>
    </style:style>
    <style:style style:name="T10" style:family="text">
      <style:text-properties style:font-name="Courier New" fo:font-size="20pt" officeooo:rsid="00ae70cf" fo:background-color="#000000" loext:char-shading-value="0" style:font-size-asian="20pt" style:font-size-complex="20pt"/>
    </style:style>
    <style:style style:name="T11" style:family="text">
      <style:text-properties style:font-name="Courier New" fo:font-size="20pt" officeooo:rsid="001af372" fo:background-color="#000000" loext:char-shading-value="0" style:font-size-asian="20pt" style:font-size-complex="20pt"/>
    </style:style>
    <style:style style:name="T12" style:family="text">
      <style:text-properties style:font-name="Courier New" fo:font-size="20pt" officeooo:rsid="00959ea6" fo:background-color="#ff0000" loext:char-shading-value="0" style:font-size-asian="20pt" style:font-size-complex="20pt"/>
    </style:style>
    <style:style style:name="T13" style:family="text">
      <style:text-properties style:font-name="Courier New" fo:font-size="20pt" officeooo:rsid="008da88f" fo:background-color="#ff0000" loext:char-shading-value="0" style:font-size-asian="20pt" style:font-size-complex="20pt"/>
    </style:style>
    <style:style style:name="T14" style:family="text">
      <style:text-properties style:font-name="Courier New" fo:font-size="20pt" officeooo:rsid="00a18cce" fo:background-color="#00ffff" loext:char-shading-value="0" style:font-size-asian="20pt" style:font-size-complex="20pt"/>
    </style:style>
    <style:style style:name="T15" style:family="text">
      <style:text-properties style:font-name="Courier New" fo:font-size="20pt" officeooo:rsid="001af372" fo:background-color="#00ffff" loext:char-shading-value="0" style:font-size-asian="20pt" style:font-size-complex="20pt"/>
    </style:style>
    <style:style style:name="T16" style:family="text">
      <style:text-properties style:font-name="Courier New" fo:font-size="20pt" officeooo:rsid="00a18cce" fo:background-color="#c0c0c0" loext:char-shading-value="0" style:font-size-asian="20pt" style:font-size-complex="20pt"/>
    </style:style>
    <style:style style:name="T17" style:family="text">
      <style:text-properties style:font-name="Courier New" fo:font-size="20pt" officeooo:rsid="00a8b7d4" fo:background-color="#00ffff" loext:char-shading-value="0" style:font-size-asian="20pt" style:font-size-complex="20pt"/>
    </style:style>
    <style:style style:name="T18" style:family="text">
      <style:text-properties style:font-name="Courier New" fo:font-size="20pt" officeooo:rsid="00b01c18" fo:background-color="#000000" loext:char-shading-value="0" style:font-size-asian="20pt" style:font-size-complex="20pt"/>
    </style:style>
    <style:style style:name="T19" style:family="text">
      <style:text-properties style:use-window-font-color="true" loext:opacity="0%" style:font-name="Courier New" fo:font-size="20pt" officeooo:rsid="0096c6c9" fo:background-color="#800000" loext:char-shading-value="0" style:font-size-asian="20pt" style:font-size-complex="20pt"/>
    </style:style>
    <style:style style:name="T20" style:family="text">
      <style:text-properties style:use-window-font-color="true" loext:opacity="0%" style:font-name="Courier New" fo:font-size="20pt" officeooo:rsid="001af372" fo:background-color="#800000" loext:char-shading-value="0" style:font-size-asian="20pt" style:font-size-complex="20pt"/>
    </style:style>
    <style:style style:name="T21" style:family="text">
      <style:text-properties style:font-name="Courier New" fo:font-size="20pt" officeooo:rsid="0096c6c9" fo:background-color="#800000" loext:char-shading-value="0" style:font-size-asian="20pt" style:font-size-complex="20pt"/>
    </style:style>
    <style:style style:name="T22" style:family="text">
      <style:text-properties style:font-name="Courier New" fo:font-size="20pt" officeooo:rsid="001af372" fo:background-color="#800000" loext:char-shading-value="0" style:font-size-asian="20pt" style:font-size-complex="20pt"/>
    </style:style>
    <style:style style:name="T23" style:family="text">
      <style:text-properties style:use-window-font-color="true" loext:opacity="0%" style:font-name="Courier New" fo:font-size="20pt" officeooo:rsid="001af372" fo:background-color="#808080" loext:char-shading-value="0" style:font-size-asian="20pt" style:font-size-complex="20pt"/>
    </style:style>
    <style:style style:name="T24" style:family="text">
      <style:text-properties style:font-name="Courier New" fo:font-size="20pt" officeooo:rsid="0096c6c9" fo:background-color="#ff0000" loext:char-shading-value="0" style:font-size-asian="20pt" style:font-size-complex="20pt"/>
    </style:style>
    <style:style style:name="T25" style:family="text">
      <style:text-properties style:font-name="Courier New" fo:font-size="20pt" officeooo:rsid="009ad762" fo:background-color="#ff0000" loext:char-shading-value="0" style:font-size-asian="20pt" style:font-size-complex="20pt"/>
    </style:style>
    <style:style style:name="T26" style:family="text">
      <style:text-properties style:font-name="Courier New" fo:font-size="20pt" officeooo:rsid="00b01c18" fo:background-color="#ff0000" loext:char-shading-value="0" style:font-size-asian="20pt" style:font-size-complex="20pt"/>
    </style:style>
    <style:style style:name="T27" style:family="text">
      <style:text-properties style:font-name="Courier New" fo:font-size="20pt" officeooo:rsid="0098d9e1" fo:background-color="#ff0000" loext:char-shading-value="0" style:font-size-asian="20pt" style:font-size-complex="20pt"/>
    </style:style>
    <style:style style:name="T28" style:family="text">
      <style:text-properties style:font-name="Courier New" fo:font-size="20pt" officeooo:rsid="00b0a643" fo:background-color="#ff0000" loext:char-shading-value="0" style:font-size-asian="20pt" style:font-size-complex="20pt"/>
    </style:style>
    <style:style style:name="T29" style:family="text">
      <style:text-properties style:font-name="Courier New" fo:font-size="20pt" officeooo:rsid="00b0a643" fo:background-color="#00ffff" loext:char-shading-value="0" style:font-size-asian="20pt" style:font-size-complex="20pt"/>
    </style:style>
    <style:style style:name="T30" style:family="text">
      <style:text-properties style:font-name="Courier New" fo:font-size="20pt" officeooo:rsid="009b8fa7" fo:background-color="#ff0000" loext:char-shading-value="0" style:font-size-asian="20pt" style:font-size-complex="20pt"/>
    </style:style>
    <style:style style:name="T31" style:family="text">
      <style:text-properties style:font-name="Courier New" fo:font-size="20pt" officeooo:rsid="0090f0c1" fo:background-color="#ff0000" loext:char-shading-value="0" style:font-size-asian="20pt" style:font-size-complex="20pt"/>
    </style:style>
    <style:style style:name="T32" style:family="text">
      <style:text-properties style:font-name="Courier New" fo:font-size="20pt" officeooo:rsid="00c486c8" fo:background-color="#000000" loext:char-shading-value="0" style:font-size-asian="20pt" style:font-size-complex="20pt"/>
    </style:style>
    <style:style style:name="T33" style:family="text">
      <style:text-properties style:font-name="Courier New" fo:font-size="20pt" officeooo:rsid="00ccfef3" fo:background-color="#000000" loext:char-shading-value="0" style:font-size-asian="20pt" style:font-size-complex="20pt"/>
    </style:style>
    <style:style style:name="T34" style:family="text">
      <style:text-properties style:font-name="Courier New" fo:font-size="20pt" officeooo:rsid="00a1d24c" fo:background-color="#00ffff" loext:char-shading-value="0" style:font-size-asian="20pt" style:font-size-complex="20pt"/>
    </style:style>
    <style:style style:name="T35" style:family="text">
      <style:text-properties style:font-name="Courier New" fo:font-size="20pt" officeooo:rsid="00b223d5" fo:background-color="#00ffff" loext:char-shading-value="0" style:font-size-asian="20pt" style:font-size-complex="20pt"/>
    </style:style>
    <style:style style:name="T36" style:family="text">
      <style:text-properties style:font-name="Courier New" fo:font-size="20pt" officeooo:rsid="00cd3e6b" fo:background-color="#ff0000" loext:char-shading-value="0" style:font-size-asian="20pt" style:font-size-complex="20pt"/>
    </style:style>
    <style:style style:name="T37" style:family="text">
      <style:text-properties style:font-name="Courier New" fo:font-size="20pt" officeooo:rsid="0099b7a5" fo:background-color="#ff0000" loext:char-shading-value="0" style:font-size-asian="20pt" style:font-size-complex="20pt"/>
    </style:style>
    <style:style style:name="T38" style:family="text">
      <style:text-properties style:font-name="Courier New" fo:font-size="20pt" officeooo:rsid="00b223d5" fo:background-color="#ff0000" loext:char-shading-value="0" style:font-size-asian="20pt" style:font-size-complex="20pt"/>
    </style:style>
    <style:style style:name="T39" style:family="text">
      <style:text-properties style:font-name="Courier New" fo:font-size="20pt" officeooo:rsid="0098d9e1" fo:background-color="#800000" loext:char-shading-value="0" style:font-size-asian="20pt" style:font-size-complex="20pt"/>
    </style:style>
    <style:style style:name="T40" style:family="text">
      <style:text-properties style:font-name="Courier New" fo:font-size="20pt" officeooo:rsid="00b223d5" fo:background-color="#800000" loext:char-shading-value="0" style:font-size-asian="20pt" style:font-size-complex="20pt"/>
    </style:style>
    <style:style style:name="T41" style:family="text">
      <style:text-properties style:font-name="Courier New" fo:font-size="20pt" officeooo:rsid="00cd3e6b" fo:background-color="#800000" loext:char-shading-value="0" style:font-size-asian="20pt" style:font-size-complex="20pt"/>
    </style:style>
    <style:style style:name="T42" style:family="text">
      <style:text-properties style:font-name="Courier New" fo:font-size="20pt" officeooo:rsid="00c486c8" fo:background-color="#00ffff" loext:char-shading-value="0" style:font-size-asian="20pt" style:font-size-complex="20pt"/>
    </style:style>
    <style:style style:name="T43" style:family="text">
      <style:text-properties style:font-name="Courier New" fo:font-size="20pt" officeooo:rsid="00a1d24c" fo:background-color="#000000" loext:char-shading-value="0" style:font-size-asian="20pt" style:font-size-complex="20pt"/>
    </style:style>
    <style:style style:name="T44" style:family="text">
      <style:text-properties style:font-name="Courier New" fo:font-size="20pt" officeooo:rsid="00bc7ae1" fo:background-color="#ff0000" loext:char-shading-value="0" style:font-size-asian="20pt" style:font-size-complex="20pt"/>
    </style:style>
    <style:style style:name="T45" style:family="text">
      <style:text-properties style:font-name="Courier New" fo:font-size="20pt" officeooo:rsid="00b26f41" fo:background-color="#00ffff" loext:char-shading-value="0" style:font-size-asian="20pt" style:font-size-complex="20pt"/>
    </style:style>
    <style:style style:name="T46" style:family="text">
      <style:text-properties style:font-name="Courier New" fo:font-size="20pt" officeooo:rsid="008d72c9" fo:background-color="#ff0000" loext:char-shading-value="0" style:font-size-asian="20pt" style:font-size-complex="20pt"/>
    </style:style>
    <style:style style:name="T47" style:family="text">
      <style:text-properties style:font-name="Courier New" fo:font-size="20pt" officeooo:rsid="00b26f41" fo:background-color="#ff0000" loext:char-shading-value="0" style:font-size-asian="20pt" style:font-size-complex="20pt"/>
    </style:style>
    <style:style style:name="T48" style:family="text">
      <style:text-properties style:font-name="Courier New" fo:font-size="20pt" officeooo:rsid="0099de04" fo:background-color="#ff0000" loext:char-shading-value="0" style:font-size-asian="20pt" style:font-size-complex="20pt"/>
    </style:style>
    <style:style style:name="T49" style:family="text">
      <style:text-properties style:font-name="Courier New" fo:font-size="20pt" officeooo:rsid="009a4407" fo:background-color="#ff0000" loext:char-shading-value="0" style:font-size-asian="20pt" style:font-size-complex="20pt"/>
    </style:style>
    <style:style style:name="T50" style:family="text">
      <style:text-properties style:font-name="Courier New" fo:font-size="20pt" officeooo:rsid="009d1dc3" fo:background-color="#ff0000" loext:char-shading-value="0" style:font-size-asian="20pt" style:font-size-complex="20pt"/>
    </style:style>
    <style:style style:name="T51" style:family="text">
      <style:text-properties style:font-name="Courier New" fo:font-size="20pt" officeooo:rsid="00a23150" fo:background-color="#00ffff" loext:char-shading-value="0" style:font-size-asian="20pt" style:font-size-complex="20pt"/>
    </style:style>
    <style:style style:name="T52" style:family="text">
      <style:text-properties style:font-name="Courier New" fo:font-size="20pt" officeooo:rsid="009f226c" fo:background-color="#ff0000" loext:char-shading-value="0" style:font-size-asian="20pt" style:font-size-complex="20pt"/>
    </style:style>
    <style:style style:name="T53" style:family="text">
      <style:text-properties style:font-name="Courier New" fo:font-size="20pt" officeooo:rsid="00a23150" fo:background-color="#000000" loext:char-shading-value="0" style:font-size-asian="20pt" style:font-size-complex="20pt"/>
    </style:style>
    <style:style style:name="T54" style:family="text">
      <style:text-properties style:font-name="Courier New" fo:font-size="20pt" officeooo:rsid="00a255a0" fo:background-color="#00ffff" loext:char-shading-value="0" style:font-size-asian="20pt" style:font-size-complex="20pt"/>
    </style:style>
    <style:style style:name="T55" style:family="text">
      <style:text-properties style:font-name="Courier New" fo:font-size="20pt" officeooo:rsid="00a049ab" fo:background-color="#ff0000" loext:char-shading-value="0" style:font-size-asian="20pt" style:font-size-complex="20pt"/>
    </style:style>
    <style:style style:name="T56" style:family="text">
      <style:text-properties style:font-name="Courier New" fo:font-size="20pt" officeooo:rsid="00a049ab" fo:background-color="#800000" loext:char-shading-value="0" style:font-size-asian="20pt" style:font-size-complex="20pt"/>
    </style:style>
    <style:style style:name="T57" style:family="text">
      <style:text-properties style:font-name="Courier New" fo:font-size="20pt" officeooo:rsid="001af372" fo:background-color="#800000" loext:char-shading-value="0" style:font-size-asian="20pt" style:font-size-complex="20pt"/>
    </style:style>
    <style:style style:name="T58" style:family="text">
      <style:text-properties style:font-name="Courier New" fo:font-size="20pt" officeooo:rsid="00b5ac57" fo:background-color="#000000" loext:char-shading-value="0" style:font-size-asian="20pt" style:font-size-complex="20pt"/>
    </style:style>
    <style:style style:name="T59" style:family="text">
      <style:text-properties style:font-name="Courier New" fo:font-size="20pt" officeooo:rsid="00ab1749" fo:background-color="#000000" loext:char-shading-value="0" style:font-size-asian="20pt" style:font-size-complex="20pt"/>
    </style:style>
    <style:style style:name="T60" style:family="text">
      <style:text-properties style:font-name="Courier New" fo:font-size="20pt" officeooo:rsid="00a255a0" fo:background-color="#000000" loext:char-shading-value="0" style:font-size-asian="20pt" style:font-size-complex="20pt"/>
    </style:style>
    <style:style style:name="T61" style:family="text">
      <style:text-properties style:font-name="Courier New" fo:font-size="20pt" officeooo:rsid="009234f6" fo:background-color="#ff0000" loext:char-shading-value="0" style:font-size-asian="20pt" style:font-size-complex="20pt"/>
    </style:style>
    <style:style style:name="T62" style:family="text">
      <style:text-properties style:font-name="Courier New" fo:font-size="20pt" officeooo:rsid="00934d74" fo:background-color="#ff0000" loext:char-shading-value="0" style:font-size-asian="20pt" style:font-size-complex="20pt"/>
    </style:style>
    <style:style style:name="T63" style:family="text">
      <style:text-properties style:font-name="Courier New" fo:font-size="20pt" officeooo:rsid="00ab1749" fo:background-color="#ff0000" loext:char-shading-value="0" style:font-size-asian="20pt" style:font-size-complex="20pt"/>
    </style:style>
    <style:style style:name="T64" style:family="text">
      <style:text-properties style:font-name="Courier New" fo:font-size="20pt" officeooo:rsid="00b735e4" fo:background-color="#ff0000" loext:char-shading-value="0" style:font-size-asian="20pt" style:font-size-complex="20pt"/>
    </style:style>
    <style:style style:name="T65" style:family="text">
      <style:text-properties style:font-name="Courier New" fo:font-size="20pt" officeooo:rsid="00b7e4d0" fo:background-color="#ff0000" loext:char-shading-value="0" style:font-size-asian="20pt" style:font-size-complex="20pt"/>
    </style:style>
    <style:style style:name="T66" style:family="text">
      <style:text-properties style:font-name="Courier New" fo:font-size="20pt" officeooo:rsid="00a3fbdc" fo:background-color="#00ffff" loext:char-shading-value="0" style:font-size-asian="20pt" style:font-size-complex="20pt"/>
    </style:style>
    <style:style style:name="T67" style:family="text">
      <style:text-properties style:font-name="Courier New" fo:font-size="20pt" officeooo:rsid="00a5a22a" fo:background-color="#00ffff" loext:char-shading-value="0" style:font-size-asian="20pt" style:font-size-complex="20pt"/>
    </style:style>
    <style:style style:name="T68" style:family="text">
      <style:text-properties style:font-name="Courier New" fo:font-size="20pt" officeooo:rsid="00b9e12b" fo:background-color="#00ffff" loext:char-shading-value="0" style:font-size-asian="20pt" style:font-size-complex="20pt"/>
    </style:style>
    <style:style style:name="T69" style:family="text">
      <style:text-properties style:font-name="Courier New" fo:font-size="20pt" officeooo:rsid="00a6005d" fo:background-color="#00ffff" loext:char-shading-value="0" style:font-size-asian="20pt" style:font-size-complex="20pt"/>
    </style:style>
    <style:style style:name="T70" style:family="text">
      <style:text-properties style:font-name="Courier New" fo:font-size="20pt" officeooo:rsid="00a790de" fo:background-color="#00ffff" loext:char-shading-value="0" style:font-size-asian="20pt" style:font-size-complex="20pt"/>
    </style:style>
    <style:style style:name="T71" style:family="text">
      <style:text-properties style:font-name="Courier New" fo:font-size="20pt" officeooo:rsid="00947d9f" fo:background-color="#ff0000" loext:char-shading-value="0" style:font-size-asian="20pt" style:font-size-complex="20pt"/>
    </style:style>
    <style:style style:name="T72" style:family="text">
      <style:text-properties style:font-name="Courier New" fo:font-size="20pt" officeooo:rsid="00949579" fo:background-color="#ff0000" loext:char-shading-value="0" style:font-size-asian="20pt" style:font-size-complex="20pt"/>
    </style:style>
    <style:style style:name="T73" style:family="text">
      <style:text-properties style:use-window-font-color="true" loext:opacity="0%" style:font-name="Courier New" fo:font-size="20pt" officeooo:rsid="00ca0a5d" fo:background-color="#000000" loext:char-shading-value="0" style:font-size-asian="20pt" style:font-size-complex="20pt"/>
    </style:style>
    <style:style style:name="T74" style:family="text">
      <style:text-properties style:use-window-font-color="true" loext:opacity="0%" style:font-name="Courier New" fo:font-size="20pt" officeooo:rsid="00949579" fo:background-color="#000000" loext:char-shading-value="0" style:font-size-asian="20pt" style:font-size-complex="20pt"/>
    </style:style>
    <style:style style:name="T75" style:family="text">
      <style:text-properties style:font-name="Courier New" fo:font-size="20pt" officeooo:rsid="0095744b" fo:background-color="#ff0000" loext:char-shading-value="0" style:font-size-asian="20pt" style:font-size-complex="20pt"/>
    </style:style>
    <style:style style:name="T76" style:family="text">
      <style:text-properties style:font-name="Courier New" fo:font-size="20pt" officeooo:rsid="00bbd655" fo:background-color="#ff0000" loext:char-shading-value="0" style:font-size-asian="20pt" style:font-size-complex="20pt"/>
    </style:style>
    <style:style style:name="T77" style:family="text">
      <style:text-properties style:font-name="Courier New" fo:font-size="20pt" officeooo:rsid="00bbd655" fo:background-color="#000000" loext:char-shading-value="0" style:font-size-asian="20pt" style:font-size-complex="20pt"/>
    </style:style>
    <style:style style:name="T78" style:family="text">
      <style:text-properties style:font-name="Courier New" fo:font-size="20pt" officeooo:rsid="00cb0137" fo:background-color="#000000" loext:char-shading-value="0" style:font-size-asian="20pt" style:font-size-complex="20pt"/>
    </style:style>
    <style:style style:name="T79" style:family="text">
      <style:text-properties style:font-name="Courier New" fo:font-size="20pt" officeooo:rsid="0095744b" fo:background-color="#000000" loext:char-shading-value="0" style:font-size-asian="20pt" style:font-size-complex="20pt"/>
    </style:style>
    <style:style style:name="T80" style:family="text">
      <style:text-properties style:font-name="Courier New" fo:font-size="20pt" officeooo:rsid="00cae3d1" fo:background-color="#000000" loext:char-shading-value="0" style:font-size-asian="20pt" style:font-size-complex="20pt"/>
    </style:style>
    <style:style style:name="T81" style:family="text">
      <style:text-properties style:font-name="Courier New" fo:font-size="20pt" officeooo:rsid="00a8ed0e" fo:background-color="#00ffff" loext:char-shading-value="0" style:font-size-asian="20pt" style:font-size-complex="20pt"/>
    </style:style>
    <style:style style:name="T82" style:family="text">
      <style:text-properties style:font-name="Courier New" fo:font-size="20pt" fo:font-weight="normal" officeooo:rsid="0095744b" fo:background-color="#ff0000" loext:char-shading-value="0" style:font-size-asian="20pt" style:font-weight-asian="normal" style:font-size-complex="20pt" style:font-weight-complex="normal"/>
    </style:style>
    <style:style style:name="T83" style:family="text">
      <style:text-properties style:font-name="Courier New" fo:font-size="20pt" fo:font-weight="normal" officeooo:rsid="001af372" fo:background-color="#ff0000" loext:char-shading-value="0" style:font-size-asian="20pt" style:font-weight-asian="normal" style:font-size-complex="20pt" style:font-weight-complex="normal"/>
    </style:style>
    <style:style style:name="T84" style:family="text">
      <style:text-properties style:font-name="Courier New" fo:font-size="20pt" officeooo:rsid="00a8ed0e" fo:background-color="#ff0000" loext:char-shading-value="0" style:font-size-asian="20pt" style:font-size-complex="20pt"/>
    </style:style>
    <style:style style:name="T85" style:family="text">
      <style:text-properties style:font-name="Courier New" fo:font-size="20pt" officeooo:rsid="00a94dec" fo:background-color="#ff0000" loext:char-shading-value="0" style:font-size-asian="20pt" style:font-size-complex="20pt"/>
    </style:style>
    <style:style style:name="T86" style:family="text">
      <style:text-properties style:font-name="Courier New" fo:font-size="20pt" officeooo:rsid="00be7078" fo:background-color="#000000" loext:char-shading-value="0" style:font-size-asian="20pt" style:font-size-complex="20pt"/>
    </style:style>
    <style:style style:name="T87" style:family="text">
      <style:text-properties style:font-name="Courier New" fo:font-size="20pt" officeooo:rsid="00be7078" fo:background-color="#ff0000" loext:char-shading-value="0" style:font-size-asian="20pt" style:font-size-complex="20pt"/>
    </style:style>
    <style:style style:name="T88" style:family="text">
      <style:text-properties style:font-name="Courier New" fo:font-size="20pt" officeooo:rsid="00bf5f28" fo:background-color="#ff0000" loext:char-shading-value="0" style:font-size-asian="20pt" style:font-size-complex="20pt"/>
    </style:style>
    <style:style style:name="T89" style:family="text">
      <style:text-properties style:font-name="Courier New" fo:font-size="20pt" officeooo:rsid="00a94dec" fo:background-color="#00ffff" loext:char-shading-value="0" style:font-size-asian="20pt" style:font-size-complex="20pt"/>
    </style:style>
    <style:style style:name="T90" style:family="text">
      <style:text-properties style:font-name="Courier New" fo:font-size="20pt" officeooo:rsid="00c216e7" fo:background-color="#00ffff" loext:char-shading-value="0" style:font-size-asian="20pt" style:font-size-complex="20pt"/>
    </style:style>
    <style:style style:name="T91" style:family="text">
      <style:text-properties style:use-window-font-color="true" loext:opacity="0%" style:font-name="Courier New" fo:font-size="20pt" officeooo:rsid="00a94dec" fo:background-color="#000000" loext:char-shading-value="0" style:font-size-asian="20pt" style:font-size-complex="20pt"/>
    </style:style>
    <style:style style:name="T92" style:family="text">
      <style:text-properties style:font-name="Courier New" fo:font-size="20pt" officeooo:rsid="00c63f1c" fo:background-color="#ff0000" loext:char-shading-value="0" style:font-size-asian="20pt" style:font-size-complex="20pt"/>
    </style:style>
    <style:style style:name="T93" style:family="text">
      <style:text-properties style:font-name="Courier New" fo:font-size="20pt" officeooo:rsid="00c8a22c" fo:background-color="#00ffff" loext:char-shading-value="0" style:font-size-asian="20pt" style:font-size-complex="20pt"/>
    </style:style>
    <style:style style:name="T94" style:family="text">
      <style:text-properties officeooo:rsid="001af372" fo:background-color="#c0c0c0" loext:char-shading-value="0"/>
    </style:style>
    <style:style style:name="T95" style:family="text">
      <style:text-properties officeooo:rsid="001af372" fo:background-color="transparent" loext:char-shading-value="0"/>
    </style:style>
    <style:style style:name="T96" style:family="text">
      <style:text-properties officeooo:rsid="001af372" fo:background-color="#808080" loext:char-shading-value="0"/>
    </style:style>
    <style:style style:name="T97" style:family="text">
      <style:text-properties fo:background-color="transparent" loext:char-shading-value="0"/>
    </style:style>
    <style:style style:name="T98" style:family="text">
      <style:text-properties style:font-name="Courier New" fo:font-size="20pt" officeooo:rsid="001af372" fo:background-color="transparent" loext:char-shading-value="0" style:font-size-asian="20pt" style:font-size-complex="20pt"/>
    </style:style>
    <style:style style:name="T99" style:family="text">
      <style:text-properties style:font-name="Courier New" fo:font-size="20pt" officeooo:rsid="0054653e" fo:background-color="transparent" loext:char-shading-value="0" style:font-size-asian="20pt" style:font-size-complex="20pt"/>
    </style:style>
    <style:style style:name="T100" style:family="text">
      <style:text-properties officeooo:rsid="001af372" fo:background-color="#00ffff" loext:char-shading-value="0"/>
    </style:style>
    <style:style style:name="T101" style:family="text">
      <style:text-properties officeooo:rsid="001af372" fo:background-color="#ff0000" loext:char-shading-value="0"/>
    </style:style>
    <style:style style:name="T102" style:family="text">
      <style:text-properties officeooo:rsid="001af372" fo:background-color="#800000" loext:char-shading-value="0"/>
    </style:style>
    <style:style style:name="T103" style:family="text">
      <style:text-properties officeooo:rsid="00d07521" fo:background-color="transparent" loext:char-shading-value="0"/>
    </style:style>
    <style:style style:name="T104" style:family="text">
      <style:text-properties officeooo:rsid="001af372" fo:background-color="#000000" loext:char-shading-value="0"/>
    </style:style>
    <style:style style:name="T105" style:family="text">
      <style:text-properties fo:background-color="#ff0000" loext:char-shading-value="0"/>
    </style:style>
    <style:style style:name="T106" style:family="text">
      <style:text-properties fo:font-weight="bold" fo:background-color="#ff0000" loext:char-shading-value="0" style:font-weight-asian="bold" style:font-weight-complex="bold"/>
    </style:style>
    <style:style style:name="T107" style:family="text">
      <style:text-properties fo:font-weight="normal" style:font-weight-asian="normal" style:font-weight-complex="normal"/>
    </style:style>
    <style:style style:name="T108" style:family="text">
      <style:text-properties fo:font-weight="normal" officeooo:rsid="0079b8fa" style:font-weight-asian="normal" style:font-weight-complex="normal"/>
    </style:style>
    <style:style style:name="T109" style:family="text">
      <style:text-properties officeooo:rsid="006dc2ca"/>
    </style:style>
    <style:style style:name="T110" style:family="text">
      <style:text-properties fo:font-weight="normal" officeooo:rsid="006dc2ca" style:font-weight-asian="normal" style:font-weight-complex="normal"/>
    </style:style>
    <style:style style:name="T111" style:family="text">
      <style:text-properties fo:font-weight="bold" officeooo:rsid="006dc2ca" style:font-weight-asian="bold" style:font-weight-complex="bold"/>
    </style:style>
    <style:style style:name="T112" style:family="text">
      <style:text-properties fo:font-weight="normal" officeooo:rsid="0086298c" style:font-weight-asian="normal" style:font-weight-complex="normal"/>
    </style:style>
    <style:style style:name="T113" style:family="text">
      <style:text-properties officeooo:rsid="006dc2ca" fo:background-color="#ff0000" loext:char-shading-value="0"/>
    </style:style>
    <style:style style:name="T114" style:family="text">
      <style:text-properties fo:font-weight="normal" officeooo:rsid="006dc2ca" fo:background-color="#ff0000" loext:char-shading-value="0" style:font-weight-asian="normal" style:font-weight-complex="normal"/>
    </style:style>
    <style:style style:name="T115" style:family="text">
      <style:text-properties fo:font-weight="bold" officeooo:rsid="006dc2ca" fo:background-color="#ff0000" loext:char-shading-value="0" style:font-weight-asian="bold" style:font-weight-complex="bold"/>
    </style:style>
    <style:style style:name="T116" style:family="text">
      <style:text-properties fo:font-weight="normal" officeooo:rsid="0086298c" fo:background-color="#ff0000" loext:char-shading-value="0" style:font-weight-asian="normal" style:font-weight-complex="normal"/>
    </style:style>
    <style:style style:name="T117" style:family="text">
      <style:text-properties fo:font-weight="normal" officeooo:rsid="00869bfb" style:font-weight-asian="normal" style:font-weight-complex="normal"/>
    </style:style>
    <style:style style:name="T118" style:family="text">
      <style:text-properties fo:font-weight="bold" style:font-weight-asian="bold" style:font-weight-complex="bold"/>
    </style:style>
    <style:style style:name="T119" style:family="text">
      <style:text-properties officeooo:rsid="00d2384d"/>
    </style:style>
    <style:style style:name="T120" style:family="text">
      <style:text-properties fo:font-weight="normal" officeooo:rsid="00869bfb" fo:background-color="transparent" loext:char-shading-value="0" style:font-weight-asian="normal" style:font-weight-complex="normal"/>
    </style:style>
    <style:style style:name="T121" style:family="text">
      <style:text-properties fo:font-weight="normal" officeooo:rsid="00d2384d" fo:background-color="transparent" loext:char-shading-value="0" style:font-weight-asian="normal" style:font-weight-complex="normal"/>
    </style:style>
    <style:style style:name="T122" style:family="text">
      <style:text-properties fo:font-weight="normal" officeooo:rsid="00869bfb" fo:background-color="#ff0000" loext:char-shading-value="0" style:font-weight-asian="normal" style:font-weight-complex="normal"/>
    </style:style>
    <style:style style:name="T123" style:family="text">
      <style:text-properties fo:font-weight="normal" officeooo:rsid="00873cb9" style:font-weight-asian="normal" style:font-weight-complex="normal"/>
    </style:style>
    <style:style style:name="T124" style:family="text">
      <style:text-properties fo:font-weight="normal" officeooo:rsid="00873cb9" fo:background-color="#00ffff" loext:char-shading-value="0" style:font-weight-asian="normal" style:font-weight-complex="normal"/>
    </style:style>
    <style:style style:name="T125" style:family="text">
      <style:text-properties officeooo:rsid="00869bfb"/>
    </style:style>
    <style:style style:name="T126" style:family="text">
      <style:text-properties fo:font-weight="normal" fo:background-color="#00ffff" loext:char-shading-value="0" style:font-weight-asian="normal" style:font-weight-complex="normal"/>
    </style:style>
    <style:style style:name="T127" style:family="text">
      <style:text-properties fo:font-weight="bold" fo:background-color="#00ffff" loext:char-shading-value="0" style:font-weight-asian="bold" style:font-weight-complex="bold"/>
    </style:style>
    <style:style style:name="T128" style:family="text">
      <style:text-properties style:text-underline-style="none" fo:font-weight="bold" style:font-weight-asian="bold" style:font-weight-complex="bold"/>
    </style:style>
    <style:style style:name="T129" style:family="text">
      <style:text-properties officeooo:rsid="00771080"/>
    </style:style>
    <style:style style:name="T130" style:family="text">
      <style:text-properties fo:font-weight="bold" officeooo:rsid="00771080" style:font-weight-asian="bold" style:font-weight-complex="bold"/>
    </style:style>
    <style:style style:name="T131" style:family="text">
      <style:text-properties officeooo:rsid="00771080" fo:background-color="transparent" loext:char-shading-value="0"/>
    </style:style>
    <style:style style:name="T132" style:family="text">
      <style:text-properties officeooo:rsid="00771080" fo:background-color="#00ffff" loext:char-shading-value="0"/>
    </style:style>
    <style:style style:name="T133" style:family="text">
      <style:text-properties fo:background-color="#00ffff" loext:char-shading-value="0"/>
    </style:style>
    <style:style style:name="T134" style:family="text">
      <style:text-properties fo:background-color="#00ffff" loext:char-shading-value="0"/>
    </style:style>
    <style:style style:name="T135" style:family="text">
      <style:text-properties officeooo:rsid="00bc7ae1" fo:background-color="transparent" loext:char-shading-value="0"/>
    </style:style>
    <style:style style:name="T136" style:family="text">
      <style:text-properties officeooo:rsid="00bc7ae1" fo:background-color="#ff0000" loext:char-shading-value="0"/>
    </style:style>
    <style:style style:name="T137" style:family="text">
      <style:text-properties fo:font-weight="normal" officeooo:rsid="00214177" fo:background-color="#ff0000" loext:char-shading-value="0" style:font-weight-asian="normal" style:font-weight-complex="normal"/>
    </style:style>
    <style:style style:name="T138" style:family="text">
      <style:text-properties fo:font-weight="bold" officeooo:rsid="00214177" fo:background-color="#ff0000" loext:char-shading-value="0" style:font-weight-asian="bold" style:font-weight-complex="bold"/>
    </style:style>
    <style:style style:name="T139" style:family="text">
      <style:text-properties fo:font-weight="normal" officeooo:rsid="00214177" style:font-weight-asian="normal" style:font-weight-complex="normal"/>
    </style:style>
    <style:style style:name="T140" style:family="text">
      <style:text-properties fo:font-weight="normal" officeooo:rsid="007c340a" style:font-weight-asian="normal" style:font-weight-complex="normal"/>
    </style:style>
    <style:style style:name="T141" style:family="text">
      <style:text-properties officeooo:rsid="00820823"/>
    </style:style>
    <style:style style:name="T142" style:family="text">
      <style:text-properties officeooo:rsid="00a8b7d4"/>
    </style:style>
    <style:style style:name="T143" style:family="text">
      <style:text-properties officeooo:rsid="00a8b7d4" fo:background-color="#00ffff" loext:char-shading-value="0"/>
    </style:style>
    <style:style style:name="T144" style:family="text">
      <style:text-properties fo:background-color="transparent" loext:char-shading-value="0"/>
    </style:style>
    <style:style style:name="T145" style:family="text">
      <style:text-properties style:font-name="Courier New" fo:font-size="20pt" officeooo:rsid="007cbeb7" fo:background-color="#ff0000" loext:char-shading-value="0" style:font-size-asian="20pt" style:font-size-complex="20pt"/>
    </style:style>
    <style:style style:name="T146" style:family="text">
      <style:text-properties style:font-name="Courier New" fo:font-size="20pt" fo:font-weight="normal" officeooo:rsid="00ca0a5d" fo:background-color="#ff0000" loext:char-shading-value="0" style:font-size-asian="20pt" style:font-weight-asian="normal" style:font-size-complex="20pt" style:font-weight-complex="normal"/>
    </style:style>
    <style:style style:name="T147" style:family="text">
      <style:text-properties style:font-name="Courier New" fo:font-size="20pt" officeooo:rsid="007cbeb7" style:font-size-asian="20pt" style:font-size-complex="20pt"/>
    </style:style>
    <style:style style:name="T148" style:family="text">
      <style:text-properties style:font-name="Courier New" fo:font-size="20pt" officeooo:rsid="007f562f" style:font-size-asian="20pt" style:font-size-complex="20pt"/>
    </style:style>
    <style:style style:name="T149" style:family="text">
      <style:text-properties fo:font-weight="normal" officeooo:rsid="002a480a" style:font-weight-asian="normal" style:font-weight-complex="normal"/>
    </style:style>
    <style:style style:name="T150" style:family="text">
      <style:text-properties officeooo:rsid="007cbeb7"/>
    </style:style>
    <style:style style:name="T151" style:family="text">
      <style:text-properties fo:font-weight="bold" officeooo:rsid="00ca0a5d" style:font-weight-asian="bold" style:font-weight-complex="bold"/>
    </style:style>
    <style:style style:name="T152" style:family="text">
      <style:text-properties officeooo:rsid="008403e5"/>
    </style:style>
    <style:style style:name="T153" style:family="text">
      <style:text-properties officeooo:rsid="00890b00"/>
    </style:style>
    <style:style style:name="T154" style:family="text">
      <style:text-properties officeooo:rsid="007f9b23"/>
    </style:style>
    <style:style style:name="T155" style:family="text">
      <style:text-properties officeooo:rsid="00ca0a5d"/>
    </style:style>
    <style:style style:name="T156" style:family="text">
      <style:text-properties fo:font-weight="bold" officeooo:rsid="007f9b23" style:font-weight-asian="bold" style:font-weight-complex="bold"/>
    </style:style>
    <style:style style:name="T157" style:family="text">
      <style:text-properties fo:font-weight="normal" officeooo:rsid="007f9b23" style:font-weight-asian="normal" style:font-weight-complex="normal"/>
    </style:style>
    <style:style style:name="T158" style:family="text">
      <style:text-properties fo:font-weight="bold" officeooo:rsid="003a0121" style:font-weight-asian="bold" style:font-weight-complex="bold"/>
    </style:style>
    <style:style style:name="T159" style:family="text">
      <style:text-properties fo:font-weight="bold" officeooo:rsid="003a0121" fo:background-color="#00ffff" loext:char-shading-value="0" style:font-weight-asian="bold" style:font-weight-complex="bold"/>
    </style:style>
    <style:style style:name="T160" style:family="text">
      <style:text-properties fo:font-weight="bold" officeooo:rsid="001d6fcb" fo:background-color="#00ffff" loext:char-shading-value="0" style:font-weight-asian="bold" style:font-weight-complex="bold"/>
    </style:style>
    <style:style style:name="T161" style:family="text">
      <style:text-properties fo:font-weight="normal" officeooo:rsid="001d6fcb" fo:background-color="#00ffff" loext:char-shading-value="0" style:font-weight-asian="normal" style:font-weight-complex="normal"/>
    </style:style>
    <style:style style:name="T162" style:family="text">
      <style:text-properties fo:font-weight="normal" officeooo:rsid="001d6fcb" fo:background-color="transparent" loext:char-shading-value="0" style:font-weight-asian="normal" style:font-weight-complex="normal"/>
    </style:style>
    <style:style style:name="T163" style:family="text">
      <style:text-properties fo:font-weight="normal" officeooo:rsid="00c8a22c" fo:background-color="transparent" loext:char-shading-value="0" style:font-weight-asian="normal" style:font-weight-complex="normal"/>
    </style:style>
    <style:style style:name="T164" style:family="text">
      <style:text-properties fo:font-weight="normal" officeooo:rsid="00820823" fo:background-color="transparent" loext:char-shading-value="0" style:font-weight-asian="normal" style:font-weight-complex="normal"/>
    </style:style>
    <style:style style:name="T165" style:family="text">
      <style:text-properties fo:font-weight="normal" officeooo:rsid="006e695e" fo:background-color="#ff0000" loext:char-shading-value="0" style:font-weight-asian="normal" style:font-weight-complex="normal"/>
    </style:style>
    <style:style style:name="T166" style:family="text">
      <style:text-properties fo:font-weight="normal" officeooo:rsid="00820823" style:font-weight-asian="normal" style:font-weight-complex="normal"/>
    </style:style>
    <style:style style:name="T167" style:family="text">
      <style:text-properties style:text-underline-style="none" fo:font-weight="normal" style:font-weight-asian="normal" style:font-weight-complex="normal"/>
    </style:style>
    <style:style style:name="T168" style:family="text">
      <style:text-properties fo:font-weight="normal" officeooo:rsid="001d6fcb" style:font-weight-asian="normal" style:font-weight-complex="normal"/>
    </style:style>
    <style:style style:name="T169" style:family="text">
      <style:text-properties officeooo:rsid="008403e5" fo:background-color="#00ffff" loext:char-shading-value="0"/>
    </style:style>
    <style:style style:name="T170" style:family="text">
      <style:text-properties fo:font-weight="normal" officeooo:rsid="00c8a22c" style:font-weight-asian="normal" style:font-weight-complex="normal"/>
    </style:style>
    <style:style style:name="T171" style:family="text">
      <style:text-properties fo:font-weight="normal" officeooo:rsid="00c720c1" fo:background-color="transparent" loext:char-shading-value="0"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2">0</text:p>
            <text:p text:style-name="P2">1</text:p>
            <text:p text:style-name="P2">2</text:p>
            <text:p text:style-name="P2">3</text:p>
            <text:p text:style-name="P2">4</text:p>
            <text:p text:style-name="P2">5</text:p>
            <text:p text:style-name="P2">6</text:p>
            <text:p text:style-name="P2">7</text:p>
            <text:p text:style-name="P2">8</text:p>
            <text:p text:style-name="P2">9</text:p>
            <text:p text:style-name="P2">A</text:p>
            <text:p text:style-name="P2">B</text:p>
            <text:p text:style-name="P2">C</text:p>
            <text:p text:style-name="P2">D</text:p>
            <text:p text:style-name="P2">E</text:p>
            <text:p text:style-name="P2">F</text:p>
            <text:p text:style-name="P2">10</text:p>
            <text:p text:style-name="P2">11</text:p>
            <text:p text:style-name="P2">12</text:p>
            <text:p text:style-name="P2">13</text:p>
            <text:p text:style-name="P2"><text:soft-page-break/>14</text:p>
            <text:p text:style-name="P2">15</text:p>
            <text:p text:style-name="P2">16</text:p>
            <text:p text:style-name="P2">17</text:p>
            <text:p text:style-name="P2">18</text:p>
            <text:p text:style-name="P2">19</text:p>
            <text:p text:style-name="P2">1A</text:p>
            <text:p text:style-name="P2">1B</text:p>
            <text:p text:style-name="P2">1C</text:p>
            <text:p text:style-name="P2">1D</text:p>
            <text:p text:style-name="P2">1E</text:p>
            <text:p text:style-name="P2">1F</text:p>
            <text:p text:style-name="P2">20</text:p>
            <text:p text:style-name="P2">21</text:p>
            <text:p text:style-name="P2">22</text:p>
            <text:p text:style-name="P2">23</text:p>
            <text:p text:style-name="P2">24</text:p>
            <text:p text:style-name="P2">25</text:p>
            <text:p text:style-name="P2">26</text:p>
            <text:p text:style-name="P2">27</text:p>
            <text:p text:style-name="P2">28</text:p>
            <text:p text:style-name="P2"><text:soft-page-break/>29</text:p>
            <text:p text:style-name="P2">2A</text:p>
            <text:p text:style-name="P2">2B</text:p>
            <text:p text:style-name="P2">2C</text:p>
            <text:p text:style-name="P2">2D</text:p>
            <text:p text:style-name="P2">2E</text:p>
            <text:p text:style-name="P2">2F</text:p>
            <text:p text:style-name="P2">30</text:p>
            <text:p text:style-name="P2">31</text:p>
            <text:p text:style-name="P2">32</text:p>
            <text:p text:style-name="P2">33</text:p>
            <text:p text:style-name="P2">34</text:p>
            <text:p text:style-name="P2">35</text:p>
            <text:p text:style-name="P2">36</text:p>
            <text:p text:style-name="P2">37</text:p>
            <text:p text:style-name="P2">38</text:p>
            <text:p text:style-name="P2">39</text:p>
            <text:p text:style-name="P2">3A</text:p>
            <text:p text:style-name="P2">3B</text:p>
            <text:p text:style-name="P2">3C</text:p>
            <text:p text:style-name="P2">3D</text:p>
            <text:p text:style-name="P2"><text:soft-page-break/>3E</text:p>
            <text:p text:style-name="P2">3F</text:p>
            <text:p text:style-name="P2">40</text:p>
            <text:p text:style-name="P2">41</text:p>
            <text:p text:style-name="P2">42</text:p>
            <text:p text:style-name="P2">43</text:p>
            <text:p text:style-name="P2">44</text:p>
            <text:p text:style-name="P2">45</text:p>
            <text:p text:style-name="P2">46</text:p>
            <text:p text:style-name="P2">47</text:p>
            <text:p text:style-name="P2">48</text:p>
            <text:p text:style-name="P2">49</text:p>
            <text:p text:style-name="P2">4A</text:p>
            <text:p text:style-name="P2">4B</text:p>
            <text:p text:style-name="P2">4C</text:p>
            <text:p text:style-name="P2">4D</text:p>
            <text:p text:style-name="P2">4E</text:p>
            <text:p text:style-name="P2">4F</text:p>
            <text:p text:style-name="P2">50</text:p>
            <text:p text:style-name="P2">51</text:p>
            <text:p text:style-name="P2">52</text:p>
            <text:p text:style-name="P2"><text:soft-page-break/>53</text:p>
            <text:p text:style-name="P2">54</text:p>
            <text:p text:style-name="P2">55</text:p>
            <text:p text:style-name="P2">56</text:p>
            <text:p text:style-name="P2">57</text:p>
            <text:p text:style-name="P2">58</text:p>
            <text:p text:style-name="P2">59</text:p>
            <text:p text:style-name="P2">5A</text:p>
            <text:p text:style-name="P2">5B</text:p>
            <text:p text:style-name="P2">5C</text:p>
            <text:p text:style-name="P2">5D</text:p>
            <text:p text:style-name="P2">5E</text:p>
            <text:p text:style-name="P2">5F</text:p>
            <text:p text:style-name="P2">60</text:p>
            <text:p text:style-name="P2">61</text:p>
            <text:p text:style-name="P2">62</text:p>
            <text:p text:style-name="P2">63</text:p>
            <text:p text:style-name="P2">64</text:p>
            <text:p text:style-name="P2">65</text:p>
            <text:p text:style-name="P2">66</text:p>
            <text:p text:style-name="P2">67</text:p>
            <text:p text:style-name="P2"><text:soft-page-break/>68</text:p>
            <text:p text:style-name="P2">69</text:p>
            <text:p text:style-name="P2">6A</text:p>
            <text:p text:style-name="P2">6B</text:p>
            <text:p text:style-name="P2">6C</text:p>
            <text:p text:style-name="P2">6D</text:p>
            <text:p text:style-name="P2">6E</text:p>
            <text:p text:style-name="P2">6F</text:p>
            <text:p text:style-name="P2">70</text:p>
            <text:p text:style-name="P2">71</text:p>
            <text:p text:style-name="P2">72</text:p>
            <text:p text:style-name="P2">73</text:p>
            <text:p text:style-name="P2">74</text:p>
            <text:p text:style-name="P2">75</text:p>
            <text:p text:style-name="P2">76</text:p>
            <text:p text:style-name="P2">77</text:p>
            <text:p text:style-name="P2">78</text:p>
            <text:p text:style-name="P2">79</text:p>
            <text:p text:style-name="P2">7A</text:p>
            <text:p text:style-name="P2">7B</text:p>
            <text:p text:style-name="P2">7C</text:p>
            <text:p text:style-name="P2"><text:soft-page-break/>7D</text:p>
            <text:p text:style-name="P2">7E</text:p>
            <text:p text:style-name="P2">7F</text:p>
            <text:p text:style-name="P2">80</text:p>
            <text:p text:style-name="P2">81</text:p>
            <text:p text:style-name="P2">82</text:p>
            <text:p text:style-name="P2">83</text:p>
            <text:p text:style-name="P2">84</text:p>
            <text:p text:style-name="P2">85</text:p>
            <text:p text:style-name="P2">86</text:p>
            <text:p text:style-name="P2">87</text:p>
            <text:p text:style-name="P2">88</text:p>
            <text:p text:style-name="P2">89</text:p>
            <text:p text:style-name="P2">8A</text:p>
            <text:p text:style-name="P2">8B</text:p>
            <text:p text:style-name="P2">8C</text:p>
            <text:p text:style-name="P2">8D</text:p>
            <text:p text:style-name="P2">8E</text:p>
            <text:p text:style-name="P2">8F</text:p>
            <text:p text:style-name="P2">90</text:p>
            <text:p text:style-name="P2">91</text:p>
            <text:p text:style-name="P2"><text:soft-page-break/>92</text:p>
            <text:p text:style-name="P2">93</text:p>
            <text:p text:style-name="P2">94</text:p>
            <text:p text:style-name="P2">95</text:p>
            <text:p text:style-name="P2">96</text:p>
            <text:p text:style-name="P2">97</text:p>
            <text:p text:style-name="P2">98</text:p>
            <text:p text:style-name="P2">99</text:p>
            <text:p text:style-name="P2">9A</text:p>
            <text:p text:style-name="P2">9B</text:p>
            <text:p text:style-name="P2">9C</text:p>
            <text:p text:style-name="P2">9D</text:p>
            <text:p text:style-name="P2">9E</text:p>
            <text:p text:style-name="P2">9F</text:p>
            <text:p text:style-name="P2">A0</text:p>
            <text:p text:style-name="P2">A1</text:p>
            <text:p text:style-name="P2">A2</text:p>
            <text:p text:style-name="P2">A3</text:p>
            <text:p text:style-name="P2">A4</text:p>
            <text:p text:style-name="P2">A5</text:p>
            <text:p text:style-name="P2">A6</text:p>
            <text:p text:style-name="P2"><text:soft-page-break/>A7</text:p>
            <text:p text:style-name="P2">A8</text:p>
            <text:p text:style-name="P2">A9</text:p>
            <text:p text:style-name="P2">AA</text:p>
            <text:p text:style-name="P2">AB</text:p>
            <text:p text:style-name="P2">AC</text:p>
            <text:p text:style-name="P2">AD</text:p>
            <text:p text:style-name="P2">AE</text:p>
            <text:p text:style-name="P2">AF</text:p>
            <text:p text:style-name="P2">B0</text:p>
            <text:p text:style-name="P2">B1</text:p>
            <text:p text:style-name="P2">B2</text:p>
            <text:p text:style-name="P2">B3</text:p>
            <text:p text:style-name="P2">B4</text:p>
            <text:p text:style-name="P2">B5</text:p>
            <text:p text:style-name="P2">B6</text:p>
            <text:p text:style-name="P2">B7</text:p>
            <text:p text:style-name="P2">B8</text:p>
            <text:p text:style-name="P2">B9</text:p>
            <text:p text:style-name="P2">BA</text:p>
            <text:p text:style-name="P2">BB</text:p>
            <text:p text:style-name="P2"><text:soft-page-break/>BC</text:p>
            <text:p text:style-name="P2">BD</text:p>
            <text:p text:style-name="P2">BE</text:p>
            <text:p text:style-name="P2">BF</text:p>
            <text:p text:style-name="P2">C0</text:p>
            <text:p text:style-name="P2">C1</text:p>
            <text:p text:style-name="P2">C2</text:p>
            <text:p text:style-name="P2">C3</text:p>
            <text:p text:style-name="P2">C4</text:p>
            <text:p text:style-name="P2">C5</text:p>
            <text:p text:style-name="P2">C6</text:p>
            <text:p text:style-name="P2">C7</text:p>
            <text:p text:style-name="P2">C8</text:p>
            <text:p text:style-name="P2">C9</text:p>
            <text:p text:style-name="P2">CA</text:p>
            <text:p text:style-name="P2">CB</text:p>
            <text:p text:style-name="P2">CC</text:p>
            <text:p text:style-name="P2">CD</text:p>
            <text:p text:style-name="P2">CE</text:p>
            <text:p text:style-name="P2">CF</text:p>
            <text:p text:style-name="P2">D0</text:p>
            <text:p text:style-name="P2"><text:soft-page-break/>D1</text:p>
            <text:p text:style-name="P2">D2</text:p>
            <text:p text:style-name="P2">D3</text:p>
            <text:p text:style-name="P2">D4</text:p>
            <text:p text:style-name="P2">D5</text:p>
            <text:p text:style-name="P2">D6</text:p>
            <text:p text:style-name="P2">D7</text:p>
            <text:p text:style-name="P2">D8</text:p>
            <text:p text:style-name="P2">D9</text:p>
            <text:p text:style-name="P2">DA</text:p>
            <text:p text:style-name="P2">DB</text:p>
            <text:p text:style-name="P2">DC</text:p>
            <text:p text:style-name="P2">DD</text:p>
            <text:p text:style-name="P2">DE</text:p>
            <text:p text:style-name="P2">DF</text:p>
            <text:p text:style-name="P2">E0</text:p>
            <text:p text:style-name="P2">E1</text:p>
            <text:p text:style-name="P2">E2</text:p>
            <text:p text:style-name="P2">E3</text:p>
            <text:p text:style-name="P2">E4</text:p>
            <text:p text:style-name="P2">E5</text:p>
            <text:p text:style-name="P2"><text:soft-page-break/>E6</text:p>
            <text:p text:style-name="P2">E7</text:p>
            <text:p text:style-name="P2">E8</text:p>
            <text:p text:style-name="P2">E9</text:p>
            <text:p text:style-name="P2">EA</text:p>
            <text:p text:style-name="P2">EB</text:p>
            <text:p text:style-name="P2">EC</text:p>
            <text:p text:style-name="P2">ED</text:p>
            <text:p text:style-name="P2">EE</text:p>
            <text:p text:style-name="P2">EF</text:p>
            <text:p text:style-name="P2">F0</text:p>
            <text:p text:style-name="P2">F1</text:p>
            <text:p text:style-name="P2">F2</text:p>
            <text:p text:style-name="P2">F3</text:p>
            <text:p text:style-name="P2">F4</text:p>
            <text:p text:style-name="P2">F5</text:p>
            <text:p text:style-name="P2">F6</text:p>
            <text:p text:style-name="P2">F7</text:p>
            <text:p text:style-name="P2">F8</text:p>
            <text:p text:style-name="P2">F9</text:p>
            <text:p text:style-name="P2">FA</text:p>
            <text:p text:style-name="P2"><text:soft-page-break/>FB</text:p>
            <text:p text:style-name="P2">FC</text:p>
            <text:p text:style-name="P2">FD</text:p>
            <text:p text:style-name="P2">FE</text:p>
            <text:p text:style-name="P2">FF</text:p>
            <text:p text:style-name="P2">100</text:p>
            <text:p text:style-name="P2">101</text:p>
            <text:p text:style-name="P2">102</text:p>
            <text:p text:style-name="P2">103</text:p>
            <text:p text:style-name="P2">104</text:p>
            <text:p text:style-name="P2">105</text:p>
            <text:p text:style-name="P2">106</text:p>
            <text:p text:style-name="P2">107</text:p>
            <text:p text:style-name="P2">108</text:p>
            <text:p text:style-name="P2">109</text:p>
            <text:p text:style-name="P2">10A</text:p>
            <text:p text:style-name="P2">10B</text:p>
            <text:p text:style-name="P2">10C</text:p>
            <text:p text:style-name="P2">10D</text:p>
            <text:p text:style-name="P2">10E</text:p>
            <text:p text:style-name="P2">10F</text:p>
            <text:p text:style-name="P2"><text:soft-page-break/>110</text:p>
            <text:p text:style-name="P2">111</text:p>
            <text:p text:style-name="P2">112</text:p>
            <text:p text:style-name="P2">113</text:p>
            <text:p text:style-name="P2">114</text:p>
            <text:p text:style-name="P2">115</text:p>
            <text:p text:style-name="P2">116</text:p>
            <text:p text:style-name="P2">117</text:p>
            <text:p text:style-name="P2">118</text:p>
            <text:p text:style-name="P2">119</text:p>
            <text:p text:style-name="P2">11A</text:p>
            <text:p text:style-name="P2">11B</text:p>
            <text:p text:style-name="P2">11C</text:p>
            <text:p text:style-name="P2">11D</text:p>
            <text:p text:style-name="P2">11E</text:p>
            <text:p text:style-name="P2">11F</text:p>
            <text:p text:style-name="P2">120</text:p>
            <text:p text:style-name="P2">121</text:p>
            <text:p text:style-name="P2">122</text:p>
            <text:p text:style-name="P2">123</text:p>
            <text:p text:style-name="P2">124</text:p>
            <text:p text:style-name="P2"><text:soft-page-break/>125</text:p>
            <text:p text:style-name="P2">126</text:p>
            <text:p text:style-name="P2">127</text:p>
            <text:p text:style-name="P2">128</text:p>
            <text:p text:style-name="P2">129</text:p>
            <text:p text:style-name="P2">12A</text:p>
            <text:p text:style-name="P2">12B</text:p>
            <text:p text:style-name="P2">12C</text:p>
            <text:p text:style-name="P2">12D</text:p>
            <text:p text:style-name="P2">12E</text:p>
            <text:p text:style-name="P2">12F</text:p>
            <text:p text:style-name="P2">130</text:p>
            <text:p text:style-name="P2">131</text:p>
            <text:p text:style-name="P2">132</text:p>
            <text:p text:style-name="P2">133</text:p>
            <text:p text:style-name="P2">134</text:p>
            <text:p text:style-name="P2">135</text:p>
            <text:p text:style-name="P2">136</text:p>
            <text:p text:style-name="P2">137</text:p>
            <text:p text:style-name="P2">138</text:p>
            <text:p text:style-name="P2">139</text:p>
            <text:p text:style-name="P2"><text:soft-page-break/>13A</text:p>
            <text:p text:style-name="P2">13B</text:p>
            <text:p text:style-name="P2">13C</text:p>
            <text:p text:style-name="P2">13D</text:p>
            <text:p text:style-name="P2">13E</text:p>
            <text:p text:style-name="P2">13F</text:p>
            <text:p text:style-name="P2">140</text:p>
            <text:p text:style-name="P2">141</text:p>
            <text:p text:style-name="P2">142</text:p>
            <text:p text:style-name="P2">143</text:p>
            <text:p text:style-name="P2">144</text:p>
            <text:p text:style-name="P2">145</text:p>
            <text:p text:style-name="P2">146</text:p>
            <text:p text:style-name="P2">147</text:p>
            <text:p text:style-name="P2">148</text:p>
            <text:p text:style-name="P2">149</text:p>
            <text:p text:style-name="P2">14A</text:p>
            <text:p text:style-name="P2">14B</text:p>
            <text:p text:style-name="P2">14C</text:p>
            <text:p text:style-name="P2">14D</text:p>
            <text:p text:style-name="P2">14E</text:p>
            <text:p text:style-name="P2"><text:soft-page-break/>14F</text:p>
            <text:p text:style-name="P2">150</text:p>
            <text:p text:style-name="P2">151</text:p>
            <text:p text:style-name="P2">152</text:p>
            <text:p text:style-name="P2">153</text:p>
            <text:p text:style-name="P2">154</text:p>
            <text:p text:style-name="P2">155</text:p>
            <text:p text:style-name="P2">156</text:p>
            <text:p text:style-name="P2">157</text:p>
            <text:p text:style-name="P2">158</text:p>
            <text:p text:style-name="P2">159</text:p>
            <text:p text:style-name="P2">15A</text:p>
            <text:p text:style-name="P2">15B</text:p>
            <text:p text:style-name="P2">15C</text:p>
            <text:p text:style-name="P2">15D</text:p>
            <text:p text:style-name="P2">15E</text:p>
            <text:p text:style-name="P2">15F</text:p>
            <text:p text:style-name="P2">160</text:p>
            <text:p text:style-name="P2">161</text:p>
            <text:p text:style-name="P2">162</text:p>
            <text:p text:style-name="P2">163</text:p>
            <text:p text:style-name="P2"><text:soft-page-break/>164</text:p>
            <text:p text:style-name="P2">165</text:p>
            <text:p text:style-name="P2">166</text:p>
            <text:p text:style-name="P2">167</text:p>
            <text:p text:style-name="P2">168</text:p>
            <text:p text:style-name="P2">169</text:p>
            <text:p text:style-name="P2">16A</text:p>
            <text:p text:style-name="P2">16B</text:p>
            <text:p text:style-name="P2">16C</text:p>
            <text:p text:style-name="P2">16D</text:p>
            <text:p text:style-name="P2">16E</text:p>
            <text:p text:style-name="P2">16F</text:p>
            <text:p text:style-name="P2">170</text:p>
            <text:p text:style-name="P2">171</text:p>
            <text:p text:style-name="P2">172</text:p>
            <text:p text:style-name="P2">173</text:p>
            <text:p text:style-name="P2">174</text:p>
            <text:p text:style-name="P2">175</text:p>
            <text:p text:style-name="P2">176</text:p>
            <text:p text:style-name="P2">177</text:p>
            <text:p text:style-name="P2">178</text:p>
            <text:p text:style-name="P2"><text:soft-page-break/>179</text:p>
            <text:p text:style-name="P2">17A</text:p>
            <text:p text:style-name="P2">17B</text:p>
            <text:p text:style-name="P2">17C</text:p>
            <text:p text:style-name="P2">17D</text:p>
            <text:p text:style-name="P2">17E</text:p>
            <text:p text:style-name="P2">17F</text:p>
            <text:p text:style-name="P2">180</text:p>
            <text:p text:style-name="P2">181</text:p>
            <text:p text:style-name="P2">182</text:p>
            <text:p text:style-name="P2">183</text:p>
            <text:p text:style-name="P2">184</text:p>
            <text:p text:style-name="P2">185</text:p>
            <text:p text:style-name="P2">186</text:p>
            <text:p text:style-name="P2">187</text:p>
            <text:p text:style-name="P2">188</text:p>
            <text:p text:style-name="P2">189</text:p>
            <text:p text:style-name="P2">18A</text:p>
            <text:p text:style-name="P2">18B</text:p>
            <text:p text:style-name="P2">18C</text:p>
            <text:p text:style-name="P2">18D</text:p>
            <text:p text:style-name="P2"><text:soft-page-break/>18E</text:p>
            <text:p text:style-name="P2">18F</text:p>
            <text:p text:style-name="P2">190</text:p>
            <text:p text:style-name="P2">191</text:p>
            <text:p text:style-name="P2">192</text:p>
            <text:p text:style-name="P2">193</text:p>
            <text:p text:style-name="P2">194</text:p>
            <text:p text:style-name="P2">195</text:p>
            <text:p text:style-name="P2">196</text:p>
            <text:p text:style-name="P2">197</text:p>
            <text:p text:style-name="P2">198</text:p>
            <text:p text:style-name="P2">199</text:p>
            <text:p text:style-name="P2">19A</text:p>
            <text:p text:style-name="P2">19B</text:p>
            <text:p text:style-name="P2">19C</text:p>
            <text:p text:style-name="P2">19D</text:p>
            <text:p text:style-name="P2">19E</text:p>
            <text:p text:style-name="P2">19F</text:p>
            <text:p text:style-name="P2">1A0</text:p>
            <text:p text:style-name="P2">1A1</text:p>
            <text:p text:style-name="P2">1A2</text:p>
            <text:p text:style-name="P2"><text:soft-page-break/>1A3</text:p>
            <text:p text:style-name="P2">1A4</text:p>
            <text:p text:style-name="P2">1A5</text:p>
            <text:p text:style-name="P2">1A6</text:p>
            <text:p text:style-name="P2">1A7</text:p>
            <text:p text:style-name="P2">1A8</text:p>
            <text:p text:style-name="P2">1A9</text:p>
            <text:p text:style-name="P2">1AA</text:p>
            <text:p text:style-name="P2">1AB</text:p>
            <text:p text:style-name="P2">1AC</text:p>
            <text:p text:style-name="P2">1AD</text:p>
            <text:p text:style-name="P2">1AE</text:p>
            <text:p text:style-name="P2">1AF</text:p>
            <text:p text:style-name="P2">1B0</text:p>
            <text:p text:style-name="P2">1B1</text:p>
            <text:p text:style-name="P2">1B2</text:p>
            <text:p text:style-name="P2">1B3</text:p>
            <text:p text:style-name="P2">1B4</text:p>
            <text:p text:style-name="P2">1B5</text:p>
            <text:p text:style-name="P2">1B6</text:p>
            <text:p text:style-name="P2">1B7</text:p>
            <text:p text:style-name="P2"><text:soft-page-break/>1B8</text:p>
            <text:p text:style-name="P2">1B9</text:p>
            <text:p text:style-name="P2">1BA</text:p>
            <text:p text:style-name="P2">1BB</text:p>
            <text:p text:style-name="P2">1BC</text:p>
            <text:p text:style-name="P2">1BD</text:p>
            <text:p text:style-name="P2">1BE</text:p>
            <text:p text:style-name="P2">1BF</text:p>
            <text:p text:style-name="P2">1C0</text:p>
            <text:p text:style-name="P2">1C1</text:p>
            <text:p text:style-name="P2">1C2</text:p>
            <text:p text:style-name="P2">1C3</text:p>
            <text:p text:style-name="P2">1C4</text:p>
            <text:p text:style-name="P2">1C5</text:p>
            <text:p text:style-name="P2">1C6</text:p>
            <text:p text:style-name="P2">1C7</text:p>
            <text:p text:style-name="P2">1C8</text:p>
            <text:p text:style-name="P2">1C9</text:p>
            <text:p text:style-name="P2">1CA</text:p>
            <text:p text:style-name="P2">1CB</text:p>
            <text:p text:style-name="P2">1CC</text:p>
            <text:p text:style-name="P2"><text:soft-page-break/>1CD</text:p>
            <text:p text:style-name="P2">1CE</text:p>
            <text:p text:style-name="P2">1CF</text:p>
            <text:p text:style-name="P2">1D0</text:p>
            <text:p text:style-name="P2">1D1</text:p>
            <text:p text:style-name="P2">1D2</text:p>
            <text:p text:style-name="P2">1D3</text:p>
            <text:p text:style-name="P2">1D4</text:p>
            <text:p text:style-name="P2">1D5</text:p>
            <text:p text:style-name="P2">1D6</text:p>
            <text:p text:style-name="P2">1D7</text:p>
            <text:p text:style-name="P2">1D8</text:p>
            <text:p text:style-name="P2">1D9</text:p>
            <text:p text:style-name="P2">1DA</text:p>
            <text:p text:style-name="P2">1DB</text:p>
            <text:p text:style-name="P2">1DC</text:p>
            <text:p text:style-name="P2">1DD</text:p>
            <text:p text:style-name="P2">1DE</text:p>
            <text:p text:style-name="P2">1DF</text:p>
            <text:p text:style-name="P2">1E0</text:p>
            <text:p text:style-name="P2">1E1</text:p>
            <text:p text:style-name="P2"><text:soft-page-break/>1E2</text:p>
            <text:p text:style-name="P2">1E3</text:p>
            <text:p text:style-name="P2">1E4</text:p>
            <text:p text:style-name="P2">1E5</text:p>
            <text:p text:style-name="P2">1E6</text:p>
            <text:p text:style-name="P2">1E7</text:p>
            <text:p text:style-name="P2">1E8</text:p>
            <text:p text:style-name="P2">1E9</text:p>
            <text:p text:style-name="P2">1EA</text:p>
            <text:p text:style-name="P2">1EB</text:p>
            <text:p text:style-name="P2">1EC</text:p>
            <text:p text:style-name="P2">1ED</text:p>
            <text:p text:style-name="P2">1EE</text:p>
            <text:p text:style-name="P2">1EF</text:p>
            <text:p text:style-name="P2">1F0</text:p>
            <text:p text:style-name="P2">1F1</text:p>
            <text:p text:style-name="P2">1F2</text:p>
            <text:p text:style-name="P2">1F3</text:p>
            <text:p text:style-name="P2">1F4</text:p>
            <text:p text:style-name="P2">1F5</text:p>
            <text:p text:style-name="P2">1F6</text:p>
            <text:p text:style-name="P2"><text:soft-page-break/>1F7</text:p>
            <text:p text:style-name="P2">1F8</text:p>
            <text:p text:style-name="P2">1F9</text:p>
            <text:p text:style-name="P2">1FA</text:p>
            <text:p text:style-name="P2">1FB</text:p>
            <text:p text:style-name="P2">1FC</text:p>
            <text:p text:style-name="P2">1FD</text:p>
            <text:p text:style-name="P2">1FE</text:p>
            <text:p text:style-name="P2">1FF</text:p>
            <text:p text:style-name="P2">200</text:p>
            <text:p text:style-name="P2">201</text:p>
            <text:p text:style-name="P2">202</text:p>
            <text:p text:style-name="P2">203</text:p>
            <text:p text:style-name="P2">204</text:p>
            <text:p text:style-name="P2">205</text:p>
            <text:p text:style-name="P2">206</text:p>
            <text:p text:style-name="P2">207</text:p>
            <text:p text:style-name="P2">208</text:p>
            <text:p text:style-name="P2">209</text:p>
            <text:p text:style-name="P2">20A</text:p>
            <text:p text:style-name="P2">20B</text:p>
            <text:p text:style-name="P2"><text:soft-page-break/>20C</text:p>
            <text:p text:style-name="P2">20D</text:p>
            <text:p text:style-name="P2">20E</text:p>
            <text:p text:style-name="P2">20F</text:p>
            <text:p text:style-name="P2">210</text:p>
            <text:p text:style-name="P2">211</text:p>
            <text:p text:style-name="P2">212</text:p>
            <text:p text:style-name="P2">213</text:p>
            <text:p text:style-name="P2">214</text:p>
            <text:p text:style-name="P2">215</text:p>
            <text:p text:style-name="P2">216</text:p>
            <text:p text:style-name="P2">217</text:p>
            <text:p text:style-name="P2">218</text:p>
            <text:p text:style-name="P2">219</text:p>
            <text:p text:style-name="P2">21A</text:p>
            <text:p text:style-name="P2">21B</text:p>
            <text:p text:style-name="P2">21C</text:p>
            <text:p text:style-name="P2">21D</text:p>
            <text:p text:style-name="P2">21E</text:p>
            <text:p text:style-name="P2">21F</text:p>
            <text:p text:style-name="P2">220</text:p>
            <text:p text:style-name="P2"><text:soft-page-break/>221</text:p>
            <text:p text:style-name="P2">222</text:p>
            <text:p text:style-name="P2">223</text:p>
            <text:p text:style-name="P2">224</text:p>
            <text:p text:style-name="P2">225</text:p>
            <text:p text:style-name="P2">226</text:p>
            <text:p text:style-name="P2">227</text:p>
            <text:p text:style-name="P2">228</text:p>
            <text:p text:style-name="P2">229</text:p>
            <text:p text:style-name="P2">22A</text:p>
            <text:p text:style-name="P2">22B</text:p>
            <text:p text:style-name="P2">22C</text:p>
            <text:p text:style-name="P2">22D</text:p>
            <text:p text:style-name="P2">22E</text:p>
            <text:p text:style-name="P2">22F</text:p>
            <text:p text:style-name="P2">230</text:p>
            <text:p text:style-name="P2">231</text:p>
            <text:p text:style-name="P2">232</text:p>
            <text:p text:style-name="P2">233</text:p>
            <text:p text:style-name="P2">234</text:p>
            <text:p text:style-name="P2">235</text:p>
            <text:p text:style-name="P2"><text:soft-page-break/>236</text:p>
            <text:p text:style-name="P2">237</text:p>
            <text:p text:style-name="P2">238</text:p>
            <text:p text:style-name="P2">239</text:p>
            <text:p text:style-name="P2">23A</text:p>
            <text:p text:style-name="P2">23B</text:p>
            <text:p text:style-name="P2">23C</text:p>
            <text:p text:style-name="P2">23D</text:p>
            <text:p text:style-name="P2">23E</text:p>
            <text:p text:style-name="P2">23F</text:p>
            <text:p text:style-name="P2">240</text:p>
            <text:p text:style-name="P2">241</text:p>
            <text:p text:style-name="P2">242</text:p>
            <text:p text:style-name="P2">243</text:p>
            <text:p text:style-name="P2">244</text:p>
            <text:p text:style-name="P2">245</text:p>
            <text:p text:style-name="P2">246</text:p>
            <text:p text:style-name="P2">247</text:p>
            <text:p text:style-name="P2">248</text:p>
            <text:p text:style-name="P2">249</text:p>
            <text:p text:style-name="P2">24A</text:p>
            <text:p text:style-name="P2"><text:soft-page-break/>24B</text:p>
            <text:p text:style-name="P2">24C</text:p>
            <text:p text:style-name="P2">24D</text:p>
            <text:p text:style-name="P2">24E</text:p>
            <text:p text:style-name="P2">24F</text:p>
            <text:p text:style-name="P2">250</text:p>
            <text:p text:style-name="P2">251</text:p>
            <text:p text:style-name="P2">252</text:p>
            <text:p text:style-name="P2">253</text:p>
            <text:p text:style-name="P2">254</text:p>
            <text:p text:style-name="P2">255</text:p>
            <text:p text:style-name="P2">256</text:p>
            <text:p text:style-name="P2">257</text:p>
            <text:p text:style-name="P2">258</text:p>
            <text:p text:style-name="P2">259</text:p>
            <text:p text:style-name="P2">25A</text:p>
            <text:p text:style-name="P2">25B</text:p>
            <text:p text:style-name="P2">25C</text:p>
            <text:p text:style-name="P2">25D</text:p>
            <text:p text:style-name="P2">25E</text:p>
            <text:p text:style-name="P2">25F</text:p>
            <text:p text:style-name="P2"><text:soft-page-break/>260</text:p>
            <text:p text:style-name="P2">261</text:p>
            <text:p text:style-name="P2">262</text:p>
            <text:p text:style-name="P2">263</text:p>
            <text:p text:style-name="P2">264</text:p>
            <text:p text:style-name="P2">265</text:p>
            <text:p text:style-name="P2">266</text:p>
            <text:p text:style-name="P2">267</text:p>
            <text:p text:style-name="P2">268</text:p>
            <text:p text:style-name="P2">269</text:p>
            <text:p text:style-name="P2">26A</text:p>
            <text:p text:style-name="P2">26B</text:p>
            <text:p text:style-name="P2">26C</text:p>
            <text:p text:style-name="P2">26D</text:p>
            <text:p text:style-name="P2">26E</text:p>
            <text:p text:style-name="P2">26F</text:p>
            <text:p text:style-name="P2">270</text:p>
            <text:p text:style-name="P2">271</text:p>
            <text:p text:style-name="P2">272</text:p>
            <text:p text:style-name="P2">273</text:p>
            <text:p text:style-name="P2">274</text:p>
            <text:p text:style-name="P2"><text:soft-page-break/>275</text:p>
            <text:p text:style-name="P2">276</text:p>
            <text:p text:style-name="P2">277</text:p>
            <text:p text:style-name="P2">278</text:p>
            <text:p text:style-name="P2">279</text:p>
            <text:p text:style-name="P2">27A</text:p>
            <text:p text:style-name="P2">27B</text:p>
            <text:p text:style-name="P2">27C</text:p>
            <text:p text:style-name="P2">27D</text:p>
            <text:p text:style-name="P2">27E</text:p>
            <text:p text:style-name="P2">27F</text:p>
            <text:p text:style-name="P2">280</text:p>
            <text:p text:style-name="P2">281</text:p>
            <text:p text:style-name="P2">282</text:p>
            <text:p text:style-name="P2">283</text:p>
            <text:p text:style-name="P2">284</text:p>
            <text:p text:style-name="P2">285</text:p>
            <text:p text:style-name="P2">286</text:p>
            <text:p text:style-name="P2">287</text:p>
            <text:p text:style-name="P2">288</text:p>
            <text:p text:style-name="P2">289</text:p>
            <text:p text:style-name="P2"><text:soft-page-break/>28A</text:p>
            <text:p text:style-name="P2">28B</text:p>
            <text:p text:style-name="P2">28C</text:p>
            <text:p text:style-name="P2">28D</text:p>
            <text:p text:style-name="P2">28E</text:p>
            <text:p text:style-name="P2">28F</text:p>
            <text:p text:style-name="P2">290</text:p>
            <text:p text:style-name="P2">291</text:p>
            <text:p text:style-name="P2">292</text:p>
            <text:p text:style-name="P2">293</text:p>
            <text:p text:style-name="P2">294</text:p>
            <text:p text:style-name="P2">295</text:p>
            <text:p text:style-name="P2">296</text:p>
            <text:p text:style-name="P2">297</text:p>
            <text:p text:style-name="P2">298</text:p>
            <text:p text:style-name="P2">299</text:p>
            <text:p text:style-name="P2">29A</text:p>
            <text:p text:style-name="P2">29B</text:p>
            <text:p text:style-name="P2">29C</text:p>
            <text:p text:style-name="P2">29D</text:p>
            <text:p text:style-name="P2">29E</text:p>
            <text:p text:style-name="P2"><text:soft-page-break/>29F</text:p>
            <text:p text:style-name="P2">2A0</text:p>
            <text:p text:style-name="P2">2A1</text:p>
            <text:p text:style-name="P2">2A2</text:p>
            <text:p text:style-name="P2">2A3</text:p>
            <text:p text:style-name="P2">2A4</text:p>
            <text:p text:style-name="P2">2A5</text:p>
            <text:p text:style-name="P2">2A6</text:p>
            <text:p text:style-name="P2">2A7</text:p>
            <text:p text:style-name="P2">2A8</text:p>
            <text:p text:style-name="P2">2A9</text:p>
            <text:p text:style-name="P2">2AA</text:p>
            <text:p text:style-name="P2">2AB</text:p>
            <text:p text:style-name="P2">2AC</text:p>
            <text:p text:style-name="P2">2AD</text:p>
            <text:p text:style-name="P2">2AE</text:p>
            <text:p text:style-name="P2">2AF</text:p>
            <text:p text:style-name="P2">2B0</text:p>
            <text:p text:style-name="P2">2B1</text:p>
            <text:p text:style-name="P2">2B2</text:p>
            <text:p text:style-name="P2">2B3</text:p>
            <text:p text:style-name="P2"><text:soft-page-break/>2B4</text:p>
            <text:p text:style-name="P2">2B5</text:p>
            <text:p text:style-name="P2">2B6</text:p>
            <text:p text:style-name="P2">2B7</text:p>
            <text:p text:style-name="P2">2B8</text:p>
            <text:p text:style-name="P2">2B9</text:p>
            <text:p text:style-name="P2">2BA</text:p>
            <text:p text:style-name="P2">2BB</text:p>
            <text:p text:style-name="P2">2BC</text:p>
            <text:p text:style-name="P2">2BD</text:p>
            <text:p text:style-name="P2">2BE</text:p>
            <text:p text:style-name="P2">2BF</text:p>
            <text:p text:style-name="P2">2C0</text:p>
            <text:p text:style-name="P2">2C1</text:p>
            <text:p text:style-name="P2">2C2</text:p>
            <text:p text:style-name="P2">2C3</text:p>
            <text:p text:style-name="P2">2C4</text:p>
            <text:p text:style-name="P2">2C5</text:p>
            <text:p text:style-name="P2">2C6</text:p>
            <text:p text:style-name="P2">2C7</text:p>
            <text:p text:style-name="P2">2C8</text:p>
            <text:p text:style-name="P2"><text:soft-page-break/>2C9</text:p>
            <text:p text:style-name="P2">2CA</text:p>
            <text:p text:style-name="P2">2CB</text:p>
            <text:p text:style-name="P2">2CC</text:p>
            <text:p text:style-name="P2">2CD</text:p>
            <text:p text:style-name="P2">2CE</text:p>
            <text:p text:style-name="P2">2CF</text:p>
            <text:p text:style-name="P2">2D0</text:p>
            <text:p text:style-name="P2">2D1</text:p>
            <text:p text:style-name="P2">2D2</text:p>
            <text:p text:style-name="P2">2D3</text:p>
            <text:p text:style-name="P2">2D4</text:p>
            <text:p text:style-name="P2">2D5</text:p>
            <text:p text:style-name="P2">2D6</text:p>
            <text:p text:style-name="P2">2D7</text:p>
            <text:p text:style-name="P2">2D8</text:p>
            <text:p text:style-name="P2">2D9</text:p>
            <text:p text:style-name="P2">2DA</text:p>
            <text:p text:style-name="P2">2DB</text:p>
            <text:p text:style-name="P2">2DC</text:p>
            <text:p text:style-name="P2">2DD</text:p>
            <text:p text:style-name="P2"><text:soft-page-break/>2DE</text:p>
            <text:p text:style-name="P2">2DF</text:p>
            <text:p text:style-name="P2">2E0</text:p>
            <text:p text:style-name="P2">2E1</text:p>
            <text:p text:style-name="P2">2E2</text:p>
            <text:p text:style-name="P2">2E3</text:p>
            <text:p text:style-name="P2">2E4</text:p>
            <text:p text:style-name="P2">2E5</text:p>
            <text:p text:style-name="P2">2E6</text:p>
            <text:p text:style-name="P2">2E7</text:p>
            <text:p text:style-name="P2">2E8</text:p>
            <text:p text:style-name="P2">2E9</text:p>
            <text:p text:style-name="P2">2EA</text:p>
            <text:p text:style-name="P2">2EB</text:p>
            <text:p text:style-name="P2">2EC</text:p>
            <text:p text:style-name="P2">2ED</text:p>
            <text:p text:style-name="P2">2EE</text:p>
            <text:p text:style-name="P2">2EF</text:p>
            <text:p text:style-name="P2">2F0</text:p>
            <text:p text:style-name="P2">2F1</text:p>
            <text:p text:style-name="P2">2F2</text:p>
            <text:p text:style-name="P2"><text:soft-page-break/>2F3</text:p>
            <text:p text:style-name="P2">2F4</text:p>
            <text:p text:style-name="P2">2F5</text:p>
            <text:p text:style-name="P2">2F6</text:p>
            <text:p text:style-name="P2">2F7</text:p>
            <text:p text:style-name="P2">2F8</text:p>
            <text:p text:style-name="P2">2F9</text:p>
            <text:p text:style-name="P2">2FA</text:p>
            <text:p text:style-name="P2">2FB</text:p>
            <text:p text:style-name="P2">2FC</text:p>
            <text:p text:style-name="P2">2FD</text:p>
            <text:p text:style-name="P2">2FE</text:p>
            <text:p text:style-name="P2">2FF</text:p>
            <text:p text:style-name="P2">300</text:p>
            <text:p text:style-name="P2">301</text:p>
            <text:p text:style-name="P2">302</text:p>
            <text:p text:style-name="P2">303</text:p>
            <text:p text:style-name="P2">304</text:p>
            <text:p text:style-name="P2">305</text:p>
            <text:p text:style-name="P2">306</text:p>
            <text:p text:style-name="P2">307</text:p>
            <text:p text:style-name="P2"><text:soft-page-break/>308</text:p>
            <text:p text:style-name="P2">309</text:p>
            <text:p text:style-name="P2">30A</text:p>
            <text:p text:style-name="P2">30B</text:p>
            <text:p text:style-name="P2">30C</text:p>
            <text:p text:style-name="P2">30D</text:p>
            <text:p text:style-name="P2">30E</text:p>
            <text:p text:style-name="P2">30F</text:p>
            <text:p text:style-name="P2">310</text:p>
            <text:p text:style-name="P2">311</text:p>
            <text:p text:style-name="P2">312</text:p>
            <text:p text:style-name="P2">313</text:p>
            <text:p text:style-name="P2">314</text:p>
            <text:p text:style-name="P2">315</text:p>
            <text:p text:style-name="P2">316</text:p>
            <text:p text:style-name="P2">317</text:p>
            <text:p text:style-name="P2">318</text:p>
            <text:p text:style-name="P2">319</text:p>
            <text:p text:style-name="P2">31A</text:p>
            <text:p text:style-name="P2">31B</text:p>
            <text:p text:style-name="P2">31C</text:p>
            <text:p text:style-name="P2"><text:soft-page-break/>31D</text:p>
            <text:p text:style-name="P2">31E</text:p>
            <text:p text:style-name="P2">31F</text:p>
            <text:p text:style-name="P2">320</text:p>
            <text:p text:style-name="P2">321</text:p>
            <text:p text:style-name="P2">322</text:p>
            <text:p text:style-name="P2">323</text:p>
            <text:p text:style-name="P2">324</text:p>
            <text:p text:style-name="P2">325</text:p>
            <text:p text:style-name="P2">326</text:p>
            <text:p text:style-name="P2">327</text:p>
            <text:p text:style-name="P2">328</text:p>
            <text:p text:style-name="P2">329</text:p>
            <text:p text:style-name="P2">32A</text:p>
            <text:p text:style-name="P2">32B</text:p>
            <text:p text:style-name="P2">32C</text:p>
            <text:p text:style-name="P2">32D</text:p>
            <text:p text:style-name="P2">32E</text:p>
            <text:p text:style-name="P2">32F</text:p>
            <text:p text:style-name="P2">330</text:p>
            <text:p text:style-name="P2">331</text:p>
            <text:p text:style-name="P2"><text:soft-page-break/>332</text:p>
            <text:p text:style-name="P2">333</text:p>
            <text:p text:style-name="P2">334</text:p>
            <text:p text:style-name="P2">335</text:p>
            <text:p text:style-name="P2">336</text:p>
            <text:p text:style-name="P2">337</text:p>
            <text:p text:style-name="P2">338</text:p>
            <text:p text:style-name="P2">339</text:p>
            <text:p text:style-name="P2">33A</text:p>
            <text:p text:style-name="P2">33B</text:p>
            <text:p text:style-name="P2">33C</text:p>
            <text:p text:style-name="P2">33D</text:p>
            <text:p text:style-name="P2">33E</text:p>
            <text:p text:style-name="P2">33F</text:p>
            <text:p text:style-name="P2">340</text:p>
            <text:p text:style-name="P2">341</text:p>
            <text:p text:style-name="P2">342</text:p>
            <text:p text:style-name="P2">343</text:p>
            <text:p text:style-name="P2">344</text:p>
            <text:p text:style-name="P2">345</text:p>
            <text:p text:style-name="P2">346</text:p>
            <text:p text:style-name="P2"><text:soft-page-break/>347</text:p>
            <text:p text:style-name="P2">348</text:p>
            <text:p text:style-name="P2">349</text:p>
            <text:p text:style-name="P2">34A</text:p>
            <text:p text:style-name="P2">34B</text:p>
            <text:p text:style-name="P2">34C</text:p>
            <text:p text:style-name="P2">34D</text:p>
            <text:p text:style-name="P2">34E</text:p>
            <text:p text:style-name="P2">34F</text:p>
            <text:p text:style-name="P2">350</text:p>
            <text:p text:style-name="P2">351</text:p>
            <text:p text:style-name="P2">352</text:p>
            <text:p text:style-name="P2">353</text:p>
            <text:p text:style-name="P2">354</text:p>
            <text:p text:style-name="P2">355</text:p>
            <text:p text:style-name="P2">356</text:p>
            <text:p text:style-name="P2">357</text:p>
            <text:p text:style-name="P2">358</text:p>
            <text:p text:style-name="P2">359</text:p>
            <text:p text:style-name="P2">35A</text:p>
            <text:p text:style-name="P2">35B</text:p>
            <text:p text:style-name="P2"><text:soft-page-break/>35C</text:p>
            <text:p text:style-name="P2">35D</text:p>
            <text:p text:style-name="P2">35E</text:p>
            <text:p text:style-name="P2">35F</text:p>
            <text:p text:style-name="P2">360</text:p>
            <text:p text:style-name="P2">361</text:p>
            <text:p text:style-name="P2">362</text:p>
            <text:p text:style-name="P2">363</text:p>
            <text:p text:style-name="P2">364</text:p>
            <text:p text:style-name="P2">365</text:p>
            <text:p text:style-name="P2">366</text:p>
            <text:p text:style-name="P2">367</text:p>
            <text:p text:style-name="P2">368</text:p>
            <text:p text:style-name="P2">369</text:p>
            <text:p text:style-name="P2">36A</text:p>
            <text:p text:style-name="P2">36B</text:p>
            <text:p text:style-name="P2">36C</text:p>
            <text:p text:style-name="P2">36D</text:p>
            <text:p text:style-name="P2">36E</text:p>
            <text:p text:style-name="P2">36F</text:p>
            <text:p text:style-name="P2">370</text:p>
            <text:p text:style-name="P2"><text:soft-page-break/>371</text:p>
            <text:p text:style-name="P2">372</text:p>
            <text:p text:style-name="P2">373</text:p>
            <text:p text:style-name="P2">374</text:p>
            <text:p text:style-name="P2">375</text:p>
            <text:p text:style-name="P2">376</text:p>
            <text:p text:style-name="P2">377</text:p>
            <text:p text:style-name="P2">378</text:p>
            <text:p text:style-name="P2">379</text:p>
            <text:p text:style-name="P2">37A</text:p>
            <text:p text:style-name="P2">37B</text:p>
            <text:p text:style-name="P2">37C</text:p>
            <text:p text:style-name="P2">37D</text:p>
            <text:p text:style-name="P2">37E</text:p>
            <text:p text:style-name="P2">37F</text:p>
            <text:p text:style-name="P2">380</text:p>
            <text:p text:style-name="P2">381</text:p>
            <text:p text:style-name="P2">382</text:p>
            <text:p text:style-name="P2">383</text:p>
            <text:p text:style-name="P2">384</text:p>
            <text:p text:style-name="P2">385</text:p>
            <text:p text:style-name="P2"><text:soft-page-break/>386</text:p>
            <text:p text:style-name="P2">387</text:p>
            <text:p text:style-name="P2">388</text:p>
            <text:p text:style-name="P2">389</text:p>
            <text:p text:style-name="P2">38A</text:p>
            <text:p text:style-name="P2">38B</text:p>
            <text:p text:style-name="P2">38C</text:p>
            <text:p text:style-name="P2">38D</text:p>
            <text:p text:style-name="P2">38E</text:p>
            <text:p text:style-name="P2">38F</text:p>
            <text:p text:style-name="P2">390</text:p>
            <text:p text:style-name="P2">391</text:p>
            <text:p text:style-name="P2">392</text:p>
            <text:p text:style-name="P2">393</text:p>
            <text:p text:style-name="P2">394</text:p>
            <text:p text:style-name="P2">395</text:p>
            <text:p text:style-name="P2">396</text:p>
            <text:p text:style-name="P2">397</text:p>
            <text:p text:style-name="P2">398</text:p>
            <text:p text:style-name="P2">399</text:p>
            <text:p text:style-name="P2">39A</text:p>
            <text:p text:style-name="P2"><text:soft-page-break/>39B</text:p>
            <text:p text:style-name="P2">39C</text:p>
            <text:p text:style-name="P2">39D</text:p>
            <text:p text:style-name="P2">39E</text:p>
            <text:p text:style-name="P2">39F</text:p>
            <text:p text:style-name="P2">3A0</text:p>
            <text:p text:style-name="P2">3A1</text:p>
            <text:p text:style-name="P2">3A2</text:p>
            <text:p text:style-name="P2">3A3</text:p>
            <text:p text:style-name="P2">3A4</text:p>
            <text:p text:style-name="P2">3A5</text:p>
            <text:p text:style-name="P2">3A6</text:p>
            <text:p text:style-name="P2">3A7</text:p>
            <text:p text:style-name="P2">3A8</text:p>
            <text:p text:style-name="P2">3A9</text:p>
            <text:p text:style-name="P2">3AA</text:p>
            <text:p text:style-name="P2">3AB</text:p>
            <text:p text:style-name="P2">3AC</text:p>
            <text:p text:style-name="P2">3AD</text:p>
            <text:p text:style-name="P2">3AE</text:p>
            <text:p text:style-name="P2">3AF</text:p>
            <text:p text:style-name="P2"><text:soft-page-break/>3B0</text:p>
            <text:p text:style-name="P2">3B1</text:p>
            <text:p text:style-name="P2">3B2</text:p>
            <text:p text:style-name="P2">3B3</text:p>
            <text:p text:style-name="P2">3B4</text:p>
            <text:p text:style-name="P2">3B5</text:p>
            <text:p text:style-name="P3">3B6</text:p>
            <text:p text:style-name="P3">3B7</text:p>
            <text:p text:style-name="P2">3B8</text:p>
            <text:p text:style-name="P2">3B9</text:p>
            <text:p text:style-name="P2">3BA</text:p>
            <text:p text:style-name="P2">3BB</text:p>
            <text:p text:style-name="P2">3BC</text:p>
            <text:p text:style-name="P2">3BD</text:p>
            <text:p text:style-name="P2">3BE</text:p>
            <text:p text:style-name="P2">3BF</text:p>
            <text:p text:style-name="P2">3C0</text:p>
            <text:p text:style-name="P2">3C1</text:p>
            <text:p text:style-name="P2">3C2</text:p>
            <text:p text:style-name="P2">3C3</text:p>
            <text:p text:style-name="P2">3C4</text:p>
            <text:p text:style-name="P2"><text:soft-page-break/>3C5</text:p>
            <text:p text:style-name="P2">3C6</text:p>
            <text:p text:style-name="P2">3C7</text:p>
            <text:p text:style-name="P2">3C8</text:p>
            <text:p text:style-name="P2">3C9</text:p>
            <text:p text:style-name="P2">3CA</text:p>
            <text:p text:style-name="P2">3CB</text:p>
            <text:p text:style-name="P2">3CC</text:p>
            <text:p text:style-name="P2">3CD</text:p>
            <text:p text:style-name="P2">3CE</text:p>
            <text:p text:style-name="P2">3CF</text:p>
            <text:p text:style-name="P2">3D0</text:p>
            <text:p text:style-name="P2">3D1</text:p>
            <text:p text:style-name="P2">3D2</text:p>
            <text:p text:style-name="P2">3D3</text:p>
            <text:p text:style-name="P2">3D4</text:p>
            <text:p text:style-name="P2">3D5</text:p>
            <text:p text:style-name="P2">3D6</text:p>
            <text:p text:style-name="P2">3D7</text:p>
            <text:p text:style-name="P2">3D8</text:p>
            <text:p text:style-name="P2">3D9</text:p>
            <text:p text:style-name="P2"><text:soft-page-break/>3DA</text:p>
            <text:p text:style-name="P2">3DB</text:p>
            <text:p text:style-name="P2">3DC</text:p>
            <text:p text:style-name="P2">3DD</text:p>
            <text:p text:style-name="P2">3DE</text:p>
            <text:p text:style-name="P2">3DF</text:p>
            <text:p text:style-name="P2">3E0</text:p>
            <text:p text:style-name="P2">3E1</text:p>
            <text:p text:style-name="P2">3E2</text:p>
            <text:p text:style-name="P2">3E3</text:p>
            <text:p text:style-name="P2">3E4</text:p>
            <text:p text:style-name="P2">3E5</text:p>
            <text:p text:style-name="P2">3E6</text:p>
            <text:p text:style-name="P2">3E7</text:p>
            <text:p text:style-name="P2">3E8</text:p>
            <text:p text:style-name="P2">3E9</text:p>
            <text:p text:style-name="P2">3EA</text:p>
            <text:p text:style-name="P2">3EB</text:p>
            <text:p text:style-name="P2">3EC</text:p>
            <text:p text:style-name="P2">3ED</text:p>
            <text:p text:style-name="P2">3EE</text:p>
            <text:p text:style-name="P2"><text:soft-page-break/>3EF</text:p>
            <text:p text:style-name="P2">3F0</text:p>
            <text:p text:style-name="P2">3F1</text:p>
            <text:p text:style-name="P2">3F2</text:p>
            <text:p text:style-name="P2">3F3</text:p>
            <text:p text:style-name="P2">3F4</text:p>
            <text:p text:style-name="P2">3F5</text:p>
            <text:p text:style-name="P2">3F6</text:p>
            <text:p text:style-name="P2">3F7</text:p>
            <text:p text:style-name="P2">3F8</text:p>
            <text:p text:style-name="P2">3F9</text:p>
            <text:p text:style-name="P2">3FA</text:p>
            <text:p text:style-name="P2">3FB</text:p>
            <text:p text:style-name="P2">3FC</text:p>
            <text:p text:style-name="P2">3FD</text:p>
            <text:p text:style-name="P2">3FE</text:p>
            <text:p text:style-name="P2">3FF</text:p>
            <text:p text:style-name="P2">400</text:p>
            <text:p text:style-name="P2">401</text:p>
            <text:p text:style-name="P2">402</text:p>
            <text:p text:style-name="P2">403</text:p>
            <text:p text:style-name="P2"><text:soft-page-break/>404</text:p>
            <text:p text:style-name="P2">405</text:p>
            <text:p text:style-name="P2">406</text:p>
            <text:p text:style-name="P2">407</text:p>
            <text:p text:style-name="P2">408</text:p>
            <text:p text:style-name="P2">409</text:p>
            <text:p text:style-name="P2">40A</text:p>
            <text:p text:style-name="P2">40B</text:p>
            <text:p text:style-name="P2">40C</text:p>
            <text:p text:style-name="P2">40D</text:p>
            <text:p text:style-name="P2">40E</text:p>
            <text:p text:style-name="P2">40F</text:p>
            <text:p text:style-name="P2">410</text:p>
            <text:p text:style-name="P2">411</text:p>
            <text:p text:style-name="P2">412</text:p>
            <text:p text:style-name="P2">413</text:p>
            <text:p text:style-name="P2">414</text:p>
            <text:p text:style-name="P2">415</text:p>
            <text:p text:style-name="P2">416</text:p>
            <text:p text:style-name="P2">417</text:p>
            <text:p text:style-name="P2">418</text:p>
            <text:p text:style-name="P2"><text:soft-page-break/>419</text:p>
            <text:p text:style-name="P2">41A</text:p>
            <text:p text:style-name="P2">41B</text:p>
            <text:p text:style-name="P2">41C</text:p>
            <text:p text:style-name="P2">41D</text:p>
            <text:p text:style-name="P2">41E</text:p>
            <text:p text:style-name="P2">41F</text:p>
            <text:p text:style-name="P2">420</text:p>
            <text:p text:style-name="P2">421</text:p>
            <text:p text:style-name="P2">422</text:p>
            <text:p text:style-name="P2">423</text:p>
            <text:p text:style-name="P2">424</text:p>
            <text:p text:style-name="P2">425</text:p>
            <text:p text:style-name="P2">426</text:p>
            <text:p text:style-name="P2">427</text:p>
            <text:p text:style-name="P2">428</text:p>
            <text:p text:style-name="P2">429</text:p>
            <text:p text:style-name="P2">42A</text:p>
            <text:p text:style-name="P2">42B</text:p>
            <text:p text:style-name="P2">42C</text:p>
            <text:p text:style-name="P2">42D</text:p>
            <text:p text:style-name="P2"><text:soft-page-break/>42E</text:p>
            <text:p text:style-name="P2">42F</text:p>
            <text:p text:style-name="P2">430</text:p>
            <text:p text:style-name="P2">431</text:p>
            <text:p text:style-name="P2">432</text:p>
            <text:p text:style-name="P2">433</text:p>
            <text:p text:style-name="P2">434</text:p>
            <text:p text:style-name="P2">435</text:p>
            <text:p text:style-name="P2">436</text:p>
            <text:p text:style-name="P2">437</text:p>
            <text:p text:style-name="P2">438</text:p>
            <text:p text:style-name="P2">439</text:p>
            <text:p text:style-name="P2">43A</text:p>
            <text:p text:style-name="P2">43B</text:p>
            <text:p text:style-name="P2">43C</text:p>
            <text:p text:style-name="P2">43D</text:p>
            <text:p text:style-name="P2">43E</text:p>
            <text:p text:style-name="P2">43F</text:p>
            <text:p text:style-name="P2">440</text:p>
            <text:p text:style-name="P2">441</text:p>
            <text:p text:style-name="P2">442</text:p>
            <text:p text:style-name="P2"><text:soft-page-break/>443</text:p>
            <text:p text:style-name="P2">444</text:p>
            <text:p text:style-name="P2">445</text:p>
            <text:p text:style-name="P2">446</text:p>
            <text:p text:style-name="P2">447</text:p>
            <text:p text:style-name="P2">448</text:p>
            <text:p text:style-name="P2">449</text:p>
            <text:p text:style-name="P2">44A</text:p>
            <text:p text:style-name="P2">44B</text:p>
            <text:p text:style-name="P2">44C</text:p>
            <text:p text:style-name="P2">44D</text:p>
            <text:p text:style-name="P2">44E</text:p>
            <text:p text:style-name="P2">44F</text:p>
            <text:p text:style-name="P2">450</text:p>
            <text:p text:style-name="P2">451</text:p>
            <text:p text:style-name="P2">452</text:p>
            <text:p text:style-name="P2">453</text:p>
            <text:p text:style-name="P2">454</text:p>
            <text:p text:style-name="P2">455</text:p>
            <text:p text:style-name="P2">456</text:p>
            <text:p text:style-name="P2">457</text:p>
            <text:p text:style-name="P2"><text:soft-page-break/>458</text:p>
            <text:p text:style-name="P2">459</text:p>
            <text:p text:style-name="P2">45A</text:p>
            <text:p text:style-name="P2">45B</text:p>
            <text:p text:style-name="P2">45C</text:p>
            <text:p text:style-name="P2">45D</text:p>
            <text:p text:style-name="P2">45E</text:p>
            <text:p text:style-name="P2">45F</text:p>
            <text:p text:style-name="P2">460</text:p>
            <text:p text:style-name="P2">461</text:p>
            <text:p text:style-name="P2">462</text:p>
            <text:p text:style-name="P2">463</text:p>
            <text:p text:style-name="P2">464</text:p>
            <text:p text:style-name="P2">465</text:p>
            <text:p text:style-name="P2">466</text:p>
            <text:p text:style-name="P2">467</text:p>
            <text:p text:style-name="P2">468</text:p>
            <text:p text:style-name="P2">469</text:p>
            <text:p text:style-name="P2">46A</text:p>
            <text:p text:style-name="P2">46B</text:p>
            <text:p text:style-name="P2">46C</text:p>
            <text:p text:style-name="P2"><text:soft-page-break/>46D</text:p>
            <text:p text:style-name="P2">46E</text:p>
            <text:p text:style-name="P2">46F</text:p>
            <text:p text:style-name="P2">470</text:p>
            <text:p text:style-name="P2">471</text:p>
            <text:p text:style-name="P2">472</text:p>
            <text:p text:style-name="P2">473</text:p>
            <text:p text:style-name="P2">474</text:p>
            <text:p text:style-name="P2">475</text:p>
            <text:p text:style-name="P2">476</text:p>
            <text:p text:style-name="P2">477</text:p>
            <text:p text:style-name="P2">478</text:p>
            <text:p text:style-name="P2">479</text:p>
            <text:p text:style-name="P2">47A</text:p>
            <text:p text:style-name="P2">47B</text:p>
            <text:p text:style-name="P2">47C</text:p>
            <text:p text:style-name="P2">47D</text:p>
            <text:p text:style-name="P2">47E</text:p>
            <text:p text:style-name="P2">47F</text:p>
          </table:table-cell>
          <table:table-cell table:style-name="Table1.A1" office:value-type="string">
            <text:p text:style-name="P4"><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3810</text:span><text:span text:style-name="T2"> </text:span><text:span text:style-name="T1">3810</text:span><text:span text:style-name="T2"> </text:span><text:span text:style-name="T1">3810</text:span><text:span text:style-name="T2"> </text:span><text:span text:style-name="T1">2610</text:span><text:span text:style-name="T2"> </text:span><text:span text:style-name="T1">3810</text:span><text:span text:style-name="T2"> </text:span><text:span text:style-name="T1">2610</text:span><text:span text:style-name="T2"> </text:span><text:span text:style-name="T1">3810</text:span><text:span text:style-name="T2"> </text:span><text:span text:style-name="T1">3810</text:span><text:span text:style-name="T2"> </text:span><text:span text:style-name="T1">3810</text:span><text:span text:style-name="T2"> </text:span><text:span text:style-name="T1">3810</text:span><text:span text:style-name="T2"> </text:span><text:span text:style-name="T1">3810</text:span><text:span text:style-name="T2"> </text:span><text:span text:style-name="T1">3610</text:span><text:span text:style-name="T2"> </text:span><text:span text:style-name="T1">2610</text:span><text:span text:style-name="T2"> </text:span><text:span text:style-name="T1">3710</text:span><text:span text:style-name="T2"> </text:span><text:span text:style-name="T1">2710</text:span><text:span text:style-name="T2"> </text:span><text:span text:style-name="T1">4710</text:span><text:span text:style-name="T2"> </text:span><text:span text:style-name="T1">2610</text:span><text:span text:style-name="T2"> </text:span><text:span text:style-name="T1">4810</text:span><text:span text:style-name="T2"> </text:span><text:span text:style-name="T1">2710</text:span><text:span text:style-name="T2"> </text:span><text:span text:style-name="T1">4910</text:span><text:span text:style-name="T2"> </text:span><text:span text:style-name="T1">3810</text:span><text:span text:style-name="T2"> </text:span><text:span text:style-name="T1">3610</text:span><text:span text:style-name="T2"> </text:span><text:span text:style-name="T1">2610</text:span><text:span text:style-name="T2"> </text:span><text:span text:style-name="T1">3710</text:span><text:span text:style-name="T2"> </text:span><text:span text:style-name="T1">3610</text:span><text:span text:style-name="T2"> </text:span><text:span text:style-name="T1">7F10</text:span><text:span text:style-name="T2"> </text:span><text:span text:style-name="T1">3710</text:span><text:span text:style-name="T2"> </text:span><text:span text:style-name="T1">4910</text:span><text:span text:style-name="T2"> </text:span><text:span text:style-name="T1">3750</text:span><text:span text:style-name="T2"> </text:span><text:span text:style-name="T1">2710</text:span><text:span text:style-name="T2"> </text:span><text:span text:style-name="T1">3650</text:span><text:span text:style-name="T2"> </text:span><text:span text:style-name="T1">2710</text:span><text:span text:style-name="T2"> </text:span><text:span text:style-name="T1">3810</text:span><text:span text:style-name="T2"> </text:span><text:span text:style-name="T1">7F10</text:span><text:span text:style-name="T2"> </text:span><text:span text:style-name="T1">3810</text:span><text:span text:style-name="T2"> </text:span><text:span text:style-name="T1">5F10</text:span><text:span text:style-name="T2"> </text:span><text:span text:style-name="T1">2710</text:span><text:span text:style-name="T2"> </text:span><text:span text:style-name="T1">5F50</text:span><text:span text:style-name="T2"> </text:span><text:span text:style-name="T1">5910</text:span><text:span text:style-name="T2"> </text:span><text:span text:style-name="T1">5810</text:span><text:span text:style-name="T2"> </text:span><text:span text:style-name="T1">4810</text:span><text:span text:style-name="T2"> </text:span><text:span text:style-name="T1">7F90</text:span><text:span text:style-name="T2"> </text:span><text:span text:style-name="T1">2710</text:span><text:span text:style-name="T2"> </text:span><text:span text:style-name="T1">7F90</text:span><text:span text:style-name="T2"> </text:span><text:span text:style-name="T1">2610</text:span><text:span text:style-name="T2"> </text:span><text:span text:style-name="T1">2F50</text:span><text:span text:style-name="T2"> </text:span><text:span text:style-name="T1">3810</text:span><text:span text:style-name="T2"> </text:span><text:span text:style-name="T1">2750</text:span><text:span text:style-name="T2"> </text:span><text:span text:style-name="T1">2710</text:span><text:span text:style-name="T2"> </text:span><text:span text:style-name="T1">3710</text:span><text:span text:style-name="T2"> </text:span><text:span text:style-name="T1">2610</text:span><text:span text:style-name="T2"> </text:span><text:span text:style-name="T1">4710</text:span><text:span text:style-name="T2"> </text:span><text:span text:style-name="T1">2710</text:span><text:span text:style-name="T2"> </text:span><text:span text:style-name="T1">4810</text:span><text:span text:style-name="T2"> </text:span><text:span text:style-name="T1">5710</text:span><text:span text:style-name="T2"> </text:span><text:span text:style-name="T1">4910</text:span><text:span text:style-name="T2"> </text:span><text:span text:style-name="T1">5810</text:span><text:span text:style-name="T2"> </text:span><text:span text:style-name="T3">0910</text:span><text:span text:style-name="T2"> </text:span><text:span text:style-name="T1">5F10</text:span><text:span text:style-name="T2"> </text:span><text:span text:style-name="T3">0A10</text:span><text:span text:style-name="T2"> </text:span><text:span text:style-name="T4">0</text:span><text:span text:style-name="T5">7</text:span><text:span text:style-name="T4">1</text:span><text:span text:style-name="T5">2</text:span><text:span text:style-name="T2"> </text:span><text:span text:style-name="T3">8210</text:span><text:span text:style-name="T2"> </text:span><text:span text:style-name="T4">0</text:span><text:span text:style-name="T5">8</text:span><text:span text:style-name="T4">1</text:span><text:span text:style-name="T5">2</text:span><text:span text:style-name="T2"> </text:span><text:span text:style-name="T1">8310</text:span><text:span text:style-name="T2"> </text:span><text:span text:style-name="T4">0</text:span><text:span text:style-name="T5">9</text:span><text:span text:style-name="T4">1</text:span><text:span text:style-name="T5">2</text:span><text:span text:style-name="T2"> </text:span><text:span text:style-name="T1">8310</text:span><text:span text:style-name="T2"> </text:span><text:span text:style-name="T4">0</text:span><text:span text:style-name="T6">A</text:span><text:span text:style-name="T4">1</text:span><text:span text:style-name="T5">2</text:span><text:span text:style-name="T2"> </text:span><text:span text:style-name="T3">5550</text:span><text:span text:style-name="T2"> </text:span><text:span text:style-name="T4">0</text:span><text:span text:style-name="T6">B</text:span><text:span text:style-name="T4">1</text:span><text:span text:style-name="T5">2</text:span><text:span text:style-name="T2"> </text:span><text:span text:style-name="T3">9512</text:span><text:span text:style-name="T2"> </text:span><text:span text:style-name="T4">0</text:span><text:span text:style-name="T6">C</text:span><text:span text:style-name="T4">1</text:span><text:span text:style-name="T5">2</text:span><text:span text:style-name="T2"> </text:span><text:span text:style-name="T3">9112</text:span><text:span text:style-name="T2"> </text:span><text:span text:style-name="T1">2F50</text:span><text:span text:style-name="T2"> </text:span><text:span text:style-name="T3">2110</text:span><text:span text:style-name="T2"> </text:span><text:span text:style-name="T1">2F10</text:span><text:span text:style-name="T2"> </text:span><text:span text:style-name="T3">4150</text:span><text:span text:style-name="T2"> </text:span><text:soft-page-break/><text:span text:style-name="T1">5F10</text:span><text:span text:style-name="T2"> </text:span><text:span text:style-name="T3">4050</text:span><text:span text:style-name="T2"> </text:span><text:span text:style-name="T3">1910</text:span><text:span text:style-name="T2"> </text:span><text:span text:style-name="T3">0F10</text:span><text:span text:style-name="T2"> </text:span><text:span text:style-name="T3">A710</text:span><text:span text:style-name="T2"> </text:span><text:span text:style-name="T3">8710</text:span><text:span text:style-name="T2"> </text:span><text:span text:style-name="T3">A810</text:span><text:span text:style-name="T2"> </text:span><text:span text:style-name="T3">8550</text:span><text:span text:style-name="T2"> </text:span><text:span text:style-name="T3">A910</text:span><text:span text:style-name="T2"> </text:span><text:span text:style-name="T3">0FD0</text:span><text:span text:style-name="T2"> </text:span><text:span text:style-name="T3">2450</text:span><text:span text:style-name="T2"> </text:span><text:span text:style-name="T3">3450</text:span><text:span text:style-name="T2"> </text:span><text:span text:style-name="T1">2FD0</text:span><text:span text:style-name="T2"> </text:span><text:span text:style-name="T1">2F50</text:span><text:span text:style-name="T2"> </text:span><text:span text:style-name="T1">2750</text:span><text:span text:style-name="T2"> </text:span><text:span text:style-name="T1">3750</text:span><text:span text:style-name="T2"> </text:span><text:span text:style-name="T1">2650</text:span><text:span text:style-name="T2"> </text:span><text:span text:style-name="T1">3650</text:span><text:span text:style-name="T2"> </text:span><text:span text:style-name="T1">2610</text:span><text:span text:style-name="T2"> </text:span><text:span text:style-name="T1">3610</text:span><text:span text:style-name="T2"> </text:span><text:span text:style-name="T1">2610</text:span><text:span text:style-name="T2"> </text:span><text:span text:style-name="T1">1F10</text:span><text:span text:style-name="T2"> </text:span><text:span text:style-name="T1">2710</text:span><text:span text:style-name="T2"> </text:span><text:span text:style-name="T1">1F10</text:span><text:span text:style-name="T2"> </text:span><text:span text:style-name="T1">4910</text:span><text:span text:style-name="T2"> </text:span><text:span text:style-name="T1">5F10</text:span><text:span text:style-name="T2"> </text:span><text:span text:style-name="T3">0910</text:span><text:span text:style-name="T2"> </text:span><text:span text:style-name="T3">1910</text:span><text:span text:style-name="T2"> </text:span><text:span text:style-name="T3">0A10</text:span><text:span text:style-name="T2"> </text:span><text:span text:style-name="T3">1A10</text:span><text:span text:style-name="T2"> </text:span><text:span text:style-name="T3">0F10</text:span><text:span text:style-name="T2"> </text:span><text:span text:style-name="T1">1010</text:span><text:span text:style-name="T2"> </text:span><text:span text:style-name="T1">1010</text:span><text:span text:style-name="T2"> </text:span><text:span text:style-name="T1">1010</text:span><text:span text:style-name="T2"> </text:span><text:span text:style-name="T3">8010</text:span><text:span text:style-name="T2"> </text:span><text:span text:style-name="T3">9010</text:span><text:span text:style-name="T2"> </text:span><text:span text:style-name="T3">9210</text:span><text:span text:style-name="T2"> </text:span><text:span text:style-name="T3">9110</text:span><text:span text:style-name="T2"> </text:span><text:span text:style-name="T3">9310</text:span><text:span text:style-name="T2"> </text:span><text:span text:style-name="T3">9110</text:span><text:span text:style-name="T2"> </text:span><text:span text:style-name="T3">9612</text:span><text:span text:style-name="T2"> </text:span><text:span text:style-name="T3">9310</text:span><text:span text:style-name="T2"> </text:span><text:span text:style-name="T3">9212</text:span><text:span text:style-name="T2"> </text:span><text:span text:style-name="T1">1010</text:span><text:span text:style-name="T2"> </text:span><text:span text:style-name="T3">3110</text:span><text:span text:style-name="T2"> </text:span><text:span text:style-name="T1">1010</text:span><text:span text:style-name="T2"> </text:span><text:span text:style-name="T3">5150</text:span><text:span text:style-name="T2"> </text:span><text:span text:style-name="T1">1010</text:span><text:span text:style-name="T2"> </text:span><text:span text:style-name="T1">3810</text:span><text:span text:style-name="T2"> </text:span><text:span text:style-name="T1">3610</text:span><text:span text:style-name="T2"> </text:span><text:span text:style-name="T1">3610</text:span><text:span text:style-name="T2"> </text:span><text:span text:style-name="T1">3710</text:span><text:span text:style-name="T2"> </text:span><text:span text:style-name="T1">3710</text:span><text:span text:style-name="T2"> </text:span><text:span text:style-name="T1">1F10</text:span><text:span text:style-name="T2"> </text:span><text:span text:style-name="T1">7F10</text:span><text:span text:style-name="T2"> </text:span><text:span text:style-name="T3">4B10</text:span><text:span text:style-name="T2"> </text:span><text:span text:style-name="T1">7F10</text:span><text:span text:style-name="T2"> </text:span><text:span text:style-name="T3">4C10</text:span><text:span text:style-name="T2"> </text:span><text:span text:style-name="T1">5F10</text:span><text:span text:style-name="T2"> </text:span><text:span text:style-name="T3">3E50</text:span><text:span text:style-name="T2"> </text:span><text:span text:style-name="T1">5F50</text:span><text:span text:style-name="T2"> </text:span><text:span text:style-name="T3">3D50</text:span><text:span text:style-name="T2"> </text:span><text:span text:style-name="T1">7F10</text:span><text:span text:style-name="T2"> </text:span><text:span text:style-name="T1">5F10</text:span><text:span text:style-name="T2"> </text:span><text:span text:style-name="T3">28D0</text:span><text:span text:style-name="T2"> </text:span><text:span text:style-name="T3">0A10</text:span><text:span text:style-name="T2"> </text:span><text:span text:style-name="T3">2010</text:span><text:span text:style-name="T2"> </text:span><text:span text:style-name="T3">3010</text:span><text:span text:style-name="T2"> </text:span><text:span text:style-name="T3">2110</text:span><text:span text:style-name="T2"> </text:span><text:span text:style-name="T3">3110</text:span><text:span text:style-name="T2"> </text:span><text:span text:style-name="T3">2210</text:span><text:span text:style-name="T2"> </text:span><text:span text:style-name="T3">3210</text:span><text:span text:style-name="T2"> </text:span><text:span text:style-name="T3">2310</text:span><text:span text:style-name="T2"> </text:span><text:span text:style-name="T3">3310</text:span><text:span text:style-name="T2"> </text:span><text:span text:style-name="T3">3E50</text:span><text:span text:style-name="T2"> </text:span><text:span text:style-name="T3">4E50</text:span><text:span text:style-name="T2"> </text:span><text:span text:style-name="T3">3D50</text:span><text:span text:style-name="T2"> </text:span><text:span text:style-name="T3">4D50</text:span><text:span text:style-name="T2"> </text:span><text:span text:style-name="T1">7F90</text:span><text:span text:style-name="T2"> </text:span><text:span text:style-name="T1">7FD0</text:span><text:span text:style-name="T2"> </text:span><text:span text:style-name="T1">4810</text:span><text:span text:style-name="T2"> </text:span><text:span text:style-name="T1">5910</text:span><text:span text:style-name="T2"> </text:span><text:span text:style-name="T1">3810</text:span><text:span text:style-name="T2"> </text:span><text:span text:style-name="T1">2610</text:span><text:span text:style-name="T2"> </text:span><text:soft-page-break/><text:span text:style-name="T1">3810</text:span><text:span text:style-name="T2"> </text:span><text:span text:style-name="T1">2610</text:span><text:span text:style-name="T2"> </text:span><text:span text:style-name="T1">3810</text:span><text:span text:style-name="T2"> </text:span><text:span text:style-name="T1">2610</text:span><text:span text:style-name="T2"> </text:span><text:span text:style-name="T1">3810</text:span><text:span text:style-name="T2"> </text:span><text:span text:style-name="T1">3710</text:span><text:span text:style-name="T2"> </text:span><text:span text:style-name="T1">3810</text:span><text:span text:style-name="T2"> </text:span><text:span text:style-name="T1">2F10</text:span><text:span text:style-name="T2"> </text:span><text:span text:style-name="T1">4610</text:span><text:span text:style-name="T2"> </text:span><text:span text:style-name="T1">2F50</text:span><text:span text:style-name="T2"> </text:span><text:span text:style-name="T1">4710</text:span><text:span text:style-name="T2"> </text:span><text:span text:style-name="T1">2F10</text:span><text:span text:style-name="T2"> </text:span><text:span text:style-name="T1">4810</text:span><text:span text:style-name="T2"> </text:span><text:span text:style-name="T1">2F50</text:span><text:span text:style-name="T2"> </text:span><text:span text:style-name="T1">4910</text:span><text:span text:style-name="T2"> </text:span><text:span text:style-name="T1">2F10</text:span><text:span text:style-name="T2"> </text:span><text:span text:style-name="T1">5810</text:span><text:span text:style-name="T2"> </text:span><text:span text:style-name="T3">0D10</text:span><text:span text:style-name="T2"> </text:span><text:span text:style-name="T1">5F10</text:span><text:span text:style-name="T2"> </text:span><text:span text:style-name="T3">0E10</text:span><text:span text:style-name="T2"> </text:span><text:span text:style-name="T3">1910</text:span><text:span text:style-name="T2"> </text:span><text:span text:style-name="T3">0F10</text:span><text:span text:style-name="T2"> </text:span><text:span text:style-name="T3">1A10</text:span><text:span text:style-name="T2"> </text:span><text:span text:style-name="T3">9610</text:span><text:span text:style-name="T2"> </text:span><text:span text:style-name="T1">3810</text:span><text:span text:style-name="T2"> </text:span><text:span text:style-name="T1">3810</text:span><text:span text:style-name="T2"> </text:span><text:span text:style-name="T1">2610</text:span><text:span text:style-name="T2"> </text:span><text:span text:style-name="T1">2610</text:span><text:span text:style-name="T2"> </text:span><text:span text:style-name="T3">5050</text:span><text:span text:style-name="T2"> </text:span><text:span text:style-name="T1">1010</text:span><text:span text:style-name="T2"> </text:span><text:span text:style-name="T7">2C08</text:span><text:span text:style-name="T2"> </text:span><text:span text:style-name="T3">0250</text:span><text:span text:style-name="T2"> </text:span><text:span text:style-name="T3">9710</text:span><text:span text:style-name="T2"> </text:span><text:span text:style-name="T3">A910</text:span><text:span text:style-name="T2"> </text:span><text:span text:style-name="T3">9550</text:span><text:span text:style-name="T2"> </text:span><text:span text:style-name="T1">1010</text:span><text:span text:style-name="T2"> </text:span><text:span text:style-name="T3">0F50</text:span><text:span text:style-name="T2"> </text:span><text:span text:style-name="T1">1010</text:span><text:span text:style-name="T2"> </text:span><text:span text:style-name="T3">0C50</text:span><text:span text:style-name="T2"> </text:span><text:span text:style-name="T3">1C50</text:span><text:span text:style-name="T2"> </text:span><text:span text:style-name="T3">0B50</text:span><text:span text:style-name="T2"> </text:span><text:span text:style-name="T3">1B50</text:span><text:span text:style-name="T2"> </text:span><text:span text:style-name="T1">2F50</text:span><text:span text:style-name="T2"> </text:span><text:span text:style-name="T1">5F50</text:span><text:span text:style-name="T2"> </text:span><text:span text:style-name="T1">5910</text:span><text:span text:style-name="T2"> </text:span><text:span text:style-name="T1">2F50</text:span><text:span text:style-name="T2"> </text:span><text:span text:style-name="T1">3610</text:span><text:span text:style-name="T2"> </text:span><text:span text:style-name="T1">3750</text:span><text:span text:style-name="T2"> </text:span><text:span text:style-name="T1">3810</text:span><text:span text:style-name="T2"> </text:span><text:span text:style-name="T1">2750</text:span><text:span text:style-name="T2"> </text:span><text:span text:style-name="T1">3810</text:span><text:span text:style-name="T2"> </text:span><text:span text:style-name="T1">2650</text:span><text:span text:style-name="T2"> </text:span><text:span text:style-name="T1">3810</text:span><text:span text:style-name="T2"> </text:span><text:span text:style-name="T1">2710</text:span><text:span text:style-name="T2"> </text:span><text:span text:style-name="T1">2610</text:span><text:span text:style-name="T2"> </text:span><text:span text:style-name="T1">7F10</text:span><text:span text:style-name="T2"> </text:span><text:span text:style-name="T1">7F10</text:span><text:span text:style-name="T2"> </text:span><text:span text:style-name="T1">5F90</text:span><text:span text:style-name="T2"> </text:span><text:span text:style-name="T3">0D10</text:span><text:span text:style-name="T2"> </text:span><text:span text:style-name="T3">1D10</text:span><text:span text:style-name="T2"> </text:span><text:span text:style-name="T3">8410</text:span><text:span text:style-name="T2"> </text:span><text:span text:style-name="T3">8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A210</text:span><text:span text:style-name="T2"> </text:span><text:span text:style-name="T3">9110</text:span><text:span text:style-name="T2"> </text:span><text:span text:style-name="T3">A310</text:span><text:span text:style-name="T2"> </text:span><text:span text:style-name="T3">8450</text:span><text:span text:style-name="T2"> </text:span><text:span text:style-name="T1">1010</text:span><text:span text:style-name="T2"> </text:span><text:span text:style-name="T8">1B</text:span><text:span text:style-name="T9">1</text:span><text:span text:style-name="T8">1</text:span><text:span text:style-name="T2"> </text:span><text:span text:style-name="T8">2B</text:span><text:span text:style-name="T9">1</text:span><text:span text:style-name="T8">1</text:span><text:span text:style-name="T2"> </text:span><text:span text:style-name="T10">9B</text:span><text:span text:style-name="T11">12</text:span><text:span text:style-name="T2"> </text:span><text:span text:style-name="T3">9012</text:span><text:span text:style-name="T2"> </text:span><text:span text:style-name="T3">A090</text:span><text:span text:style-name="T2"> </text:span><text:span text:style-name="T12">6B</text:span><text:span text:style-name="T9">0</text:span><text:span text:style-name="T12">9</text:span><text:span text:style-name="T2"> </text:span><text:span text:style-name="T3">A190</text:span><text:span text:style-name="T2"> </text:span><text:span text:style-name="T12">6C</text:span><text:span text:style-name="T9">0</text:span><text:span text:style-name="T12">9</text:span><text:span text:style-name="T2"> </text:span><text:span text:style-name="T3">A290</text:span><text:span text:style-name="T2"> </text:span><text:span text:style-name="T12">6D</text:span><text:span text:style-name="T9">0</text:span><text:span text:style-name="T12">9</text:span><text:span text:style-name="T2"> </text:span><text:span text:style-name="T3">A390</text:span><text:span text:style-name="T2"> </text:span><text:span text:style-name="T3">A310</text:span><text:span text:style-name="T2"> </text:span><text:soft-page-break/><text:span text:style-name="T3">0F50</text:span><text:span text:style-name="T2"> </text:span><text:span text:style-name="T1">1010</text:span><text:span text:style-name="T2"> </text:span><text:span text:style-name="T3">0A50</text:span><text:span text:style-name="T2"> </text:span><text:span text:style-name="T3">0F50</text:span><text:span text:style-name="T2"> </text:span><text:span text:style-name="T3">0950</text:span><text:span text:style-name="T2"> </text:span><text:span text:style-name="T3">1950</text:span><text:span text:style-name="T2"> </text:span><text:span text:style-name="T1">2F50</text:span><text:span text:style-name="T2"> </text:span><text:span text:style-name="T1">5F50</text:span><text:span text:style-name="T2"> </text:span><text:span text:style-name="T1">5810</text:span><text:span text:style-name="T2"> </text:span><text:span text:style-name="T1">7F10</text:span><text:span text:style-name="T2"> </text:span><text:span text:style-name="T1">7F10</text:span><text:span text:style-name="T2"> </text:span><text:span text:style-name="T3">3D10</text:span><text:span text:style-name="T2"> </text:span><text:span text:style-name="T1">5F10</text:span><text:span text:style-name="T2"> </text:span><text:span text:style-name="T3">3E10</text:span><text:span text:style-name="T2"> </text:span><text:span text:style-name="T3">5B10</text:span><text:span text:style-name="T2"> </text:span><text:span text:style-name="T3">0F10</text:span><text:span text:style-name="T2"> </text:span><text:span text:style-name="T3">5C10</text:span><text:span text:style-name="T2"> </text:span><text:span text:style-name="T1">1010</text:span><text:span text:style-name="T2"> </text:span><text:span text:style-name="T3">4E50</text:span><text:span text:style-name="T2"> </text:span><text:span text:style-name="T1">1010</text:span><text:span text:style-name="T2"> </text:span><text:span text:style-name="T3">4D50</text:span><text:span text:style-name="T2"> </text:span><text:span text:style-name="T3">0F50</text:span><text:span text:style-name="T2"> </text:span><text:span text:style-name="T3">1910</text:span><text:span text:style-name="T2"> </text:span><text:span text:style-name="T3">0F10</text:span><text:span text:style-name="T2"> </text:span><text:span text:style-name="T3">1A10</text:span><text:span text:style-name="T2"> </text:span><text:span text:style-name="T1">8310</text:span><text:span text:style-name="T2"> </text:span><text:span text:style-name="T1">1010</text:span><text:span text:style-name="T2"> </text:span><text:span text:style-name="T1">8310</text:span><text:span text:style-name="T2"> </text:span><text:span text:style-name="T1">3610</text:span><text:span text:style-name="T2"> </text:span><text:span text:style-name="T1">8310</text:span><text:span text:style-name="T2"> </text:span><text:span text:style-name="T1">3610</text:span><text:span text:style-name="T2"> </text:span><text:span text:style-name="T1">3610</text:span><text:span text:style-name="T2"> </text:span><text:span text:style-name="T1">1010</text:span><text:span text:style-name="T2"> </text:span><text:span text:style-name="T3">0FD0</text:span><text:span text:style-name="T2"> </text:span><text:span text:style-name="T3">5CD0</text:span><text:span text:style-name="T2"> </text:span><text:span text:style-name="T3">4CD0</text:span><text:span text:style-name="T2"> </text:span><text:span text:style-name="T3">5BD0</text:span><text:span text:style-name="T2"> </text:span><text:span text:style-name="T3">4BD0</text:span><text:span text:style-name="T2"> </text:span><text:span text:style-name="T1">7FD0</text:span><text:span text:style-name="T2"> </text:span><text:span text:style-name="T1">2FD0</text:span><text:span text:style-name="T2"> </text:span><text:span text:style-name="T1">2750</text:span><text:span text:style-name="T2"> </text:span><text:span text:style-name="T1">3750</text:span><text:span text:style-name="T2"> </text:span><text:span text:style-name="T1">2650</text:span><text:span text:style-name="T2"> </text:span><text:span text:style-name="T1">3650</text:span><text:span text:style-name="T2"> </text:span><text:span text:style-name="T1">2610</text:span><text:span text:style-name="T2"> </text:span><text:span text:style-name="T1">3610</text:span><text:span text:style-name="T2"> </text:span><text:span text:style-name="T1">2710</text:span><text:span text:style-name="T2"> </text:span><text:span text:style-name="T1">3710</text:span><text:span text:style-name="T2"> </text:span><text:span text:style-name="T1">4910</text:span><text:span text:style-name="T2"> </text:span><text:span text:style-name="T1">2F10</text:span><text:span text:style-name="T2"> </text:span><text:span text:style-name="T3">0510</text:span><text:span text:style-name="T2"> </text:span><text:span text:style-name="T3">1510</text:span><text:span text:style-name="T2"> </text:span><text:span text:style-name="T3">0610</text:span><text:span text:style-name="T2"> </text:span><text:span text:style-name="T3">1610</text:span><text:span text:style-name="T2"> </text:span><text:span text:style-name="T3">0710</text:span><text:span text:style-name="T2"> </text:span><text:span text:style-name="T3">1710</text:span><text:span text:style-name="T2"> </text:span><text:span text:style-name="T3">4010</text:span><text:span text:style-name="T2"> </text:span><text:span text:style-name="T3">5010</text:span><text:span text:style-name="T2"> </text:span><text:span text:style-name="T3">4110</text:span><text:span text:style-name="T2"> </text:span><text:span text:style-name="T3">0F50</text:span><text:span text:style-name="T2"> </text:span><text:span text:style-name="T3">1D10</text:span><text:span text:style-name="T2"> </text:span><text:span text:style-name="T3">0F10</text:span><text:span text:style-name="T2"> </text:span><text:span text:style-name="T3">1E10</text:span><text:span text:style-name="T2"> </text:span><text:span text:style-name="T3">A690</text:span><text:span text:style-name="T2"> </text:span><text:span text:style-name="T1">1010</text:span><text:span text:style-name="T2"> </text:span><text:span text:style-name="T3">A790</text:span><text:span text:style-name="T2"> </text:span><text:span text:style-name="T3">A610</text:span><text:span text:style-name="T2"> </text:span><text:span text:style-name="T3">A890</text:span><text:span text:style-name="T2"> </text:span><text:span text:style-name="T1">2610</text:span><text:span text:style-name="T2"> </text:span><text:span text:style-name="T1">1F10</text:span><text:span text:style-name="T2"> </text:span><text:span text:style-name="T1">1F10</text:span><text:span text:style-name="T2"> </text:span><text:span text:style-name="T1">5F10</text:span><text:span text:style-name="T2"> </text:span><text:span text:style-name="T1">3750</text:span><text:span text:style-name="T2"> </text:span><text:span text:style-name="T1">2F50</text:span><text:span text:style-name="T2"> </text:span><text:span text:style-name="T1">3650</text:span><text:span text:style-name="T2"> </text:span><text:span text:style-name="T1">5810</text:span><text:span text:style-name="T2"> </text:span><text:span text:style-name="T1">3710</text:span><text:span text:style-name="T2"> </text:span><text:span text:style-name="T1">5910</text:span><text:span text:style-name="T2"> </text:span><text:span text:style-name="T1">4810</text:span><text:span text:style-name="T2"> </text:span><text:span text:style-name="T1">5810</text:span><text:span text:style-name="T2"> </text:span><text:span text:style-name="T1">7F10</text:span><text:span text:style-name="T2"> </text:span><text:span text:style-name="T1">5F10</text:span><text:span text:style-name="T2"> </text:span><text:span text:style-name="T3">0110</text:span><text:span text:style-name="T2"> </text:span><text:span text:style-name="T3">1110</text:span><text:span text:style-name="T2"> </text:span><text:soft-page-break/><text:span text:style-name="T1">1010</text:span><text:span text:style-name="T2"> </text:span><text:span text:style-name="T1">1010</text:span><text:span text:style-name="T2"> </text:span><text:span text:style-name="T3">6410</text:span><text:span text:style-name="T2"> </text:span><text:span text:style-name="T3">7410</text:span><text:span text:style-name="T2"> 650C </text:span><text:span text:style-name="T3">9090</text:span><text:span text:style-name="T2"> 728C 628C 738C 638C 640C 740C 650C 600C 744C 610C </text:span><text:span text:style-name="T3">9110</text:span><text:span text:style-name="T2"> </text:span><text:span text:style-name="T3">A210</text:span><text:span text:style-name="T2"> </text:span><text:span text:style-name="T3">8450</text:span><text:span text:style-name="T2"> </text:span><text:span text:style-name="T3">A310</text:span><text:span text:style-name="T2"> </text:span><text:span text:style-name="T1">1010</text:span><text:span text:style-name="T2"> </text:span><text:span text:style-name="T3">A690</text:span><text:span text:style-name="T2"> </text:span><text:span text:style-name="T1">1010</text:span><text:span text:style-name="T2"> </text:span><text:span text:style-name="T3">A790</text:span><text:span text:style-name="T2"> </text:span><text:span text:style-name="T1">1010</text:span><text:span text:style-name="T2"> </text:span><text:span text:style-name="T3">A890</text:span><text:span text:style-name="T2"> </text:span><text:span text:style-name="T1">1010</text:span><text:span text:style-name="T2"> </text:span><text:span text:style-name="T3">A990</text:span><text:span text:style-name="T2"> </text:span><text:span text:style-name="T1">1010</text:span><text:span text:style-name="T2"> </text:span><text:span text:style-name="T3">8710</text:span><text:span text:style-name="T2"> </text:span><text:span text:style-name="T1">1010</text:span><text:span text:style-name="T2"> </text:span><text:span text:style-name="T3">8810</text:span><text:span text:style-name="T2"> </text:span><text:span text:style-name="T3">9110</text:span><text:span text:style-name="T2"> </text:span><text:span text:style-name="T9">D</text:span><text:span text:style-name="T13">A</text:span><text:span text:style-name="T9">10</text:span><text:span text:style-name="T2"> </text:span><text:span text:style-name="T3">A210</text:span><text:span text:style-name="T2"> </text:span><text:span text:style-name="T9">D</text:span><text:span text:style-name="T13">B</text:span><text:span text:style-name="T9">10</text:span><text:span text:style-name="T2"> </text:span><text:span text:style-name="T1">1010</text:span><text:span text:style-name="T2"> </text:span><text:span text:style-name="T9">D</text:span><text:span text:style-name="T13">C</text:span><text:span text:style-name="T9">10</text:span><text:span text:style-name="T2"> </text:span><text:span text:style-name="T1">1010</text:span><text:span text:style-name="T2"> </text:span><text:span text:style-name="T1">1010</text:span><text:span text:style-name="T2"> </text:span><text:span text:style-name="T1">1010</text:span><text:span text:style-name="T2"> </text:span><text:span text:style-name="T3">7A90</text:span><text:span text:style-name="T2"> </text:span><text:span text:style-name="T1">1010</text:span><text:span text:style-name="T2"> </text:span><text:span text:style-name="T3">7B90</text:span><text:span text:style-name="T2"> </text:span><text:span text:style-name="T3">0F50</text:span><text:span text:style-name="T2"> </text:span><text:span text:style-name="T1">1010</text:span><text:span text:style-name="T2"> </text:span><text:span text:style-name="T3">4010</text:span><text:span text:style-name="T2"> </text:span><text:span text:style-name="T3">5010</text:span><text:span text:style-name="T2"> </text:span><text:span text:style-name="T3">4110</text:span><text:span text:style-name="T2"> </text:span><text:span text:style-name="T3">5110</text:span><text:span text:style-name="T2"> </text:span><text:span text:style-name="T3">0650</text:span><text:span text:style-name="T2"> </text:span><text:span text:style-name="T3">1650</text:span><text:span text:style-name="T2"> </text:span><text:span text:style-name="T1">5F10</text:span><text:span text:style-name="T2"> </text:span><text:span text:style-name="T3">0A10</text:span><text:span text:style-name="T2"> </text:span><text:span text:style-name="T3">4D10</text:span><text:span text:style-name="T2"> </text:span><text:span text:style-name="T3">0F10</text:span><text:span text:style-name="T2"> </text:span><text:span text:style-name="T3">4E10</text:span><text:span text:style-name="T2"> </text:span><text:span text:style-name="T3">AB90</text:span><text:span text:style-name="T2"> </text:span><text:span text:style-name="T1">1010</text:span><text:span text:style-name="T2"> </text:span><text:span text:style-name="T3">AC90</text:span><text:span text:style-name="T2"> </text:span><text:span text:style-name="T3">AB90</text:span><text:span text:style-name="T2"> </text:span><text:span text:style-name="T14">B0</text:span><text:span text:style-name="T15">11</text:span><text:span text:style-name="T2"> </text:span><text:span text:style-name="T3">AC90</text:span><text:span text:style-name="T2"> </text:span><text:span text:style-name="T14">B1</text:span><text:span text:style-name="T15">11</text:span><text:span text:style-name="T2"> </text:span><text:span text:style-name="T3">AD90</text:span><text:span text:style-name="T2"> </text:span><text:span text:style-name="T14">B2</text:span><text:span text:style-name="T15">11</text:span><text:span text:style-name="T2"> </text:span><text:span text:style-name="T3">AE90</text:span><text:span text:style-name="T2"> </text:span><text:span text:style-name="T14">B3</text:span><text:span text:style-name="T15">11</text:span><text:span text:style-name="T2"> </text:span><text:span text:style-name="T3">8C10</text:span><text:span text:style-name="T2"> </text:span><text:span text:style-name="T14">B4</text:span><text:span text:style-name="T15">11</text:span><text:span text:style-name="T2"> </text:span><text:span text:style-name="T3">8D10</text:span><text:span text:style-name="T2"> </text:span><text:span text:style-name="T7">2C08</text:span><text:span text:style-name="T2"> </text:span><text:span text:style-name="T1">8310</text:span><text:span text:style-name="T2"> </text:span><text:span text:style-name="T3">0FD0</text:span><text:span text:style-name="T2"> </text:span><text:span text:style-name="T3">1ED0</text:span><text:span text:style-name="T2"> </text:span><text:span text:style-name="T3">0ED0</text:span><text:span text:style-name="T2"> </text:span><text:span text:style-name="T3">1DD0</text:span><text:span text:style-name="T2"> </text:span><text:span text:style-name="T3">0DD0</text:span><text:span text:style-name="T2"> </text:span><text:span text:style-name="T3">2810</text:span><text:span text:style-name="T2"> </text:span><text:span text:style-name="T1">2FD0</text:span><text:span text:style-name="T2"> </text:span><text:span text:style-name="T1">2FD0</text:span><text:span text:style-name="T2"> </text:span><text:span text:style-name="T1">2650</text:span><text:span text:style-name="T2"> </text:span><text:span text:style-name="T1">2750</text:span><text:span text:style-name="T2"> </text:span><text:span text:style-name="T1">2610</text:span><text:span text:style-name="T2"> </text:span><text:soft-page-break/><text:span text:style-name="T1">2650</text:span><text:span text:style-name="T2"> </text:span><text:span text:style-name="T1">3650</text:span><text:span text:style-name="T2"> </text:span><text:span text:style-name="T1">2610</text:span><text:span text:style-name="T2"> </text:span><text:span text:style-name="T1">3710</text:span><text:span text:style-name="T2"> </text:span><text:span text:style-name="T1">2710</text:span><text:span text:style-name="T2"> </text:span><text:span text:style-name="T1">3710</text:span><text:span text:style-name="T2"> </text:span><text:span text:style-name="T1">4810</text:span><text:span text:style-name="T2"> </text:span><text:span text:style-name="T1">1F10</text:span><text:span text:style-name="T2"> </text:span><text:span text:style-name="T1">2F90</text:span><text:span text:style-name="T2"> </text:span><text:span text:style-name="T1">5F10</text:span><text:span text:style-name="T2"> </text:span><text:span text:style-name="T3">1D90</text:span><text:span text:style-name="T2"> </text:span><text:span text:style-name="T3">0D90</text:span><text:span text:style-name="T2"> </text:span><text:span text:style-name="T3">1E90</text:span><text:span text:style-name="T2"> </text:span><text:span text:style-name="T3">0E90</text:span><text:span text:style-name="T2"> </text:span><text:span text:style-name="T1">1010</text:span><text:span text:style-name="T2"> </text:span><text:span text:style-name="T3">0F90</text:span><text:span text:style-name="T2"> </text:span><text:span text:style-name="T3">8510</text:span><text:span text:style-name="T2"> </text:span><text:span text:style-name="T3">9510</text:span><text:span text:style-name="T2"> </text:span><text:span text:style-name="T3">95D0</text:span><text:span text:style-name="T2"> </text:span><text:span text:style-name="T3">85D0</text:span><text:span text:style-name="T2"> </text:span><text:span text:style-name="T1">1010</text:span><text:span text:style-name="T2"> </text:span><text:span text:style-name="T1">1010</text:span><text:span text:style-name="T2"> </text:span><text:span text:style-name="T3">9690</text:span><text:span text:style-name="T2"> </text:span><text:span text:style-name="T1">1010</text:span><text:span text:style-name="T2"> </text:span><text:span text:style-name="T3">9710</text:span><text:span text:style-name="T2"> </text:span><text:span text:style-name="T3">A710</text:span><text:span text:style-name="T2"> </text:span><text:span text:style-name="T3">9710</text:span><text:span text:style-name="T2"> </text:span><text:span text:style-name="T3">A810</text:span><text:span text:style-name="T2"> </text:span><text:span text:style-name="T1">5F10</text:span><text:span text:style-name="T2"> </text:span><text:span text:style-name="T1">5F90</text:span><text:span text:style-name="T2"> </text:span><text:span text:style-name="T3">1910</text:span><text:span text:style-name="T2"> </text:span><text:span text:style-name="T3">0110</text:span><text:span text:style-name="T2"> </text:span><text:span text:style-name="T3">0550</text:span><text:span text:style-name="T2"> </text:span><text:span text:style-name="T3">1550</text:span><text:span text:style-name="T2"> </text:span><text:span text:style-name="T3">0D10</text:span><text:span text:style-name="T2"> </text:span><text:span text:style-name="T3">1D10</text:span><text:span text:style-name="T2"> </text:span><text:span text:style-name="T1">1010</text:span><text:span text:style-name="T2"> </text:span><text:span text:style-name="T1">1010</text:span><text:span text:style-name="T2"> </text:span><text:span text:style-name="T3">6210</text:span><text:span text:style-name="T2"> </text:span><text:span text:style-name="T3">7210</text:span><text:span text:style-name="T2"> </text:span><text:span text:style-name="T3">6310</text:span><text:span text:style-name="T2"> </text:span><text:span text:style-name="T3">7310</text:span><text:span text:style-name="T2"> </text:span><text:span text:style-name="T1">1010</text:span><text:span text:style-name="T2"> </text:span><text:span text:style-name="T1">1010</text:span><text:span text:style-name="T2"> </text:span><text:span text:style-name="T3">8410</text:span><text:span text:style-name="T2"> </text:span><text:span text:style-name="T16">1010</text:span><text:span text:style-name="T2"> </text:span><text:span text:style-name="T3">A150</text:span><text:span text:style-name="T2"> </text:span><text:span text:style-name="T14">0</text:span><text:span text:style-name="T17">D</text:span><text:span text:style-name="T15">1</text:span><text:span text:style-name="T17">2</text:span><text:span text:style-name="T2"> </text:span><text:span text:style-name="T3">9110</text:span><text:span text:style-name="T2"> </text:span><text:span text:style-name="T14">0</text:span><text:span text:style-name="T17">E12</text:span><text:span text:style-name="T2"> </text:span><text:span text:style-name="T3">9110</text:span><text:span text:style-name="T2"> </text:span><text:span text:style-name="T14">0</text:span><text:span text:style-name="T17">F</text:span><text:span text:style-name="T15">1</text:span><text:span text:style-name="T17">2</text:span><text:span text:style-name="T2"> 700C </text:span><text:span text:style-name="T17">1012</text:span><text:span text:style-name="T2"> </text:span><text:span text:style-name="T18">710C</text:span><text:span text:style-name="T2"> </text:span><text:span text:style-name="T7">2C08</text:span><text:span text:style-name="T2"> </text:span><text:span text:style-name="T19">7</text:span><text:span text:style-name="T20">409</text:span><text:span text:style-name="T2"> </text:span><text:span text:style-name="T1">1008</text:span><text:span text:style-name="T2"> </text:span><text:span text:style-name="T21">7</text:span><text:span text:style-name="T22">509</text:span><text:span text:style-name="T2"> </text:span><text:span text:style-name="T23">9688</text:span><text:span text:style-name="T2"> </text:span><text:span text:style-name="T24">84</text:span><text:span text:style-name="T9">09</text:span><text:span text:style-name="T2"> </text:span><text:span text:style-name="T25">7E</text:span><text:span text:style-name="T9">0</text:span><text:span text:style-name="T26">9</text:span><text:span text:style-name="T2"> </text:span><text:span text:style-name="T24">85</text:span><text:span text:style-name="T9">09</text:span><text:span text:style-name="T2"> </text:span><text:span text:style-name="T25">7F</text:span><text:span text:style-name="T9">0</text:span><text:span text:style-name="T26">9</text:span><text:span text:style-name="T2"> </text:span><text:span text:style-name="T24">86</text:span><text:span text:style-name="T9">09</text:span><text:span text:style-name="T2"> </text:span><text:span text:style-name="T3">A808</text:span><text:span text:style-name="T2"> </text:span><text:span text:style-name="T24">87</text:span><text:span text:style-name="T9">09</text:span><text:span text:style-name="T2"> </text:span><text:span text:style-name="T3">A908</text:span><text:span text:style-name="T2"> </text:span><text:span text:style-name="T24">88</text:span><text:span text:style-name="T9">09</text:span><text:span text:style-name="T2"> </text:span><text:span text:style-name="T3">A608</text:span><text:span text:style-name="T2"> </text:span><text:span text:style-name="T24">89</text:span><text:span text:style-name="T9">09</text:span><text:span text:style-name="T2"> </text:span><text:span text:style-name="T3">A708</text:span><text:span text:style-name="T2"> </text:span><text:span text:style-name="T9">E</text:span><text:span text:style-name="T24">A</text:span><text:span text:style-name="T9">10</text:span><text:span text:style-name="T2"> </text:span><text:span text:style-name="T1">1010</text:span><text:span text:style-name="T2"> </text:span><text:span text:style-name="T9">E</text:span><text:span text:style-name="T24">B</text:span><text:span text:style-name="T9">10</text:span><text:span text:style-name="T2"> </text:span><text:span text:style-name="T1">1010</text:span><text:span text:style-name="T2"> </text:span><text:span text:style-name="T9">E</text:span><text:span text:style-name="T13">C</text:span><text:span text:style-name="T9">10</text:span><text:span text:style-name="T2"> </text:span><text:span text:style-name="T7">2C08</text:span><text:span text:style-name="T2"> </text:span><text:span text:style-name="T3">7ED0</text:span><text:span text:style-name="T2"> </text:span><text:span text:style-name="T14">E0</text:span><text:span text:style-name="T15">11</text:span><text:span text:style-name="T2"> </text:span><text:span text:style-name="T3">6A90</text:span><text:span text:style-name="T2"> </text:span><text:span text:style-name="T14">E1</text:span><text:span text:style-name="T15">11</text:span><text:span text:style-name="T2"> </text:span><text:span text:style-name="T3">6B90</text:span><text:span text:style-name="T2"> </text:span><text:span text:style-name="T14">E2</text:span><text:span text:style-name="T15">11</text:span><text:span text:style-name="T2"> </text:span><text:soft-page-break/><text:span text:style-name="T3">6550</text:span><text:span text:style-name="T2"> </text:span><text:span text:style-name="T14">E3</text:span><text:span text:style-name="T15">11</text:span><text:span text:style-name="T2"> </text:span><text:span text:style-name="T3">6450</text:span><text:span text:style-name="T2"> </text:span><text:span text:style-name="T3">7450</text:span><text:span text:style-name="T2"> </text:span><text:span text:style-name="T7">2C08</text:span><text:span text:style-name="T2"> </text:span><text:span text:style-name="T1">1010</text:span><text:span text:style-name="T2"> </text:span><text:span text:style-name="T14">5012</text:span><text:span text:style-name="T2"> </text:span><text:span text:style-name="T1">1010</text:span><text:span text:style-name="T2"> </text:span><text:span text:style-name="T14">5112</text:span><text:span text:style-name="T2"> </text:span><text:span text:style-name="T1">1010</text:span><text:span text:style-name="T2"> </text:span><text:span text:style-name="T14">5212</text:span><text:span text:style-name="T2"> </text:span><text:span text:style-name="T3">7150</text:span><text:span text:style-name="T2"> </text:span><text:span text:style-name="T3">1A10</text:span><text:span text:style-name="T2"> </text:span><text:span text:style-name="T3">0210</text:span><text:span text:style-name="T2"> </text:span><text:span text:style-name="T1">1010</text:span><text:span text:style-name="T2"> </text:span><text:span text:style-name="T1">1010</text:span><text:span text:style-name="T2"> </text:span><text:span text:style-name="T3">9C90</text:span><text:span text:style-name="T2"> </text:span><text:span text:style-name="T3">9B90</text:span><text:span text:style-name="T2"> </text:span><text:span text:style-name="T3">9C90</text:span><text:span text:style-name="T2"> </text:span><text:span text:style-name="T3">AD10</text:span><text:span text:style-name="T2"> </text:span><text:span text:style-name="T3">9C10</text:span><text:span text:style-name="T2"> </text:span><text:span text:style-name="T3">AC10</text:span><text:span text:style-name="T2"> </text:span><text:span text:style-name="T3">9C10</text:span><text:span text:style-name="T2"> </text:span><text:span text:style-name="T3">AD10</text:span><text:span text:style-name="T2"> </text:span><text:span text:style-name="T3">9CD0</text:span><text:span text:style-name="T2"> </text:span><text:span text:style-name="T3">AE10</text:span><text:span text:style-name="T2"> </text:span><text:span text:style-name="T3">9BD0</text:span><text:span text:style-name="T2"> </text:span><text:span text:style-name="T1">8BD0</text:span><text:span text:style-name="T2"> </text:span><text:span text:style-name="T1">1010</text:span><text:span text:style-name="T2"> </text:span><text:span text:style-name="T3">0FD0</text:span><text:span text:style-name="T2"> </text:span><text:span text:style-name="T3">1CD0</text:span><text:span text:style-name="T2"> </text:span><text:span text:style-name="T3">0CD0</text:span><text:span text:style-name="T2"> </text:span><text:span text:style-name="T3">1BD0</text:span><text:span text:style-name="T2"> </text:span><text:span text:style-name="T3">0BD0</text:span><text:span text:style-name="T2"> </text:span><text:span text:style-name="T3">2810</text:span><text:span text:style-name="T2"> </text:span><text:span text:style-name="T1">2F90</text:span><text:span text:style-name="T2"> </text:span><text:span text:style-name="T1">2FD0</text:span><text:span text:style-name="T2"> </text:span><text:span text:style-name="T1">2FD0</text:span><text:span text:style-name="T2"> </text:span><text:span text:style-name="T1">2650</text:span><text:span text:style-name="T2"> </text:span><text:span text:style-name="T1">3650</text:span><text:span text:style-name="T2"> </text:span><text:span text:style-name="T1">3650</text:span><text:span text:style-name="T2"> </text:span><text:span text:style-name="T1">3710</text:span><text:span text:style-name="T2"> </text:span><text:span text:style-name="T1">3710</text:span><text:span text:style-name="T2"> </text:span><text:span text:style-name="T3">0510</text:span><text:span text:style-name="T2"> </text:span><text:span text:style-name="T1">1F10</text:span><text:span text:style-name="T2"> </text:span><text:span text:style-name="T3">0610</text:span><text:span text:style-name="T2"> </text:span><text:span text:style-name="T1">1F10</text:span><text:span text:style-name="T2"> </text:span><text:span text:style-name="T3">0710</text:span><text:span text:style-name="T2"> </text:span><text:span text:style-name="T1">5F10</text:span><text:span text:style-name="T2"> </text:span><text:span text:style-name="T3">0810</text:span><text:span text:style-name="T2"> </text:span><text:span text:style-name="T3">0B10</text:span><text:span text:style-name="T2"> </text:span><text:span text:style-name="T3">1B10</text:span><text:span text:style-name="T2"> </text:span><text:span text:style-name="T3">0C10</text:span><text:span text:style-name="T2"> </text:span><text:span text:style-name="T3">1C10</text:span><text:span text:style-name="T2"> </text:span><text:span text:style-name="T3">1350</text:span><text:span text:style-name="T2"> </text:span><text:span text:style-name="T3">0F50</text:span><text:span text:style-name="T2"> </text:span><text:span text:style-name="T3">1310</text:span><text:span text:style-name="T2"> </text:span><text:span text:style-name="T3">0F10</text:span><text:span text:style-name="T2"> </text:span><text:span text:style-name="T3">0F10</text:span><text:span text:style-name="T2"> </text:span><text:span text:style-name="T27">64</text:span><text:span text:style-name="T9">0</text:span><text:span text:style-name="T28">9</text:span><text:span text:style-name="T2"> </text:span><text:span text:style-name="T1">1010</text:span><text:span text:style-name="T2"> </text:span><text:span text:style-name="T27">65</text:span><text:span text:style-name="T9">0</text:span><text:span text:style-name="T28">9</text:span><text:span text:style-name="T2"> </text:span><text:span text:style-name="T1">1010</text:span><text:span text:style-name="T2"> </text:span><text:span text:style-name="T27">66</text:span><text:span text:style-name="T9">0</text:span><text:span text:style-name="T28">9</text:span><text:span text:style-name="T2"> </text:span><text:span text:style-name="T3">A090</text:span><text:span text:style-name="T2"> </text:span><text:span text:style-name="T27">67</text:span><text:span text:style-name="T9">0</text:span><text:span text:style-name="T28">9</text:span><text:span text:style-name="T2"> </text:span><text:span text:style-name="T3">A190</text:span><text:span text:style-name="T2"> </text:span><text:span text:style-name="T27">68</text:span><text:span text:style-name="T9">0</text:span><text:span text:style-name="T28">9</text:span><text:span text:style-name="T2"> </text:span><text:span text:style-name="T3">A290</text:span><text:span text:style-name="T2"> </text:span><text:span text:style-name="T27">69</text:span><text:span text:style-name="T9">0</text:span><text:span text:style-name="T28">9</text:span><text:span text:style-name="T2"> </text:span><text:span text:style-name="T3">A390</text:span><text:span text:style-name="T2"> </text:span><text:span text:style-name="T27">6A</text:span><text:span text:style-name="T9">0</text:span><text:span text:style-name="T28">9</text:span><text:span text:style-name="T2"> </text:span><text:span text:style-name="T1">5F10</text:span><text:span text:style-name="T2"> </text:span><text:span text:style-name="T1">5F90</text:span><text:span text:style-name="T2"> </text:span><text:span text:style-name="T3">1110</text:span><text:span text:style-name="T2"> </text:span><text:span text:style-name="T3">1D90</text:span><text:span text:style-name="T2"> </text:span><text:span text:style-name="T14">53</text:span><text:span text:style-name="T15">1</text:span><text:span text:style-name="T29">2</text:span><text:span text:style-name="T2"> </text:span><text:span text:style-name="T3">7050</text:span><text:span text:style-name="T2"> </text:span><text:span text:style-name="T14">54</text:span><text:span text:style-name="T15">1</text:span><text:span text:style-name="T29">2</text:span><text:span text:style-name="T2"> </text:span><text:span text:style-name="T1">1010</text:span><text:span text:style-name="T2"> </text:span><text:span text:style-name="T1">1010</text:span><text:span text:style-name="T2"> </text:span><text:span text:style-name="T1">1010</text:span><text:span text:style-name="T2"> </text:span><text:span text:style-name="T3">6550</text:span><text:span text:style-name="T2"> </text:span><text:span text:style-name="T3">7550</text:span><text:span text:style-name="T2"> </text:span><text:soft-page-break/><text:span text:style-name="T3">6450</text:span><text:span text:style-name="T2"> </text:span><text:span text:style-name="T3">7450</text:span><text:span text:style-name="T2"> </text:span><text:span text:style-name="T1">1010</text:span><text:span text:style-name="T2"> </text:span><text:span text:style-name="T1">1010</text:span><text:span text:style-name="T2"> </text:span><text:span text:style-name="T1">1010</text:span><text:span text:style-name="T2"> </text:span><text:span text:style-name="T3">8110</text:span><text:span text:style-name="T2"> </text:span><text:span text:style-name="T3">8110</text:span><text:span text:style-name="T2"> 660C 740C 670C 750C </text:span><text:span text:style-name="T3">81D0</text:span><text:span text:style-name="T2"> </text:span><text:span text:style-name="T3">9450</text:span><text:span text:style-name="T2"> </text:span><text:span text:style-name="T1">1010</text:span><text:span text:style-name="T2"> </text:span><text:span text:style-name="T1">1010</text:span><text:span text:style-name="T2"> </text:span><text:span text:style-name="T3">9610</text:span><text:span text:style-name="T2"> </text:span><text:span text:style-name="T1">1010</text:span><text:span text:style-name="T2"> </text:span><text:span text:style-name="T3">8750</text:span><text:span text:style-name="T2"> </text:span><text:span text:style-name="T8">14</text:span><text:span text:style-name="T9">1</text:span><text:span text:style-name="T8">1</text:span><text:span text:style-name="T2"> </text:span><text:span text:style-name="T8">24</text:span><text:span text:style-name="T9">1</text:span><text:span text:style-name="T8">1</text:span><text:span text:style-name="T2"> </text:span><text:span text:style-name="T8">15</text:span><text:span text:style-name="T9">1</text:span><text:span text:style-name="T8">1</text:span><text:span text:style-name="T2"> </text:span><text:span text:style-name="T8">25</text:span><text:span text:style-name="T9">1</text:span><text:span text:style-name="T8">1</text:span><text:span text:style-name="T2"> </text:span><text:span text:style-name="T8">16</text:span><text:span text:style-name="T9">1</text:span><text:span text:style-name="T8">1</text:span><text:span text:style-name="T2"> </text:span><text:span text:style-name="T8">26</text:span><text:span text:style-name="T9">1</text:span><text:span text:style-name="T8">1</text:span><text:span text:style-name="T2"> </text:span><text:span text:style-name="T8">17</text:span><text:span text:style-name="T9">1</text:span><text:span text:style-name="T8">1</text:span><text:span text:style-name="T2"> </text:span><text:span text:style-name="T8">27</text:span><text:span text:style-name="T9">1</text:span><text:span text:style-name="T8">1</text:span><text:span text:style-name="T2"> </text:span><text:span text:style-name="T8">18</text:span><text:span text:style-name="T9">1</text:span><text:span text:style-name="T8">1</text:span><text:span text:style-name="T2"> </text:span><text:span text:style-name="T8">28</text:span><text:span text:style-name="T9">1</text:span><text:span text:style-name="T8">1</text:span><text:span text:style-name="T2"> </text:span><text:span text:style-name="T8">19</text:span><text:span text:style-name="T9">1</text:span><text:span text:style-name="T8">1</text:span><text:span text:style-name="T2"> </text:span><text:span text:style-name="T8">29</text:span><text:span text:style-name="T9">1</text:span><text:span text:style-name="T8">1</text:span><text:span text:style-name="T2"> </text:span><text:span text:style-name="T8">1A</text:span><text:span text:style-name="T9">1</text:span><text:span text:style-name="T8">1</text:span><text:span text:style-name="T2"> </text:span><text:span text:style-name="T8">2A</text:span><text:span text:style-name="T9">1</text:span><text:span text:style-name="T8">1</text:span><text:span text:style-name="T2"> </text:span><text:span text:style-name="T1">1010</text:span><text:span text:style-name="T2"> </text:span><text:span text:style-name="T1">1010</text:span><text:span text:style-name="T2"> </text:span><text:span text:style-name="T3">8710</text:span><text:span text:style-name="T2"> </text:span><text:span text:style-name="T3">A710</text:span><text:span text:style-name="T2"> </text:span><text:span text:style-name="T3">9810</text:span><text:span text:style-name="T2"> </text:span><text:span text:style-name="T3">87D0</text:span><text:span text:style-name="T2"> </text:span><text:span text:style-name="T3">8810</text:span><text:span text:style-name="T2"> </text:span><text:span text:style-name="T1">1010</text:span><text:span text:style-name="T2"> </text:span><text:span text:style-name="T3">7150</text:span><text:span text:style-name="T2"> </text:span><text:span text:style-name="T3">0FD0</text:span><text:span text:style-name="T2"> </text:span><text:span text:style-name="T3">7050</text:span><text:span text:style-name="T2"> </text:span><text:span text:style-name="T3">19D0</text:span><text:span text:style-name="T2"> </text:span><text:span text:style-name="T3">0F90</text:span><text:span text:style-name="T2"> </text:span><text:span text:style-name="T3">1190</text:span><text:span text:style-name="T2"> </text:span><text:span text:style-name="T1">1010</text:span><text:span text:style-name="T2"> </text:span><text:span text:style-name="T3">1290</text:span><text:span text:style-name="T2"> </text:span><text:span text:style-name="T3">6150</text:span><text:span text:style-name="T2"> </text:span><text:span text:style-name="T3">7150</text:span><text:span text:style-name="T2"> </text:span><text:span text:style-name="T3">6050</text:span><text:span text:style-name="T2"> </text:span><text:span text:style-name="T3">7050</text:span><text:span text:style-name="T2"> </text:span><text:span text:style-name="T1">1010</text:span><text:span text:style-name="T2"> </text:span><text:span text:style-name="T3">6B50</text:span><text:span text:style-name="T2"> </text:span><text:span text:style-name="T1">1010</text:span><text:span text:style-name="T2"> </text:span><text:span text:style-name="T3">6A50</text:span><text:span text:style-name="T2"> </text:span><text:span text:style-name="T3">1210</text:span><text:span text:style-name="T2"> </text:span><text:span text:style-name="T3">1E90</text:span><text:span text:style-name="T2"> </text:span><text:span text:style-name="T1">3610</text:span><text:span text:style-name="T2"> </text:span><text:span text:style-name="T3">1AD0</text:span><text:span text:style-name="T2"> </text:span><text:span text:style-name="T3">0FD0</text:span><text:span text:style-name="T2"> </text:span><text:span text:style-name="T3">19D0</text:span><text:span text:style-name="T2"> </text:span><text:span text:style-name="T3">31D0</text:span><text:span text:style-name="T2"> </text:span><text:span text:style-name="T3">21D0</text:span><text:span text:style-name="T2"> </text:span><text:span text:style-name="T3">30D0</text:span><text:span text:style-name="T2"> </text:span><text:span text:style-name="T3">20D0</text:span><text:span text:style-name="T2"> </text:span><text:span text:style-name="T3">18D0</text:span><text:span text:style-name="T2"> </text:span><text:span text:style-name="T3">08D0</text:span><text:span text:style-name="T2"> </text:span><text:span text:style-name="T3">17D0</text:span><text:span text:style-name="T2"> </text:span><text:span text:style-name="T3">07D0</text:span><text:span text:style-name="T2"> </text:span><text:span text:style-name="T3">16D0</text:span><text:span text:style-name="T2"> </text:span><text:span text:style-name="T3">06D0</text:span><text:span text:style-name="T2"> </text:span><text:span text:style-name="T3">15D0</text:span><text:span text:style-name="T2"> </text:span><text:span text:style-name="T3">05D0</text:span><text:span text:style-name="T2"> </text:span><text:span text:style-name="T3">2810</text:span><text:span text:style-name="T2"> </text:span><text:span text:style-name="T1">2FD0</text:span><text:span text:style-name="T2"> </text:span><text:span text:style-name="T1">2FD0</text:span><text:span text:style-name="T2"> </text:span><text:span text:style-name="T1">1F10</text:span><text:span text:style-name="T2"> </text:span><text:span text:style-name="T1">1F10</text:span><text:span text:style-name="T2"> </text:span><text:span text:style-name="T1">4610</text:span><text:span text:style-name="T2"> </text:span><text:span text:style-name="T1">2710</text:span><text:span text:style-name="T2"> </text:span><text:span text:style-name="T1">2710</text:span><text:span text:style-name="T2"> </text:span><text:span text:style-name="T1">2710</text:span><text:span text:style-name="T2"> </text:span><text:span text:style-name="T1">1F10</text:span><text:span text:style-name="T2"> </text:span><text:soft-page-break/><text:span text:style-name="T1">5F10</text:span><text:span text:style-name="T2"> </text:span><text:span text:style-name="T1">5F90</text:span><text:span text:style-name="T2"> </text:span><text:span text:style-name="T3">1510</text:span><text:span text:style-name="T2"> </text:span><text:span text:style-name="T3">1D90</text:span><text:span text:style-name="T2"> </text:span><text:span text:style-name="T3">1610</text:span><text:span text:style-name="T2"> </text:span><text:span text:style-name="T3">1E90</text:span><text:span text:style-name="T2"> </text:span><text:span text:style-name="T3">1710</text:span><text:span text:style-name="T2"> </text:span><text:span text:style-name="T7">2C08</text:span><text:span text:style-name="T2"> </text:span><text:span text:style-name="T3">1810</text:span><text:span text:style-name="T2"> </text:span><text:span text:style-name="T14">4B</text:span><text:span text:style-name="T15">1</text:span><text:span text:style-name="T14">2</text:span><text:span text:style-name="T2"> </text:span><text:span text:style-name="T3">0F10</text:span><text:span text:style-name="T2"> </text:span><text:span text:style-name="T14">4C</text:span><text:span text:style-name="T15">1</text:span><text:span text:style-name="T14">2</text:span><text:span text:style-name="T2"> </text:span><text:span text:style-name="T1">1010</text:span><text:span text:style-name="T2"> </text:span><text:span text:style-name="T14">4D</text:span><text:span text:style-name="T15">1</text:span><text:span text:style-name="T14">2</text:span><text:span text:style-name="T2"> </text:span><text:span text:style-name="T3">8010</text:span><text:span text:style-name="T2"> </text:span><text:span text:style-name="T14">4E</text:span><text:span text:style-name="T15">1</text:span><text:span text:style-name="T14">2</text:span><text:span text:style-name="T2"> </text:span><text:span text:style-name="T3">8110</text:span><text:span text:style-name="T2"> </text:span><text:span text:style-name="T3">9110</text:span><text:span text:style-name="T2"> </text:span><text:span text:style-name="T3">9108</text:span><text:span text:style-name="T2"> </text:span><text:span text:style-name="T3">9110</text:span><text:span text:style-name="T2"> </text:span><text:span text:style-name="T3">9108</text:span><text:span text:style-name="T2"> </text:span><text:span text:style-name="T13">D4</text:span><text:span text:style-name="T9">10</text:span><text:span text:style-name="T2"> </text:span><text:span text:style-name="T25">6E</text:span><text:span text:style-name="T30">09</text:span><text:span text:style-name="T2"> </text:span><text:span text:style-name="T13">D5</text:span><text:span text:style-name="T9">10</text:span><text:span text:style-name="T2"> </text:span><text:span text:style-name="T25">6F</text:span><text:span text:style-name="T30">09</text:span><text:span text:style-name="T2"> </text:span><text:span text:style-name="T13">D</text:span><text:span text:style-name="T8">6</text:span><text:span text:style-name="T9">10</text:span><text:span text:style-name="T2"> </text:span><text:span text:style-name="T3">9108</text:span><text:span text:style-name="T2"> </text:span><text:span text:style-name="T13">D7</text:span><text:span text:style-name="T9">10</text:span><text:span text:style-name="T2"> </text:span><text:span text:style-name="T3">9108</text:span><text:span text:style-name="T2"> </text:span><text:span text:style-name="T13">D</text:span><text:span text:style-name="T8">8</text:span><text:span text:style-name="T9">10</text:span><text:span text:style-name="T2"> </text:span><text:span text:style-name="T3">9108</text:span><text:span text:style-name="T2"> </text:span><text:span text:style-name="T13">D9</text:span><text:span text:style-name="T9">10</text:span><text:span text:style-name="T2"> </text:span><text:span text:style-name="T1">2F90</text:span><text:span text:style-name="T2"> </text:span><text:span text:style-name="T1">5810</text:span><text:span text:style-name="T2"> </text:span><text:span text:style-name="T3">0D90</text:span><text:span text:style-name="T2"> </text:span><text:span text:style-name="T1">5F90</text:span><text:span text:style-name="T2"> </text:span><text:span text:style-name="T1">1010</text:span><text:span text:style-name="T2"> </text:span><text:span text:style-name="T3">6150</text:span><text:span text:style-name="T2"> </text:span><text:span text:style-name="T3">6550</text:span><text:span text:style-name="T2"> </text:span><text:span text:style-name="T3">7550</text:span><text:span text:style-name="T2"> </text:span><text:span text:style-name="T3">6450</text:span><text:span text:style-name="T2"> </text:span><text:span text:style-name="T3">7450</text:span><text:span text:style-name="T2"> </text:span><text:span text:style-name="T3">6410</text:span><text:span text:style-name="T2"> </text:span><text:span text:style-name="T3">7410</text:span><text:span text:style-name="T2"> </text:span><text:span text:style-name="T3">6510</text:span><text:span text:style-name="T2"> </text:span><text:span text:style-name="T3">7510</text:span><text:span text:style-name="T2"> </text:span><text:span text:style-name="T1">1010</text:span><text:span text:style-name="T2"> </text:span><text:span text:style-name="T1">1010</text:span><text:span text:style-name="T2"> </text:span><text:span text:style-name="T3">9090</text:span><text:span text:style-name="T2"> </text:span><text:span text:style-name="T1">1010</text:span><text:span text:style-name="T2"> 760C </text:span><text:span text:style-name="T3">9090</text:span><text:span text:style-name="T2"> 770C 654C </text:span><text:span text:style-name="T3">8150</text:span><text:span text:style-name="T2"> 644C </text:span><text:span text:style-name="T1">1010</text:span><text:span text:style-name="T2"> </text:span><text:span text:style-name="T3">8150</text:span><text:span text:style-name="T2"> </text:span><text:span text:style-name="T3">A610</text:span><text:span text:style-name="T2"> </text:span><text:span text:style-name="T3">A090</text:span><text:span text:style-name="T2"> </text:span><text:span text:style-name="T3">A710</text:span><text:span text:style-name="T2"> </text:span><text:span text:style-name="T1">1010</text:span><text:span text:style-name="T2"> </text:span><text:span text:style-name="T3">8750</text:span><text:span text:style-name="T2"> </text:span><text:span text:style-name="T3">A610</text:span><text:span text:style-name="T2"> </text:span><text:span text:style-name="T3">9610</text:span><text:span text:style-name="T2"> </text:span><text:span text:style-name="T3">A710</text:span><text:span text:style-name="T2"> </text:span><text:span text:style-name="T3">8750</text:span><text:span text:style-name="T2"> </text:span><text:span text:style-name="T3">A810</text:span><text:span text:style-name="T2"> </text:span><text:span text:style-name="T1">1010</text:span><text:span text:style-name="T2"> </text:span><text:span text:style-name="T3">A910</text:span><text:span text:style-name="T2"> </text:span><text:span text:style-name="T1">1010</text:span><text:span text:style-name="T2"> </text:span><text:span text:style-name="T1">1010</text:span><text:span text:style-name="T2"> </text:span><text:span text:style-name="T1">1010</text:span><text:span text:style-name="T2"> </text:span><text:span text:style-name="T3">0F90</text:span><text:span text:style-name="T2"> </text:span><text:span text:style-name="T1">1010</text:span><text:span text:style-name="T2"> </text:span><text:span text:style-name="T3">17D0</text:span><text:span text:style-name="T2"> </text:span><text:span text:style-name="T1">1010</text:span><text:span text:style-name="T2"> </text:span><text:span text:style-name="T3">16D0</text:span><text:span text:style-name="T2"> </text:span><text:span text:style-name="T3">0FD0</text:span><text:span text:style-name="T2"> </text:span><text:span text:style-name="T3">15D0</text:span><text:span text:style-name="T2"> </text:span><text:span text:style-name="T3">0AD0</text:span><text:span text:style-name="T2"> </text:span><text:span text:style-name="T3">0D10</text:span><text:span text:style-name="T2"> </text:span><text:span text:style-name="T3">28D0</text:span><text:span text:style-name="T2"> </text:span><text:span text:style-name="T3">0E10</text:span><text:span text:style-name="T2"> </text:span><text:soft-page-break/><text:span text:style-name="T3">0190</text:span><text:span text:style-name="T2"> </text:span><text:span text:style-name="T3">0F10</text:span><text:span text:style-name="T2"> </text:span><text:span text:style-name="T3">0290</text:span><text:span text:style-name="T2"> </text:span><text:span text:style-name="T1">8B10</text:span><text:span text:style-name="T2"> </text:span><text:span text:style-name="T1">1010</text:span><text:span text:style-name="T2"> </text:span><text:span text:style-name="T3">8C10</text:span><text:span text:style-name="T2"> </text:span><text:span text:style-name="T1">1010</text:span><text:span text:style-name="T2"> </text:span><text:span text:style-name="T3">8D10</text:span><text:span text:style-name="T2"> </text:span><text:span text:style-name="T3">7B50</text:span><text:span text:style-name="T2"> </text:span><text:span text:style-name="T1">8E10</text:span><text:span text:style-name="T2"> </text:span><text:span text:style-name="T3">7A50</text:span><text:span text:style-name="T2"> </text:span><text:span text:style-name="T1">1010</text:span><text:span text:style-name="T2"> </text:span><text:span text:style-name="T3">7150</text:span><text:span text:style-name="T2"> </text:span><text:span text:style-name="T1">1010</text:span><text:span text:style-name="T2"> </text:span><text:span text:style-name="T3">7050</text:span><text:span text:style-name="T2"> </text:span><text:span text:style-name="T1">1010</text:span><text:span text:style-name="T2"> </text:span><text:span text:style-name="T3">0E90</text:span><text:span text:style-name="T2"> </text:span><text:span text:style-name="T1">5FD0</text:span><text:span text:style-name="T2"> </text:span><text:span text:style-name="T3">0AD0</text:span><text:span text:style-name="T2"> </text:span><text:span text:style-name="T1">4910</text:span><text:span text:style-name="T2"> </text:span><text:span text:style-name="T1">5FD0</text:span><text:span text:style-name="T2"> </text:span><text:span text:style-name="T1">5910</text:span><text:span text:style-name="T2"> </text:span><text:span text:style-name="T1">7F90</text:span><text:span text:style-name="T2"> </text:span><text:span text:style-name="T1">5910</text:span><text:span text:style-name="T2"> </text:span><text:span text:style-name="T1">7F90</text:span><text:span text:style-name="T2"> </text:span><text:span text:style-name="T1">2F10</text:span><text:span text:style-name="T2"> </text:span><text:span text:style-name="T1">1F10</text:span><text:span text:style-name="T2"> </text:span><text:span text:style-name="T1">5F10</text:span><text:span text:style-name="T2"> </text:span><text:span text:style-name="T1">5F10</text:span><text:span text:style-name="T2"> </text:span><text:span text:style-name="T3">1910</text:span><text:span text:style-name="T2"> </text:span><text:span text:style-name="T3">0A10</text:span><text:span text:style-name="T2"> </text:span><text:span text:style-name="T3">1A10</text:span><text:span text:style-name="T2"> </text:span><text:span text:style-name="T3">0C50</text:span><text:span text:style-name="T2"> </text:span><text:span text:style-name="T3">1C50</text:span><text:span text:style-name="T2"> </text:span><text:span text:style-name="T3">0B50</text:span><text:span text:style-name="T2"> </text:span><text:span text:style-name="T3">1B50</text:span><text:span text:style-name="T2"> </text:span><text:span text:style-name="T1">2F50</text:span><text:span text:style-name="T2"> </text:span><text:span text:style-name="T1">5F50</text:span><text:span text:style-name="T2"> </text:span><text:span text:style-name="T1">5910</text:span><text:span text:style-name="T2"> </text:span><text:span text:style-name="T1">5910</text:span><text:span text:style-name="T2"> </text:span><text:span text:style-name="T1">2710</text:span><text:span text:style-name="T2"> </text:span><text:span text:style-name="T1">2710</text:span><text:span text:style-name="T2"> </text:span><text:span text:style-name="T1">2710</text:span><text:span text:style-name="T2"> </text:span><text:span text:style-name="T1">4910</text:span><text:span text:style-name="T2"> </text:span><text:span text:style-name="T1">1F10</text:span><text:span text:style-name="T2"> </text:span><text:span text:style-name="T1">5F10</text:span><text:span text:style-name="T2"> </text:span><text:span text:style-name="T3">0D90</text:span><text:span text:style-name="T2"> </text:span><text:span text:style-name="T3">1910</text:span><text:span text:style-name="T2"> </text:span><text:span text:style-name="T3">0E90</text:span><text:span text:style-name="T2"> </text:span><text:span text:style-name="T3">1A10</text:span><text:span text:style-name="T2"> </text:span><text:span text:style-name="T1">1010</text:span><text:span text:style-name="T2"> </text:span><text:span text:style-name="T3">16D0</text:span><text:span text:style-name="T2"> </text:span><text:span text:style-name="T3">0FD0</text:span><text:span text:style-name="T2"> </text:span><text:span text:style-name="T3">15D0</text:span><text:span text:style-name="T2"> </text:span><text:span text:style-name="T3">0F90</text:span><text:span text:style-name="T2"> </text:span><text:span text:style-name="T3">1990</text:span><text:span text:style-name="T2"> </text:span><text:span text:style-name="T1">1010</text:span><text:span text:style-name="T2"> </text:span><text:span text:style-name="T3">1A90</text:span><text:span text:style-name="T2"> </text:span><text:span text:style-name="T3">A010</text:span><text:span text:style-name="T2"> </text:span><text:span text:style-name="T1">1010</text:span><text:span text:style-name="T2"> </text:span><text:span text:style-name="T3">A110</text:span><text:span text:style-name="T2"> </text:span><text:span text:style-name="T1">1010</text:span><text:span text:style-name="T2"> </text:span><text:span text:style-name="T3">9110</text:span><text:span text:style-name="T2"> </text:span><text:span text:style-name="T3">A010</text:span><text:span text:style-name="T2"> </text:span><text:span text:style-name="T31">E4</text:span><text:span text:style-name="T9">10</text:span><text:span text:style-name="T2"> </text:span><text:span text:style-name="T3">A110</text:span><text:span text:style-name="T2"> </text:span><text:span text:style-name="T31">E5</text:span><text:span text:style-name="T9">10</text:span><text:span text:style-name="T2"> </text:span><text:span text:style-name="T3">A210</text:span><text:span text:style-name="T2"> </text:span><text:span text:style-name="T31">E6</text:span><text:span text:style-name="T9">10</text:span><text:span text:style-name="T2"> </text:span><text:span text:style-name="T3">A310</text:span><text:span text:style-name="T2"> </text:span><text:span text:style-name="T31">E7</text:span><text:span text:style-name="T9">10</text:span><text:span text:style-name="T2"> </text:span><text:span text:style-name="T1">1010</text:span><text:span text:style-name="T2"> </text:span><text:span text:style-name="T31">E8</text:span><text:span text:style-name="T9">10</text:span><text:span text:style-name="T2"> </text:span><text:span text:style-name="T1">1010</text:span><text:span text:style-name="T2"> </text:span><text:span text:style-name="T31">E9</text:span><text:span text:style-name="T9">10</text:span><text:span text:style-name="T2"> </text:span><text:span text:style-name="T1">1010</text:span><text:span text:style-name="T2"> </text:span><text:span text:style-name="T1">5810</text:span><text:span text:style-name="T2"> </text:span><text:span text:style-name="T1">2710</text:span><text:span text:style-name="T2"> </text:span><text:span text:style-name="T1">5810</text:span><text:span text:style-name="T2"> </text:span><text:span text:style-name="T1">2F10</text:span><text:span text:style-name="T2"> </text:span><text:span text:style-name="T3">7010</text:span><text:span text:style-name="T2"> </text:span><text:span text:style-name="T1">1010</text:span><text:span text:style-name="T2"> </text:span><text:span text:style-name="T3">7E10</text:span><text:span text:style-name="T2"> </text:span><text:span text:style-name="T1">1010</text:span><text:span text:style-name="T2"> </text:span><text:soft-page-break/><text:span text:style-name="T1">8B10</text:span><text:span text:style-name="T2"> </text:span><text:span text:style-name="T3">9B10</text:span><text:span text:style-name="T2"> </text:span><text:span text:style-name="T3">8C10</text:span><text:span text:style-name="T2"> </text:span><text:span text:style-name="T3">9C10</text:span><text:span text:style-name="T2"> </text:span><text:span text:style-name="T3">8D10</text:span><text:span text:style-name="T2"> </text:span><text:span text:style-name="T3">9D10</text:span><text:span text:style-name="T2"> </text:span><text:span text:style-name="T1">8E10</text:span><text:span text:style-name="T2"> </text:span><text:span text:style-name="T3">9E10</text:span><text:span text:style-name="T2"> </text:span><text:span text:style-name="T3">8190</text:span><text:span text:style-name="T2"> </text:span><text:span text:style-name="T3">8410</text:span><text:span text:style-name="T2"> 744C 680C </text:span><text:span text:style-name="T3">9110</text:span><text:span text:style-name="T2"> 690C </text:span><text:span text:style-name="T3">9110</text:span><text:span text:style-name="T2"> </text:span><text:span text:style-name="T3">9110</text:span><text:span text:style-name="T2"> </text:span><text:span text:style-name="T3">8450</text:span><text:span text:style-name="T2"> </text:span><text:span text:style-name="T3">9450</text:span><text:span text:style-name="T2"> </text:span><text:span text:style-name="T1">1010</text:span><text:span text:style-name="T2"> </text:span><text:span text:style-name="T1">1010</text:span><text:span text:style-name="T2"> </text:span><text:span text:style-name="T1">1010</text:span><text:span text:style-name="T2"> </text:span><text:span text:style-name="T3">9610</text:span><text:span text:style-name="T2"> </text:span><text:span text:style-name="T1">1010</text:span><text:span text:style-name="T2"> </text:span><text:span text:style-name="T3">8550</text:span><text:span text:style-name="T2"> </text:span><text:span text:style-name="T1">1010</text:span><text:span text:style-name="T2"> </text:span><text:span text:style-name="T3">0FD0</text:span><text:span text:style-name="T2"> </text:span><text:span text:style-name="T3">5090</text:span><text:span text:style-name="T2"> </text:span><text:span text:style-name="T3">4090</text:span><text:span text:style-name="T2"> </text:span><text:span text:style-name="T3">08D0</text:span><text:span text:style-name="T2"> </text:span><text:span text:style-name="T1">2F90</text:span><text:span text:style-name="T2"> </text:span><text:span text:style-name="T3">07D0</text:span><text:span text:style-name="T2"> </text:span><text:span text:style-name="T3">0510</text:span><text:span text:style-name="T2"> </text:span><text:span text:style-name="T3">06D0</text:span><text:span text:style-name="T2"> </text:span><text:span text:style-name="T3">0610</text:span><text:span text:style-name="T2"> </text:span><text:span text:style-name="T3">05D0</text:span><text:span text:style-name="T2"> </text:span><text:span text:style-name="T3">0710</text:span><text:span text:style-name="T2"> </text:span><text:span text:style-name="T3">1D10</text:span><text:span text:style-name="T2"> </text:span><text:span text:style-name="T3">0F10</text:span><text:span text:style-name="T2"> </text:span><text:span text:style-name="T3">1E10</text:span><text:span text:style-name="T2"> </text:span><text:span text:style-name="T1">8B10</text:span><text:span text:style-name="T2"> </text:span><text:span text:style-name="T1">1010</text:span><text:span text:style-name="T2"> </text:span><text:span text:style-name="T3">8C10</text:span><text:span text:style-name="T2"> </text:span><text:span text:style-name="T3">9B10</text:span><text:span text:style-name="T2"> </text:span><text:span text:style-name="T7">2C08</text:span><text:span text:style-name="T2"> </text:span><text:span text:style-name="T3">9C10</text:span><text:span text:style-name="T2"> </text:span><text:span text:style-name="T14">7012</text:span><text:span text:style-name="T2"> </text:span><text:span text:style-name="T3">9D10</text:span><text:span text:style-name="T2"> </text:span><text:span text:style-name="T14">7112</text:span><text:span text:style-name="T2"> </text:span><text:span text:style-name="T3">9E10</text:span><text:span text:style-name="T2"> </text:span><text:span text:style-name="T14">7212</text:span><text:span text:style-name="T2"> </text:span><text:span text:style-name="T3">8C10</text:span><text:span text:style-name="T2"> </text:span><text:span text:style-name="T14">7312</text:span><text:span text:style-name="T2"> </text:span><text:span text:style-name="T3">8D10</text:span><text:span text:style-name="T2"> </text:span><text:span text:style-name="T14">7412</text:span><text:span text:style-name="T2"> </text:span><text:span text:style-name="T1">8E10</text:span><text:span text:style-name="T2"> </text:span><text:span text:style-name="T14">7512</text:span><text:span text:style-name="T2"> </text:span><text:span text:style-name="T3">9C10</text:span><text:span text:style-name="T2"> </text:span><text:span text:style-name="T3">9C10</text:span><text:span text:style-name="T2"> </text:span><text:span text:style-name="T3">9C10</text:span><text:span text:style-name="T2"> </text:span><text:span text:style-name="T3">9C10</text:span><text:span text:style-name="T2"> </text:span><text:span text:style-name="T1">5810</text:span><text:span text:style-name="T2"> </text:span><text:span text:style-name="T1">2F10</text:span><text:span text:style-name="T2"> </text:span><text:span text:style-name="T1">5910</text:span><text:span text:style-name="T2"> </text:span><text:span text:style-name="T1">2F10</text:span><text:span text:style-name="T2"> </text:span><text:span text:style-name="T1">5910</text:span><text:span text:style-name="T2"> </text:span><text:span text:style-name="T1">2F10</text:span><text:span text:style-name="T2"> </text:span><text:span text:style-name="T1">4910</text:span><text:span text:style-name="T2"> </text:span><text:span text:style-name="T3">0310</text:span><text:span text:style-name="T2"> </text:span><text:span text:style-name="T3">0B10</text:span><text:span text:style-name="T2"> </text:span><text:span text:style-name="T3">1B10</text:span><text:span text:style-name="T2"> </text:span><text:span text:style-name="T3">0C10</text:span><text:span text:style-name="T2"> </text:span><text:span text:style-name="T3">1C10</text:span><text:span text:style-name="T2"> </text:span><text:span text:style-name="T3">0F10</text:span><text:span text:style-name="T2"> </text:span><text:span text:style-name="T3">8C10</text:span><text:span text:style-name="T2"> </text:span><text:span text:style-name="T3">8C10</text:span><text:span text:style-name="T2"> </text:span><text:span text:style-name="T3">9C10</text:span><text:span text:style-name="T2"> </text:span><text:span text:style-name="T3">8A50</text:span><text:span text:style-name="T2"> </text:span><text:span text:style-name="T7">2C08</text:span><text:span text:style-name="T2"> </text:span><text:span text:style-name="T3">0F50</text:span><text:span text:style-name="T2"> </text:span><text:span text:style-name="T14">B51</text:span><text:span text:style-name="T17">1</text:span><text:span text:style-name="T2"> </text:span><text:span text:style-name="T3">0C50</text:span><text:span text:style-name="T2"> </text:span><text:span text:style-name="T14">B61</text:span><text:span text:style-name="T17">1</text:span><text:span text:style-name="T2"> </text:span><text:span text:style-name="T3">0B50</text:span><text:span text:style-name="T2"> </text:span><text:span text:style-name="T14">B71</text:span><text:span text:style-name="T17">1</text:span><text:span text:style-name="T2"> </text:span><text:soft-page-break/><text:span text:style-name="T1">2F50</text:span><text:span text:style-name="T2"> </text:span><text:span text:style-name="T14">B81</text:span><text:span text:style-name="T17">1</text:span><text:span text:style-name="T2"> </text:span><text:span text:style-name="T1">5910</text:span><text:span text:style-name="T2"> </text:span><text:span text:style-name="T14">B91</text:span><text:span text:style-name="T17">1</text:span><text:span text:style-name="T2"> </text:span><text:span text:style-name="T1">5F90</text:span><text:span text:style-name="T2"> </text:span><text:span text:style-name="T1">1F10</text:span><text:span text:style-name="T2"> </text:span><text:span text:style-name="T3">08D0</text:span><text:span text:style-name="T2"> </text:span><text:span text:style-name="T1">5F90</text:span><text:span text:style-name="T2"> </text:span><text:span text:style-name="T3">07D0</text:span><text:span text:style-name="T2"> </text:span><text:span text:style-name="T1">5FD0</text:span><text:span text:style-name="T2"> </text:span><text:span text:style-name="T3">06D0</text:span><text:span text:style-name="T2"> </text:span><text:span text:style-name="T1">4910</text:span><text:span text:style-name="T2"> </text:span><text:span text:style-name="T3">05D0</text:span><text:span text:style-name="T2"> </text:span><text:span text:style-name="T1">2F10</text:span><text:span text:style-name="T2"> </text:span><text:span text:style-name="T1">5F90</text:span><text:span text:style-name="T2"> </text:span><text:span text:style-name="T3">0D10</text:span><text:span text:style-name="T2"> </text:span><text:span text:style-name="T3">0A90</text:span><text:span text:style-name="T2"> </text:span><text:span text:style-name="T3">0E10</text:span><text:span text:style-name="T2"> </text:span><text:span text:style-name="T3">0F90</text:span><text:span text:style-name="T2"> </text:span><text:span text:style-name="T3">0F10</text:span><text:span text:style-name="T2"> </text:span><text:span text:style-name="T3">8710</text:span><text:span text:style-name="T2"> </text:span><text:span text:style-name="T3">A610</text:span><text:span text:style-name="T2"> </text:span><text:span text:style-name="T3">8810</text:span><text:span text:style-name="T2"> </text:span><text:span text:style-name="T3">A910</text:span><text:span text:style-name="T2"> </text:span><text:span text:style-name="T1">2F10</text:span><text:span text:style-name="T2"> </text:span><text:span text:style-name="T3">0B10</text:span><text:span text:style-name="T2"> </text:span><text:span text:style-name="T3">28D0</text:span><text:span text:style-name="T2"> </text:span><text:span text:style-name="T3">0C10</text:span><text:span text:style-name="T2"> </text:span><text:span text:style-name="T3">2010</text:span><text:span text:style-name="T2"> </text:span><text:span text:style-name="T3">3010</text:span><text:span text:style-name="T2"> </text:span><text:span text:style-name="T3">2110</text:span><text:span text:style-name="T2"> </text:span><text:span text:style-name="T3">3110</text:span><text:span text:style-name="T2"> </text:span><text:span text:style-name="T3">2210</text:span><text:span text:style-name="T2"> </text:span><text:span text:style-name="T3">3210</text:span><text:span text:style-name="T2"> </text:span><text:span text:style-name="T3">2310</text:span><text:span text:style-name="T2"> </text:span><text:span text:style-name="T1">1010</text:span><text:span text:style-name="T2"> </text:span><text:span text:style-name="T3">0F10</text:span><text:span text:style-name="T2"> </text:span><text:span text:style-name="T32">A</text:span><text:span text:style-name="T33">C9</text:span><text:span text:style-name="T11">0</text:span><text:span text:style-name="T2"> </text:span><text:span text:style-name="T32">A</text:span><text:span text:style-name="T33">C9</text:span><text:span text:style-name="T11">0</text:span><text:span text:style-name="T2"> </text:span><text:span text:style-name="T3">9C10</text:span><text:span text:style-name="T2"> </text:span><text:span text:style-name="T3">AD10</text:span><text:span text:style-name="T2"> </text:span><text:span text:style-name="T3">8A50</text:span><text:span text:style-name="T2"> </text:span><text:span text:style-name="T3">AE10</text:span><text:span text:style-name="T2"> </text:span><text:span text:style-name="T1">1050</text:span><text:span text:style-name="T2"> </text:span><text:span text:style-name="T3">9410</text:span><text:span text:style-name="T2"> </text:span><text:span text:style-name="T1">1010</text:span><text:span text:style-name="T2"> 780C </text:span><text:span text:style-name="T3">6350</text:span><text:span text:style-name="T2"> </text:span><text:span text:style-name="T3">A210</text:span><text:span text:style-name="T2"> </text:span><text:span text:style-name="T3">6250</text:span><text:span text:style-name="T2"> </text:span><text:span text:style-name="T3">A310</text:span><text:span text:style-name="T2"> </text:span><text:span text:style-name="T1">1010</text:span><text:span text:style-name="T2"> </text:span><text:span text:style-name="T1">1010</text:span><text:span text:style-name="T2"> </text:span><text:span text:style-name="T7">2C08</text:span><text:span text:style-name="T2"> </text:span><text:span text:style-name="T1">1010</text:span><text:span text:style-name="T2"> </text:span><text:span text:style-name="T34">1512</text:span><text:span text:style-name="T2"> </text:span><text:span text:style-name="T3">A710</text:span><text:span text:style-name="T2"> </text:span><text:span text:style-name="T34">1</text:span><text:span text:style-name="T17">6</text:span><text:span text:style-name="T34">12</text:span><text:span text:style-name="T2"> </text:span><text:span text:style-name="T3">9550</text:span><text:span text:style-name="T2"> </text:span><text:span text:style-name="T34">1</text:span><text:span text:style-name="T17">7</text:span><text:span text:style-name="T34">12</text:span><text:span text:style-name="T2"> </text:span><text:span text:style-name="T1">1010</text:span><text:span text:style-name="T2"> </text:span><text:span text:style-name="T34">1</text:span><text:span text:style-name="T17">8</text:span><text:span text:style-name="T34">12</text:span><text:span text:style-name="T2"> </text:span><text:span text:style-name="T3">1ED0</text:span><text:span text:style-name="T2"> </text:span><text:span text:style-name="T34">1</text:span><text:span text:style-name="T17">9</text:span><text:span text:style-name="T34">12</text:span><text:span text:style-name="T2"> </text:span><text:span text:style-name="T3">1DD0</text:span><text:span text:style-name="T2"> </text:span><text:span text:style-name="T3">0DD0</text:span><text:span text:style-name="T2"> </text:span><text:span text:style-name="T1">5FD0</text:span><text:span text:style-name="T2"> </text:span><text:span text:style-name="T1">2FD0</text:span><text:span text:style-name="T2"> </text:span><text:span text:style-name="T3">28D0</text:span><text:span text:style-name="T2"> </text:span><text:span text:style-name="T3">0A10</text:span><text:span text:style-name="T2"> </text:span><text:span text:style-name="T3">1510</text:span><text:span text:style-name="T2"> </text:span><text:span text:style-name="T3">6150</text:span><text:span text:style-name="T2"> </text:span><text:span text:style-name="T3">1610</text:span><text:span text:style-name="T2"> </text:span><text:span text:style-name="T3">6050</text:span><text:span text:style-name="T2"> </text:span><text:span text:style-name="T3">1710</text:span><text:span text:style-name="T2"> </text:span><text:span text:style-name="T1">1010</text:span><text:span text:style-name="T2"> </text:span><text:span text:style-name="T1">1010</text:span><text:span text:style-name="T2"> </text:span><text:span text:style-name="T1">1010</text:span><text:span text:style-name="T2"> </text:span><text:span text:style-name="T3">9B10</text:span><text:span text:style-name="T2"> </text:span><text:span text:style-name="T3">9ED0</text:span><text:span text:style-name="T2"> </text:span><text:span text:style-name="T3">9C10</text:span><text:span text:style-name="T2"> </text:span><text:span text:style-name="T3">9DD0</text:span><text:span text:style-name="T2"> </text:span><text:span text:style-name="T3">9C10</text:span><text:span text:style-name="T2"> </text:span><text:span text:style-name="T3">9C10</text:span><text:span text:style-name="T2"> </text:span><text:soft-page-break/><text:span text:style-name="T3">9A50</text:span><text:span text:style-name="T2"> </text:span><text:span text:style-name="T3">8D10</text:span><text:span text:style-name="T2"> </text:span><text:span text:style-name="T1">1050</text:span><text:span text:style-name="T2"> </text:span><text:span text:style-name="T1">8E10</text:span><text:span text:style-name="T2"> </text:span><text:span text:style-name="T1">1010</text:span><text:span text:style-name="T2"> </text:span><text:span text:style-name="T1">1010</text:span><text:span text:style-name="T2"> </text:span><text:span text:style-name="T3">7350</text:span><text:span text:style-name="T2"> </text:span><text:span text:style-name="T1">1010</text:span><text:span text:style-name="T2"> </text:span><text:span text:style-name="T3">7250</text:span><text:span text:style-name="T2"> </text:span><text:span text:style-name="T3">6610</text:span><text:span text:style-name="T2"> </text:span><text:span text:style-name="T1">1010</text:span><text:span text:style-name="T2"> </text:span><text:span text:style-name="T3">1ED0</text:span><text:span text:style-name="T2"> </text:span><text:span text:style-name="T3">0FD0</text:span><text:span text:style-name="T2"> </text:span><text:span text:style-name="T3">1DD0</text:span><text:span text:style-name="T2"> </text:span><text:span text:style-name="T3">0F90</text:span><text:span text:style-name="T2"> </text:span><text:span text:style-name="T3">08D0</text:span><text:span text:style-name="T2"> </text:span><text:span text:style-name="T1">2FD0</text:span><text:span text:style-name="T2"> </text:span><text:span text:style-name="T1">37D0</text:span><text:span text:style-name="T2"> </text:span><text:span text:style-name="T1">4810</text:span><text:span text:style-name="T2"> </text:span><text:span text:style-name="T1">36D0</text:span><text:span text:style-name="T2"> </text:span><text:span text:style-name="T3">9C10</text:span><text:span text:style-name="T2"> </text:span><text:span text:style-name="T3">9D90</text:span><text:span text:style-name="T2"> </text:span><text:span text:style-name="T3">9C10</text:span><text:span text:style-name="T2"> </text:span><text:span text:style-name="T3">9E90</text:span><text:span text:style-name="T2"> </text:span><text:span text:style-name="T3">8A5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8A10</text:span><text:span text:style-name="T2"> </text:span><text:span text:style-name="T3">0F50</text:span><text:span text:style-name="T2"> </text:span><text:span text:style-name="T3">8D10</text:span><text:span text:style-name="T2"> </text:span><text:span text:style-name="T3">0A50</text:span><text:span text:style-name="T2"> </text:span><text:span text:style-name="T3">1A50</text:span><text:span text:style-name="T2"> </text:span><text:span text:style-name="T1">5F50</text:span><text:span text:style-name="T2"> </text:span><text:span text:style-name="T3">1950</text:span><text:span text:style-name="T2"> </text:span><text:span text:style-name="T1">2F50</text:span><text:span text:style-name="T2"> </text:span><text:span text:style-name="T3">2890</text:span><text:span text:style-name="T2"> </text:span><text:span text:style-name="T1">1F10</text:span><text:span text:style-name="T2"> </text:span><text:span text:style-name="T1">2F50</text:span><text:span text:style-name="T2"> </text:span><text:span text:style-name="T1">1F10</text:span><text:span text:style-name="T2"> </text:span><text:span text:style-name="T1">2610</text:span><text:span text:style-name="T2"> </text:span><text:span text:style-name="T1">2F10</text:span><text:span text:style-name="T2"> </text:span><text:span text:style-name="T1">2F90</text:span><text:span text:style-name="T2"> </text:span><text:span text:style-name="T1">5F10</text:span><text:span text:style-name="T2"> </text:span><text:span text:style-name="T1">5F90</text:span><text:span text:style-name="T2"> </text:span><text:span text:style-name="T3">1D10</text:span><text:span text:style-name="T2"> </text:span><text:span text:style-name="T3">1B90</text:span><text:span text:style-name="T2"> </text:span><text:span text:style-name="T3">1E10</text:span><text:span text:style-name="T2"> </text:span><text:span text:style-name="T3">1C90</text:span><text:span text:style-name="T2"> </text:span><text:span text:style-name="T1">1010</text:span><text:span text:style-name="T2"> </text:span><text:span text:style-name="T1">1010</text:span><text:span text:style-name="T2"> </text:span><text:span text:style-name="T1">1010</text:span><text:span text:style-name="T2"> </text:span><text:span text:style-name="T3">8710</text:span><text:span text:style-name="T2"> </text:span><text:span text:style-name="T1">1010</text:span><text:span text:style-name="T2"> </text:span><text:span text:style-name="T7">3B08</text:span><text:span text:style-name="T2"> </text:span><text:span text:style-name="T1">1010</text:span><text:span text:style-name="T2"> </text:span><text:span text:style-name="T29">E4</text:span><text:span text:style-name="T15">11</text:span><text:span text:style-name="T2"> </text:span><text:span text:style-name="T1">1010</text:span><text:span text:style-name="T2"> </text:span><text:span text:style-name="T29">E</text:span><text:span text:style-name="T15">511</text:span><text:span text:style-name="T2"> </text:span><text:span text:style-name="T1">1010</text:span><text:span text:style-name="T2"> </text:span><text:span text:style-name="T29">E6</text:span><text:span text:style-name="T15">11</text:span><text:span text:style-name="T2"> </text:span><text:span text:style-name="T1">1010</text:span><text:span text:style-name="T2"> </text:span><text:span text:style-name="T29">E7</text:span><text:span text:style-name="T15">11</text:span><text:span text:style-name="T2"> </text:span><text:span text:style-name="T1">1010</text:span><text:span text:style-name="T2"> </text:span><text:span text:style-name="T1">1010</text:span><text:span text:style-name="T2"> </text:span><text:span text:style-name="T1">1010</text:span><text:span text:style-name="T2"> </text:span><text:span text:style-name="T3">0FD0</text:span><text:span text:style-name="T2"> </text:span><text:span text:style-name="T3">1B10</text:span><text:span text:style-name="T2"> </text:span><text:span text:style-name="T3">0F10</text:span><text:span text:style-name="T2"> </text:span><text:span text:style-name="T3">1C10</text:span><text:span text:style-name="T2"> </text:span><text:span text:style-name="T3">8C10</text:span><text:span text:style-name="T2"> </text:span><text:span text:style-name="T3">AB90</text:span><text:span text:style-name="T2"> </text:span><text:span text:style-name="T3">9C10</text:span><text:span text:style-name="T2"> </text:span><text:span text:style-name="T7">2C08</text:span><text:span text:style-name="T2"> </text:span><text:span text:style-name="T3">9C10</text:span><text:span text:style-name="T2"> </text:span><text:span text:style-name="T35">BA</text:span><text:span text:style-name="T15">11</text:span><text:span text:style-name="T2"> </text:span><text:span text:style-name="T3">9C10</text:span><text:span text:style-name="T2"> </text:span><text:span text:style-name="T35">BB</text:span><text:span text:style-name="T15">11</text:span><text:span text:style-name="T2"> </text:span><text:span text:style-name="T3">8CD0</text:span><text:span text:style-name="T2"> </text:span><text:span text:style-name="T35">BC</text:span><text:span text:style-name="T15">11</text:span><text:span text:style-name="T2"> </text:span><text:span text:style-name="T1">1010</text:span><text:span text:style-name="T2"> </text:span><text:span text:style-name="T35">BD</text:span><text:span text:style-name="T15">11</text:span><text:span text:style-name="T2"> </text:span><text:span text:style-name="T3">AC10</text:span><text:span text:style-name="T2"> </text:span><text:soft-page-break/><text:span text:style-name="T3">1A10</text:span><text:span text:style-name="T2"> </text:span><text:span text:style-name="T1">1010</text:span><text:span text:style-name="T2"> </text:span><text:span text:style-name="T3">7150</text:span><text:span text:style-name="T2"> </text:span><text:span text:style-name="T1">1010</text:span><text:span text:style-name="T2"> </text:span><text:span text:style-name="T3">7050</text:span><text:span text:style-name="T2"> </text:span><text:span text:style-name="T1">1010</text:span><text:span text:style-name="T2"> </text:span><text:span text:style-name="T1">1010</text:span><text:span text:style-name="T2"> </text:span><text:span text:style-name="T3">6550</text:span><text:span text:style-name="T2"> </text:span><text:span text:style-name="T1">1010</text:span><text:span text:style-name="T2"> </text:span><text:span text:style-name="T3">6450</text:span><text:span text:style-name="T2"> </text:span><text:span text:style-name="T1">8ED0</text:span><text:span text:style-name="T2"> </text:span><text:span text:style-name="T1">1010</text:span><text:span text:style-name="T2"> </text:span><text:span text:style-name="T3">8DD0</text:span><text:span text:style-name="T2"> </text:span><text:span text:style-name="T1">1010</text:span><text:span text:style-name="T2"> </text:span><text:span text:style-name="T3">9C10</text:span><text:span text:style-name="T2"> </text:span><text:span text:style-name="T3">9B90</text:span><text:span text:style-name="T2"> </text:span><text:span text:style-name="T3">9C10</text:span><text:span text:style-name="T2"> </text:span><text:span text:style-name="T3">9C90</text:span><text:span text:style-name="T2"> </text:span><text:span text:style-name="T3">9C10</text:span><text:span text:style-name="T2"> </text:span><text:span text:style-name="T3">9C10</text:span><text:span text:style-name="T2"> </text:span><text:span text:style-name="T3">9D10</text:span><text:span text:style-name="T2"> </text:span><text:span text:style-name="T3">9D90</text:span><text:span text:style-name="T2"> </text:span><text:span text:style-name="T3">9E10</text:span><text:span text:style-name="T2"> </text:span><text:span text:style-name="T3">9E90</text:span><text:span text:style-name="T2"> </text:span><text:span text:style-name="T3">7610</text:span><text:span text:style-name="T2"> </text:span><text:span text:style-name="T3">2550</text:span><text:span text:style-name="T2"> </text:span><text:span text:style-name="T3">0ED0</text:span><text:span text:style-name="T2"> </text:span><text:span text:style-name="T3">2450</text:span><text:span text:style-name="T2"> </text:span><text:span text:style-name="T3">0DD0</text:span><text:span text:style-name="T2"> </text:span><text:span text:style-name="T1">5FD0</text:span><text:span text:style-name="T2"> </text:span><text:span text:style-name="T1">5FD0</text:span><text:span text:style-name="T2"> </text:span><text:span text:style-name="T1">2FD0</text:span><text:span text:style-name="T2"> </text:span><text:span text:style-name="T1">2F90</text:span><text:span text:style-name="T2"> </text:span><text:span text:style-name="T1">37D0</text:span><text:span text:style-name="T2"> </text:span><text:span text:style-name="T1">2FD0</text:span><text:span text:style-name="T2"> </text:span><text:span text:style-name="T1">3690</text:span><text:span text:style-name="T2"> </text:span><text:span text:style-name="T1">4910</text:span><text:span text:style-name="T2"> </text:span><text:span text:style-name="T1">2650</text:span><text:span text:style-name="T2"> </text:span><text:span text:style-name="T1">4810</text:span><text:span text:style-name="T2"> </text:span><text:span text:style-name="T1">3810</text:span><text:span text:style-name="T2"> </text:span><text:span text:style-name="T1">27D0</text:span><text:span text:style-name="T2"> </text:span><text:span text:style-name="T1">3810</text:span><text:span text:style-name="T2"> </text:span><text:span text:style-name="T1">26D0</text:span><text:span text:style-name="T2"> </text:span><text:span text:style-name="T1">3810</text:span><text:span text:style-name="T2"> </text:span><text:span text:style-name="T1">8910</text:span><text:span text:style-name="T2"> </text:span><text:span text:style-name="T3">9910</text:span><text:span text:style-name="T2"> </text:span><text:span text:style-name="T3">7550</text:span><text:span text:style-name="T2"> </text:span><text:span text:style-name="T1">1010</text:span><text:span text:style-name="T2"> </text:span><text:span text:style-name="T3">7450</text:span><text:span text:style-name="T2"> </text:span><text:span text:style-name="T1">1010</text:span><text:span text:style-name="T2"> </text:span><text:span text:style-name="T1">1010</text:span><text:span text:style-name="T2"> </text:span><text:span text:style-name="T3">6350</text:span><text:span text:style-name="T2"> </text:span><text:span text:style-name="T1">1010</text:span><text:span text:style-name="T2"> </text:span><text:span text:style-name="T3">6250</text:span><text:span text:style-name="T2"> </text:span><text:span text:style-name="T27">8D</text:span><text:span text:style-name="T36">11</text:span><text:span text:style-name="T2"> </text:span><text:span text:style-name="T1">1010</text:span><text:span text:style-name="T2"> </text:span><text:span text:style-name="T27">8E</text:span><text:span text:style-name="T36">11</text:span><text:span text:style-name="T2"> </text:span><text:span text:style-name="T3">8A10</text:span><text:span text:style-name="T2"> </text:span><text:span text:style-name="T27">8F</text:span><text:span text:style-name="T36">11</text:span><text:span text:style-name="T2"> </text:span><text:span text:style-name="T3">9C10</text:span><text:span text:style-name="T2"> </text:span><text:span text:style-name="T27">90</text:span><text:span text:style-name="T36">11</text:span><text:span text:style-name="T2"> </text:span><text:span text:style-name="T3">9C10</text:span><text:span text:style-name="T2"> </text:span><text:span text:style-name="T27">91</text:span><text:span text:style-name="T36">11</text:span><text:span text:style-name="T2"> </text:span><text:span text:style-name="T3">9C10</text:span><text:span text:style-name="T2"> </text:span><text:span text:style-name="T3">8D90</text:span><text:span text:style-name="T2"> </text:span><text:span text:style-name="T3">9A50</text:span><text:span text:style-name="T2"> </text:span><text:span text:style-name="T3">8510</text:span><text:span text:style-name="T2"> </text:span><text:span text:style-name="T3">9510</text:span><text:span text:style-name="T2"> </text:span><text:span text:style-name="T3">8550</text:span><text:span text:style-name="T2"> </text:span><text:span text:style-name="T3">8810</text:span><text:span text:style-name="T2"> </text:span><text:span text:style-name="T1">1010</text:span><text:span text:style-name="T2"> </text:span><text:span text:style-name="T1">8910</text:span><text:span text:style-name="T2"> </text:span><text:span text:style-name="T3">9A10</text:span><text:span text:style-name="T2"> </text:span><text:span text:style-name="T3">8A10</text:span><text:span text:style-name="T2"> </text:span><text:span text:style-name="T3">9D10</text:span><text:span text:style-name="T2"> </text:span><text:span text:style-name="T3">AD10</text:span><text:span text:style-name="T2"> </text:span><text:span text:style-name="T3">9E10</text:span><text:span text:style-name="T2"> </text:span><text:span text:style-name="T3">AE10</text:span><text:span text:style-name="T2"> </text:span><text:span text:style-name="T3">4550</text:span><text:span text:style-name="T2"> </text:span><text:span text:style-name="T1">1010</text:span><text:span text:style-name="T2"> </text:span><text:span text:style-name="T3">4450</text:span><text:span text:style-name="T2"> </text:span><text:span text:style-name="T3">0E50</text:span><text:span text:style-name="T2"> </text:span><text:span text:style-name="T3">0350</text:span><text:span text:style-name="T2"> </text:span><text:span text:style-name="T3">0750</text:span><text:span text:style-name="T2"> </text:span><text:soft-page-break/><text:span text:style-name="T1">2F50</text:span><text:span text:style-name="T2"> </text:span><text:span text:style-name="T3">0650</text:span><text:span text:style-name="T2"> </text:span><text:span text:style-name="T1">2610</text:span><text:span text:style-name="T2"> </text:span><text:span text:style-name="T3">0550</text:span><text:span text:style-name="T2"> </text:span><text:span text:style-name="T1">2F90</text:span><text:span text:style-name="T2"> </text:span><text:span text:style-name="T1">2F50</text:span><text:span text:style-name="T2"> </text:span><text:span text:style-name="T3">0B90</text:span><text:span text:style-name="T2"> </text:span><text:span text:style-name="T1">2F90</text:span><text:span text:style-name="T2"> </text:span><text:span text:style-name="T3">0C90</text:span><text:span text:style-name="T2"> </text:span><text:span text:style-name="T1">5F90</text:span><text:span text:style-name="T2"> </text:span><text:span text:style-name="T3">0F90</text:span><text:span text:style-name="T2"> </text:span><text:span text:style-name="T3">1590</text:span><text:span text:style-name="T2"> </text:span><text:span text:style-name="T3">8790</text:span><text:span text:style-name="T2"> </text:span><text:span text:style-name="T3">1690</text:span><text:span text:style-name="T2"> </text:span><text:span text:style-name="T3">8890</text:span><text:span text:style-name="T2"> </text:span><text:span text:style-name="T3">1790</text:span><text:span text:style-name="T2"> </text:span><text:span text:style-name="T1">1010</text:span><text:span text:style-name="T2"> </text:span><text:span text:style-name="T3">5090</text:span><text:span text:style-name="T2"> </text:span><text:span text:style-name="T1">1010</text:span><text:span text:style-name="T2"> </text:span><text:span text:style-name="T3">51D0</text:span><text:span text:style-name="T2"> </text:span><text:span text:style-name="T3">A710</text:span><text:span text:style-name="T2"> </text:span><text:span text:style-name="T3">50D0</text:span><text:span text:style-name="T2"> </text:span><text:span text:style-name="T3">87D0</text:span><text:span text:style-name="T2"> </text:span><text:span text:style-name="T3">0FD0</text:span><text:span text:style-name="T2"> </text:span><text:span text:style-name="T3">1ED0</text:span><text:span text:style-name="T2"> </text:span><text:span text:style-name="T3">0ED0</text:span><text:span text:style-name="T2"> </text:span><text:span text:style-name="T3">1DD0</text:span><text:span text:style-name="T2"> </text:span><text:span text:style-name="T3">0DD0</text:span><text:span text:style-name="T2"> </text:span><text:span text:style-name="T1">1010</text:span><text:span text:style-name="T2"> </text:span><text:span text:style-name="T1">1010</text:span><text:span text:style-name="T2"> </text:span><text:span text:style-name="T3">AB10</text:span><text:span text:style-name="T2"> </text:span><text:span text:style-name="T1">1010</text:span><text:span text:style-name="T2"> </text:span><text:span text:style-name="T3">AC10</text:span><text:span text:style-name="T2"> </text:span><text:span text:style-name="T1">1010</text:span><text:span text:style-name="T2"> </text:span><text:span text:style-name="T3">AD10</text:span><text:span text:style-name="T2"> </text:span><text:span text:style-name="T1">1010</text:span><text:span text:style-name="T2"> </text:span><text:span text:style-name="T3">AE10</text:span><text:span text:style-name="T2"> </text:span><text:span text:style-name="T1">1010</text:span><text:span text:style-name="T2"> </text:span><text:span text:style-name="T1">1010</text:span><text:span text:style-name="T2"> </text:span><text:span text:style-name="T1">1010</text:span><text:span text:style-name="T2"> </text:span><text:span text:style-name="T1">8610</text:span><text:span text:style-name="T2"> </text:span><text:span text:style-name="T3">9610</text:span><text:span text:style-name="T2"> </text:span><text:span text:style-name="T3">8710</text:span><text:span text:style-name="T2"> </text:span><text:span text:style-name="T3">9710</text:span><text:span text:style-name="T2"> </text:span><text:span text:style-name="T27">9</text:span><text:span text:style-name="T37">2</text:span><text:span text:style-name="T36">11</text:span><text:span text:style-name="T2"> </text:span><text:span text:style-name="T3">9C10</text:span><text:span text:style-name="T2"> </text:span><text:span text:style-name="T27">9</text:span><text:span text:style-name="T37">3</text:span><text:span text:style-name="T36">11</text:span><text:span text:style-name="T2"> </text:span><text:span text:style-name="T3">9C10</text:span><text:span text:style-name="T2"> </text:span><text:span text:style-name="T27">9</text:span><text:span text:style-name="T38">4</text:span><text:span text:style-name="T36">11</text:span><text:span text:style-name="T2"> </text:span><text:span text:style-name="T7">3B08</text:span><text:span text:style-name="T2"> </text:span><text:span text:style-name="T39">9</text:span><text:span text:style-name="T40">C</text:span><text:span text:style-name="T41">10</text:span><text:span text:style-name="T2"> </text:span><text:span text:style-name="T35">1A</text:span><text:span text:style-name="T15">1</text:span><text:span text:style-name="T42">2</text:span><text:span text:style-name="T2"> </text:span><text:span text:style-name="T27">9</text:span><text:span text:style-name="T38">5</text:span><text:span text:style-name="T36">11</text:span><text:span text:style-name="T2"> </text:span><text:span text:style-name="T35">1B</text:span><text:span text:style-name="T15">1</text:span><text:span text:style-name="T42">2</text:span><text:span text:style-name="T2"> </text:span><text:span text:style-name="T27">9</text:span><text:span text:style-name="T38">6</text:span><text:span text:style-name="T36">11</text:span><text:span text:style-name="T2"> </text:span><text:span text:style-name="T35">1C</text:span><text:span text:style-name="T15">1</text:span><text:span text:style-name="T42">2</text:span><text:span text:style-name="T2"> </text:span><text:span text:style-name="T27">9</text:span><text:span text:style-name="T37">7</text:span><text:span text:style-name="T36">11</text:span><text:span text:style-name="T2"> </text:span><text:span text:style-name="T1">1010</text:span><text:span text:style-name="T2"> </text:span><text:span text:style-name="T27">9</text:span><text:span text:style-name="T37">8</text:span><text:span text:style-name="T36">11</text:span><text:span text:style-name="T2"> </text:span><text:span text:style-name="T1">1010</text:span><text:span text:style-name="T2"> </text:span><text:span text:style-name="T27">9</text:span><text:span text:style-name="T37">9</text:span><text:span text:style-name="T36">11</text:span><text:span text:style-name="T2"> </text:span><text:span text:style-name="T1">1010</text:span><text:span text:style-name="T2"> </text:span><text:span text:style-name="T27">9</text:span><text:span text:style-name="T37">A</text:span><text:span text:style-name="T36">11</text:span><text:span text:style-name="T2"> </text:span><text:span text:style-name="T3">1ED0</text:span><text:span text:style-name="T2"> </text:span><text:span text:style-name="T3">3550</text:span><text:span text:style-name="T2"> </text:span><text:span text:style-name="T3">1DD0</text:span><text:span text:style-name="T2"> </text:span><text:span text:style-name="T3">3450</text:span><text:span text:style-name="T2"> </text:span><text:span text:style-name="T3">2810</text:span><text:span text:style-name="T2"> </text:span><text:span text:style-name="T1">27D0</text:span><text:span text:style-name="T2"> </text:span><text:span text:style-name="T1">3650</text:span><text:span text:style-name="T2"> </text:span><text:span text:style-name="T1">1010</text:span><text:span text:style-name="T2"> </text:span><text:span text:style-name="T1">1010</text:span><text:span text:style-name="T2"> </text:span><text:span text:style-name="T1">1010</text:span><text:span text:style-name="T2"> </text:span><text:span text:style-name="T1">2610</text:span><text:span text:style-name="T2"> </text:span><text:span text:style-name="T1">1010</text:span><text:span text:style-name="T2"> </text:span><text:span text:style-name="T1">2710</text:span><text:span text:style-name="T2"> </text:span><text:span text:style-name="T3">9710</text:span><text:span text:style-name="T2"> </text:span><text:span text:style-name="T7">AA08</text:span><text:span text:style-name="T2"> </text:span><text:span text:style-name="T3">9710</text:span><text:span text:style-name="T2"> </text:span><text:span text:style-name="T34">E8</text:span><text:span text:style-name="T15">11</text:span><text:span text:style-name="T2"> </text:span><text:span text:style-name="T3">87D0</text:span><text:span text:style-name="T2"> </text:span><text:span text:style-name="T34">E9</text:span><text:span text:style-name="T15">11</text:span><text:span text:style-name="T2"> </text:span><text:span text:style-name="T1">1010</text:span><text:span text:style-name="T2"> </text:span><text:span text:style-name="T34">EA</text:span><text:span text:style-name="T15">11</text:span><text:span text:style-name="T2"> </text:span><text:soft-page-break/><text:span text:style-name="T1">1010</text:span><text:span text:style-name="T2"> </text:span><text:span text:style-name="T34">EB</text:span><text:span text:style-name="T15">11</text:span><text:span text:style-name="T2"> </text:span><text:span text:style-name="T1">1010</text:span><text:span text:style-name="T2"> </text:span><text:span text:style-name="T34">EC</text:span><text:span text:style-name="T15">11</text:span><text:span text:style-name="T2"> </text:span><text:span text:style-name="T3">6810</text:span><text:span text:style-name="T2"> </text:span><text:span text:style-name="T34">ED</text:span><text:span text:style-name="T15">11</text:span><text:span text:style-name="T2"> </text:span><text:span text:style-name="T1">1010</text:span><text:span text:style-name="T2"> </text:span><text:span text:style-name="T1">8B10</text:span><text:span text:style-name="T2"> </text:span><text:span text:style-name="T3">9A10</text:span><text:span text:style-name="T2"> </text:span><text:span text:style-name="T3">8C10</text:span><text:span text:style-name="T2"> </text:span><text:span text:style-name="T3">9C10</text:span><text:span text:style-name="T2"> </text:span><text:span text:style-name="T3">9C10</text:span><text:span text:style-name="T2"> </text:span><text:span text:style-name="T1">1010</text:span><text:span text:style-name="T2"> </text:span><text:span text:style-name="T1">1010</text:span><text:span text:style-name="T2"> </text:span><text:span text:style-name="T3">0ED0</text:span><text:span text:style-name="T2"> </text:span><text:span text:style-name="T3">4450</text:span><text:span text:style-name="T2"> </text:span><text:span text:style-name="T3">0DD0</text:span><text:span text:style-name="T2"> </text:span><text:span text:style-name="T1">5F50</text:span><text:span text:style-name="T2"> </text:span><text:span text:style-name="T1">5FD0</text:span><text:span text:style-name="T2"> </text:span><text:span text:style-name="T1">2FD0</text:span><text:span text:style-name="T2"> </text:span><text:span text:style-name="T1">2FD0</text:span><text:span text:style-name="T2"> </text:span><text:span text:style-name="T1">4810</text:span><text:span text:style-name="T2"> </text:span><text:span text:style-name="T1">5910</text:span><text:span text:style-name="T2"> </text:span><text:span text:style-name="T1">4910</text:span><text:span text:style-name="T2"> </text:span><text:span text:style-name="T3">9810</text:span><text:span text:style-name="T2"> </text:span><text:span text:style-name="T3">9890</text:span><text:span text:style-name="T2"> </text:span><text:span text:style-name="T3">9910</text:span><text:span text:style-name="T2"> </text:span><text:span text:style-name="T3">9990</text:span><text:span text:style-name="T2"> </text:span><text:span text:style-name="T1">1010</text:span><text:span text:style-name="T2"> </text:span><text:span text:style-name="T1">1010</text:span><text:span text:style-name="T2"> </text:span><text:span text:style-name="T3">1750</text:span><text:span text:style-name="T2"> </text:span><text:span text:style-name="T1">1010</text:span><text:span text:style-name="T2"> </text:span><text:span text:style-name="T3">1650</text:span><text:span text:style-name="T2"> </text:span><text:span text:style-name="T3">1ED0</text:span><text:span text:style-name="T2"> </text:span><text:span text:style-name="T3">1550</text:span><text:span text:style-name="T2"> </text:span><text:span text:style-name="T3">1DD0</text:span><text:span text:style-name="T2"> </text:span><text:span text:style-name="T1">5F50</text:span><text:span text:style-name="T2"> </text:span><text:span text:style-name="T1">5FD0</text:span><text:span text:style-name="T2"> </text:span><text:span text:style-name="T1">2F50</text:span><text:span text:style-name="T2"> </text:span><text:span text:style-name="T1">2FD0</text:span><text:span text:style-name="T2"> </text:span><text:span text:style-name="T1">2F90</text:span><text:span text:style-name="T2"> </text:span><text:span text:style-name="T1">4910</text:span><text:span text:style-name="T2"> </text:span><text:span text:style-name="T3">0590</text:span><text:span text:style-name="T2"> </text:span><text:span text:style-name="T1">2710</text:span><text:span text:style-name="T2"> </text:span><text:span text:style-name="T3">0690</text:span><text:span text:style-name="T2"> </text:span><text:span text:style-name="T1">4910</text:span><text:span text:style-name="T2"> </text:span><text:span text:style-name="T3">0790</text:span><text:span text:style-name="T2"> </text:span><text:span text:style-name="T1">4810</text:span><text:span text:style-name="T2"> </text:span><text:span text:style-name="T3">4090</text:span><text:span text:style-name="T2"> </text:span><text:span text:style-name="T1">2F90</text:span><text:span text:style-name="T2"> </text:span><text:span text:style-name="T3">41D0</text:span><text:span text:style-name="T2"> </text:span><text:span text:style-name="T1">2F90</text:span><text:span text:style-name="T2"> </text:span><text:span text:style-name="T3">40D0</text:span><text:span text:style-name="T2"> </text:span><text:span text:style-name="T1">5F90</text:span><text:span text:style-name="T2"> </text:span><text:span text:style-name="T3">0890</text:span><text:span text:style-name="T2"> </text:span><text:span text:style-name="T1">5FD0</text:span><text:span text:style-name="T2"> </text:span><text:span text:style-name="T3">2810</text:span><text:span text:style-name="T2"> </text:span><text:span text:style-name="T1">4910</text:span><text:span text:style-name="T2"> </text:span><text:span text:style-name="T1">2F90</text:span><text:span text:style-name="T2"> </text:span><text:span text:style-name="T1">5F10</text:span><text:span text:style-name="T2"> </text:span><text:span text:style-name="T1">1010</text:span><text:span text:style-name="T2"> </text:span><text:span text:style-name="T7">2C08</text:span><text:span text:style-name="T2"> </text:span><text:span text:style-name="T1">1010</text:span><text:span text:style-name="T2"> </text:span><text:span text:style-name="T34">BE</text:span><text:span text:style-name="T15">11</text:span><text:span text:style-name="T2"> </text:span><text:span text:style-name="T1">1010</text:span><text:span text:style-name="T2"> </text:span><text:span text:style-name="T34">BF</text:span><text:span text:style-name="T15">11</text:span><text:span text:style-name="T2"> </text:span><text:span text:style-name="T1">1010</text:span><text:span text:style-name="T2"> </text:span><text:span text:style-name="T34">C0</text:span><text:span text:style-name="T15">11</text:span><text:span text:style-name="T2"> </text:span><text:span text:style-name="T1">1010</text:span><text:span text:style-name="T2"> </text:span><text:span text:style-name="T34">C1</text:span><text:span text:style-name="T15">11</text:span><text:span text:style-name="T2"> </text:span><text:span text:style-name="T1">1010</text:span><text:span text:style-name="T2"> </text:span><text:span text:style-name="T11">1010</text:span><text:span text:style-name="T2"> </text:span><text:span text:style-name="T1">8950</text:span><text:span text:style-name="T2"> </text:span><text:span text:style-name="T3">8710</text:span><text:span text:style-name="T2"> </text:span><text:span text:style-name="T3">8850</text:span><text:span text:style-name="T2"> </text:span><text:span text:style-name="T3">9850</text:span><text:span text:style-name="T2"> </text:span><text:span text:style-name="T3">9710</text:span><text:span text:style-name="T2"> </text:span><text:span text:style-name="T3">96D0</text:span><text:span text:style-name="T2"> </text:span><text:span text:style-name="T3">9710</text:span><text:span text:style-name="T2"> </text:span><text:span text:style-name="T3">9690</text:span><text:span text:style-name="T2"> </text:span><text:span text:style-name="T3">8890</text:span><text:span text:style-name="T2"> </text:span><text:span text:style-name="T3">A890</text:span><text:span text:style-name="T2"> </text:span><text:span text:style-name="T1">8990</text:span><text:span text:style-name="T2"> </text:span><text:span text:style-name="T3">A990</text:span><text:span text:style-name="T2"> </text:span><text:soft-page-break/><text:span text:style-name="T1">1010</text:span><text:span text:style-name="T2"> </text:span><text:span text:style-name="T1">1010</text:span><text:span text:style-name="T2"> </text:span><text:span text:style-name="T3">0FD0</text:span><text:span text:style-name="T2"> </text:span><text:span text:style-name="T3">0F50</text:span><text:span text:style-name="T2"> </text:span><text:span text:style-name="T1">2650</text:span><text:span text:style-name="T2"> </text:span><text:span text:style-name="T1">3610</text:span><text:span text:style-name="T2"> </text:span><text:span text:style-name="T1">2650</text:span><text:span text:style-name="T2"> </text:span><text:span text:style-name="T1">3710</text:span><text:span text:style-name="T2"> </text:span><text:span text:style-name="T1">3610</text:span><text:span text:style-name="T2"> </text:span><text:span text:style-name="T1">4810</text:span><text:span text:style-name="T2"> </text:span><text:span text:style-name="T1">3710</text:span><text:span text:style-name="T2"> </text:span><text:span text:style-name="T1">4910</text:span><text:span text:style-name="T2"> </text:span><text:span text:style-name="T3">A9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6810</text:span><text:span text:style-name="T2"> </text:span><text:span text:style-name="T3">7410</text:span><text:span text:style-name="T2"> </text:span><text:span text:style-name="T3">6910</text:span><text:span text:style-name="T2"> </text:span><text:span text:style-name="T3">7510</text:span><text:span text:style-name="T2"> </text:span><text:span text:style-name="T1">1010</text:span><text:span text:style-name="T2"> </text:span><text:span text:style-name="T3">9B10</text:span><text:span text:style-name="T2"> </text:span><text:span text:style-name="T3">AB10</text:span><text:span text:style-name="T2"> </text:span><text:span text:style-name="T3">9C10</text:span><text:span text:style-name="T2"> </text:span><text:span text:style-name="T3">AC10</text:span><text:span text:style-name="T2"> </text:span><text:span text:style-name="T3">9C10</text:span><text:span text:style-name="T2"> </text:span><text:span text:style-name="T3">9C10</text:span><text:span text:style-name="T2"> </text:span><text:span text:style-name="T3">9C10</text:span><text:span text:style-name="T2"> </text:span><text:span text:style-name="T3">9C10</text:span><text:span text:style-name="T2"> </text:span><text:span text:style-name="T3">9C10</text:span><text:span text:style-name="T2"> </text:span><text:span text:style-name="T3">AD10</text:span><text:span text:style-name="T2"> </text:span><text:span text:style-name="T3">9C10</text:span><text:span text:style-name="T2"> </text:span><text:span text:style-name="T3">AE10</text:span><text:span text:style-name="T2"> </text:span><text:span text:style-name="T3">AE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17D0</text:span><text:span text:style-name="T2"> </text:span><text:span text:style-name="T1">1010</text:span><text:span text:style-name="T2"> </text:span><text:span text:style-name="T3">16D0</text:span><text:span text:style-name="T2"> </text:span><text:span text:style-name="T3">5450</text:span><text:span text:style-name="T2"> </text:span><text:span text:style-name="T3">15D0</text:span><text:span text:style-name="T2"> </text:span><text:span text:style-name="T1">5FD0</text:span><text:span text:style-name="T2"> </text:span><text:span text:style-name="T1">5FD0</text:span><text:span text:style-name="T2"> </text:span><text:span text:style-name="T1">1F10</text:span><text:span text:style-name="T2"> </text:span><text:span text:style-name="T1">4910</text:span><text:span text:style-name="T2"> </text:span><text:span text:style-name="T1">5810</text:span><text:span text:style-name="T2"> </text:span><text:span text:style-name="T1">4810</text:span><text:span text:style-name="T2"> </text:span><text:span text:style-name="T1">5910</text:span><text:span text:style-name="T2"> </text:span><text:span text:style-name="T3">0510</text:span><text:span text:style-name="T2"> </text:span><text:span text:style-name="T1">5810</text:span><text:span text:style-name="T2"> </text:span><text:span text:style-name="T3">0610</text:span><text:span text:style-name="T2"> </text:span><text:span text:style-name="T1">5910</text:span><text:span text:style-name="T2"> </text:span><text:span text:style-name="T3">0710</text:span><text:span text:style-name="T2"> </text:span><text:span text:style-name="T1">5810</text:span><text:span text:style-name="T2"> </text:span><text:span text:style-name="T3">4010</text:span><text:span text:style-name="T2"> </text:span><text:span text:style-name="T1">5F10</text:span><text:span text:style-name="T2"> </text:span><text:span text:style-name="T3">4050</text:span><text:span text:style-name="T2"> </text:span><text:span text:style-name="T1">5F50</text:span><text:span text:style-name="T2"> </text:span><text:span text:style-name="T3">0750</text:span><text:span text:style-name="T2"> </text:span><text:span text:style-name="T1">5910</text:span><text:span text:style-name="T2"> </text:span><text:span text:style-name="T3">0650</text:span><text:span text:style-name="T2"> </text:span><text:span text:style-name="T1">1010</text:span><text:span text:style-name="T2"> </text:span><text:span text:style-name="T3">9710</text:span><text:span text:style-name="T2"> </text:span><text:span text:style-name="T1">1010</text:span><text:span text:style-name="T2"> </text:span><text:span text:style-name="T3">9650</text:span><text:span text:style-name="T2"> </text:span><text:span text:style-name="T3">0ED0</text:span><text:span text:style-name="T2"> </text:span><text:span text:style-name="T3">0C50</text:span><text:span text:style-name="T2"> </text:span><text:span text:style-name="T3">0DD0</text:span><text:span text:style-name="T2"> </text:span><text:span text:style-name="T3">0B50</text:span><text:span text:style-name="T2"> </text:span><text:span text:style-name="T1">2FD0</text:span><text:span text:style-name="T2"> </text:span><text:span text:style-name="T1">2F50</text:span><text:span text:style-name="T2"> </text:span><text:span text:style-name="T1">4810</text:span><text:span text:style-name="T2"> </text:span><text:span text:style-name="T1">5810</text:span><text:span text:style-name="T2"> </text:span><text:span text:style-name="T1">4910</text:span><text:span text:style-name="T2"> </text:span><text:span text:style-name="T1">5910</text:span><text:span text:style-name="T2"> </text:span><text:span text:style-name="T1">4810</text:span><text:span text:style-name="T2"> </text:span><text:span text:style-name="T1">5810</text:span><text:span text:style-name="T2"> </text:span><text:span text:style-name="T1">4910</text:span><text:span text:style-name="T2"> </text:span><text:span text:style-name="T1">5910</text:span><text:span text:style-name="T2"> </text:span><text:span text:style-name="T1">5810</text:span><text:span text:style-name="T2"> </text:span><text:span text:style-name="T1">4810</text:span><text:span text:style-name="T2"> </text:span><text:soft-page-break/><text:span text:style-name="T1">5910</text:span><text:span text:style-name="T2"> </text:span><text:span text:style-name="T1">5810</text:span><text:span text:style-name="T2"> </text:span><text:span text:style-name="T1">4910</text:span><text:span text:style-name="T2"> </text:span><text:span text:style-name="T1">5910</text:span><text:span text:style-name="T2"> </text:span><text:span text:style-name="T1">2F90</text:span><text:span text:style-name="T2"> </text:span><text:span text:style-name="T1">2F10</text:span><text:span text:style-name="T2"> </text:span><text:span text:style-name="T1">2F90</text:span><text:span text:style-name="T2"> </text:span><text:span text:style-name="T3">0D10</text:span><text:span text:style-name="T2"> </text:span><text:span text:style-name="T1">5F10</text:span><text:span text:style-name="T2"> </text:span><text:span text:style-name="T3">0E10</text:span><text:span text:style-name="T2"> </text:span><text:span text:style-name="T3">1910</text:span><text:span text:style-name="T2"> </text:span><text:span text:style-name="T3">0F10</text:span><text:span text:style-name="T2"> </text:span><text:span text:style-name="T1">1010</text:span><text:span text:style-name="T2"> </text:span><text:span text:style-name="T1">1010</text:span><text:span text:style-name="T2"> </text:span><text:span text:style-name="T3">8510</text:span><text:span text:style-name="T2"> </text:span><text:span text:style-name="T3">9510</text:span><text:span text:style-name="T2"> </text:span><text:span text:style-name="T3">9890</text:span><text:span text:style-name="T2"> </text:span><text:span text:style-name="T3">8890</text:span><text:span text:style-name="T2"> </text:span><text:span text:style-name="T3">9990</text:span><text:span text:style-name="T2"> </text:span><text:span text:style-name="T1">8990</text:span><text:span text:style-name="T2"> </text:span><text:span text:style-name="T3">9710</text:span><text:span text:style-name="T2"> </text:span><text:span text:style-name="T3">9710</text:span><text:span text:style-name="T2"> </text:span><text:span text:style-name="T3">9710</text:span><text:span text:style-name="T2"> </text:span><text:span text:style-name="T3">9710</text:span><text:span text:style-name="T2"> </text:span><text:span text:style-name="T3">8550</text:span><text:span text:style-name="T2"> </text:span><text:span text:style-name="T3">9550</text:span><text:span text:style-name="T2"> </text:span><text:span text:style-name="T1">1010</text:span><text:span text:style-name="T2"> </text:span><text:span text:style-name="T7">3B08</text:span><text:span text:style-name="T2"> </text:span><text:span text:style-name="T1">1010</text:span><text:span text:style-name="T2"> </text:span><text:span text:style-name="T34">C2</text:span><text:span text:style-name="T15">11</text:span><text:span text:style-name="T2"> </text:span><text:span text:style-name="T1">1010</text:span><text:span text:style-name="T2"> </text:span><text:span text:style-name="T34">C3</text:span><text:span text:style-name="T15">11</text:span><text:span text:style-name="T2"> </text:span><text:span text:style-name="T1">1010</text:span><text:span text:style-name="T2"> </text:span><text:span text:style-name="T34">C4</text:span><text:span text:style-name="T15">11</text:span><text:span text:style-name="T2"> </text:span><text:span text:style-name="T1">1010</text:span><text:span text:style-name="T2"> </text:span><text:span text:style-name="T34">C5</text:span><text:span text:style-name="T15">11</text:span><text:span text:style-name="T2"> </text:span><text:span text:style-name="T3">1C50</text:span><text:span text:style-name="T2"> </text:span><text:span text:style-name="T43">1010</text:span><text:span text:style-name="T2"> </text:span><text:span text:style-name="T3">1B50</text:span><text:span text:style-name="T2"> </text:span><text:span text:style-name="T3">0F50</text:span><text:span text:style-name="T2"> </text:span><text:span text:style-name="T1">5F50</text:span><text:span text:style-name="T2"> </text:span><text:span text:style-name="T3">2450</text:span><text:span text:style-name="T2"> </text:span><text:span text:style-name="T1">2F50</text:span><text:span text:style-name="T2"> </text:span><text:span text:style-name="T1">1F10</text:span><text:span text:style-name="T2"> </text:span><text:span text:style-name="T1">2F10</text:span><text:span text:style-name="T2"> </text:span><text:span text:style-name="T3">0B10</text:span><text:span text:style-name="T2"> </text:span><text:span text:style-name="T1">7F10</text:span><text:span text:style-name="T2"> </text:span><text:span text:style-name="T3">0C10</text:span><text:span text:style-name="T2"> </text:span><text:span text:style-name="T3">9690</text:span><text:span text:style-name="T2"> </text:span><text:span text:style-name="T1">8990</text:span><text:span text:style-name="T2"> </text:span><text:span text:style-name="T3">9790</text:span><text:span text:style-name="T2"> </text:span><text:span text:style-name="T1">8990</text:span><text:span text:style-name="T2"> </text:span><text:span text:style-name="T3">9890</text:span><text:span text:style-name="T2"> </text:span><text:span text:style-name="T1">8990</text:span><text:span text:style-name="T2"> </text:span><text:span text:style-name="T3">9990</text:span><text:span text:style-name="T2"> </text:span><text:span text:style-name="T7">2C08</text:span><text:span text:style-name="T2"> </text:span><text:span text:style-name="T1">1010</text:span><text:span text:style-name="T2"> </text:span><text:span text:style-name="T34">4012</text:span><text:span text:style-name="T2"> </text:span><text:span text:style-name="T1">1010</text:span><text:span text:style-name="T2"> </text:span><text:span text:style-name="T34">4112</text:span><text:span text:style-name="T2"> </text:span><text:span text:style-name="T3">8410</text:span><text:span text:style-name="T2"> </text:span><text:span text:style-name="T34">4212</text:span><text:span text:style-name="T2"> </text:span><text:span text:style-name="T3">9110</text:span><text:span text:style-name="T2"> </text:span><text:span text:style-name="T34">4312</text:span><text:span text:style-name="T2"> </text:span><text:span text:style-name="T44">AF11</text:span><text:span text:style-name="T2"> </text:span><text:span text:style-name="T34">4412</text:span><text:span text:style-name="T2"> 640C 740C 650C 750C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8210</text:span><text:span text:style-name="T2"> </text:span><text:span text:style-name="T3">9210</text:span><text:span text:style-name="T2"> </text:span><text:span text:style-name="T1">8310</text:span><text:span text:style-name="T2"> </text:span><text:span text:style-name="T3">9310</text:span><text:span text:style-name="T2"> </text:span><text:span text:style-name="T1">1010</text:span><text:span text:style-name="T2"> </text:span><text:span text:style-name="T1">1010</text:span><text:span text:style-name="T2"> </text:span><text:span text:style-name="T3">8510</text:span><text:span text:style-name="T2"> </text:span><text:span text:style-name="T3">9510</text:span><text:span text:style-name="T2"> </text:span><text:span text:style-name="T3">9710</text:span><text:span text:style-name="T2"> </text:span><text:span text:style-name="T3">87D0</text:span><text:span text:style-name="T2"> </text:span><text:soft-page-break/><text:span text:style-name="T3">9550</text:span><text:span text:style-name="T2"> </text:span><text:span text:style-name="T1">1010</text:span><text:span text:style-name="T2"> </text:span><text:span text:style-name="T1">1010</text:span><text:span text:style-name="T2"> </text:span><text:span text:style-name="T1">1010</text:span><text:span text:style-name="T2"> </text:span><text:span text:style-name="T7">AF08</text:span><text:span text:style-name="T2"> </text:span><text:span text:style-name="T1">1010</text:span><text:span text:style-name="T2"> </text:span><text:span text:style-name="T15">F</text:span><text:span text:style-name="T45">2</text:span><text:span text:style-name="T15">0</text:span><text:span text:style-name="T45">9</text:span><text:span text:style-name="T2"> </text:span><text:span text:style-name="T1">1010</text:span><text:span text:style-name="T2"> </text:span><text:span text:style-name="T15">F</text:span><text:span text:style-name="T45">3</text:span><text:span text:style-name="T15">0</text:span><text:span text:style-name="T45">9</text:span><text:span text:style-name="T2"> </text:span><text:span text:style-name="T1">1010</text:span><text:span text:style-name="T2"> </text:span><text:span text:style-name="T15">F</text:span><text:span text:style-name="T45">4</text:span><text:span text:style-name="T15">0</text:span><text:span text:style-name="T45">9</text:span><text:span text:style-name="T2"> </text:span><text:span text:style-name="T1">1010</text:span><text:span text:style-name="T2"> </text:span><text:span text:style-name="T1">8990</text:span><text:span text:style-name="T2"> </text:span><text:span text:style-name="T1">8990</text:span><text:span text:style-name="T2"> </text:span><text:span text:style-name="T1">8990</text:span><text:span text:style-name="T2"> </text:span><text:span text:style-name="T1">8990</text:span><text:span text:style-name="T2"> </text:span><text:span text:style-name="T1">1010</text:span><text:span text:style-name="T2"> </text:span><text:span text:style-name="T1">1010</text:span><text:span text:style-name="T2"> </text:span><text:span text:style-name="T1">1010</text:span><text:span text:style-name="T2"> </text:span><text:span text:style-name="T3">8410</text:span><text:span text:style-name="T2"> </text:span><text:span text:style-name="T3">A090</text:span><text:span text:style-name="T2"> </text:span><text:span text:style-name="T3">9110</text:span><text:span text:style-name="T2"> </text:span><text:span text:style-name="T3">9010</text:span><text:span text:style-name="T2"> </text:span><text:span text:style-name="T3">9110</text:span><text:span text:style-name="T2"> </text:span><text:span text:style-name="T3">9110</text:span><text:span text:style-name="T2"> </text:span><text:span text:style-name="T3">9110</text:span><text:span text:style-name="T2"> 620C 720C </text:span><text:span text:style-name="T1">2F50</text:span><text:span text:style-name="T2"> </text:span><text:span text:style-name="T3">0A50</text:span><text:span text:style-name="T2"> </text:span><text:span text:style-name="T1">5810</text:span><text:span text:style-name="T2"> </text:span><text:span text:style-name="T3">0950</text:span><text:span text:style-name="T2"> </text:span><text:span text:style-name="T1">5910</text:span><text:span text:style-name="T2"> </text:span><text:span text:style-name="T1">2F10</text:span><text:span text:style-name="T2"> </text:span><text:span text:style-name="T1">1F10</text:span><text:span text:style-name="T2"> </text:span><text:span text:style-name="T1">5F10</text:span><text:span text:style-name="T2"> </text:span><text:span text:style-name="T1">5F10</text:span><text:span text:style-name="T2"> </text:span><text:span text:style-name="T3">1510</text:span><text:span text:style-name="T2"> </text:span><text:span text:style-name="T3">1D10</text:span><text:span text:style-name="T2"> </text:span><text:span text:style-name="T3">0F10</text:span><text:span text:style-name="T2"> </text:span><text:span text:style-name="T3">1E10</text:span><text:span text:style-name="T2"> </text:span><text:span text:style-name="T1">1010</text:span><text:span text:style-name="T2"> </text:span><text:span text:style-name="T1">8610</text:span><text:span text:style-name="T2"> </text:span><text:span text:style-name="T3">9610</text:span><text:span text:style-name="T2"> </text:span><text:span text:style-name="T1">1010</text:span><text:span text:style-name="T2"> </text:span><text:span text:style-name="T46">B010</text:span><text:span text:style-name="T2"> </text:span><text:span text:style-name="T1">1010</text:span><text:span text:style-name="T2"> </text:span><text:span text:style-name="T46">B110</text:span><text:span text:style-name="T2"> </text:span><text:span text:style-name="T1">1010</text:span><text:span text:style-name="T2"> </text:span><text:span text:style-name="T46">B210</text:span><text:span text:style-name="T2"> </text:span><text:span text:style-name="T1">1010</text:span><text:span text:style-name="T2"> </text:span><text:span text:style-name="T46">B</text:span><text:span text:style-name="T47">3</text:span><text:span text:style-name="T46">10</text:span><text:span text:style-name="T2"> </text:span><text:span text:style-name="T1">1010</text:span><text:span text:style-name="T2"> </text:span><text:span text:style-name="T46">B410</text:span><text:span text:style-name="T2"> </text:span><text:span text:style-name="T1">1010</text:span><text:span text:style-name="T2"> </text:span><text:span text:style-name="T46">B</text:span><text:span text:style-name="T47">5</text:span><text:span text:style-name="T46">10</text:span><text:span text:style-name="T2"> </text:span><text:span text:style-name="T1">1010</text:span><text:span text:style-name="T2"> </text:span><text:span text:style-name="T46">B610</text:span><text:span text:style-name="T2"> </text:span><text:span text:style-name="T3">8510</text:span><text:span text:style-name="T2"> </text:span><text:span text:style-name="T46">B</text:span><text:span text:style-name="T47">7</text:span><text:span text:style-name="T46">10</text:span><text:span text:style-name="T2"> </text:span><text:span text:style-name="T3">9710</text:span><text:span text:style-name="T2"> </text:span><text:span text:style-name="T46">B810</text:span><text:span text:style-name="T2"> </text:span><text:span text:style-name="T3">9710</text:span><text:span text:style-name="T2"> </text:span><text:span text:style-name="T46">B</text:span><text:span text:style-name="T47">9</text:span><text:span text:style-name="T46">10</text:span><text:span text:style-name="T2"> </text:span><text:span text:style-name="T3">9890</text:span><text:span text:style-name="T2"> </text:span><text:span text:style-name="T46">BA10</text:span><text:span text:style-name="T2"> </text:span><text:span text:style-name="T3">9990</text:span><text:span text:style-name="T2"> </text:span><text:span text:style-name="T1">1010</text:span><text:span text:style-name="T2"> </text:span><text:span text:style-name="T1">1010</text:span><text:span text:style-name="T2"> </text:span><text:span text:style-name="T3">A190</text:span><text:span text:style-name="T2"> </text:span><text:span text:style-name="T1">1010</text:span><text:span text:style-name="T2"> </text:span><text:span text:style-name="T3">A290</text:span><text:span text:style-name="T2"> </text:span><text:span text:style-name="T1">1010</text:span><text:span text:style-name="T2"> </text:span><text:span text:style-name="T3">A390</text:span><text:span text:style-name="T2"> </text:span><text:span text:style-name="T3">8010</text:span><text:span text:style-name="T2"> </text:span><text:span text:style-name="T3">9010</text:span><text:span text:style-name="T2"> </text:span><text:span text:style-name="T3">8110</text:span><text:span text:style-name="T2"> </text:span><text:span text:style-name="T3">9110</text:span><text:span text:style-name="T2"> </text:span><text:span text:style-name="T3">8210</text:span><text:span text:style-name="T2"> </text:span><text:span text:style-name="T3">9210</text:span><text:span text:style-name="T2"> </text:span><text:span text:style-name="T1">8310</text:span><text:span text:style-name="T2"> </text:span><text:span text:style-name="T3">9310</text:span><text:span text:style-name="T2"> </text:span><text:span text:style-name="T3">0FD0</text:span><text:span text:style-name="T2"> 610C </text:span><text:soft-page-break/><text:span text:style-name="T3">3450</text:span><text:span text:style-name="T2"> </text:span><text:span text:style-name="T3">1950</text:span><text:span text:style-name="T2"> </text:span><text:span text:style-name="T1">5F10</text:span><text:span text:style-name="T2"> </text:span><text:span text:style-name="T3">1510</text:span><text:span text:style-name="T2"> </text:span><text:span text:style-name="T3">1B10</text:span><text:span text:style-name="T2"> </text:span><text:span text:style-name="T3">1610</text:span><text:span text:style-name="T2"> </text:span><text:span text:style-name="T3">1C10</text:span><text:span text:style-name="T2"> </text:span><text:span text:style-name="T3">1710</text:span><text:span text:style-name="T2"> 630C 730C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8450</text:span><text:span text:style-name="T2"> </text:span><text:span text:style-name="T3">9450</text:span><text:span text:style-name="T2"> </text:span><text:span text:style-name="T1">1010</text:span><text:span text:style-name="T2"> </text:span><text:span text:style-name="T1">1010</text:span><text:span text:style-name="T2"> </text:span><text:span text:style-name="T1">1010</text:span><text:span text:style-name="T2"> </text:span><text:span text:style-name="T7">2C08</text:span><text:span text:style-name="T2"> </text:span><text:span text:style-name="T1">1010</text:span><text:span text:style-name="T2"> </text:span><text:span text:style-name="T34">F7</text:span><text:span text:style-name="T15">1</text:span><text:span text:style-name="T34">1</text:span><text:span text:style-name="T2"> </text:span><text:span text:style-name="T1">1010</text:span><text:span text:style-name="T2"> </text:span><text:span text:style-name="T34">F8</text:span><text:span text:style-name="T15">1</text:span><text:span text:style-name="T34">1</text:span><text:span text:style-name="T2"> </text:span><text:span text:style-name="T1">1010</text:span><text:span text:style-name="T2"> </text:span><text:span text:style-name="T34">F9</text:span><text:span text:style-name="T15">1</text:span><text:span text:style-name="T34">1</text:span><text:span text:style-name="T2"> </text:span><text:span text:style-name="T1">1010</text:span><text:span text:style-name="T2"> </text:span><text:span text:style-name="T34">FA</text:span><text:span text:style-name="T15">1</text:span><text:span text:style-name="T34">1</text:span><text:span text:style-name="T2"> </text:span><text:span text:style-name="T1">1010</text:span><text:span text:style-name="T2"> </text:span><text:span text:style-name="T1">8610</text:span><text:span text:style-name="T2"> </text:span><text:span text:style-name="T1">1010</text:span><text:span text:style-name="T2"> </text:span><text:span text:style-name="T3">8710</text:span><text:span text:style-name="T2"> </text:span><text:span text:style-name="T3">A610</text:span><text:span text:style-name="T2"> </text:span><text:span text:style-name="T1">1010</text:span><text:span text:style-name="T2"> </text:span><text:span text:style-name="T3">A710</text:span><text:span text:style-name="T2"> </text:span><text:span text:style-name="T1">1010</text:span><text:span text:style-name="T2"> </text:span><text:span text:style-name="T3">A810</text:span><text:span text:style-name="T2"> </text:span><text:span text:style-name="T1">1010</text:span><text:span text:style-name="T2"> </text:span><text:span text:style-name="T3">A910</text:span><text:span text:style-name="T2"> </text:span><text:span text:style-name="T1">1010</text:span><text:span text:style-name="T2"> </text:span><text:span text:style-name="T1">1010</text:span><text:span text:style-name="T2"> </text:span><text:span text:style-name="T1">1010</text:span><text:span text:style-name="T2"> </text:span><text:span text:style-name="T3">9410</text:span><text:span text:style-name="T2"> </text:span><text:span text:style-name="T3">9010</text:span><text:span text:style-name="T2"> 660C 760C 670C 770C </text:span><text:span text:style-name="T3">9110</text:span><text:span text:style-name="T2"> </text:span><text:span text:style-name="T3">9110</text:span><text:span text:style-name="T2"> </text:span><text:span text:style-name="T3">9290</text:span><text:span text:style-name="T2"> </text:span><text:span text:style-name="T3">8290</text:span><text:span text:style-name="T2"> </text:span><text:span text:style-name="T3">9390</text:span><text:span text:style-name="T2"> </text:span><text:span text:style-name="T1">8390</text:span><text:span text:style-name="T2"> </text:span><text:span text:style-name="T48">7</text:span><text:span text:style-name="T9">409</text:span><text:span text:style-name="T2"> </text:span><text:span text:style-name="T3">8510</text:span><text:span text:style-name="T2"> </text:span><text:span text:style-name="T48">75</text:span><text:span text:style-name="T9">09</text:span><text:span text:style-name="T2"> </text:span><text:span text:style-name="T3">9710</text:span><text:span text:style-name="T2"> </text:span><text:span text:style-name="T48">76</text:span><text:span text:style-name="T9">09</text:span><text:span text:style-name="T2"> </text:span><text:span text:style-name="T49">7E</text:span><text:span text:style-name="T9">0</text:span><text:span text:style-name="T47">9</text:span><text:span text:style-name="T2"> </text:span><text:span text:style-name="T48">77</text:span><text:span text:style-name="T9">09</text:span><text:span text:style-name="T2"> </text:span><text:span text:style-name="T49">7F</text:span><text:span text:style-name="T9">0</text:span><text:span text:style-name="T47">9</text:span><text:span text:style-name="T2"> </text:span><text:span text:style-name="T48">78</text:span><text:span text:style-name="T9">09</text:span><text:span text:style-name="T2"> </text:span><text:span text:style-name="T3">9708</text:span><text:span text:style-name="T2"> </text:span><text:span text:style-name="T48">79</text:span><text:span text:style-name="T9">09</text:span><text:span text:style-name="T2"> </text:span><text:span text:style-name="T3">9710</text:span><text:span text:style-name="T2"> </text:span><text:span text:style-name="T48">7A</text:span><text:span text:style-name="T9">09</text:span><text:span text:style-name="T2"> </text:span><text:span text:style-name="T3">9710</text:span><text:span text:style-name="T2"> </text:span><text:span text:style-name="T48">7B</text:span><text:span text:style-name="T9">09</text:span><text:span text:style-name="T2"> </text:span><text:span text:style-name="T3">9710</text:span><text:span text:style-name="T2"> </text:span><text:span text:style-name="T48">7C</text:span><text:span text:style-name="T9">09</text:span><text:span text:style-name="T2"> </text:span><text:span text:style-name="T3">9710</text:span><text:span text:style-name="T2"> </text:span><text:span text:style-name="T3">1A50</text:span><text:span text:style-name="T2"> </text:span><text:span text:style-name="T1">1010</text:span><text:span text:style-name="T2"> </text:span><text:span text:style-name="T3">1950</text:span><text:span text:style-name="T2"> </text:span><text:span text:style-name="T3">0F50</text:span><text:span text:style-name="T2"> </text:span><text:span text:style-name="T3">0F10</text:span><text:span text:style-name="T2"> </text:span><text:span text:style-name="T1">1010</text:span><text:span text:style-name="T2"> </text:span><text:span text:style-name="T1">8950</text:span><text:span text:style-name="T2"> </text:span><text:span text:style-name="T3">9950</text:span><text:span text:style-name="T2"> </text:span><text:span text:style-name="T3">8850</text:span><text:span text:style-name="T2"> </text:span><text:span text:style-name="T3">9850</text:span><text:span text:style-name="T2"> </text:span><text:span text:style-name="T3">9710</text:span><text:span text:style-name="T2"> </text:span><text:span text:style-name="T3">9710</text:span><text:span text:style-name="T2"> </text:span><text:soft-page-break/><text:span text:style-name="T46">C010</text:span><text:span text:style-name="T2"> </text:span><text:span text:style-name="T50">A0</text:span><text:span text:style-name="T9">09</text:span><text:span text:style-name="T2"> </text:span><text:span text:style-name="T46">C110</text:span><text:span text:style-name="T2"> </text:span><text:span text:style-name="T50">A1</text:span><text:span text:style-name="T9">09</text:span><text:span text:style-name="T2"> </text:span><text:span text:style-name="T46">C210</text:span><text:span text:style-name="T2"> </text:span><text:span text:style-name="T50">A2</text:span><text:span text:style-name="T9">09</text:span><text:span text:style-name="T2"> </text:span><text:span text:style-name="T46">C310</text:span><text:span text:style-name="T2"> </text:span><text:span text:style-name="T50">A3</text:span><text:span text:style-name="T9">09</text:span><text:span text:style-name="T2"> </text:span><text:span text:style-name="T46">C410</text:span><text:span text:style-name="T2"> </text:span><text:span text:style-name="T50">A4</text:span><text:span text:style-name="T9">09</text:span><text:span text:style-name="T2"> </text:span><text:span text:style-name="T46">C510</text:span><text:span text:style-name="T2"> </text:span><text:span text:style-name="T50">A5</text:span><text:span text:style-name="T9">09</text:span><text:span text:style-name="T2"> </text:span><text:span text:style-name="T46">C610</text:span><text:span text:style-name="T2"> </text:span><text:span text:style-name="T50">A6</text:span><text:span text:style-name="T9">09</text:span><text:span text:style-name="T2"> </text:span><text:span text:style-name="T46">C710</text:span><text:span text:style-name="T2"> </text:span><text:span text:style-name="T50">A7</text:span><text:span text:style-name="T9">09</text:span><text:span text:style-name="T2"> </text:span><text:span text:style-name="T46">C810</text:span><text:span text:style-name="T2"> </text:span><text:span text:style-name="T50">A8</text:span><text:span text:style-name="T9">09</text:span><text:span text:style-name="T2"> </text:span><text:span text:style-name="T46">C910</text:span><text:span text:style-name="T2"> </text:span><text:span text:style-name="T50">A9</text:span><text:span text:style-name="T9">09</text:span><text:span text:style-name="T2"> </text:span><text:span text:style-name="T46">CA10</text:span><text:span text:style-name="T2"> </text:span><text:span text:style-name="T1">1010</text:span><text:span text:style-name="T2"> </text:span><text:span text:style-name="T1">1010</text:span><text:span text:style-name="T2"> </text:span><text:span text:style-name="T1">1010</text:span><text:span text:style-name="T2"> </text:span><text:span text:style-name="T3">A110</text:span><text:span text:style-name="T2"> </text:span><text:span text:style-name="T1">10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600C 700C 610C 710C </text:span><text:span text:style-name="T3">8450</text:span><text:span text:style-name="T2"> </text:span><text:span text:style-name="T3">9450</text:span><text:span text:style-name="T2"> </text:span><text:span text:style-name="T3">0F50</text:span><text:span text:style-name="T2"> </text:span><text:span text:style-name="T7">2C08</text:span><text:span text:style-name="T2"> </text:span><text:span text:style-name="T3">0F10</text:span><text:span text:style-name="T2"> </text:span><text:span text:style-name="T51">EE</text:span><text:span text:style-name="T15">1</text:span><text:span text:style-name="T51">1</text:span><text:span text:style-name="T2"> </text:span><text:span text:style-name="T1">1010</text:span><text:span text:style-name="T2"> </text:span><text:span text:style-name="T51">EF</text:span><text:span text:style-name="T15">1</text:span><text:span text:style-name="T51">1</text:span><text:span text:style-name="T2"> </text:span><text:span text:style-name="T1">1010</text:span><text:span text:style-name="T2"> </text:span><text:span text:style-name="T51">F0</text:span><text:span text:style-name="T15">1</text:span><text:span text:style-name="T51">1</text:span><text:span text:style-name="T2"> </text:span><text:span text:style-name="T1">1010</text:span><text:span text:style-name="T2"> </text:span><text:span text:style-name="T51">F1</text:span><text:span text:style-name="T15">1</text:span><text:span text:style-name="T51">1</text:span><text:span text:style-name="T2"> </text:span><text:span text:style-name="T1">1010</text:span><text:span text:style-name="T2"> </text:span><text:span text:style-name="T1">1010</text:span><text:span text:style-name="T2"> </text:span><text:span text:style-name="T48">7</text:span><text:span text:style-name="T52">D11</text:span><text:span text:style-name="T2"> </text:span><text:span text:style-name="T3">9710</text:span><text:span text:style-name="T2"> </text:span><text:span text:style-name="T3">9710</text:span><text:span text:style-name="T2"> </text:span><text:span text:style-name="T3">9710</text:span><text:span text:style-name="T2"> </text:span><text:span text:style-name="T1">1010</text:span><text:span text:style-name="T2"> </text:span><text:span text:style-name="T1">1010</text:span><text:span text:style-name="T2"> </text:span><text:span text:style-name="T1">8610</text:span><text:span text:style-name="T2"> </text:span><text:span text:style-name="T3">9610</text:span><text:span text:style-name="T2"> </text:span><text:span text:style-name="T1">8910</text:span><text:span text:style-name="T2"> </text:span><text:span text:style-name="T3">9910</text:span><text:span text:style-name="T2"> </text:span><text:span text:style-name="T1">1010</text:span><text:span text:style-name="T2"> </text:span><text:span text:style-name="T1">1010</text:span><text:span text:style-name="T2"> </text:span><text:span text:style-name="T3">8410</text:span><text:span text:style-name="T2"> </text:span><text:span text:style-name="T3">8410</text:span><text:span text:style-name="T2"> </text:span><text:span text:style-name="T3">9110</text:span><text:span text:style-name="T2"> </text:span><text:span text:style-name="T3">9110</text:span><text:span text:style-name="T2"> </text:span><text:span text:style-name="T3">9110</text:span><text:span text:style-name="T2"> </text:span><text:span text:style-name="T3">9110</text:span><text:span text:style-name="T2"> 640C 740C </text:span><text:span text:style-name="T3">9110</text:span><text:span text:style-name="T2"> </text:span><text:span text:style-name="T3">9110</text:span><text:span text:style-name="T2"> </text:span><text:span text:style-name="T3">9110</text:span><text:span text:style-name="T2"> </text:span><text:span text:style-name="T3">A150</text:span><text:span text:style-name="T2"> </text:span><text:span text:style-name="T3">9110</text:span><text:span text:style-name="T2"> </text:span><text:span text:style-name="T3">A050</text:span><text:span text:style-name="T2"> </text:span><text:span text:style-name="T3">A210</text:span><text:span text:style-name="T2"> </text:span><text:span text:style-name="T1">1010</text:span><text:span text:style-name="T2"> </text:span><text:span text:style-name="T3">A310</text:span><text:span text:style-name="T2"> </text:span><text:span text:style-name="T1">1010</text:span><text:span text:style-name="T2"> </text:span><text:span text:style-name="T1">1010</text:span><text:span text:style-name="T2"> </text:span><text:span text:style-name="T1">1010</text:span><text:span text:style-name="T2"> </text:span><text:soft-page-break/><text:span text:style-name="T31">DD</text:span><text:span text:style-name="T9">1</text:span><text:span text:style-name="T31">0</text:span><text:span text:style-name="T2"> </text:span><text:span text:style-name="T31">ED</text:span><text:span text:style-name="T9">1</text:span><text:span text:style-name="T31">0</text:span><text:span text:style-name="T2"> </text:span><text:span text:style-name="T31">DE</text:span><text:span text:style-name="T9">1</text:span><text:span text:style-name="T31">0</text:span><text:span text:style-name="T2"> </text:span><text:span text:style-name="T31">EE</text:span><text:span text:style-name="T9">1</text:span><text:span text:style-name="T31">0</text:span><text:span text:style-name="T2"> </text:span><text:span text:style-name="T31">DF</text:span><text:span text:style-name="T9">1</text:span><text:span text:style-name="T31">0</text:span><text:span text:style-name="T2"> </text:span><text:span text:style-name="T31">EF</text:span><text:span text:style-name="T9">1</text:span><text:span text:style-name="T31">0</text:span><text:span text:style-name="T2"> </text:span><text:span text:style-name="T31">F0</text:span><text:span text:style-name="T9">1</text:span><text:span text:style-name="T31">0</text:span><text:span text:style-name="T2"> </text:span><text:span text:style-name="T31">00</text:span><text:span text:style-name="T9">11</text:span><text:span text:style-name="T2"> </text:span><text:span text:style-name="T31">F1</text:span><text:span text:style-name="T9">1</text:span><text:span text:style-name="T31">0</text:span><text:span text:style-name="T2"> </text:span><text:span text:style-name="T31">01</text:span><text:span text:style-name="T9">11</text:span><text:span text:style-name="T2"> </text:span><text:span text:style-name="T31">F2</text:span><text:span text:style-name="T9">1</text:span><text:span text:style-name="T31">0</text:span><text:span text:style-name="T2"> </text:span><text:span text:style-name="T31">02</text:span><text:span text:style-name="T9">11</text:span><text:span text:style-name="T2"> </text:span><text:span text:style-name="T31">F3</text:span><text:span text:style-name="T9">1</text:span><text:span text:style-name="T31">0</text:span><text:span text:style-name="T2"> </text:span><text:span text:style-name="T31">03</text:span><text:span text:style-name="T9">11</text:span><text:span text:style-name="T2"> </text:span><text:span text:style-name="T31">F4</text:span><text:span text:style-name="T9">1</text:span><text:span text:style-name="T31">0</text:span><text:span text:style-name="T2"> </text:span><text:span text:style-name="T31">04</text:span><text:span text:style-name="T9">11</text:span><text:span text:style-name="T2"> </text:span><text:span text:style-name="T31">F5</text:span><text:span text:style-name="T9">1</text:span><text:span text:style-name="T31">0</text:span><text:span text:style-name="T2"> </text:span><text:span text:style-name="T31">05</text:span><text:span text:style-name="T9">11</text:span><text:span text:style-name="T2"> </text:span><text:span text:style-name="T31">F6</text:span><text:span text:style-name="T9">1</text:span><text:span text:style-name="T31">0</text:span><text:span text:style-name="T2"> </text:span><text:span text:style-name="T31">06</text:span><text:span text:style-name="T9">11</text:span><text:span text:style-name="T2"> </text:span><text:span text:style-name="T31">F7</text:span><text:span text:style-name="T9">1</text:span><text:span text:style-name="T31">0</text:span><text:span text:style-name="T2"> </text:span><text:span text:style-name="T31">07</text:span><text:span text:style-name="T9">11</text:span><text:span text:style-name="T2"> </text:span><text:span text:style-name="T31">F8</text:span><text:span text:style-name="T9">1</text:span><text:span text:style-name="T31">0</text:span><text:span text:style-name="T2"> </text:span><text:span text:style-name="T31">08</text:span><text:span text:style-name="T9">11</text:span><text:span text:style-name="T2"> </text:span><text:span text:style-name="T7">2C08</text:span><text:span text:style-name="T2"> </text:span><text:span text:style-name="T1">1010</text:span><text:span text:style-name="T2"> </text:span><text:span text:style-name="T51">C6</text:span><text:span text:style-name="T15">11</text:span><text:span text:style-name="T2"> </text:span><text:span text:style-name="T1">1010</text:span><text:span text:style-name="T2"> </text:span><text:span text:style-name="T51">C7</text:span><text:span text:style-name="T15">11</text:span><text:span text:style-name="T2"> </text:span><text:span text:style-name="T1">1010</text:span><text:span text:style-name="T2"> </text:span><text:span text:style-name="T51">C8</text:span><text:span text:style-name="T15">11</text:span><text:span text:style-name="T2"> </text:span><text:span text:style-name="T1">1050</text:span><text:span text:style-name="T2"> </text:span><text:span text:style-name="T1">1010</text:span><text:span text:style-name="T2"> </text:span><text:span text:style-name="T1">1010</text:span><text:span text:style-name="T2"> </text:span><text:span text:style-name="T3">A610</text:span><text:span text:style-name="T2"> </text:span><text:span text:style-name="T1">1010</text:span><text:span text:style-name="T2"> </text:span><text:span text:style-name="T3">A710</text:span><text:span text:style-name="T2"> </text:span><text:span text:style-name="T1">1010</text:span><text:span text:style-name="T2"> </text:span><text:span text:style-name="T3">A810</text:span><text:span text:style-name="T2"> </text:span><text:span text:style-name="T1">1010</text:span><text:span text:style-name="T2"> </text:span><text:span text:style-name="T1">2F10</text:span><text:span text:style-name="T2"> </text:span><text:span text:style-name="T3">0510</text:span><text:span text:style-name="T2"> </text:span><text:span text:style-name="T1">5F10</text:span><text:span text:style-name="T2"> </text:span><text:span text:style-name="T3">0610</text:span><text:span text:style-name="T2"> </text:span><text:span text:style-name="T3">1910</text:span><text:span text:style-name="T2"> </text:span><text:span text:style-name="T3">0F10</text:span><text:span text:style-name="T2"> </text:span><text:span text:style-name="T3">1A10</text:span><text:span text:style-name="T2"> </text:span><text:span text:style-name="T3">8D10</text:span><text:span text:style-name="T2"> </text:span><text:span text:style-name="T3">0A50</text:span><text:span text:style-name="T2"> </text:span><text:span text:style-name="T3">1A50</text:span><text:span text:style-name="T2"> </text:span><text:span text:style-name="T3">0950</text:span><text:span text:style-name="T2"> </text:span><text:span text:style-name="T3">1950</text:span><text:span text:style-name="T2"> </text:span><text:span text:style-name="T1">4810</text:span><text:span text:style-name="T2"> </text:span><text:span text:style-name="T1">2F50</text:span><text:span text:style-name="T2"> </text:span><text:span text:style-name="T1">4910</text:span><text:span text:style-name="T2"> </text:span><text:span text:style-name="T1">5910</text:span><text:span text:style-name="T2"> </text:span><text:span text:style-name="T1">3810</text:span><text:span text:style-name="T2"> </text:span><text:span text:style-name="T1">3810</text:span><text:span text:style-name="T2"> </text:span><text:span text:style-name="T1">2610</text:span><text:span text:style-name="T2"> </text:span><text:span text:style-name="T1">3610</text:span><text:span text:style-name="T2"> </text:span><text:span text:style-name="T1">2710</text:span><text:span text:style-name="T2"> </text:span><text:span text:style-name="T1">3710</text:span><text:span text:style-name="T2"> </text:span><text:span text:style-name="T1">4810</text:span><text:span text:style-name="T2"> </text:span><text:span text:style-name="T1">5810</text:span><text:span text:style-name="T2"> </text:span><text:span text:style-name="T1">4910</text:span><text:span text:style-name="T2"> </text:span><text:span text:style-name="T1">5F10</text:span><text:span text:style-name="T2"> </text:span><text:span text:style-name="T3">0510</text:span><text:span text:style-name="T2"> </text:span><text:span text:style-name="T3">1510</text:span><text:span text:style-name="T2"> </text:span><text:span text:style-name="T3">0E50</text:span><text:span text:style-name="T2"> </text:span><text:span text:style-name="T3">1E50</text:span><text:span text:style-name="T2"> </text:span><text:span text:style-name="T3">0D50</text:span><text:span text:style-name="T2"> </text:span><text:span text:style-name="T3">1D50</text:span><text:span text:style-name="T2"> </text:span><text:span text:style-name="T1">2F50</text:span><text:span text:style-name="T2"> </text:span><text:span text:style-name="T1">5F50</text:span><text:span text:style-name="T2"> </text:span><text:span text:style-name="T1">4910</text:span><text:span text:style-name="T2"> </text:span><text:span text:style-name="T1">2F50</text:span><text:span text:style-name="T2"> </text:span><text:span text:style-name="T1">4810</text:span><text:span text:style-name="T2"> </text:span><text:span text:style-name="T1">5810</text:span><text:span text:style-name="T2"> </text:span><text:span text:style-name="T1">4910</text:span><text:span text:style-name="T2"> </text:span><text:span text:style-name="T1">4810</text:span><text:span text:style-name="T2"> </text:span><text:span text:style-name="T3">1510</text:span><text:span text:style-name="T2"> </text:span><text:span text:style-name="T3">0F10</text:span><text:span text:style-name="T2"> </text:span><text:span text:style-name="T3">1610</text:span><text:span text:style-name="T2"> </text:span><text:span text:style-name="T1">1010</text:span><text:span text:style-name="T2"> </text:span><text:soft-page-break/><text:span text:style-name="T3">8A10</text:span><text:span text:style-name="T2"> </text:span><text:span text:style-name="T3">9A10</text:span><text:span text:style-name="T2"> </text:span><text:span text:style-name="T7">AA08</text:span><text:span text:style-name="T2"> </text:span><text:span text:style-name="T3">AD10</text:span><text:span text:style-name="T2"> </text:span><text:span text:style-name="T51">DD</text:span><text:span text:style-name="T15">11</text:span><text:span text:style-name="T2"> </text:span><text:span text:style-name="T3">45D0</text:span><text:span text:style-name="T2"> </text:span><text:span text:style-name="T51">DE</text:span><text:span text:style-name="T15">11</text:span><text:span text:style-name="T2"> </text:span><text:span text:style-name="T3">44D0</text:span><text:span text:style-name="T2"> </text:span><text:span text:style-name="T51">DF</text:span><text:span text:style-name="T15">11</text:span><text:span text:style-name="T2"> </text:span><text:span text:style-name="T1">2F50</text:span><text:span text:style-name="T2"> </text:span><text:span text:style-name="T53">4810</text:span><text:span text:style-name="T2"> </text:span><text:span text:style-name="T1">3750</text:span><text:span text:style-name="T2"> </text:span><text:span text:style-name="T51">C9</text:span><text:span text:style-name="T15">11</text:span><text:span text:style-name="T2"> </text:span><text:span text:style-name="T1">1010</text:span><text:span text:style-name="T2"> </text:span><text:span text:style-name="T51">CA</text:span><text:span text:style-name="T15">11</text:span><text:span text:style-name="T2"> </text:span><text:span text:style-name="T3">6110</text:span><text:span text:style-name="T2"> </text:span><text:span text:style-name="T3">A910</text:span><text:span text:style-name="T2"> </text:span><text:span text:style-name="T3">6550</text:span><text:span text:style-name="T2"> </text:span><text:span text:style-name="T1">1010</text:span><text:span text:style-name="T2"> </text:span><text:span text:style-name="T3">6450</text:span><text:span text:style-name="T2"> </text:span><text:span text:style-name="T3">9410</text:span><text:span text:style-name="T2"> </text:span><text:span text:style-name="T3">8110</text:span><text:span text:style-name="T2"> 600C 700C 610C 710C </text:span><text:span text:style-name="T3">9110</text:span><text:span text:style-name="T2"> </text:span><text:span text:style-name="T3">9110</text:span><text:span text:style-name="T2"> </text:span><text:span text:style-name="T3">9610</text:span><text:span text:style-name="T2"> </text:span><text:span text:style-name="T3">99D0</text:span><text:span text:style-name="T2"> </text:span><text:span text:style-name="T3">9710</text:span><text:span text:style-name="T2"> </text:span><text:span text:style-name="T3">98D0</text:span><text:span text:style-name="T2"> </text:span><text:span text:style-name="T3">87D0</text:span><text:span text:style-name="T2"> </text:span><text:span text:style-name="T3">8550</text:span><text:span text:style-name="T2"> </text:span><text:span text:style-name="T1">86D0</text:span><text:span text:style-name="T2"> </text:span><text:span text:style-name="T1">1010</text:span><text:span text:style-name="T2"> </text:span><text:span text:style-name="T3">7010</text:span><text:span text:style-name="T2"> </text:span><text:span text:style-name="T3">7E10</text:span><text:span text:style-name="T2"> </text:span><text:span text:style-name="T3">7090</text:span><text:span text:style-name="T2"> </text:span><text:span text:style-name="T1">1050</text:span><text:span text:style-name="T2"> </text:span><text:span text:style-name="T3">7010</text:span><text:span text:style-name="T2"> </text:span><text:span text:style-name="T1">8610</text:span><text:span text:style-name="T2"> </text:span><text:span text:style-name="T3">7110</text:span><text:span text:style-name="T2"> </text:span><text:span text:style-name="T3">8710</text:span><text:span text:style-name="T2"> </text:span><text:span text:style-name="T3">7550</text:span><text:span text:style-name="T2"> </text:span><text:span text:style-name="T3">8810</text:span><text:span text:style-name="T2"> </text:span><text:span text:style-name="T3">7450</text:span><text:span text:style-name="T2"> </text:span><text:span text:style-name="T7">2C08</text:span><text:span text:style-name="T2"> 740C </text:span><text:span text:style-name="T54">CB11</text:span><text:span text:style-name="T2"> 654C </text:span><text:span text:style-name="T54">CC11</text:span><text:span text:style-name="T2"> 644C </text:span><text:span text:style-name="T54">CD11</text:span><text:span text:style-name="T2"> </text:span><text:span text:style-name="T3">9110</text:span><text:span text:style-name="T2"> </text:span><text:span text:style-name="T54">CE11</text:span><text:span text:style-name="T2"> </text:span><text:span text:style-name="T3">9110</text:span><text:span text:style-name="T2"> </text:span><text:span text:style-name="T3">A310</text:span><text:span text:style-name="T2"> </text:span><text:span text:style-name="T3">A210</text:span><text:span text:style-name="T2"> </text:span><text:span text:style-name="T1">1010</text:span><text:span text:style-name="T2"> </text:span><text:span text:style-name="T1">89D0</text:span><text:span text:style-name="T2"> </text:span><text:span text:style-name="T3">8810</text:span><text:span text:style-name="T2"> </text:span><text:span text:style-name="T3">88D0</text:span><text:span text:style-name="T2"> </text:span><text:span text:style-name="T1">8910</text:span><text:span text:style-name="T2"> </text:span><text:span text:style-name="T3">9710</text:span><text:span text:style-name="T2"> </text:span><text:span text:style-name="T3">A610</text:span><text:span text:style-name="T2"> </text:span><text:span text:style-name="T3">9710</text:span><text:span text:style-name="T2"> </text:span><text:span text:style-name="T3">A710</text:span><text:span text:style-name="T2"> </text:span><text:span text:style-name="T3">9710</text:span><text:span text:style-name="T2"> </text:span><text:span text:style-name="T3">A810</text:span><text:span text:style-name="T2"> </text:span><text:span text:style-name="T3">9710</text:span><text:span text:style-name="T2"> </text:span><text:span text:style-name="T3">A910</text:span><text:span text:style-name="T2"> </text:span><text:span text:style-name="T3">4510</text:span><text:span text:style-name="T2"> </text:span><text:span text:style-name="T3">0F10</text:span><text:span text:style-name="T2"> </text:span><text:span text:style-name="T1">1010</text:span><text:span text:style-name="T2"> </text:span><text:span text:style-name="T1">1010</text:span><text:span text:style-name="T2"> </text:span><text:span text:style-name="T1">3750</text:span><text:span text:style-name="T2"> </text:span><text:span text:style-name="T1">3650</text:span><text:span text:style-name="T2"> </text:span><text:span text:style-name="T1">3650</text:span><text:span text:style-name="T2"> </text:span><text:span text:style-name="T1">3810</text:span><text:span text:style-name="T2"> </text:span><text:span text:style-name="T1">4810</text:span><text:span text:style-name="T2"> </text:span><text:span text:style-name="T1">5810</text:span><text:span text:style-name="T2"> </text:span><text:span text:style-name="T1">4810</text:span><text:span text:style-name="T2"> </text:span><text:span text:style-name="T1">5F10</text:span><text:span text:style-name="T2"> </text:span><text:soft-page-break/><text:span text:style-name="T1">5F90</text:span><text:span text:style-name="T2"> </text:span><text:span text:style-name="T1">5F10</text:span><text:span text:style-name="T2"> </text:span><text:span text:style-name="T3">0110</text:span><text:span text:style-name="T2"> </text:span><text:span text:style-name="T3">1110</text:span><text:span text:style-name="T2"> </text:span><text:span text:style-name="T3">0210</text:span><text:span text:style-name="T2"> </text:span><text:span text:style-name="T3">12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0F50</text:span><text:span text:style-name="T2"> </text:span><text:span text:style-name="T1">1010</text:span><text:span text:style-name="T2"> </text:span><text:span text:style-name="T1">2F50</text:span><text:span text:style-name="T2"> </text:span><text:span text:style-name="T3">2890</text:span><text:span text:style-name="T2"> </text:span><text:span text:style-name="T1">5910</text:span><text:span text:style-name="T2"> </text:span><text:span text:style-name="T1">2F50</text:span><text:span text:style-name="T2"> </text:span><text:span text:style-name="T1">2750</text:span><text:span text:style-name="T2"> </text:span><text:span text:style-name="T1">3750</text:span><text:span text:style-name="T2"> </text:span><text:span text:style-name="T1">3710</text:span><text:span text:style-name="T2"> </text:span><text:span text:style-name="T1">3710</text:span><text:span text:style-name="T2"> </text:span><text:span text:style-name="T1">5910</text:span><text:span text:style-name="T2"> </text:span><text:span text:style-name="T1">2F10</text:span><text:span text:style-name="T2"> </text:span><text:span text:style-name="T1">2F10</text:span><text:span text:style-name="T2"> </text:span><text:span text:style-name="T3">0910</text:span><text:span text:style-name="T2"> </text:span><text:span text:style-name="T3">8710</text:span><text:span text:style-name="T2"> </text:span><text:span text:style-name="T3">9710</text:span><text:span text:style-name="T2"> </text:span><text:span text:style-name="T3">8810</text:span><text:span text:style-name="T2"> </text:span><text:span text:style-name="T3">9810</text:span><text:span text:style-name="T2"> </text:span><text:span text:style-name="T1">8910</text:span><text:span text:style-name="T2"> </text:span><text:span text:style-name="T3">9910</text:span><text:span text:style-name="T2"> </text:span><text:span text:style-name="T3">1AD0</text:span><text:span text:style-name="T2"> </text:span><text:span text:style-name="T3">0AD0</text:span><text:span text:style-name="T2"> </text:span><text:span text:style-name="T3">19D0</text:span><text:span text:style-name="T2"> </text:span><text:span text:style-name="T3">09D0</text:span><text:span text:style-name="T2"> </text:span><text:span text:style-name="T3">2810</text:span><text:span text:style-name="T2"> </text:span><text:span text:style-name="T1">2FD0</text:span><text:span text:style-name="T2"> </text:span><text:span text:style-name="T1">2FD0</text:span><text:span text:style-name="T2"> </text:span><text:span text:style-name="T1">4910</text:span><text:span text:style-name="T2"> </text:span><text:span text:style-name="T1">4810</text:span><text:span text:style-name="T2"> </text:span><text:span text:style-name="T1">5810</text:span><text:span text:style-name="T2"> </text:span><text:span text:style-name="T1">2610</text:span><text:span text:style-name="T2"> </text:span><text:span text:style-name="T1">3610</text:span><text:span text:style-name="T2"> </text:span><text:span text:style-name="T1">3810</text:span><text:span text:style-name="T2"> </text:span><text:span text:style-name="T1">3810</text:span><text:span text:style-name="T2"> </text:span><text:span text:style-name="T1">4910</text:span><text:span text:style-name="T2"> </text:span><text:span text:style-name="T1">5F10</text:span><text:span text:style-name="T2"> </text:span><text:span text:style-name="T3">0D10</text:span><text:span text:style-name="T2"> </text:span><text:span text:style-name="T3">1D10</text:span><text:span text:style-name="T2"> </text:span><text:span text:style-name="T3">0E10</text:span><text:span text:style-name="T2"> </text:span><text:span text:style-name="T3">1E10</text:span><text:span text:style-name="T2"> </text:span><text:span text:style-name="T3">0F10</text:span><text:span text:style-name="T2"> </text:span><text:span text:style-name="T1">1010</text:span><text:span text:style-name="T2"> </text:span><text:span text:style-name="T1">1010</text:span><text:span text:style-name="T2"> </text:span><text:span text:style-name="T1">1010</text:span><text:span text:style-name="T2"> </text:span><text:span text:style-name="T7">2C08</text:span><text:span text:style-name="T2"> </text:span><text:span text:style-name="T3">8110</text:span><text:span text:style-name="T2"> </text:span><text:span text:style-name="T1">1010</text:span><text:span text:style-name="T2"> </text:span><text:span text:style-name="T1">1010</text:span><text:span text:style-name="T2"> </text:span><text:span text:style-name="T1">1050</text:span><text:span text:style-name="T2"> </text:span><text:span text:style-name="T1">1010</text:span><text:span text:style-name="T2"> </text:span><text:span text:style-name="T3">9610</text:span><text:span text:style-name="T2"> </text:span><text:span text:style-name="T3">A610</text:span><text:span text:style-name="T2"> </text:span><text:span text:style-name="T3">9710</text:span><text:span text:style-name="T2"> </text:span><text:span text:style-name="T3">A710</text:span><text:span text:style-name="T2"> </text:span><text:span text:style-name="T3">9810</text:span><text:span text:style-name="T2"> </text:span><text:span text:style-name="T3">A810</text:span><text:span text:style-name="T2"> </text:span><text:span text:style-name="T3">9910</text:span><text:span text:style-name="T2"> </text:span><text:span text:style-name="T3">A910</text:span><text:span text:style-name="T2"> </text:span><text:span text:style-name="T3">6850</text:span><text:span text:style-name="T2"> </text:span><text:span text:style-name="T3">7850</text:span><text:span text:style-name="T2"> </text:span><text:span text:style-name="T1">1010</text:span><text:span text:style-name="T2"> </text:span><text:span text:style-name="T1">1010</text:span><text:span text:style-name="T2"> </text:span><text:span text:style-name="T1">1010</text:span><text:span text:style-name="T2"> </text:span><text:span text:style-name="T7">2C08</text:span><text:span text:style-name="T2"> </text:span><text:span text:style-name="T1">1010</text:span><text:span text:style-name="T2"> </text:span><text:span text:style-name="T54">FB11</text:span><text:span text:style-name="T2"> </text:span><text:span text:style-name="T1">1010</text:span><text:span text:style-name="T2"> </text:span><text:span text:style-name="T54">FC11</text:span><text:span text:style-name="T2"> </text:span><text:span text:style-name="T1">1010</text:span><text:span text:style-name="T2"> </text:span><text:span text:style-name="T54">FD11</text:span><text:span text:style-name="T2"> </text:span><text:span text:style-name="T1">1010</text:span><text:span text:style-name="T2"> </text:span><text:span text:style-name="T54">FE11</text:span><text:span text:style-name="T2"> </text:span><text:span text:style-name="T1">1010</text:span><text:span text:style-name="T2"> </text:span><text:span text:style-name="T54">FF11</text:span><text:span text:style-name="T2"> </text:span><text:soft-page-break/><text:span text:style-name="T1">1010</text:span><text:span text:style-name="T2"> </text:span><text:span text:style-name="T3">3090</text:span><text:span text:style-name="T2"> </text:span><text:span text:style-name="T3">2550</text:span><text:span text:style-name="T2"> </text:span><text:span text:style-name="T3">0FD0</text:span><text:span text:style-name="T2"> </text:span><text:span text:style-name="T3">16D0</text:span><text:span text:style-name="T2"> </text:span><text:span text:style-name="T3">06D0</text:span><text:span text:style-name="T2"> </text:span><text:span text:style-name="T3">1690</text:span><text:span text:style-name="T2"> </text:span><text:span text:style-name="T3">0690</text:span><text:span text:style-name="T2"> </text:span><text:span text:style-name="T3">8510</text:span><text:span text:style-name="T2"> </text:span><text:span text:style-name="T3">9510</text:span><text:span text:style-name="T2"> </text:span><text:span text:style-name="T3">8810</text:span><text:span text:style-name="T2"> </text:span><text:span text:style-name="T3">9810</text:span><text:span text:style-name="T2"> </text:span><text:span text:style-name="T1">8910</text:span><text:span text:style-name="T2"> </text:span><text:span text:style-name="T3">9910</text:span><text:span text:style-name="T2"> </text:span><text:span text:style-name="T1">1010</text:span><text:span text:style-name="T2"> </text:span><text:span text:style-name="T3">2910</text:span><text:span text:style-name="T2"> </text:span><text:span text:style-name="T3">6610</text:span><text:span text:style-name="T2"> </text:span><text:span text:style-name="T3">2A10</text:span><text:span text:style-name="T2"> </text:span><text:span text:style-name="T1">1010</text:span><text:span text:style-name="T2"> </text:span><text:span text:style-name="T1">1010</text:span><text:span text:style-name="T2"> </text:span><text:span text:style-name="T1">1010</text:span><text:span text:style-name="T2"> </text:span><text:span text:style-name="T3">0F90</text:span><text:span text:style-name="T2"> </text:span><text:span text:style-name="T1">1010</text:span><text:span text:style-name="T2"> </text:span><text:span text:style-name="T1">1010</text:span><text:span text:style-name="T2"> </text:span><text:span text:style-name="T1">1010</text:span><text:span text:style-name="T2"> </text:span><text:span text:style-name="T3">1ED0</text:span><text:span text:style-name="T2"> </text:span><text:span text:style-name="T3">0FD0</text:span><text:span text:style-name="T2"> </text:span><text:span text:style-name="T3">1DD0</text:span><text:span text:style-name="T2"> </text:span><text:span text:style-name="T3">2090</text:span><text:span text:style-name="T2"> </text:span><text:span text:style-name="T3">2890</text:span><text:span text:style-name="T2"> </text:span><text:span text:style-name="T3">2190</text:span><text:span text:style-name="T2"> </text:span><text:span text:style-name="T1">2F10</text:span><text:span text:style-name="T2"> </text:span><text:span text:style-name="T1">5FD0</text:span><text:span text:style-name="T2"> </text:span><text:span text:style-name="T1">2F10</text:span><text:span text:style-name="T2"> </text:span><text:span text:style-name="T1">2F10</text:span><text:span text:style-name="T2"> </text:span><text:span text:style-name="T1">5F10</text:span><text:span text:style-name="T2"> </text:span><text:span text:style-name="T3">0D10</text:span><text:span text:style-name="T2"> </text:span><text:span text:style-name="T3">1D10</text:span><text:span text:style-name="T2"> </text:span><text:span text:style-name="T3">0F10</text:span><text:span text:style-name="T2"> </text:span><text:span text:style-name="T3">3510</text:span><text:span text:style-name="T2"> </text:span><text:span text:style-name="T3">9610</text:span><text:span text:style-name="T2"> </text:span><text:span text:style-name="T3">A710</text:span><text:span text:style-name="T2"> </text:span><text:span text:style-name="T3">A810</text:span><text:span text:style-name="T2"> </text:span><text:span text:style-name="T3">8750</text:span><text:span text:style-name="T2"> </text:span><text:span text:style-name="T3">0FD0</text:span><text:span text:style-name="T2"> </text:span><text:span text:style-name="T3">1A50</text:span><text:span text:style-name="T2"> </text:span><text:span text:style-name="T3">3910</text:span><text:span text:style-name="T2"> </text:span><text:span text:style-name="T3">1950</text:span><text:span text:style-name="T2"> </text:span><text:span text:style-name="T3">3A10</text:span><text:span text:style-name="T2"> </text:span><text:span text:style-name="T3">2D50</text:span><text:span text:style-name="T2"> </text:span><text:span text:style-name="T3">0F90</text:span><text:span text:style-name="T2"> </text:span><text:span text:style-name="T3">1590</text:span><text:span text:style-name="T2"> </text:span><text:span text:style-name="T1">1010</text:span><text:span text:style-name="T2"> </text:span><text:span text:style-name="T3">1690</text:span><text:span text:style-name="T2"> </text:span><text:span text:style-name="T1">1010</text:span><text:span text:style-name="T2"> </text:span><text:span text:style-name="T3">179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0FD0</text:span><text:span text:style-name="T2"> </text:span><text:span text:style-name="T1">1010</text:span><text:span text:style-name="T2"> </text:span><text:span text:style-name="T3">0F90</text:span><text:span text:style-name="T2"> </text:span><text:span text:style-name="T1">1010</text:span><text:span text:style-name="T2"> </text:span><text:span text:style-name="T1">1010</text:span><text:span text:style-name="T2"> </text:span><text:span text:style-name="T3">0250</text:span><text:span text:style-name="T2"> </text:span><text:span text:style-name="T3">1250</text:span><text:span text:style-name="T2"> </text:span><text:span text:style-name="T3">0150</text:span><text:span text:style-name="T2"> </text:span><text:span text:style-name="T3">1150</text:span><text:span text:style-name="T2"> </text:span><text:span text:style-name="T3">1390</text:span><text:span text:style-name="T2"> </text:span><text:span text:style-name="T3">0390</text:span><text:span text:style-name="T2"> </text:span><text:span text:style-name="T3">1490</text:span><text:span text:style-name="T2"> </text:span><text:span text:style-name="T3">0490</text:span><text:span text:style-name="T2"> </text:span><text:span text:style-name="T3">5090</text:span><text:span text:style-name="T2"> </text:span><text:span text:style-name="T3">4090</text:span><text:span text:style-name="T2"> </text:span><text:span text:style-name="T3">5190</text:span><text:span text:style-name="T2"> </text:span><text:span text:style-name="T3">4190</text:span><text:span text:style-name="T2"> </text:span><text:soft-page-break/><text:span text:style-name="T3">0ED0</text:span><text:span text:style-name="T2"> </text:span><text:span text:style-name="T3">2810</text:span><text:span text:style-name="T2"> </text:span><text:span text:style-name="T3">0DD0</text:span><text:span text:style-name="T2"> </text:span><text:span text:style-name="T1">2FD0</text:span><text:span text:style-name="T2"> </text:span><text:span text:style-name="T3">2450</text:span><text:span text:style-name="T2"> </text:span><text:span text:style-name="T3">3450</text:span><text:span text:style-name="T2"> </text:span><text:span text:style-name="T1">5F50</text:span><text:span text:style-name="T2"> </text:span><text:span text:style-name="T1">5FD0</text:span><text:span text:style-name="T2"> </text:span><text:span text:style-name="T1">2F50</text:span><text:span text:style-name="T2"> </text:span><text:span text:style-name="T1">2FD0</text:span><text:span text:style-name="T2"> </text:span><text:span text:style-name="T1">5F90</text:span><text:span text:style-name="T2"> </text:span><text:span text:style-name="T1">5F10</text:span><text:span text:style-name="T2"> </text:span><text:span text:style-name="T3">0110</text:span><text:span text:style-name="T2"> </text:span><text:span text:style-name="T3">1110</text:span><text:span text:style-name="T2"> </text:span><text:span text:style-name="T3">0210</text:span><text:span text:style-name="T2"> </text:span><text:span text:style-name="T3">1210</text:span><text:span text:style-name="T2"> </text:span><text:span text:style-name="T1">1010</text:span><text:span text:style-name="T2"> </text:span><text:span text:style-name="T54">7A</text:span><text:span text:style-name="T15">12</text:span><text:span text:style-name="T2"> </text:span><text:span text:style-name="T1">1010</text:span><text:span text:style-name="T2"> </text:span><text:span text:style-name="T54">7B</text:span><text:span text:style-name="T15">12</text:span><text:span text:style-name="T2"> </text:span><text:span text:style-name="T1">1010</text:span><text:span text:style-name="T2"> </text:span><text:span text:style-name="T54">7C</text:span><text:span text:style-name="T15">12</text:span><text:span text:style-name="T2"> </text:span><text:span text:style-name="T55">7</text:span><text:span text:style-name="T9">409</text:span><text:span text:style-name="T2"> </text:span><text:span text:style-name="T54">7D</text:span><text:span text:style-name="T15">12</text:span><text:span text:style-name="T2"> </text:span><text:span text:style-name="T55">7</text:span><text:span text:style-name="T9">509</text:span><text:span text:style-name="T2"> </text:span><text:span text:style-name="T54">7E</text:span><text:span text:style-name="T15">12</text:span><text:span text:style-name="T2"> </text:span><text:span text:style-name="T56">84</text:span><text:span text:style-name="T57">09</text:span><text:span text:style-name="T2"> </text:span><text:span text:style-name="T55">7E</text:span><text:span text:style-name="T9">0</text:span><text:span text:style-name="T55">9</text:span><text:span text:style-name="T2"> </text:span><text:span text:style-name="T56">85</text:span><text:span text:style-name="T57">09</text:span><text:span text:style-name="T2"> </text:span><text:span text:style-name="T55">7F</text:span><text:span text:style-name="T9">0</text:span><text:span text:style-name="T55">9</text:span><text:span text:style-name="T2"> </text:span><text:span text:style-name="T56">86</text:span><text:span text:style-name="T57">09</text:span><text:span text:style-name="T2"> </text:span><text:span text:style-name="T3">9710</text:span><text:span text:style-name="T2"> </text:span><text:span text:style-name="T56">87</text:span><text:span text:style-name="T57">09</text:span><text:span text:style-name="T2"> </text:span><text:span text:style-name="T3">9710</text:span><text:span text:style-name="T2"> </text:span><text:span text:style-name="T56">88</text:span><text:span text:style-name="T57">09</text:span><text:span text:style-name="T2"> </text:span><text:span text:style-name="T3">9710</text:span><text:span text:style-name="T2"> </text:span><text:span text:style-name="T56">89</text:span><text:span text:style-name="T57">09</text:span><text:span text:style-name="T2"> </text:span><text:span text:style-name="T3">9710</text:span><text:span text:style-name="T2"> </text:span><text:span text:style-name="T55">7C</text:span><text:span text:style-name="T9">09</text:span><text:span text:style-name="T2"> </text:span><text:span text:style-name="T3">9710</text:span><text:span text:style-name="T2"> </text:span><text:span text:style-name="T55">7D</text:span><text:span text:style-name="T9">09</text:span><text:span text:style-name="T2"> </text:span><text:span text:style-name="T58">8F</text:span><text:span text:style-name="T11">1</text:span><text:span text:style-name="T58">2</text:span><text:span text:style-name="T2"> </text:span><text:span text:style-name="T3">9110</text:span><text:span text:style-name="T2"> </text:span><text:span text:style-name="T3">9110</text:span><text:span text:style-name="T2"> </text:span><text:span text:style-name="T1">1010</text:span><text:span text:style-name="T2"> </text:span><text:span text:style-name="T1">1010</text:span><text:span text:style-name="T2"> </text:span><text:span text:style-name="T3">3F50</text:span><text:span text:style-name="T2"> </text:span><text:span text:style-name="T3">4F50</text:span><text:span text:style-name="T2"> </text:span><text:span text:style-name="T59">92D0</text:span><text:span text:style-name="T2"> </text:span><text:span text:style-name="T3">3090</text:span><text:span text:style-name="T2"> </text:span><text:span text:style-name="T7">2C08</text:span><text:span text:style-name="T2"> </text:span><text:span text:style-name="T3">3190</text:span><text:span text:style-name="T2"> </text:span><text:span text:style-name="T54">6</text:span><text:span text:style-name="T15">012</text:span><text:span text:style-name="T2"> </text:span><text:span text:style-name="T3">3090</text:span><text:span text:style-name="T2"> </text:span><text:span text:style-name="T54">61</text:span><text:span text:style-name="T15">12</text:span><text:span text:style-name="T2"> </text:span><text:span text:style-name="T3">3190</text:span><text:span text:style-name="T2"> </text:span><text:span text:style-name="T54">62</text:span><text:span text:style-name="T15">12</text:span><text:span text:style-name="T2"> </text:span><text:span text:style-name="T3">51D0</text:span><text:span text:style-name="T2"> </text:span><text:span text:style-name="T54">63</text:span><text:span text:style-name="T15">12</text:span><text:span text:style-name="T2"> </text:span><text:span text:style-name="T3">50D0</text:span><text:span text:style-name="T2"> </text:span><text:span text:style-name="T60">1010</text:span><text:span text:style-name="T2"> </text:span><text:span text:style-name="T3">5550</text:span><text:span text:style-name="T2"> </text:span><text:span text:style-name="T3">4450</text:span><text:span text:style-name="T2"> </text:span><text:span text:style-name="T3">5450</text:span><text:span text:style-name="T2"> </text:span><text:span text:style-name="T1">2F50</text:span><text:span text:style-name="T2"> </text:span><text:span text:style-name="T1">5F50</text:span><text:span text:style-name="T2"> </text:span><text:span text:style-name="T1">4810</text:span><text:span text:style-name="T2"> </text:span><text:span text:style-name="T1">2F50</text:span><text:span text:style-name="T2"> </text:span><text:span text:style-name="T1">1010</text:span><text:span text:style-name="T2"> </text:span><text:span text:style-name="T1">1010</text:span><text:span text:style-name="T2"> </text:span><text:span text:style-name="T1">1010</text:span><text:span text:style-name="T2"> </text:span><text:span text:style-name="T3">A090</text:span><text:span text:style-name="T2"> </text:span><text:span text:style-name="T1">1010</text:span><text:span text:style-name="T2"> </text:span><text:span text:style-name="T3">A190</text:span><text:span text:style-name="T2"> </text:span><text:span text:style-name="T31">36</text:span><text:span text:style-name="T9">11</text:span><text:span text:style-name="T2"> </text:span><text:span text:style-name="T31">46</text:span><text:span text:style-name="T9">11</text:span><text:span text:style-name="T2"> </text:span><text:span text:style-name="T31">37</text:span><text:span text:style-name="T9">11</text:span><text:span text:style-name="T2"> </text:span><text:span text:style-name="T31">47</text:span><text:span text:style-name="T9">11</text:span><text:span text:style-name="T2"> </text:span><text:span text:style-name="T31">38</text:span><text:span text:style-name="T9">11</text:span><text:span text:style-name="T2"> </text:span><text:span text:style-name="T31">48</text:span><text:span text:style-name="T9">11</text:span><text:span text:style-name="T2"> </text:span><text:span text:style-name="T3">9510</text:span><text:span text:style-name="T2"> </text:span><text:span text:style-name="T1">1010</text:span><text:span text:style-name="T2"> </text:span><text:span text:style-name="T3">9710</text:span><text:span text:style-name="T2"> </text:span><text:span text:style-name="T3">9690</text:span><text:span text:style-name="T2"> </text:span><text:soft-page-break/><text:span text:style-name="T3">9650</text:span><text:span text:style-name="T2"> </text:span><text:span text:style-name="T3">9790</text:span><text:span text:style-name="T2"> </text:span><text:span text:style-name="T3">0F50</text:span><text:span text:style-name="T2"> </text:span><text:span text:style-name="T3">8550</text:span><text:span text:style-name="T2"> </text:span><text:span text:style-name="T3">0A50</text:span><text:span text:style-name="T2"> </text:span><text:span text:style-name="T3">1A50</text:span><text:span text:style-name="T2"> </text:span><text:span text:style-name="T3">2D50</text:span><text:span text:style-name="T2"> </text:span><text:span text:style-name="T3">1950</text:span><text:span text:style-name="T2"> </text:span><text:span text:style-name="T3">0690</text:span><text:span text:style-name="T2"> </text:span><text:span text:style-name="T3">2890</text:span><text:span text:style-name="T2"> </text:span><text:span text:style-name="T3">0790</text:span><text:span text:style-name="T2"> </text:span><text:span text:style-name="T3">0590</text:span><text:span text:style-name="T2"> </text:span><text:span text:style-name="T3">0F90</text:span><text:span text:style-name="T2"> </text:span><text:span text:style-name="T3">0690</text:span><text:span text:style-name="T2"> </text:span><text:span text:style-name="T3">1790</text:span><text:span text:style-name="T2"> </text:span><text:span text:style-name="T3">0790</text:span><text:span text:style-name="T2"> </text:span><text:span text:style-name="T3">0FD0</text:span><text:span text:style-name="T2"> </text:span><text:span text:style-name="T3">13D0</text:span><text:span text:style-name="T2"> </text:span><text:span text:style-name="T3">0F90</text:span><text:span text:style-name="T2"> </text:span><text:span text:style-name="T3">1390</text:span><text:span text:style-name="T2"> </text:span><text:span text:style-name="T1">1010</text:span><text:span text:style-name="T2"> </text:span><text:span text:style-name="T3">3090</text:span><text:span text:style-name="T2"> </text:span><text:span text:style-name="T1">1010</text:span><text:span text:style-name="T2"> </text:span><text:span text:style-name="T3">3190</text:span><text:span text:style-name="T2"> </text:span><text:span text:style-name="T3">1CD0</text:span><text:span text:style-name="T2"> </text:span><text:span text:style-name="T3">0CD0</text:span><text:span text:style-name="T2"> </text:span><text:span text:style-name="T3">1BD0</text:span><text:span text:style-name="T2"> </text:span><text:span text:style-name="T3">0BD0</text:span><text:span text:style-name="T2"> </text:span><text:span text:style-name="T3">1D90</text:span><text:span text:style-name="T2"> </text:span><text:span text:style-name="T3">0D90</text:span><text:span text:style-name="T2"> </text:span><text:span text:style-name="T3">1E90</text:span><text:span text:style-name="T2"> </text:span><text:span text:style-name="T3">0E90</text:span><text:span text:style-name="T2"> </text:span><text:span text:style-name="T3">1AD0</text:span><text:span text:style-name="T2"> </text:span><text:span text:style-name="T3">0AD0</text:span><text:span text:style-name="T2"> </text:span><text:span text:style-name="T3">19D0</text:span><text:span text:style-name="T2"> </text:span><text:span text:style-name="T3">09D0</text:span><text:span text:style-name="T2"> </text:span><text:span text:style-name="T1">2F90</text:span><text:span text:style-name="T2"> </text:span><text:span text:style-name="T1">5810</text:span><text:span text:style-name="T2"> </text:span><text:span text:style-name="T3">0390</text:span><text:span text:style-name="T2"> </text:span><text:span text:style-name="T1">2F90</text:span><text:span text:style-name="T2"> </text:span><text:span text:style-name="T3">03D0</text:span><text:span text:style-name="T2"> </text:span><text:span text:style-name="T1">2FD0</text:span><text:span text:style-name="T2"> </text:span><text:span text:style-name="T1">2FD0</text:span><text:span text:style-name="T2"> </text:span><text:span text:style-name="T1">4810</text:span><text:span text:style-name="T2"> </text:span><text:span text:style-name="T1">5810</text:span><text:span text:style-name="T2"> </text:span><text:span text:style-name="T1">4910</text:span><text:span text:style-name="T2"> </text:span><text:span text:style-name="T1">2750</text:span><text:span text:style-name="T2"> </text:span><text:span text:style-name="T1">2750</text:span><text:span text:style-name="T2"> </text:span><text:span text:style-name="T3">2810</text:span><text:span text:style-name="T2"> </text:span><text:span text:style-name="T3">2890</text:span><text:span text:style-name="T2"> </text:span><text:span text:style-name="T1">2FD0</text:span><text:span text:style-name="T2"> </text:span><text:span text:style-name="T1">2F50</text:span><text:span text:style-name="T2"> </text:span><text:span text:style-name="T1">4710</text:span><text:span text:style-name="T2"> </text:span><text:span text:style-name="T1">2F10</text:span><text:span text:style-name="T2"> </text:span><text:span text:style-name="T1">5F90</text:span><text:span text:style-name="T2"> </text:span><text:span text:style-name="T1">5F10</text:span><text:span text:style-name="T2"> </text:span><text:span text:style-name="T3">0490</text:span><text:span text:style-name="T2"> </text:span><text:span text:style-name="T3">5410</text:span><text:span text:style-name="T2"> </text:span><text:span text:style-name="T3">0F90</text:span><text:span text:style-name="T2"> </text:span><text:span text:style-name="T3">0F10</text:span><text:span text:style-name="T2"> </text:span><text:span text:style-name="T61">39</text:span><text:span text:style-name="T9">11</text:span><text:span text:style-name="T2"> </text:span><text:span text:style-name="T62">4</text:span><text:span text:style-name="T61">9</text:span><text:span text:style-name="T9">11</text:span><text:span text:style-name="T2"> </text:span><text:span text:style-name="T9">3</text:span><text:span text:style-name="T61">A</text:span><text:span text:style-name="T9">11</text:span><text:span text:style-name="T2"> </text:span><text:span text:style-name="T62">4</text:span><text:span text:style-name="T61">A</text:span><text:span text:style-name="T9">11</text:span><text:span text:style-name="T2"> </text:span><text:span text:style-name="T61">3B</text:span><text:span text:style-name="T9">11</text:span><text:span text:style-name="T2"> </text:span><text:span text:style-name="T62">4</text:span><text:span text:style-name="T61">B</text:span><text:span text:style-name="T9">11</text:span><text:span text:style-name="T2"> </text:span><text:span text:style-name="T9">3</text:span><text:span text:style-name="T61">C</text:span><text:span text:style-name="T9">11</text:span><text:span text:style-name="T2"> </text:span><text:span text:style-name="T62">4</text:span><text:span text:style-name="T61">C</text:span><text:span text:style-name="T9">11</text:span><text:span text:style-name="T2"> </text:span><text:span text:style-name="T61">3D</text:span><text:span text:style-name="T9">11</text:span><text:span text:style-name="T2"> </text:span><text:span text:style-name="T62">4</text:span><text:span text:style-name="T61">D</text:span><text:span text:style-name="T9">11</text:span><text:span text:style-name="T2"> </text:span><text:span text:style-name="T9">3</text:span><text:span text:style-name="T61">E</text:span><text:span text:style-name="T9">11</text:span><text:span text:style-name="T2"> </text:span><text:span text:style-name="T62">4</text:span><text:span text:style-name="T61">E</text:span><text:span text:style-name="T9">11</text:span><text:span text:style-name="T2"> </text:span><text:span text:style-name="T61">3F</text:span><text:span text:style-name="T9">11</text:span><text:span text:style-name="T2"> </text:span><text:span text:style-name="T62">4</text:span><text:span text:style-name="T61">F</text:span><text:span text:style-name="T9">11</text:span><text:span text:style-name="T2"> </text:span><text:span text:style-name="T3">9110</text:span><text:span text:style-name="T2"> </text:span><text:span text:style-name="T3">9110</text:span><text:span text:style-name="T2"> </text:span><text:span text:style-name="T1">1010</text:span><text:span text:style-name="T2"> </text:span><text:span text:style-name="T7">3B08</text:span><text:span text:style-name="T2"> </text:span><text:span text:style-name="T3">0F50</text:span><text:span text:style-name="T2"> </text:span><text:span text:style-name="T1">1010</text:span><text:span text:style-name="T2"> </text:span><text:span text:style-name="T3">20D0</text:span><text:span text:style-name="T2"> </text:span><text:span text:style-name="T1">2F90</text:span><text:span text:style-name="T2"> </text:span><text:span text:style-name="T3">21D0</text:span><text:span text:style-name="T2"> </text:span><text:span text:style-name="T1">2FD0</text:span><text:span text:style-name="T2"> </text:span><text:soft-page-break/><text:span text:style-name="T3">2090</text:span><text:span text:style-name="T2"> </text:span><text:span text:style-name="T1">4810</text:span><text:span text:style-name="T2"> </text:span><text:span text:style-name="T3">2190</text:span><text:span text:style-name="T2"> </text:span><text:span text:style-name="T1">4910</text:span><text:span text:style-name="T2"> </text:span><text:span text:style-name="T3">41D0</text:span><text:span text:style-name="T2"> </text:span><text:span text:style-name="T1">2F90</text:span><text:span text:style-name="T2"> </text:span><text:span text:style-name="T3">40D0</text:span><text:span text:style-name="T2"> </text:span><text:span text:style-name="T1">5F90</text:span><text:span text:style-name="T2"> </text:span><text:span text:style-name="T3">0ED0</text:span><text:span text:style-name="T2"> </text:span><text:span text:style-name="T1">5FD0</text:span><text:span text:style-name="T2"> </text:span><text:span text:style-name="T3">0DD0</text:span><text:span text:style-name="T2"> </text:span><text:span text:style-name="T1">2FD0</text:span><text:span text:style-name="T2"> </text:span><text:span text:style-name="T1">5FD0</text:span><text:span text:style-name="T2"> </text:span><text:span text:style-name="T1">5810</text:span><text:span text:style-name="T2"> </text:span><text:span text:style-name="T1">2FD0</text:span><text:span text:style-name="T2"> </text:span><text:span text:style-name="T1">2F90</text:span><text:span text:style-name="T2"> </text:span><text:span text:style-name="T3">4D90</text:span><text:span text:style-name="T2"> </text:span><text:span text:style-name="T3">3D90</text:span><text:span text:style-name="T2"> </text:span><text:span text:style-name="T3">4E90</text:span><text:span text:style-name="T2"> </text:span><text:span text:style-name="T3">3E90</text:span><text:span text:style-name="T2"> </text:span><text:span text:style-name="T3">8410</text:span><text:span text:style-name="T2"> </text:span><text:span text:style-name="T3">9410</text:span><text:span text:style-name="T2"> </text:span><text:span text:style-name="T3">9110</text:span><text:span text:style-name="T2"> </text:span><text:span text:style-name="T3">9110</text:span><text:span text:style-name="T2"> </text:span><text:span text:style-name="T3">9110</text:span><text:span text:style-name="T2"> </text:span><text:span text:style-name="T3">9290</text:span><text:span text:style-name="T2"> </text:span><text:span text:style-name="T3">9110</text:span><text:span text:style-name="T2"> </text:span><text:span text:style-name="T3">9390</text:span><text:span text:style-name="T2"> </text:span><text:span text:style-name="T3">A210</text:span><text:span text:style-name="T2"> </text:span><text:span text:style-name="T1">1010</text:span><text:span text:style-name="T2"> </text:span><text:span text:style-name="T3">A310</text:span><text:span text:style-name="T2"> </text:span><text:span text:style-name="T3">0FD0</text:span><text:span text:style-name="T2"> </text:span><text:span text:style-name="T1">5810</text:span><text:span text:style-name="T2"> </text:span><text:span text:style-name="T1">4910</text:span><text:span text:style-name="T2"> </text:span><text:span text:style-name="T1">4810</text:span><text:span text:style-name="T2"> </text:span><text:span text:style-name="T1">5810</text:span><text:span text:style-name="T2"> </text:span><text:span text:style-name="T1">4910</text:span><text:span text:style-name="T2"> </text:span><text:span text:style-name="T1">5910</text:span><text:span text:style-name="T2"> </text:span><text:span text:style-name="T1">2F90</text:span><text:span text:style-name="T2"> </text:span><text:span text:style-name="T1">5810</text:span><text:span text:style-name="T2"> </text:span><text:span text:style-name="T1">1010</text:span><text:span text:style-name="T2"> </text:span><text:span text:style-name="T1">8610</text:span><text:span text:style-name="T2"> </text:span><text:span text:style-name="T3">8510</text:span><text:span text:style-name="T2"> </text:span><text:span text:style-name="T3">8710</text:span><text:span text:style-name="T2"> </text:span><text:span text:style-name="T3">9710</text:span><text:span text:style-name="T2"> </text:span><text:span text:style-name="T3">9710</text:span><text:span text:style-name="T2"> </text:span><text:span text:style-name="T3">9550</text:span><text:span text:style-name="T2"> </text:span><text:span text:style-name="T3">8810</text:span><text:span text:style-name="T2"> </text:span><text:span text:style-name="T1">1010</text:span><text:span text:style-name="T2"> </text:span><text:span text:style-name="T1">8910</text:span><text:span text:style-name="T2"> </text:span><text:span text:style-name="T3">0F50</text:span><text:span text:style-name="T2"> </text:span><text:span text:style-name="T1">1010</text:span><text:span text:style-name="T2"> </text:span><text:span text:style-name="T1">2F50</text:span><text:span text:style-name="T2"> </text:span><text:span text:style-name="T3">2010</text:span><text:span text:style-name="T2"> </text:span><text:span text:style-name="T1">7FD0</text:span><text:span text:style-name="T2"> </text:span><text:span text:style-name="T3">2110</text:span><text:span text:style-name="T2"> </text:span><text:span text:style-name="T1">2F90</text:span><text:span text:style-name="T2"> </text:span><text:span text:style-name="T3">2890</text:span><text:span text:style-name="T2"> </text:span><text:span text:style-name="T3">2850</text:span><text:span text:style-name="T2"> </text:span><text:span text:style-name="T1">1F50</text:span><text:span text:style-name="T2"> </text:span><text:span text:style-name="T3">2090</text:span><text:span text:style-name="T2"> </text:span><text:span text:style-name="T1">2FD0</text:span><text:span text:style-name="T2"> </text:span><text:span text:style-name="T3">2190</text:span><text:span text:style-name="T2"> </text:span><text:span text:style-name="T1">2F90</text:span><text:span text:style-name="T2"> </text:span><text:span text:style-name="T3">2810</text:span><text:span text:style-name="T2"> </text:span><text:span text:style-name="T1">2FD0</text:span><text:span text:style-name="T2"> </text:span><text:span text:style-name="T1">2FD0</text:span><text:span text:style-name="T2"> </text:span><text:span text:style-name="T1">5810</text:span><text:span text:style-name="T2"> </text:span><text:span text:style-name="T1">2F90</text:span><text:span text:style-name="T2"> </text:span><text:span text:style-name="T1">2F10</text:span><text:span text:style-name="T2"> </text:span><text:span text:style-name="T3">0310</text:span><text:span text:style-name="T2"> </text:span><text:span text:style-name="T1">5F10</text:span><text:span text:style-name="T2"> </text:span><text:span text:style-name="T3">4410</text:span><text:span text:style-name="T2"> </text:span><text:span text:style-name="T3">5410</text:span><text:span text:style-name="T2"> </text:span><text:span text:style-name="T3">0E50</text:span><text:span text:style-name="T2"> </text:span><text:span text:style-name="T3">1E50</text:span><text:span text:style-name="T2"> </text:span><text:span text:style-name="T3">0D50</text:span><text:span text:style-name="T2"> </text:span><text:span text:style-name="T3">1D50</text:span><text:span text:style-name="T2"> </text:span><text:span text:style-name="T1">4810</text:span><text:span text:style-name="T2"> </text:span><text:span text:style-name="T3">2350</text:span><text:span text:style-name="T2"> </text:span><text:span text:style-name="T1">4910</text:span><text:span text:style-name="T2"> </text:span><text:span text:style-name="T3">2250</text:span><text:span text:style-name="T2"> </text:span><text:span text:style-name="T1">4810</text:span><text:span text:style-name="T2"> </text:span><text:span text:style-name="T3">2150</text:span><text:span text:style-name="T2"> </text:span><text:soft-page-break/><text:span text:style-name="T1">4910</text:span><text:span text:style-name="T2"> </text:span><text:span text:style-name="T3">2050</text:span><text:span text:style-name="T2"> </text:span><text:span text:style-name="T1">5810</text:span><text:span text:style-name="T2"> </text:span><text:span text:style-name="T3">2250</text:span><text:span text:style-name="T2"> </text:span><text:span text:style-name="T3">0A50</text:span><text:span text:style-name="T2"> </text:span><text:span text:style-name="T3">6110</text:span><text:span text:style-name="T2"> </text:span><text:span text:style-name="T3">2010</text:span><text:span text:style-name="T2"> </text:span><text:span text:style-name="T3">3010</text:span><text:span text:style-name="T2"> </text:span><text:span text:style-name="T3">2210</text:span><text:span text:style-name="T2"> </text:span><text:span text:style-name="T3">3210</text:span><text:span text:style-name="T2"> </text:span><text:span text:style-name="T3">2310</text:span><text:span text:style-name="T2"> </text:span><text:span text:style-name="T3">3310</text:span><text:span text:style-name="T2"> </text:span><text:span text:style-name="T3">0F10</text:span><text:span text:style-name="T2"> </text:span><text:span text:style-name="T1">1010</text:span><text:span text:style-name="T2"> </text:span><text:span text:style-name="T1">1010</text:span><text:span text:style-name="T2"> </text:span><text:span text:style-name="T1">1010</text:span><text:span text:style-name="T2"> </text:span><text:span text:style-name="T3">9610</text:span><text:span text:style-name="T2"> </text:span><text:span text:style-name="T3">A610</text:span><text:span text:style-name="T2"> </text:span><text:span text:style-name="T3">9710</text:span><text:span text:style-name="T2"> </text:span><text:span text:style-name="T3">A610</text:span><text:span text:style-name="T2"> </text:span><text:span text:style-name="T1">2FD0</text:span><text:span text:style-name="T2"> </text:span><text:span text:style-name="T1">5910</text:span><text:span text:style-name="T2"> </text:span><text:span text:style-name="T1">4810</text:span><text:span text:style-name="T2"> </text:span><text:span text:style-name="T1">5810</text:span><text:span text:style-name="T2"> </text:span><text:span text:style-name="T1">4910</text:span><text:span text:style-name="T2"> </text:span><text:span text:style-name="T1">5910</text:span><text:span text:style-name="T2"> </text:span><text:span text:style-name="T1">4910</text:span><text:span text:style-name="T2"> </text:span><text:span text:style-name="T1">5810</text:span><text:span text:style-name="T2"> </text:span><text:span text:style-name="T1">2FD0</text:span><text:span text:style-name="T2"> </text:span><text:span text:style-name="T1">5810</text:span><text:span text:style-name="T2"> </text:span><text:span text:style-name="T3">2850</text:span><text:span text:style-name="T2"> </text:span><text:span text:style-name="T1">2F90</text:span><text:span text:style-name="T2"> </text:span><text:span text:style-name="T3">5B90</text:span><text:span text:style-name="T2"> </text:span><text:span text:style-name="T3">4B90</text:span><text:span text:style-name="T2"> </text:span><text:span text:style-name="T3">5C90</text:span><text:span text:style-name="T2"> </text:span><text:span text:style-name="T3">4C90</text:span><text:span text:style-name="T2"> </text:span><text:span text:style-name="T1">1010</text:span><text:span text:style-name="T2"> </text:span><text:span text:style-name="T3">0F90</text:span><text:span text:style-name="T2"> </text:span><text:span text:style-name="T3">9090</text:span><text:span text:style-name="T2"> </text:span><text:span text:style-name="T3">8090</text:span><text:span text:style-name="T2"> </text:span><text:span text:style-name="T3">9190</text:span><text:span text:style-name="T2"> </text:span><text:span text:style-name="T3">8190</text:span><text:span text:style-name="T2"> </text:span><text:span text:style-name="T3">9110</text:span><text:span text:style-name="T2"> </text:span><text:span text:style-name="T3">9110</text:span><text:span text:style-name="T2"> </text:span><text:span text:style-name="T3">8290</text:span><text:span text:style-name="T2"> </text:span><text:span text:style-name="T1">1010</text:span><text:span text:style-name="T2"> </text:span><text:span text:style-name="T1">8390</text:span><text:span text:style-name="T2"> </text:span><text:span text:style-name="T1">1010</text:span><text:span text:style-name="T2"> </text:span><text:span text:style-name="T3">5CD0</text:span><text:span text:style-name="T2"> </text:span><text:span text:style-name="T3">4CD0</text:span><text:span text:style-name="T2"> </text:span><text:span text:style-name="T3">5BD0</text:span><text:span text:style-name="T2"> </text:span><text:span text:style-name="T3">4BD0</text:span><text:span text:style-name="T2"> </text:span><text:span text:style-name="T3">3F10</text:span><text:span text:style-name="T2"> </text:span><text:span text:style-name="T3">4F10</text:span><text:span text:style-name="T2"> </text:span><text:span text:style-name="T3">5CD0</text:span><text:span text:style-name="T2"> </text:span><text:span text:style-name="T3">4CD0</text:span><text:span text:style-name="T2"> </text:span><text:span text:style-name="T3">0110</text:span><text:span text:style-name="T2"> </text:span><text:span text:style-name="T3">1110</text:span><text:span text:style-name="T2"> </text:span><text:span text:style-name="T3">0210</text:span><text:span text:style-name="T2"> </text:span><text:span text:style-name="T3">1210</text:span><text:span text:style-name="T2"> </text:span><text:span text:style-name="T3">0310</text:span><text:span text:style-name="T2"> </text:span><text:span text:style-name="T3">1310</text:span><text:span text:style-name="T2"> </text:span><text:span text:style-name="T3">0410</text:span><text:span text:style-name="T2"> </text:span><text:span text:style-name="T3">1410</text:span><text:span text:style-name="T2"> </text:span><text:span text:style-name="T3">0510</text:span><text:span text:style-name="T2"> </text:span><text:span text:style-name="T3">1510</text:span><text:span text:style-name="T2"> </text:span><text:span text:style-name="T3">0610</text:span><text:span text:style-name="T2"> </text:span><text:span text:style-name="T3">1610</text:span><text:span text:style-name="T2"> </text:span><text:span text:style-name="T3">0710</text:span><text:span text:style-name="T2"> </text:span><text:span text:style-name="T3">1710</text:span><text:span text:style-name="T2"> </text:span><text:span text:style-name="T3">0810</text:span><text:span text:style-name="T2"> </text:span><text:span text:style-name="T3">1810</text:span><text:span text:style-name="T2"> </text:span><text:span text:style-name="T3">0910</text:span><text:span text:style-name="T2"> </text:span><text:span text:style-name="T3">1910</text:span><text:span text:style-name="T2"> </text:span><text:span text:style-name="T3">0A10</text:span><text:span text:style-name="T2"> </text:span><text:span text:style-name="T3">1A10</text:span><text:span text:style-name="T2"> </text:span><text:span text:style-name="T3">0B10</text:span><text:span text:style-name="T2"> </text:span><text:span text:style-name="T3">1B10</text:span><text:span text:style-name="T2"> </text:span><text:span text:style-name="T3">0C10</text:span><text:span text:style-name="T2"> </text:span><text:span text:style-name="T3">1C10</text:span><text:span text:style-name="T2"> </text:span><text:span text:style-name="T3">0D10</text:span><text:span text:style-name="T2"> </text:span><text:span text:style-name="T3">1D10</text:span><text:span text:style-name="T2"> </text:span><text:span text:style-name="T3">0E10</text:span><text:span text:style-name="T2"> </text:span><text:span text:style-name="T3">1E10</text:span><text:span text:style-name="T2"> </text:span><text:soft-page-break/><text:span text:style-name="T3">9710</text:span><text:span text:style-name="T2"> </text:span><text:span text:style-name="T3">A710</text:span><text:span text:style-name="T2"> </text:span><text:span text:style-name="T3">9810</text:span><text:span text:style-name="T2"> </text:span><text:span text:style-name="T3">A810</text:span><text:span text:style-name="T2"> </text:span><text:span text:style-name="T3">9910</text:span><text:span text:style-name="T2"> </text:span><text:span text:style-name="T3">A910</text:span><text:span text:style-name="T2"> </text:span><text:span text:style-name="T1">1010</text:span><text:span text:style-name="T2"> </text:span><text:span text:style-name="T1">1010</text:span><text:span text:style-name="T2"> </text:span><text:span text:style-name="T3">3010</text:span><text:span text:style-name="T2"> </text:span><text:span text:style-name="T1">1010</text:span><text:span text:style-name="T2"> </text:span><text:span text:style-name="T3">3110</text:span><text:span text:style-name="T2"> </text:span><text:span text:style-name="T1">1010</text:span><text:span text:style-name="T2"> </text:span><text:span text:style-name="T1">2F50</text:span><text:span text:style-name="T2"> </text:span><text:span text:style-name="T1">5F50</text:span><text:span text:style-name="T2"> </text:span><text:span text:style-name="T1">4810</text:span><text:span text:style-name="T2"> </text:span><text:span text:style-name="T1">2F10</text:span><text:span text:style-name="T2"> </text:span><text:span text:style-name="T1">2F10</text:span><text:span text:style-name="T2"> </text:span><text:span text:style-name="T3">0D10</text:span><text:span text:style-name="T2"> </text:span><text:span text:style-name="T3">28D0</text:span><text:span text:style-name="T2"> </text:span><text:span text:style-name="T3">0E10</text:span><text:span text:style-name="T2"> </text:span><text:span text:style-name="T3">0F10</text:span><text:span text:style-name="T2"> </text:span><text:span text:style-name="T1">1010</text:span><text:span text:style-name="T2"> </text:span><text:span text:style-name="T7">3B08</text:span><text:span text:style-name="T2"> </text:span><text:span text:style-name="T1">1010</text:span><text:span text:style-name="T2"> </text:span><text:span text:style-name="T15">5</text:span><text:span text:style-name="T54">5</text:span><text:span text:style-name="T15">12</text:span><text:span text:style-name="T2"> </text:span><text:span text:style-name="T1">1010</text:span><text:span text:style-name="T2"> </text:span><text:span text:style-name="T15">5</text:span><text:span text:style-name="T54">6</text:span><text:span text:style-name="T15">12</text:span><text:span text:style-name="T2"> </text:span><text:span text:style-name="T1">1010</text:span><text:span text:style-name="T2"> </text:span><text:span text:style-name="T15">5</text:span><text:span text:style-name="T54">7</text:span><text:span text:style-name="T15">12</text:span><text:span text:style-name="T2"> </text:span><text:span text:style-name="T1">1010</text:span><text:span text:style-name="T2"> </text:span><text:span text:style-name="T15">5</text:span><text:span text:style-name="T54">8</text:span><text:span text:style-name="T15">12</text:span><text:span text:style-name="T2"> </text:span><text:span text:style-name="T1">1010</text:span><text:span text:style-name="T2"> </text:span><text:span text:style-name="T15">5</text:span><text:span text:style-name="T54">9</text:span><text:span text:style-name="T15">12</text:span><text:span text:style-name="T2"> </text:span><text:span text:style-name="T1">1010</text:span><text:span text:style-name="T2"> </text:span><text:span text:style-name="T3">3250</text:span><text:span text:style-name="T2"> </text:span><text:span text:style-name="T1">1010</text:span><text:span text:style-name="T2"> </text:span><text:span text:style-name="T3">7110</text:span><text:span text:style-name="T2"> </text:span><text:span text:style-name="T1">1010</text:span><text:span text:style-name="T2"> </text:span><text:span text:style-name="T7">2C08</text:span><text:span text:style-name="T2"> </text:span><text:span text:style-name="T1">1010</text:span><text:span text:style-name="T2"> </text:span><text:span text:style-name="T54">D411</text:span><text:span text:style-name="T2"> </text:span><text:span text:style-name="T1">1010</text:span><text:span text:style-name="T2"> </text:span><text:span text:style-name="T54">D511</text:span><text:span text:style-name="T2"> </text:span><text:span text:style-name="T1">1010</text:span><text:span text:style-name="T2"> </text:span><text:span text:style-name="T54">D611</text:span><text:span text:style-name="T2"> </text:span><text:span text:style-name="T1">1010</text:span><text:span text:style-name="T2"> </text:span><text:span text:style-name="T54">D711</text:span><text:span text:style-name="T2"> </text:span><text:span text:style-name="T1">1010</text:span><text:span text:style-name="T2"> </text:span><text:span text:style-name="T54">D811</text:span><text:span text:style-name="T2"> </text:span><text:span text:style-name="T1">1010</text:span><text:span text:style-name="T2"> </text:span><text:span text:style-name="T1">1010</text:span><text:span text:style-name="T2"> </text:span><text:span text:style-name="T3">0FD0</text:span><text:span text:style-name="T2"> </text:span><text:span text:style-name="T54">D911</text:span><text:span text:style-name="T2"> </text:span><text:span text:style-name="T1">1010</text:span><text:span text:style-name="T2"> </text:span><text:span text:style-name="T54">DA11</text:span><text:span text:style-name="T2"> </text:span><text:span text:style-name="T3">0FD0</text:span><text:span text:style-name="T2"> </text:span><text:span text:style-name="T54">DB11</text:span><text:span text:style-name="T2"> </text:span><text:span text:style-name="T3">0F90</text:span><text:span text:style-name="T2"> </text:span><text:span text:style-name="T54">DC11</text:span><text:span text:style-name="T2"> </text:span><text:span text:style-name="T3">3190</text:span><text:span text:style-name="T2"> </text:span><text:span text:style-name="T7">2C08</text:span><text:span text:style-name="T2"> </text:span><text:span text:style-name="T3">0CD0</text:span><text:span text:style-name="T2"> </text:span><text:span text:style-name="T3">1BD0</text:span><text:span text:style-name="T2"> </text:span><text:span text:style-name="T3">0BD0</text:span><text:span text:style-name="T2"> </text:span><text:span text:style-name="T3">2010</text:span><text:span text:style-name="T2"> </text:span><text:span text:style-name="T3">3010</text:span><text:span text:style-name="T2"> </text:span><text:span text:style-name="T3">2110</text:span><text:span text:style-name="T2"> </text:span><text:span text:style-name="T3">3110</text:span><text:span text:style-name="T2"> </text:span><text:span text:style-name="T3">2210</text:span><text:span text:style-name="T2"> </text:span><text:span text:style-name="T3">3210</text:span><text:span text:style-name="T2"> </text:span><text:span text:style-name="T3">2310</text:span><text:span text:style-name="T2"> </text:span><text:span text:style-name="T3">3310</text:span><text:span text:style-name="T2"> </text:span><text:span text:style-name="T3">2410</text:span><text:span text:style-name="T2"> </text:span><text:span text:style-name="T3">3410</text:span><text:span text:style-name="T2"> </text:span><text:span text:style-name="T3">2510</text:span><text:span text:style-name="T2"> </text:span><text:span text:style-name="T3">3510</text:span><text:span text:style-name="T2"> </text:span><text:span text:style-name="T3">2910</text:span><text:span text:style-name="T2"> </text:span><text:span text:style-name="T3">3910</text:span><text:span text:style-name="T2"> </text:span><text:span text:style-name="T3">2A10</text:span><text:span text:style-name="T2"> </text:span><text:span text:style-name="T3">3A10</text:span><text:span text:style-name="T2"> </text:span><text:span text:style-name="T3">4010</text:span><text:span text:style-name="T2"> </text:span><text:span text:style-name="T3">5010</text:span><text:span text:style-name="T2"> </text:span><text:span text:style-name="T3">4110</text:span><text:span text:style-name="T2"> </text:span><text:span text:style-name="T3">5110</text:span><text:span text:style-name="T2"> </text:span><text:soft-page-break/><text:span text:style-name="T3">4210</text:span><text:span text:style-name="T2"> </text:span><text:span text:style-name="T3">5210</text:span><text:span text:style-name="T2"> </text:span><text:span text:style-name="T3">4310</text:span><text:span text:style-name="T2"> </text:span><text:span text:style-name="T3">5310</text:span><text:span text:style-name="T2"> </text:span><text:span text:style-name="T3">4410</text:span><text:span text:style-name="T2"> </text:span><text:span text:style-name="T3">5410</text:span><text:span text:style-name="T2"> </text:span><text:span text:style-name="T3">4510</text:span><text:span text:style-name="T2"> </text:span><text:span text:style-name="T3">5510</text:span><text:span text:style-name="T2"> </text:span><text:span text:style-name="T3">4B10</text:span><text:span text:style-name="T2"> </text:span><text:span text:style-name="T3">5B10</text:span><text:span text:style-name="T2"> </text:span><text:span text:style-name="T3">4C10</text:span><text:span text:style-name="T2"> </text:span><text:span text:style-name="T3">5C10</text:span><text:span text:style-name="T2"> </text:span><text:span text:style-name="T3">3D10</text:span><text:span text:style-name="T2"> </text:span><text:span text:style-name="T3">4D10</text:span><text:span text:style-name="T2"> </text:span><text:span text:style-name="T3">3E10</text:span><text:span text:style-name="T2"> </text:span><text:span text:style-name="T3">4E10</text:span><text:span text:style-name="T2"> </text:span><text:span text:style-name="T7">8F08</text:span><text:span text:style-name="T2"> </text:span><text:span text:style-name="T3">0F90</text:span><text:span text:style-name="T2"> </text:span><text:span text:style-name="T54">CF11</text:span><text:span text:style-name="T2"> </text:span><text:span text:style-name="T1">1010</text:span><text:span text:style-name="T2"> </text:span><text:span text:style-name="T54">D011</text:span><text:span text:style-name="T2"> </text:span><text:span text:style-name="T1">1010</text:span><text:span text:style-name="T2"> </text:span><text:span text:style-name="T54">D111</text:span><text:span text:style-name="T2"> </text:span><text:span text:style-name="T1">1010</text:span><text:span text:style-name="T2"> </text:span><text:span text:style-name="T54">D211</text:span><text:span text:style-name="T2"> </text:span><text:span text:style-name="T1">1010</text:span><text:span text:style-name="T2"> </text:span><text:span text:style-name="T54">D311</text:span><text:span text:style-name="T2"> </text:span><text:span text:style-name="T1">1010</text:span><text:span text:style-name="T2"> </text:span><text:span text:style-name="T7">2C08</text:span><text:span text:style-name="T2"> </text:span><text:span text:style-name="T1">1010</text:span><text:span text:style-name="T2"> </text:span><text:span text:style-name="T15">6</text:span><text:span text:style-name="T54">8</text:span><text:span text:style-name="T15">1</text:span><text:span text:style-name="T54">2</text:span><text:span text:style-name="T2"> </text:span><text:span text:style-name="T1">1010</text:span><text:span text:style-name="T2"> </text:span><text:span text:style-name="T15">6</text:span><text:span text:style-name="T54">9</text:span><text:span text:style-name="T15">1</text:span><text:span text:style-name="T54">2</text:span><text:span text:style-name="T2"> </text:span><text:span text:style-name="T1">1010</text:span><text:span text:style-name="T2"> </text:span><text:span text:style-name="T15">6</text:span><text:span text:style-name="T54">A</text:span><text:span text:style-name="T15">1</text:span><text:span text:style-name="T54">2</text:span><text:span text:style-name="T2"> </text:span><text:span text:style-name="T3">9412</text:span><text:span text:style-name="T2"> </text:span><text:span text:style-name="T15">6</text:span><text:span text:style-name="T54">B</text:span><text:span text:style-name="T15">1</text:span><text:span text:style-name="T54">2</text:span><text:span text:style-name="T2"> </text:span><text:span text:style-name="T3">19D0</text:span><text:span text:style-name="T2"> </text:span><text:span text:style-name="T15">6</text:span><text:span text:style-name="T54">C</text:span><text:span text:style-name="T15">1</text:span><text:span text:style-name="T54">2</text:span><text:span text:style-name="T2"> </text:span><text:span text:style-name="T1">5FD0</text:span><text:span text:style-name="T2"> </text:span><text:span text:style-name="T53">4810</text:span><text:span text:style-name="T2"> </text:span><text:span text:style-name="T1">1F50</text:span><text:span text:style-name="T2"> </text:span><text:span text:style-name="T1">1F50</text:span><text:span text:style-name="T2"> </text:span><text:span text:style-name="T1">5810</text:span><text:span text:style-name="T2"> </text:span><text:span text:style-name="T1">5FD0</text:span><text:span text:style-name="T2"> </text:span><text:span text:style-name="T1">5F10</text:span><text:span text:style-name="T2"> </text:span><text:span text:style-name="T3">28D0</text:span><text:span text:style-name="T2"> </text:span><text:span text:style-name="T3">2410</text:span><text:span text:style-name="T2"> </text:span><text:span text:style-name="T3">1D10</text:span><text:span text:style-name="T2"> </text:span><text:span text:style-name="T3">0F10</text:span><text:span text:style-name="T2"> </text:span><text:span text:style-name="T3">1E10</text:span><text:span text:style-name="T2"> </text:span><text:span text:style-name="T1">1010</text:span><text:span text:style-name="T2"> </text:span><text:span text:style-name="T9">FA10</text:span><text:span text:style-name="T2"> </text:span><text:span text:style-name="T9">0A11</text:span><text:span text:style-name="T2"> </text:span><text:span text:style-name="T9">FB10</text:span><text:span text:style-name="T2"> </text:span><text:span text:style-name="T9">0B11</text:span><text:span text:style-name="T2"> </text:span><text:span text:style-name="T9">FC10</text:span><text:span text:style-name="T2"> </text:span><text:span text:style-name="T9">0C11</text:span><text:span text:style-name="T2"> </text:span><text:span text:style-name="T9">FD10</text:span><text:span text:style-name="T2"> </text:span><text:span text:style-name="T9">0D11</text:span><text:span text:style-name="T2"> </text:span><text:span text:style-name="T9">FE10</text:span><text:span text:style-name="T2"> </text:span><text:span text:style-name="T9">0E11</text:span><text:span text:style-name="T2"> </text:span><text:span text:style-name="T9">FF10</text:span><text:span text:style-name="T2"> </text:span><text:span text:style-name="T9">0F11</text:span><text:span text:style-name="T2"> </text:span><text:span text:style-name="T9">1011</text:span><text:span text:style-name="T2"> </text:span><text:span text:style-name="T9">2011</text:span><text:span text:style-name="T2"> </text:span><text:span text:style-name="T9">1111</text:span><text:span text:style-name="T2"> </text:span><text:span text:style-name="T9">2111</text:span><text:span text:style-name="T2"> </text:span><text:span text:style-name="T1">1010</text:span><text:span text:style-name="T2"> </text:span><text:span text:style-name="T3">0F90</text:span><text:span text:style-name="T2"> </text:span><text:span text:style-name="T3">1CD0</text:span><text:span text:style-name="T2"> </text:span><text:span text:style-name="T3">0CD0</text:span><text:span text:style-name="T2"> </text:span><text:span text:style-name="T3">33D0</text:span><text:span text:style-name="T2"> </text:span><text:span text:style-name="T3">23D0</text:span><text:span text:style-name="T2"> </text:span><text:span text:style-name="T3">32D0</text:span><text:span text:style-name="T2"> </text:span><text:span text:style-name="T3">22D0</text:span><text:span text:style-name="T2"> </text:span><text:span text:style-name="T3">0F90</text:span><text:span text:style-name="T2"> </text:span><text:span text:style-name="T3">0490</text:span><text:span text:style-name="T2"> </text:span><text:span text:style-name="T3">1CD0</text:span><text:span text:style-name="T2"> </text:span><text:span text:style-name="T3">0CD0</text:span><text:span text:style-name="T2"> </text:span><text:span text:style-name="T3">2090</text:span><text:span text:style-name="T2"> </text:span><text:span text:style-name="T1">4810</text:span><text:span text:style-name="T2"> </text:span><text:span text:style-name="T3">2190</text:span><text:span text:style-name="T2"> </text:span><text:span text:style-name="T1">2F90</text:span><text:span text:style-name="T2"> </text:span><text:soft-page-break/><text:span text:style-name="T3">2810</text:span><text:span text:style-name="T2"> </text:span><text:span text:style-name="T1">2FD0</text:span><text:span text:style-name="T2"> </text:span><text:span text:style-name="T1">2FD0</text:span><text:span text:style-name="T2"> </text:span><text:span text:style-name="T1">4810</text:span><text:span text:style-name="T2"> </text:span><text:span text:style-name="T1">2F90</text:span><text:span text:style-name="T2"> </text:span><text:span text:style-name="T1">5810</text:span><text:span text:style-name="T2"> </text:span><text:span text:style-name="T3">3410</text:span><text:span text:style-name="T2"> </text:span><text:span text:style-name="T3">2850</text:span><text:span text:style-name="T2"> </text:span><text:span text:style-name="T3">0F90</text:span><text:span text:style-name="T2"> </text:span><text:span text:style-name="T3">0110</text:span><text:span text:style-name="T2"> </text:span><text:span text:style-name="T1">1010</text:span><text:span text:style-name="T2"> </text:span><text:span text:style-name="T3">0210</text:span><text:span text:style-name="T2"> </text:span><text:span text:style-name="T63">50</text:span><text:span text:style-name="T9">09</text:span><text:span text:style-name="T2"> </text:span><text:span text:style-name="T1">83D0</text:span><text:span text:style-name="T2"> </text:span><text:span text:style-name="T63">51</text:span><text:span text:style-name="T9">09</text:span><text:span text:style-name="T2"> </text:span><text:span text:style-name="T3">82D0</text:span><text:span text:style-name="T2"> </text:span><text:span text:style-name="T63">52</text:span><text:span text:style-name="T9">09</text:span><text:span text:style-name="T2"> </text:span><text:span text:style-name="T64">6209</text:span><text:span text:style-name="T2"> </text:span><text:span text:style-name="T63">53</text:span><text:span text:style-name="T9">09</text:span><text:span text:style-name="T2"> </text:span><text:span text:style-name="T64">6309</text:span><text:span text:style-name="T2"> </text:span><text:span text:style-name="T65">60</text:span><text:span text:style-name="T9">09</text:span><text:span text:style-name="T2"> </text:span><text:span text:style-name="T3">0FD0</text:span><text:span text:style-name="T2"> </text:span><text:span text:style-name="T65">61</text:span><text:span text:style-name="T9">09</text:span><text:span text:style-name="T2"> </text:span><text:span text:style-name="T3">33D0</text:span><text:span text:style-name="T2"> </text:span><text:span text:style-name="T7">3B08</text:span><text:span text:style-name="T2"> </text:span><text:span text:style-name="T1">1010</text:span><text:span text:style-name="T2"> </text:span><text:span text:style-name="T66">11</text:span><text:span text:style-name="T15">1</text:span><text:span text:style-name="T66">2</text:span><text:span text:style-name="T2"> </text:span><text:span text:style-name="T3">0FD0</text:span><text:span text:style-name="T2"> </text:span><text:span text:style-name="T66">1</text:span><text:span text:style-name="T17">2</text:span><text:span text:style-name="T15">1</text:span><text:span text:style-name="T66">2</text:span><text:span text:style-name="T2"> </text:span><text:span text:style-name="T11">9912</text:span><text:span text:style-name="T2"> </text:span><text:span text:style-name="T66">1</text:span><text:span text:style-name="T17">3</text:span><text:span text:style-name="T15">1</text:span><text:span text:style-name="T66">2</text:span><text:span text:style-name="T2"> </text:span><text:span text:style-name="T11">9A12</text:span><text:span text:style-name="T2"> </text:span><text:span text:style-name="T66">1</text:span><text:span text:style-name="T17">4</text:span><text:span text:style-name="T15">1</text:span><text:span text:style-name="T66">2</text:span><text:span text:style-name="T2"> </text:span><text:span text:style-name="T3">1BD0</text:span><text:span text:style-name="T2"> </text:span><text:span text:style-name="T3">0150</text:span><text:span text:style-name="T2"> </text:span><text:span text:style-name="T1">5F50</text:span><text:span text:style-name="T2"> </text:span><text:span text:style-name="T7">2C08</text:span><text:span text:style-name="T2"> </text:span><text:span text:style-name="T1">1010</text:span><text:span text:style-name="T2"> </text:span><text:span text:style-name="T15">2</text:span><text:span text:style-name="T17">1</text:span><text:span text:style-name="T15">12</text:span><text:span text:style-name="T2"> </text:span><text:span text:style-name="T1">1010</text:span><text:span text:style-name="T2"> </text:span><text:span text:style-name="T15">2</text:span><text:span text:style-name="T17">2</text:span><text:span text:style-name="T15">12</text:span><text:span text:style-name="T2"> </text:span><text:span text:style-name="T1">1010</text:span><text:span text:style-name="T2"> </text:span><text:span text:style-name="T15">2</text:span><text:span text:style-name="T17">3</text:span><text:span text:style-name="T15">12</text:span><text:span text:style-name="T2"> </text:span><text:span text:style-name="T1">1010</text:span><text:span text:style-name="T2"> </text:span><text:span text:style-name="T15">2</text:span><text:span text:style-name="T17">4</text:span><text:span text:style-name="T15">12</text:span><text:span text:style-name="T2"> </text:span><text:span text:style-name="T1">1010</text:span><text:span text:style-name="T2"> </text:span><text:span text:style-name="T15">2</text:span><text:span text:style-name="T17">5</text:span><text:span text:style-name="T15">12</text:span><text:span text:style-name="T2"> </text:span><text:span text:style-name="T1">1010</text:span><text:span text:style-name="T2"> </text:span><text:span text:style-name="T7">2C08</text:span><text:span text:style-name="T2"> </text:span><text:span text:style-name="T3">A010</text:span><text:span text:style-name="T2"> </text:span><text:span text:style-name="T15">2</text:span><text:span text:style-name="T66">C</text:span><text:span text:style-name="T15">12</text:span><text:span text:style-name="T2"> </text:span><text:span text:style-name="T3">A110</text:span><text:span text:style-name="T2"> </text:span><text:span text:style-name="T15">2</text:span><text:span text:style-name="T66">D</text:span><text:span text:style-name="T15">12</text:span><text:span text:style-name="T2"> </text:span><text:span text:style-name="T3">9110</text:span><text:span text:style-name="T2"> </text:span><text:span text:style-name="T15">2</text:span><text:span text:style-name="T17">E</text:span><text:span text:style-name="T15">12</text:span><text:span text:style-name="T2"> </text:span><text:span text:style-name="T3">9110</text:span><text:span text:style-name="T2"> </text:span><text:span text:style-name="T15">2</text:span><text:span text:style-name="T17">F</text:span><text:span text:style-name="T15">12</text:span><text:span text:style-name="T2"> </text:span><text:span text:style-name="T3">8150</text:span><text:span text:style-name="T2"> </text:span><text:span text:style-name="T17">30</text:span><text:span text:style-name="T15">12</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7">3B08</text:span><text:span text:style-name="T2"> </text:span><text:span text:style-name="T1">1010</text:span><text:span text:style-name="T2"> </text:span><text:span text:style-name="T66">3</text:span><text:span text:style-name="T17">9</text:span><text:span text:style-name="T15">12</text:span><text:span text:style-name="T2"> </text:span><text:span text:style-name="T1">1010</text:span><text:span text:style-name="T2"> </text:span><text:span text:style-name="T66">3</text:span><text:span text:style-name="T17">A</text:span><text:span text:style-name="T15">12</text:span><text:span text:style-name="T2"> </text:span><text:span text:style-name="T1">1010</text:span><text:span text:style-name="T2"> </text:span><text:span text:style-name="T66">3</text:span><text:span text:style-name="T17">B</text:span><text:span text:style-name="T15">12</text:span><text:span text:style-name="T2"> </text:span><text:span text:style-name="T1">1010</text:span><text:span text:style-name="T2"> </text:span><text:span text:style-name="T66">3</text:span><text:span text:style-name="T17">C</text:span><text:span text:style-name="T15">12</text:span><text:span text:style-name="T2"> </text:span><text:span text:style-name="T1">1010</text:span><text:span text:style-name="T2"> </text:span><text:span text:style-name="T66">3</text:span><text:span text:style-name="T17">D</text:span><text:span text:style-name="T15">12</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0F10</text:span><text:span text:style-name="T2"> </text:span><text:span text:style-name="T1">1010</text:span><text:span text:style-name="T2"> </text:span><text:span text:style-name="T1">1010</text:span><text:span text:style-name="T2"> </text:span><text:span text:style-name="T1">1010</text:span><text:span text:style-name="T2"> </text:span><text:soft-page-break/><text:span text:style-name="T1">1010</text:span><text:span text:style-name="T2"> </text:span><text:span text:style-name="T1">1010</text:span><text:span text:style-name="T2"> </text:span><text:span text:style-name="T3">0F50</text:span><text:span text:style-name="T2"> </text:span><text:span text:style-name="T1">1010</text:span><text:span text:style-name="T2"> </text:span><text:span text:style-name="T3">5490</text:span><text:span text:style-name="T2"> </text:span><text:span text:style-name="T3">4490</text:span><text:span text:style-name="T2"> </text:span><text:span text:style-name="T3">0450</text:span><text:span text:style-name="T2"> </text:span><text:span text:style-name="T3">13D0</text:span><text:span text:style-name="T2"> </text:span><text:span text:style-name="T1">5FD0</text:span><text:span text:style-name="T2"> </text:span><text:span text:style-name="T1">2FD0</text:span><text:span text:style-name="T2"> </text:span><text:span text:style-name="T1">2FD0</text:span><text:span text:style-name="T2"> </text:span><text:span text:style-name="T1">5910</text:span><text:span text:style-name="T2"> </text:span><text:span text:style-name="T1">2F90</text:span><text:span text:style-name="T2"> </text:span><text:span text:style-name="T1">5810</text:span><text:span text:style-name="T2"> </text:span><text:span text:style-name="T1">2FD0</text:span><text:span text:style-name="T2"> </text:span><text:span text:style-name="T1">5910</text:span><text:span text:style-name="T2"> </text:span><text:span text:style-name="T1">4810</text:span><text:span text:style-name="T2"> </text:span><text:span text:style-name="T1">5810</text:span><text:span text:style-name="T2"> </text:span><text:span text:style-name="T1">4910</text:span><text:span text:style-name="T2"> </text:span><text:span text:style-name="T1">37D0</text:span><text:span text:style-name="T2"> </text:span><text:span text:style-name="T1">5810</text:span><text:span text:style-name="T2"> </text:span><text:span text:style-name="T1">36D0</text:span><text:span text:style-name="T2"> </text:span><text:span text:style-name="T1">5910</text:span><text:span text:style-name="T2"> </text:span><text:span text:style-name="T1">3690</text:span><text:span text:style-name="T2"> </text:span><text:span text:style-name="T1">2F90</text:span><text:span text:style-name="T2"> </text:span><text:span text:style-name="T1">3790</text:span><text:span text:style-name="T2"> </text:span><text:span text:style-name="T3">2850</text:span><text:span text:style-name="T2"> </text:span><text:span text:style-name="T1">2F90</text:span><text:span text:style-name="T2"> </text:span><text:span text:style-name="T3">2810</text:span><text:span text:style-name="T2"> </text:span><text:span text:style-name="T1">2FD0</text:span><text:span text:style-name="T2"> </text:span><text:span text:style-name="T1">2FD0</text:span><text:span text:style-name="T2"> </text:span><text:span text:style-name="T1">5610</text:span><text:span text:style-name="T2"> </text:span><text:span text:style-name="T1">5910</text:span><text:span text:style-name="T2"> </text:span><text:span text:style-name="T1">5710</text:span><text:span text:style-name="T2"> </text:span><text:span text:style-name="T1">37D0</text:span><text:span text:style-name="T2"> </text:span><text:span text:style-name="T1">27D0</text:span><text:span text:style-name="T2"> </text:span><text:span text:style-name="T1">36D0</text:span><text:span text:style-name="T2"> </text:span><text:span text:style-name="T1">26D0</text:span><text:span text:style-name="T2"> </text:span><text:span text:style-name="T1">3690</text:span><text:span text:style-name="T2"> </text:span><text:span text:style-name="T1">2690</text:span><text:span text:style-name="T2"> </text:span><text:span text:style-name="T1">3790</text:span><text:span text:style-name="T2"> </text:span><text:span text:style-name="T1">2790</text:span><text:span text:style-name="T2"> </text:span><text:span text:style-name="T1">2F90</text:span><text:span text:style-name="T2"> </text:span><text:span text:style-name="T1">4910</text:span><text:span text:style-name="T2"> </text:span><text:span text:style-name="T3">2850</text:span><text:span text:style-name="T2"> </text:span><text:span text:style-name="T3">0990</text:span><text:span text:style-name="T2"> </text:span><text:span text:style-name="T3">1210</text:span><text:span text:style-name="T2"> </text:span><text:span text:style-name="T3">1B90</text:span><text:span text:style-name="T2"> </text:span><text:span text:style-name="T1">1010</text:span><text:span text:style-name="T2"> </text:span><text:span text:style-name="T3">1C90</text:span><text:span text:style-name="T2"> </text:span><text:span text:style-name="T1">1010</text:span><text:span text:style-name="T2"> </text:span><text:span text:style-name="T1">1010</text:span><text:span text:style-name="T2"> </text:span><text:span text:style-name="T1">1010</text:span><text:span text:style-name="T2"> </text:span><text:span text:style-name="T66">64</text:span><text:span text:style-name="T15">12</text:span><text:span text:style-name="T2"> </text:span><text:span text:style-name="T1">1010</text:span><text:span text:style-name="T2"> </text:span><text:span text:style-name="T66">65</text:span><text:span text:style-name="T15">12</text:span><text:span text:style-name="T2"> </text:span><text:span text:style-name="T1">1010</text:span><text:span text:style-name="T2"> </text:span><text:span text:style-name="T66">66</text:span><text:span text:style-name="T15">12</text:span><text:span text:style-name="T2"> </text:span><text:span text:style-name="T3">0FD0</text:span><text:span text:style-name="T2"> </text:span><text:span text:style-name="T66">67</text:span><text:span text:style-name="T15">12</text:span><text:span text:style-name="T2"> </text:span><text:span text:style-name="T3">15D0</text:span><text:span text:style-name="T2"> </text:span><text:span text:style-name="T3">05D0</text:span><text:span text:style-name="T2"> </text:span><text:span text:style-name="T3">2090</text:span><text:span text:style-name="T2"> </text:span><text:span text:style-name="T1">2FD0</text:span><text:span text:style-name="T2"> </text:span><text:span text:style-name="T1">5F90</text:span><text:span text:style-name="T2"> </text:span><text:span text:style-name="T1">2F90</text:span><text:span text:style-name="T2"> </text:span><text:span text:style-name="T1">5FD0</text:span><text:span text:style-name="T2"> </text:span><text:span text:style-name="T1">2FD0</text:span><text:span text:style-name="T2"> </text:span><text:span text:style-name="T7">2C08</text:span><text:span text:style-name="T2"> </text:span><text:span text:style-name="T1">1010</text:span><text:span text:style-name="T2"> </text:span><text:span text:style-name="T67">86</text:span><text:span text:style-name="T15">12</text:span><text:span text:style-name="T2"> </text:span><text:span text:style-name="T1">1010</text:span><text:span text:style-name="T2"> </text:span><text:span text:style-name="T67">87</text:span><text:span text:style-name="T15">12</text:span><text:span text:style-name="T2"> </text:span><text:span text:style-name="T1">1010</text:span><text:span text:style-name="T2"> </text:span><text:span text:style-name="T67">88</text:span><text:span text:style-name="T15">12</text:span><text:span text:style-name="T2"> </text:span><text:span text:style-name="T1">1010</text:span><text:span text:style-name="T2"> </text:span><text:span text:style-name="T67">89</text:span><text:span text:style-name="T15">12</text:span><text:span text:style-name="T2"> </text:span><text:span text:style-name="T1">1010</text:span><text:span text:style-name="T2"> </text:span><text:span text:style-name="T1">1010</text:span><text:span text:style-name="T2"> </text:span><text:span text:style-name="T3">0FD0</text:span><text:span text:style-name="T2"> </text:span><text:span text:style-name="T7">2C08</text:span><text:span text:style-name="T2"> </text:span><text:span text:style-name="T1">1010</text:span><text:span text:style-name="T2"> </text:span><text:span text:style-name="T15">EB11</text:span><text:span text:style-name="T2"> </text:span><text:span text:style-name="T1">1010</text:span><text:span text:style-name="T2"> </text:span><text:soft-page-break/><text:span text:style-name="T15">EC11</text:span><text:span text:style-name="T2"> </text:span><text:span text:style-name="T1">1010</text:span><text:span text:style-name="T2"> </text:span><text:span text:style-name="T15">ED11</text:span><text:span text:style-name="T2"> </text:span><text:span text:style-name="T1">1010</text:span><text:span text:style-name="T2"> </text:span><text:span text:style-name="T15">EE11</text:span><text:span text:style-name="T2"> </text:span><text:span text:style-name="T1">1010</text:span><text:span text:style-name="T2"> </text:span><text:span text:style-name="T15">EF11</text:span><text:span text:style-name="T2"> </text:span><text:span text:style-name="T1">1010</text:span><text:span text:style-name="T2"> </text:span><text:span text:style-name="T1">1010</text:span><text:span text:style-name="T2"> </text:span><text:span text:style-name="T1">1010</text:span><text:span text:style-name="T2"> </text:span><text:span text:style-name="T3">8190</text:span><text:span text:style-name="T2"> </text:span><text:span text:style-name="T1">1010</text:span><text:span text:style-name="T2"> </text:span><text:span text:style-name="T3">6010</text:span><text:span text:style-name="T2"> </text:span><text:span text:style-name="T3">7010</text:span><text:span text:style-name="T2"> </text:span><text:span text:style-name="T3">6110</text:span><text:span text:style-name="T2"> </text:span><text:span text:style-name="T3">7110</text:span><text:span text:style-name="T2"> </text:span><text:span text:style-name="T3">6210</text:span><text:span text:style-name="T2"> </text:span><text:span text:style-name="T3">7210</text:span><text:span text:style-name="T2"> </text:span><text:span text:style-name="T3">6310</text:span><text:span text:style-name="T2"> </text:span><text:span text:style-name="T3">7310</text:span><text:span text:style-name="T2"> </text:span><text:span text:style-name="T3">6410</text:span><text:span text:style-name="T2"> </text:span><text:span text:style-name="T3">7410</text:span><text:span text:style-name="T2"> </text:span><text:span text:style-name="T3">6510</text:span><text:span text:style-name="T2"> </text:span><text:span text:style-name="T3">7510</text:span><text:span text:style-name="T2"> </text:span><text:span text:style-name="T3">6610</text:span><text:span text:style-name="T2"> </text:span><text:span text:style-name="T3">7610</text:span><text:span text:style-name="T2"> </text:span><text:span text:style-name="T3">6710</text:span><text:span text:style-name="T2"> </text:span><text:span text:style-name="T3">7710</text:span><text:span text:style-name="T2"> </text:span><text:span text:style-name="T3">6810</text:span><text:span text:style-name="T2"> </text:span><text:span text:style-name="T3">7810</text:span><text:span text:style-name="T2"> </text:span><text:span text:style-name="T3">6910</text:span><text:span text:style-name="T2"> </text:span><text:span text:style-name="T3">7910</text:span><text:span text:style-name="T2"> </text:span><text:span text:style-name="T3">6010</text:span><text:span text:style-name="T2"> </text:span><text:span text:style-name="T3">6010</text:span><text:span text:style-name="T2"> </text:span><text:span text:style-name="T3">6610</text:span><text:span text:style-name="T2"> </text:span><text:span text:style-name="T3">7610</text:span><text:span text:style-name="T2"> </text:span><text:span text:style-name="T3">6010</text:span><text:span text:style-name="T2"> </text:span><text:span text:style-name="T3">6010</text:span><text:span text:style-name="T2"> </text:span><text:span text:style-name="T3">6810</text:span><text:span text:style-name="T2"> </text:span><text:span text:style-name="T3">7810</text:span><text:span text:style-name="T2"> </text:span><text:span text:style-name="T1">1090</text:span><text:span text:style-name="T2"> </text:span><text:span text:style-name="T3">0F9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1">1090</text:span><text:span text:style-name="T2"> </text:span><text:span text:style-name="T3">0FD0</text:span><text:span text:style-name="T2"> </text:span><text:span text:style-name="T1">4810</text:span><text:span text:style-name="T2"> </text:span><text:span text:style-name="T1">5810</text:span><text:span text:style-name="T2"> </text:span><text:span text:style-name="T1">4810</text:span><text:span text:style-name="T2"> </text:span><text:span text:style-name="T1">5810</text:span><text:span text:style-name="T2"> </text:span><text:span text:style-name="T1">4910</text:span><text:span text:style-name="T2"> </text:span><text:span text:style-name="T1">37D0</text:span><text:span text:style-name="T2"> </text:span><text:span text:style-name="T1">4910</text:span><text:span text:style-name="T2"> </text:span><text:span text:style-name="T1">36D0</text:span><text:span text:style-name="T2"> </text:span><text:span text:style-name="T1">37D0</text:span><text:span text:style-name="T2"> </text:span><text:span text:style-name="T1">36D0</text:span><text:span text:style-name="T2"> </text:span><text:span text:style-name="T1">36D0</text:span><text:span text:style-name="T2"> </text:span><text:span text:style-name="T1">26D0</text:span><text:span text:style-name="T2"> </text:span><text:span text:style-name="T1">3810</text:span><text:span text:style-name="T2"> </text:span><text:span text:style-name="T1">3810</text:span><text:span text:style-name="T2"> </text:span><text:span text:style-name="T1">2690</text:span><text:span text:style-name="T2"> </text:span><text:span text:style-name="T1">3810</text:span><text:span text:style-name="T2"> </text:span><text:span text:style-name="T1">2690</text:span><text:span text:style-name="T2"> </text:span><text:span text:style-name="T1">3810</text:span><text:span text:style-name="T2"> </text:span><text:span text:style-name="T1">2790</text:span><text:span text:style-name="T2"> </text:span><text:span text:style-name="T1">2690</text:span><text:span text:style-name="T2"> </text:span><text:span text:style-name="T1">3790</text:span><text:span text:style-name="T2"> </text:span><text:span text:style-name="T1">2790</text:span><text:span text:style-name="T2"> </text:span><text:span text:style-name="T1">37D0</text:span><text:span text:style-name="T2"> </text:span><text:span text:style-name="T1">27D0</text:span><text:span text:style-name="T2"> </text:span><text:span text:style-name="T1">36D0</text:span><text:span text:style-name="T2"> </text:span><text:span text:style-name="T1">26D0</text:span><text:span text:style-name="T2"> </text:span><text:span text:style-name="T1">1010</text:span><text:span text:style-name="T2"> </text:span><text:span text:style-name="T1">1010</text:span><text:span text:style-name="T2"> </text:span><text:span text:style-name="T1">2710</text:span><text:span text:style-name="T2"> </text:span><text:span text:style-name="T1">3710</text:span><text:span text:style-name="T2"> </text:span><text:span text:style-name="T1">5910</text:span><text:span text:style-name="T2"> </text:span><text:span text:style-name="T1">5710</text:span><text:span text:style-name="T2"> </text:span><text:span text:style-name="T1">2F90</text:span><text:span text:style-name="T2"> </text:span><text:span text:style-name="T1">5810</text:span><text:span text:style-name="T2"> </text:span><text:span text:style-name="T3">0B90</text:span><text:span text:style-name="T2"> </text:span><text:span text:style-name="T1">2F90</text:span><text:span text:style-name="T2"> </text:span><text:soft-page-break/><text:span text:style-name="T3">0C90</text:span><text:span text:style-name="T2"> </text:span><text:span text:style-name="T3">2850</text:span><text:span text:style-name="T2"> </text:span><text:span text:style-name="T3">3090</text:span><text:span text:style-name="T2"> </text:span><text:span text:style-name="T3">2090</text:span><text:span text:style-name="T2"> </text:span><text:span text:style-name="T3">3190</text:span><text:span text:style-name="T2"> </text:span><text:span text:style-name="T3">2190</text:span><text:span text:style-name="T2"> </text:span><text:span text:style-name="T3">3290</text:span><text:span text:style-name="T2"> </text:span><text:span text:style-name="T3">2290</text:span><text:span text:style-name="T2"> </text:span><text:span text:style-name="T3">3390</text:span><text:span text:style-name="T2"> </text:span><text:span text:style-name="T3">2390</text:span><text:span text:style-name="T2"> </text:span><text:span text:style-name="T3">14D0</text:span><text:span text:style-name="T2"> </text:span><text:span text:style-name="T3">04D0</text:span><text:span text:style-name="T2"> </text:span><text:span text:style-name="T3">13D0</text:span><text:span text:style-name="T2"> </text:span><text:span text:style-name="T3">03D0</text:span><text:span text:style-name="T2"> </text:span><text:span text:style-name="T3">2810</text:span><text:span text:style-name="T2"> </text:span><text:span text:style-name="T1">2FD0</text:span><text:span text:style-name="T2"> </text:span><text:span text:style-name="T1">2FD0</text:span><text:span text:style-name="T2"> </text:span><text:span text:style-name="T1">5910</text:span><text:span text:style-name="T2"> </text:span><text:span text:style-name="T1">5810</text:span><text:span text:style-name="T2"> </text:span><text:span text:style-name="T1">5910</text:span><text:span text:style-name="T2"> </text:span><text:span text:style-name="T67">F511</text:span><text:span text:style-name="T2"> </text:span><text:span text:style-name="T1">1010</text:span><text:span text:style-name="T2"> </text:span><text:span text:style-name="T67">F</text:span><text:span text:style-name="T68">6</text:span><text:span text:style-name="T67">11</text:span><text:span text:style-name="T2"> </text:span><text:span text:style-name="T3">9610</text:span><text:span text:style-name="T2"> </text:span><text:span text:style-name="T3">8710</text:span><text:span text:style-name="T2"> </text:span><text:span text:style-name="T3">9710</text:span><text:span text:style-name="T2"> </text:span><text:span text:style-name="T3">8550</text:span><text:span text:style-name="T2"> </text:span><text:span text:style-name="T3">9550</text:span><text:span text:style-name="T2"> </text:span><text:span text:style-name="T1">5990</text:span><text:span text:style-name="T2"> </text:span><text:span text:style-name="T1">2F50</text:span><text:span text:style-name="T2"> </text:span><text:span text:style-name="T1">5890</text:span><text:span text:style-name="T2"> </text:span><text:span text:style-name="T1">4890</text:span><text:span text:style-name="T2"> </text:span><text:span text:style-name="T1">5990</text:span><text:span text:style-name="T2"> </text:span><text:span text:style-name="T1">4990</text:span><text:span text:style-name="T2"> </text:span><text:span text:style-name="T1">5890</text:span><text:span text:style-name="T2"> </text:span><text:span text:style-name="T1">4990</text:span><text:span text:style-name="T2"> </text:span><text:span text:style-name="T1">5890</text:span><text:span text:style-name="T2"> </text:span><text:span text:style-name="T1">2F50</text:span><text:span text:style-name="T2"> </text:span><text:span text:style-name="T1">2F10</text:span><text:span text:style-name="T2"> </text:span><text:span text:style-name="T3">28D0</text:span><text:span text:style-name="T2"> </text:span><text:span text:style-name="T3">4B10</text:span><text:span text:style-name="T2"> </text:span><text:span text:style-name="T3">5B10</text:span><text:span text:style-name="T2"> </text:span><text:span text:style-name="T3">4C10</text:span><text:span text:style-name="T2"> </text:span><text:span text:style-name="T3">5C10</text:span><text:span text:style-name="T2"> </text:span><text:span text:style-name="T3">0F10</text:span><text:span text:style-name="T2"> </text:span><text:span text:style-name="T1">1090</text:span><text:span text:style-name="T2"> </text:span><text:span text:style-name="T3">8010</text:span><text:span text:style-name="T2"> </text:span><text:span text:style-name="T3">9010</text:span><text:span text:style-name="T2"> </text:span><text:span text:style-name="T3">8110</text:span><text:span text:style-name="T2"> </text:span><text:span text:style-name="T3">91D0</text:span><text:span text:style-name="T2"> </text:span><text:span text:style-name="T3">9190</text:span><text:span text:style-name="T2"> </text:span><text:span text:style-name="T3">9190</text:span><text:span text:style-name="T2"> </text:span><text:span text:style-name="T1">1090</text:span><text:span text:style-name="T2"> </text:span><text:span text:style-name="T3">8210</text:span><text:span text:style-name="T2"> </text:span><text:span text:style-name="T1">1090</text:span><text:span text:style-name="T2"> </text:span><text:span text:style-name="T1">8310</text:span><text:span text:style-name="T2"> </text:span><text:span text:style-name="T3">4C50</text:span><text:span text:style-name="T2"> </text:span><text:span text:style-name="T3">5C50</text:span><text:span text:style-name="T2"> </text:span><text:span text:style-name="T3">4B50</text:span><text:span text:style-name="T2"> </text:span><text:span text:style-name="T3">5B50</text:span><text:span text:style-name="T2"> </text:span><text:span text:style-name="T3">4F90</text:span><text:span text:style-name="T2"> </text:span><text:span text:style-name="T3">3F90</text:span><text:span text:style-name="T2"> </text:span><text:span text:style-name="T3">4C50</text:span><text:span text:style-name="T2"> </text:span><text:span text:style-name="T3">5C50</text:span><text:span text:style-name="T2"> </text:span><text:span text:style-name="T3">1190</text:span><text:span text:style-name="T2"> </text:span><text:span text:style-name="T3">0190</text:span><text:span text:style-name="T2"> </text:span><text:span text:style-name="T3">1290</text:span><text:span text:style-name="T2"> </text:span><text:span text:style-name="T3">0290</text:span><text:span text:style-name="T2"> </text:span><text:span text:style-name="T3">1390</text:span><text:span text:style-name="T2"> </text:span><text:span text:style-name="T3">0390</text:span><text:span text:style-name="T2"> </text:span><text:span text:style-name="T3">1490</text:span><text:span text:style-name="T2"> </text:span><text:span text:style-name="T3">0490</text:span><text:span text:style-name="T2"> </text:span><text:span text:style-name="T3">1590</text:span><text:span text:style-name="T2"> </text:span><text:span text:style-name="T3">0590</text:span><text:span text:style-name="T2"> </text:span><text:span text:style-name="T3">1690</text:span><text:span text:style-name="T2"> </text:span><text:span text:style-name="T3">0690</text:span><text:span text:style-name="T2"> </text:span><text:span text:style-name="T3">1790</text:span><text:span text:style-name="T2"> </text:span><text:span text:style-name="T3">0790</text:span><text:span text:style-name="T2"> </text:span><text:span text:style-name="T3">1890</text:span><text:span text:style-name="T2"> </text:span><text:span text:style-name="T3">0890</text:span><text:span text:style-name="T2"> </text:span><text:span text:style-name="T3">1990</text:span><text:span text:style-name="T2"> </text:span><text:span text:style-name="T3">0990</text:span><text:span text:style-name="T2"> </text:span><text:span text:style-name="T3">1A90</text:span><text:span text:style-name="T2"> </text:span><text:span text:style-name="T3">0A90</text:span><text:span text:style-name="T2"> </text:span><text:soft-page-break/><text:span text:style-name="T3">1B90</text:span><text:span text:style-name="T2"> </text:span><text:span text:style-name="T3">0B90</text:span><text:span text:style-name="T2"> </text:span><text:span text:style-name="T3">1C90</text:span><text:span text:style-name="T2"> </text:span><text:span text:style-name="T3">0C90</text:span><text:span text:style-name="T2"> </text:span><text:span text:style-name="T3">1D90</text:span><text:span text:style-name="T2"> </text:span><text:span text:style-name="T3">0D50</text:span><text:span text:style-name="T2"> </text:span><text:span text:style-name="T3">1E90</text:span><text:span text:style-name="T2"> </text:span><text:span text:style-name="T3">0E90</text:span><text:span text:style-name="T2"> </text:span><text:span text:style-name="T3">7810</text:span><text:span text:style-name="T2"> </text:span><text:span text:style-name="T3">6150</text:span><text:span text:style-name="T2"> </text:span><text:span text:style-name="T3">7910</text:span><text:span text:style-name="T2"> </text:span><text:span text:style-name="T3">6050</text:span><text:span text:style-name="T2"> </text:span><text:span text:style-name="T1">1010</text:span><text:span text:style-name="T2"> </text:span><text:span text:style-name="T1">1010</text:span><text:span text:style-name="T2"> </text:span><text:span text:style-name="T3">9B90</text:span><text:span text:style-name="T2"> </text:span><text:span text:style-name="T1">8B90</text:span><text:span text:style-name="T2"> </text:span><text:span text:style-name="T3">9C90</text:span><text:span text:style-name="T2"> </text:span><text:span text:style-name="T3">8C90</text:span><text:span text:style-name="T2"> </text:span><text:span text:style-name="T3">9C10</text:span><text:span text:style-name="T2"> </text:span><text:span text:style-name="T3">9C10</text:span><text:span text:style-name="T2"> </text:span><text:span text:style-name="T3">9C10</text:span><text:span text:style-name="T2"> </text:span><text:span text:style-name="T3">9C10</text:span><text:span text:style-name="T2"> </text:span><text:span text:style-name="T3">9D90</text:span><text:span text:style-name="T2"> </text:span><text:span text:style-name="T3">8D90</text:span><text:span text:style-name="T2"> </text:span><text:span text:style-name="T3">9E90</text:span><text:span text:style-name="T2"> </text:span><text:span text:style-name="T1">8E90</text:span><text:span text:style-name="T2"> </text:span><text:span text:style-name="T1">1010</text:span><text:span text:style-name="T2"> </text:span><text:span text:style-name="T1">1010</text:span><text:span text:style-name="T2"> </text:span><text:span text:style-name="T3">4090</text:span><text:span text:style-name="T2"> </text:span><text:span text:style-name="T1">5FD0</text:span><text:span text:style-name="T2"> </text:span><text:span text:style-name="T3">07D0</text:span><text:span text:style-name="T2"> </text:span><text:span text:style-name="T1">5F10</text:span><text:span text:style-name="T2"> </text:span><text:span text:style-name="T3">06D0</text:span><text:span text:style-name="T2"> </text:span><text:span text:style-name="T1">5F50</text:span><text:span text:style-name="T2"> </text:span><text:span text:style-name="T3">05D0</text:span><text:span text:style-name="T2"> </text:span><text:span text:style-name="T1">1F10</text:span><text:span text:style-name="T2"> </text:span><text:span text:style-name="T1">1F10</text:span><text:span text:style-name="T2"> </text:span><text:span text:style-name="T3">0510</text:span><text:span text:style-name="T2"> </text:span><text:span text:style-name="T1">1F10</text:span><text:span text:style-name="T2"> </text:span><text:span text:style-name="T3">0610</text:span><text:span text:style-name="T2"> </text:span><text:span text:style-name="T1">5F10</text:span><text:span text:style-name="T2"> </text:span><text:span text:style-name="T3">0710</text:span><text:span text:style-name="T2"> </text:span><text:span text:style-name="T3">1510</text:span><text:span text:style-name="T2"> </text:span><text:span text:style-name="T3">0F10</text:span><text:span text:style-name="T2"> </text:span><text:span text:style-name="T3">1610</text:span><text:span text:style-name="T2"> </text:span><text:span text:style-name="T1">1010</text:span><text:span text:style-name="T2"> </text:span><text:span text:style-name="T3">1710</text:span><text:span text:style-name="T2"> </text:span><text:span text:style-name="T1">1010</text:span><text:span text:style-name="T2"> </text:span><text:span text:style-name="T3">5010</text:span><text:span text:style-name="T2"> </text:span><text:span text:style-name="T1">1010</text:span><text:span text:style-name="T2"> </text:span><text:span text:style-name="T3">5050</text:span><text:span text:style-name="T2"> </text:span><text:span text:style-name="T1">1010</text:span><text:span text:style-name="T2"> </text:span><text:span text:style-name="T3">1750</text:span><text:span text:style-name="T2"> </text:span><text:span text:style-name="T1">1010</text:span><text:span text:style-name="T2"> </text:span><text:span text:style-name="T3">1650</text:span><text:span text:style-name="T2"> </text:span><text:span text:style-name="T1">1010</text:span><text:span text:style-name="T2"> </text:span><text:span text:style-name="T1">1010</text:span><text:span text:style-name="T2"> </text:span><text:span text:style-name="T3">8810</text:span><text:span text:style-name="T2"> </text:span><text:span text:style-name="T3">A610</text:span><text:span text:style-name="T2"> </text:span><text:span text:style-name="T1">8910</text:span><text:span text:style-name="T2"> </text:span><text:span text:style-name="T3">A610</text:span><text:span text:style-name="T2"> </text:span><text:span text:style-name="T1">1010</text:span><text:span text:style-name="T2"> </text:span><text:span text:style-name="T1">1010</text:span><text:span text:style-name="T2"> </text:span><text:span text:style-name="T3">8710</text:span><text:span text:style-name="T2"> </text:span><text:span text:style-name="T3">7150</text:span><text:span text:style-name="T2"> </text:span><text:span text:style-name="T3">8810</text:span><text:span text:style-name="T2"> </text:span><text:span text:style-name="T3">7050</text:span><text:span text:style-name="T2"> </text:span><text:span text:style-name="T1">8910</text:span><text:span text:style-name="T2"> </text:span><text:span text:style-name="T1">1010</text:span><text:span text:style-name="T2"> </text:span><text:span text:style-name="T3">6150</text:span><text:span text:style-name="T2"> </text:span><text:span text:style-name="T1">1010</text:span><text:span text:style-name="T2"> </text:span><text:span text:style-name="T3">6050</text:span><text:span text:style-name="T2"> </text:span><text:span text:style-name="T3">3090</text:span><text:span text:style-name="T2"> </text:span><text:span text:style-name="T3">2090</text:span><text:span text:style-name="T2"> </text:span><text:span text:style-name="T3">3190</text:span><text:span text:style-name="T2"> </text:span><text:span text:style-name="T3">2190</text:span><text:span text:style-name="T2"> </text:span><text:span text:style-name="T3">3290</text:span><text:span text:style-name="T2"> </text:span><text:span text:style-name="T3">2290</text:span><text:span text:style-name="T2"> </text:span><text:span text:style-name="T3">3390</text:span><text:span text:style-name="T2"> </text:span><text:span text:style-name="T3">2390</text:span><text:span text:style-name="T2"> </text:span><text:span text:style-name="T3">3490</text:span><text:span text:style-name="T2"> </text:span><text:span text:style-name="T3">2490</text:span><text:span text:style-name="T2"> </text:span><text:span text:style-name="T3">3590</text:span><text:span text:style-name="T2"> </text:span><text:span text:style-name="T3">2590</text:span><text:span text:style-name="T2"> </text:span><text:soft-page-break/><text:span text:style-name="T3">3990</text:span><text:span text:style-name="T2"> </text:span><text:span text:style-name="T3">2990</text:span><text:span text:style-name="T2"> </text:span><text:span text:style-name="T3">3A90</text:span><text:span text:style-name="T2"> </text:span><text:span text:style-name="T3">2A90</text:span><text:span text:style-name="T2"> </text:span><text:span text:style-name="T3">5090</text:span><text:span text:style-name="T2"> </text:span><text:span text:style-name="T3">4090</text:span><text:span text:style-name="T2"> </text:span><text:span text:style-name="T3">5190</text:span><text:span text:style-name="T2"> </text:span><text:span text:style-name="T3">4190</text:span><text:span text:style-name="T2"> </text:span><text:span text:style-name="T3">5290</text:span><text:span text:style-name="T2"> </text:span><text:span text:style-name="T3">4290</text:span><text:span text:style-name="T2"> </text:span><text:span text:style-name="T3">5390</text:span><text:span text:style-name="T2"> </text:span><text:span text:style-name="T3">4390</text:span><text:span text:style-name="T2"> </text:span><text:span text:style-name="T3">5490</text:span><text:span text:style-name="T2"> </text:span><text:span text:style-name="T3">4490</text:span><text:span text:style-name="T2"> </text:span><text:span text:style-name="T3">5590</text:span><text:span text:style-name="T2"> </text:span><text:span text:style-name="T3">4590</text:span><text:span text:style-name="T2"> </text:span><text:span text:style-name="T3">5B90</text:span><text:span text:style-name="T2"> </text:span><text:span text:style-name="T3">4B90</text:span><text:span text:style-name="T2"> </text:span><text:span text:style-name="T3">5C90</text:span><text:span text:style-name="T2"> </text:span><text:span text:style-name="T3">4C90</text:span><text:span text:style-name="T2"> </text:span><text:span text:style-name="T3">4D90</text:span><text:span text:style-name="T2"> </text:span><text:span text:style-name="T3">3D90</text:span><text:span text:style-name="T2"> </text:span><text:span text:style-name="T3">4E90</text:span><text:span text:style-name="T2"> </text:span><text:span text:style-name="T3">3E90</text:span><text:span text:style-name="T2"> </text:span><text:span text:style-name="T3">8210</text:span><text:span text:style-name="T2"> </text:span><text:span text:style-name="T3">9210</text:span><text:span text:style-name="T2"> </text:span><text:span text:style-name="T1">8310</text:span><text:span text:style-name="T2"> </text:span><text:span text:style-name="T3">9310</text:span><text:span text:style-name="T2"> </text:span><text:span text:style-name="T3">8150</text:span><text:span text:style-name="T2"> </text:span><text:span text:style-name="T3">9150</text:span><text:span text:style-name="T2"> </text:span><text:span text:style-name="T3">8050</text:span><text:span text:style-name="T2"> </text:span><text:span text:style-name="T3">9050</text:span><text:span text:style-name="T2"> </text:span><text:span text:style-name="T3">A010</text:span><text:span text:style-name="T2"> </text:span><text:span text:style-name="T1">1090</text:span><text:span text:style-name="T2"> </text:span><text:span text:style-name="T3">A110</text:span><text:span text:style-name="T2"> </text:span><text:span text:style-name="T1">1090</text:span><text:span text:style-name="T2"> </text:span><text:span text:style-name="T3">A210</text:span><text:span text:style-name="T2"> </text:span><text:span text:style-name="T1">1090</text:span><text:span text:style-name="T2"> </text:span><text:span text:style-name="T3">A310</text:span><text:span text:style-name="T2"> </text:span><text:span text:style-name="T1">1090</text:span><text:span text:style-name="T2"> </text:span><text:span text:style-name="T1">1010</text:span><text:span text:style-name="T2"> </text:span><text:span text:style-name="T3">A090</text:span><text:span text:style-name="T2"> </text:span><text:span text:style-name="T1">1010</text:span><text:span text:style-name="T2"> </text:span><text:span text:style-name="T3">A190</text:span><text:span text:style-name="T2"> </text:span><text:span text:style-name="T1">1010</text:span><text:span text:style-name="T2"> </text:span><text:span text:style-name="T3">A290</text:span><text:span text:style-name="T2"> </text:span><text:span text:style-name="T1">5F10</text:span><text:span text:style-name="T2"> </text:span><text:span text:style-name="T3">A390</text:span><text:span text:style-name="T2"> </text:span><text:span text:style-name="T1">2FD0</text:span><text:span text:style-name="T2"> </text:span><text:span text:style-name="T1">5810</text:span><text:span text:style-name="T2"> </text:span><text:span text:style-name="T3">2850</text:span><text:span text:style-name="T2"> </text:span><text:span text:style-name="T3">28D0</text:span><text:span text:style-name="T2"> </text:span><text:span text:style-name="T69">1D12</text:span><text:span text:style-name="T2"> </text:span><text:span text:style-name="T1">1010</text:span><text:span text:style-name="T2"> </text:span><text:span text:style-name="T69">1</text:span><text:span text:style-name="T68">E</text:span><text:span text:style-name="T69">12</text:span><text:span text:style-name="T2"> </text:span><text:span text:style-name="T1">8B90</text:span><text:span text:style-name="T2"> </text:span><text:span text:style-name="T69">1</text:span><text:span text:style-name="T68">F</text:span><text:span text:style-name="T69">12</text:span><text:span text:style-name="T2"> </text:span><text:span text:style-name="T3">8C90</text:span><text:span text:style-name="T2"> </text:span><text:span text:style-name="T70">20</text:span><text:span text:style-name="T69">12</text:span><text:span text:style-name="T2"> </text:span><text:span text:style-name="T3">9A50</text:span><text:span text:style-name="T2"> </text:span><text:span text:style-name="T3">0ED0</text:span><text:span text:style-name="T2"> </text:span><text:span text:style-name="T3">5D10</text:span><text:span text:style-name="T2"> </text:span><text:span text:style-name="T3">0DD0</text:span><text:span text:style-name="T2"> </text:span><text:span text:style-name="T3">5E10</text:span><text:span text:style-name="T2"> </text:span><text:span text:style-name="T3">3D10</text:span><text:span text:style-name="T2"> </text:span><text:span text:style-name="T3">4D10</text:span><text:span text:style-name="T2"> </text:span><text:span text:style-name="T3">3E10</text:span><text:span text:style-name="T2"> </text:span><text:span text:style-name="T3">4E10</text:span><text:span text:style-name="T2"> </text:span><text:span text:style-name="T3">4010</text:span><text:span text:style-name="T2"> </text:span><text:span text:style-name="T3">5010</text:span><text:span text:style-name="T2"> </text:span><text:span text:style-name="T3">4110</text:span><text:span text:style-name="T2"> </text:span><text:span text:style-name="T3">5110</text:span><text:span text:style-name="T2"> </text:span><text:span text:style-name="T3">1510</text:span><text:span text:style-name="T2"> </text:span><text:span text:style-name="T1">1010</text:span><text:span text:style-name="T2"> </text:span><text:span text:style-name="T3">1610</text:span><text:span text:style-name="T2"> </text:span><text:span text:style-name="T7">2C08</text:span><text:span text:style-name="T2"> </text:span><text:span text:style-name="T3">1710</text:span><text:span text:style-name="T2"> </text:span><text:span text:style-name="T70">27</text:span><text:span text:style-name="T15">12</text:span><text:span text:style-name="T2"> </text:span><text:span text:style-name="T1">1010</text:span><text:span text:style-name="T2"> </text:span><text:span text:style-name="T70">28</text:span><text:span text:style-name="T15">12</text:span><text:span text:style-name="T2"> </text:span><text:span text:style-name="T1">1010</text:span><text:span text:style-name="T2"> </text:span><text:span text:style-name="T70">29</text:span><text:span text:style-name="T15">12</text:span><text:span text:style-name="T2"> </text:span><text:span text:style-name="T1">1010</text:span><text:span text:style-name="T2"> </text:span><text:span text:style-name="T70">2A</text:span><text:span text:style-name="T15">12</text:span><text:span text:style-name="T2"> </text:span><text:soft-page-break/><text:span text:style-name="T1">1010</text:span><text:span text:style-name="T2"> </text:span><text:span text:style-name="T70">2B</text:span><text:span text:style-name="T15">12</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9690</text:span><text:span text:style-name="T2"> </text:span><text:span text:style-name="T3">8510</text:span><text:span text:style-name="T2"> </text:span><text:span text:style-name="T3">7150</text:span><text:span text:style-name="T2"> </text:span><text:span text:style-name="T1">1010</text:span><text:span text:style-name="T2"> </text:span><text:span text:style-name="T3">7050</text:span><text:span text:style-name="T2"> </text:span><text:span text:style-name="T3">6810</text:span><text:span text:style-name="T2"> </text:span><text:span text:style-name="T3">7010</text:span><text:span text:style-name="T2"> </text:span><text:span text:style-name="T1">1010</text:span><text:span text:style-name="T2"> </text:span><text:span text:style-name="T3">6550</text:span><text:span text:style-name="T2"> </text:span><text:span text:style-name="T3">7550</text:span><text:span text:style-name="T2"> </text:span><text:span text:style-name="T3">0ED0</text:span><text:span text:style-name="T2"> </text:span><text:span text:style-name="T1">5FD0</text:span><text:span text:style-name="T2"> </text:span><text:span text:style-name="T3">0DD0</text:span><text:span text:style-name="T2"> </text:span><text:span text:style-name="T1">5F10</text:span><text:span text:style-name="T2"> </text:span><text:span text:style-name="T3">A690</text:span><text:span text:style-name="T2"> </text:span><text:span text:style-name="T71">1C</text:span><text:span text:style-name="T9">11</text:span><text:span text:style-name="T2"> </text:span><text:span text:style-name="T3">A790</text:span><text:span text:style-name="T2"> </text:span><text:span text:style-name="T71">1D</text:span><text:span text:style-name="T9">11</text:span><text:span text:style-name="T2"> </text:span><text:span text:style-name="T3">A890</text:span><text:span text:style-name="T2"> </text:span><text:span text:style-name="T71">1E</text:span><text:span text:style-name="T9">11</text:span><text:span text:style-name="T2"> </text:span><text:span text:style-name="T3">A990</text:span><text:span text:style-name="T2"> </text:span><text:span text:style-name="T71">1F</text:span><text:span text:style-name="T9">11</text:span><text:span text:style-name="T2"> </text:span><text:span text:style-name="T1">1010</text:span><text:span text:style-name="T2"> </text:span><text:span text:style-name="T71">30</text:span><text:span text:style-name="T9">11</text:span><text:span text:style-name="T2"> </text:span><text:span text:style-name="T3">9610</text:span><text:span text:style-name="T2"> </text:span><text:span text:style-name="T71">31</text:span><text:span text:style-name="T9">11</text:span><text:span text:style-name="T2"> </text:span><text:span text:style-name="T1">2F50</text:span><text:span text:style-name="T2"> </text:span><text:span text:style-name="T3">2890</text:span><text:span text:style-name="T2"> </text:span><text:span text:style-name="T1">58D0</text:span><text:span text:style-name="T2"> </text:span><text:span text:style-name="T1">2F10</text:span><text:span text:style-name="T2"> </text:span><text:span text:style-name="T3">4C50</text:span><text:span text:style-name="T2"> </text:span><text:span text:style-name="T3">5C50</text:span><text:span text:style-name="T2"> </text:span><text:span text:style-name="T3">4B50</text:span><text:span text:style-name="T2"> </text:span><text:span text:style-name="T3">5B50</text:span><text:span text:style-name="T2"> </text:span><text:span text:style-name="T3">0F10</text:span><text:span text:style-name="T2"> </text:span><text:span text:style-name="T1">1090</text:span><text:span text:style-name="T2"> </text:span><text:span text:style-name="T3">8010</text:span><text:span text:style-name="T2"> </text:span><text:span text:style-name="T3">9010</text:span><text:span text:style-name="T2"> </text:span><text:span text:style-name="T3">8110</text:span><text:span text:style-name="T2"> </text:span><text:span text:style-name="T3">91D0</text:span><text:span text:style-name="T2"> </text:span><text:span text:style-name="T3">9190</text:span><text:span text:style-name="T2"> </text:span><text:span text:style-name="T3">9190</text:span><text:span text:style-name="T2"> </text:span><text:span text:style-name="T1">1090</text:span><text:span text:style-name="T2"> </text:span><text:span text:style-name="T3">8210</text:span><text:span text:style-name="T2"> </text:span><text:span text:style-name="T1">1090</text:span><text:span text:style-name="T2"> </text:span><text:span text:style-name="T1">8310</text:span><text:span text:style-name="T2"> </text:span><text:span text:style-name="T3">4B10</text:span><text:span text:style-name="T2"> </text:span><text:span text:style-name="T3">5B10</text:span><text:span text:style-name="T2"> </text:span><text:span text:style-name="T3">4C10</text:span><text:span text:style-name="T2"> </text:span><text:span text:style-name="T3">5C10</text:span><text:span text:style-name="T2"> </text:span><text:span text:style-name="T3">4C10</text:span><text:span text:style-name="T2"> </text:span><text:span text:style-name="T3">5C10</text:span><text:span text:style-name="T2"> </text:span><text:span text:style-name="T3">4FD0</text:span><text:span text:style-name="T2"> </text:span><text:span text:style-name="T3">3FD0</text:span><text:span text:style-name="T2"> </text:span><text:span text:style-name="T3">12D0</text:span><text:span text:style-name="T2"> </text:span><text:span text:style-name="T3">02D0</text:span><text:span text:style-name="T2"> </text:span><text:span text:style-name="T3">11D0</text:span><text:span text:style-name="T2"> </text:span><text:span text:style-name="T3">01D0</text:span><text:span text:style-name="T2"> </text:span><text:span text:style-name="T3">14D0</text:span><text:span text:style-name="T2"> </text:span><text:span text:style-name="T3">04D0</text:span><text:span text:style-name="T2"> </text:span><text:span text:style-name="T3">13D0</text:span><text:span text:style-name="T2"> </text:span><text:span text:style-name="T3">03D0</text:span><text:span text:style-name="T2"> </text:span><text:span text:style-name="T3">18D0</text:span><text:span text:style-name="T2"> </text:span><text:span text:style-name="T3">08D0</text:span><text:span text:style-name="T2"> </text:span><text:span text:style-name="T3">17D0</text:span><text:span text:style-name="T2"> </text:span><text:span text:style-name="T3">07D0</text:span><text:span text:style-name="T2"> </text:span><text:span text:style-name="T3">16D0</text:span><text:span text:style-name="T2"> </text:span><text:span text:style-name="T3">06D0</text:span><text:span text:style-name="T2"> </text:span><text:span text:style-name="T3">15D0</text:span><text:span text:style-name="T2"> </text:span><text:span text:style-name="T3">05D0</text:span><text:span text:style-name="T2"> </text:span><text:span text:style-name="T3">1AD0</text:span><text:span text:style-name="T2"> </text:span><text:span text:style-name="T3">0AD0</text:span><text:span text:style-name="T2"> </text:span><text:span text:style-name="T3">19D0</text:span><text:span text:style-name="T2"> </text:span><text:span text:style-name="T3">09D0</text:span><text:span text:style-name="T2"> </text:span><text:span text:style-name="T3">1CD0</text:span><text:span text:style-name="T2"> </text:span><text:span text:style-name="T3">0CD0</text:span><text:span text:style-name="T2"> </text:span><text:span text:style-name="T3">1BD0</text:span><text:span text:style-name="T2"> </text:span><text:span text:style-name="T3">0BD0</text:span><text:span text:style-name="T2"> </text:span><text:soft-page-break/><text:span text:style-name="T3">1ED0</text:span><text:span text:style-name="T2"> </text:span><text:span text:style-name="T3">0ED0</text:span><text:span text:style-name="T2"> </text:span><text:span text:style-name="T3">1DD0</text:span><text:span text:style-name="T2"> </text:span><text:span text:style-name="T3">0DD0</text:span><text:span text:style-name="T2"> </text:span><text:span text:style-name="T1">3810</text:span><text:span text:style-name="T2"> </text:span><text:span text:style-name="T1">3810</text:span><text:span text:style-name="T2"> </text:span><text:span text:style-name="T1">3810</text:span><text:span text:style-name="T2"> </text:span><text:span text:style-name="T1">3810</text:span><text:span text:style-name="T2"> </text:span><text:span text:style-name="T3">2810</text:span><text:span text:style-name="T2"> </text:span><text:span text:style-name="T3">2890</text:span><text:span text:style-name="T2"> </text:span><text:span text:style-name="T1">58D0</text:span><text:span text:style-name="T2"> </text:span><text:span text:style-name="T1">2F10</text:span><text:span text:style-name="T2"> </text:span><text:span text:style-name="T3">9710</text:span><text:span text:style-name="T2"> </text:span><text:span text:style-name="T72">32</text:span><text:span text:style-name="T9">11</text:span><text:span text:style-name="T2"> </text:span><text:span text:style-name="T3">9810</text:span><text:span text:style-name="T2"> </text:span><text:span text:style-name="T72">33</text:span><text:span text:style-name="T9">11</text:span><text:span text:style-name="T2"> </text:span><text:span text:style-name="T3">9910</text:span><text:span text:style-name="T2"> </text:span><text:span text:style-name="T72">34</text:span><text:span text:style-name="T9">11</text:span><text:span text:style-name="T2"> </text:span><text:span text:style-name="T1">1010</text:span><text:span text:style-name="T2"> </text:span><text:span text:style-name="T72">35</text:span><text:span text:style-name="T9">11</text:span><text:span text:style-name="T2"> </text:span><text:span text:style-name="T1">1010</text:span><text:span text:style-name="T2"> </text:span><text:span text:style-name="T73">991</text:span><text:span text:style-name="T74">0</text:span><text:span text:style-name="T2"> </text:span><text:span text:style-name="T1">1010</text:span><text:span text:style-name="T2"> </text:span><text:span text:style-name="T1">1010</text:span><text:span text:style-name="T2"> </text:span><text:span text:style-name="T3">8890</text:span><text:span text:style-name="T2"> </text:span><text:span text:style-name="T1">1010</text:span><text:span text:style-name="T2"> </text:span><text:span text:style-name="T1">8990</text:span><text:span text:style-name="T2"> </text:span><text:span text:style-name="T1">1010</text:span><text:span text:style-name="T2"> </text:span><text:span text:style-name="T1">1010</text:span><text:span text:style-name="T2"> </text:span><text:span text:style-name="T1">1010</text:span><text:span text:style-name="T2"> </text:span><text:span text:style-name="T3">7810</text:span><text:span text:style-name="T2"> </text:span><text:span text:style-name="T3">7890</text:span><text:span text:style-name="T2"> </text:span><text:span text:style-name="T1">1010</text:span><text:span text:style-name="T2"> </text:span><text:span text:style-name="T1">1010</text:span><text:span text:style-name="T2"> </text:span><text:span text:style-name="T1">1010</text:span><text:span text:style-name="T2"> </text:span><text:span text:style-name="T3">7550</text:span><text:span text:style-name="T2"> </text:span><text:span text:style-name="T3">7E50</text:span><text:span text:style-name="T2"> </text:span><text:span text:style-name="T1">1010</text:span><text:span text:style-name="T2"> </text:span><text:span text:style-name="T3">2A50</text:span><text:span text:style-name="T2"> </text:span><text:span text:style-name="T3">3A50</text:span><text:span text:style-name="T2"> </text:span><text:span text:style-name="T3">0ED0</text:span><text:span text:style-name="T2"> </text:span><text:span text:style-name="T3">2810</text:span><text:span text:style-name="T2"> </text:span><text:span text:style-name="T3">0DD0</text:span><text:span text:style-name="T2"> </text:span><text:span text:style-name="T1">5F10</text:span><text:span text:style-name="T2"> </text:span><text:span text:style-name="T3">4B10</text:span><text:span text:style-name="T2"> </text:span><text:span text:style-name="T3">5B10</text:span><text:span text:style-name="T2"> </text:span><text:span text:style-name="T3">4C10</text:span><text:span text:style-name="T2"> </text:span><text:span text:style-name="T3">5C10</text:span><text:span text:style-name="T2"> </text:span><text:span text:style-name="T3">9610</text:span><text:span text:style-name="T2"> </text:span><text:span text:style-name="T3">9690</text:span><text:span text:style-name="T2"> </text:span><text:span text:style-name="T3">9710</text:span><text:span text:style-name="T2"> </text:span><text:span text:style-name="T3">9710</text:span><text:span text:style-name="T2"> </text:span><text:span text:style-name="T9">2</text:span><text:span text:style-name="T75">C</text:span><text:span text:style-name="T9">11</text:span><text:span text:style-name="T2"> </text:span><text:span text:style-name="T3">9710</text:span><text:span text:style-name="T2"> </text:span><text:span text:style-name="T9">2</text:span><text:span text:style-name="T75">D</text:span><text:span text:style-name="T9">11</text:span><text:span text:style-name="T2"> </text:span><text:span text:style-name="T3">9710</text:span><text:span text:style-name="T2"> </text:span><text:span text:style-name="T9">2</text:span><text:span text:style-name="T75">E</text:span><text:span text:style-name="T9">11</text:span><text:span text:style-name="T2"> </text:span><text:span text:style-name="T63">70</text:span><text:span text:style-name="T9">0</text:span><text:span text:style-name="T76">9</text:span><text:span text:style-name="T2"> </text:span><text:span text:style-name="T9">2</text:span><text:span text:style-name="T75">F</text:span><text:span text:style-name="T9">11</text:span><text:span text:style-name="T2"> </text:span><text:span text:style-name="T63">71</text:span><text:span text:style-name="T9">0</text:span><text:span text:style-name="T76">9</text:span><text:span text:style-name="T2"> </text:span><text:span text:style-name="T75">40</text:span><text:span text:style-name="T9">11</text:span><text:span text:style-name="T2"> </text:span><text:span text:style-name="T63">72</text:span><text:span text:style-name="T9">0</text:span><text:span text:style-name="T76">9</text:span><text:span text:style-name="T2"> </text:span><text:span text:style-name="T75">41</text:span><text:span text:style-name="T9">11</text:span><text:span text:style-name="T2"> </text:span><text:span text:style-name="T63">73</text:span><text:span text:style-name="T9">0</text:span><text:span text:style-name="T76">9</text:span><text:span text:style-name="T2"> </text:span><text:span text:style-name="T75">42</text:span><text:span text:style-name="T9">11</text:span><text:span text:style-name="T2"> </text:span><text:span text:style-name="T63">80</text:span><text:span text:style-name="T9">0</text:span><text:span text:style-name="T76">9</text:span><text:span text:style-name="T2"> </text:span><text:span text:style-name="T75">43</text:span><text:span text:style-name="T9">11</text:span><text:span text:style-name="T2"> </text:span><text:span text:style-name="T63">81</text:span><text:span text:style-name="T9">0</text:span><text:span text:style-name="T76">9</text:span><text:span text:style-name="T2"> </text:span><text:span text:style-name="T75">44</text:span><text:span text:style-name="T9">11</text:span><text:span text:style-name="T2"> </text:span><text:span text:style-name="T77">A</text:span><text:span text:style-name="T78">8</text:span><text:span text:style-name="T77">1</text:span><text:span text:style-name="T79">0</text:span><text:span text:style-name="T2"> </text:span><text:span text:style-name="T75">45</text:span><text:span text:style-name="T9">11</text:span><text:span text:style-name="T2"> </text:span><text:span text:style-name="T1">1010</text:span><text:span text:style-name="T2"> </text:span><text:span text:style-name="T77">A</text:span><text:span text:style-name="T80">9</text:span><text:span text:style-name="T77">1</text:span><text:span text:style-name="T79">0</text:span><text:span text:style-name="T2"> </text:span><text:span text:style-name="T3">8110</text:span><text:span text:style-name="T2"> </text:span><text:span text:style-name="T1">1010</text:span><text:span text:style-name="T2"> </text:span><text:span text:style-name="T3">8210</text:span><text:span text:style-name="T2"> </text:span><text:span text:style-name="T3">31D0</text:span><text:span text:style-name="T2"> </text:span><text:span text:style-name="T3">21D0</text:span><text:span text:style-name="T2"> </text:span><text:span text:style-name="T3">30D0</text:span><text:span text:style-name="T2"> </text:span><text:span text:style-name="T3">20D0</text:span><text:span text:style-name="T2"> </text:span><text:span text:style-name="T3">33D0</text:span><text:span text:style-name="T2"> </text:span><text:span text:style-name="T3">23D0</text:span><text:span text:style-name="T2"> </text:span><text:span text:style-name="T3">32D0</text:span><text:span text:style-name="T2"> </text:span><text:span text:style-name="T3">22D0</text:span><text:span text:style-name="T2"> </text:span><text:soft-page-break/><text:span text:style-name="T3">35D0</text:span><text:span text:style-name="T2"> </text:span><text:span text:style-name="T3">25D0</text:span><text:span text:style-name="T2"> </text:span><text:span text:style-name="T3">34D0</text:span><text:span text:style-name="T2"> </text:span><text:span text:style-name="T3">24D0</text:span><text:span text:style-name="T2"> </text:span><text:span text:style-name="T3">3AD0</text:span><text:span text:style-name="T2"> </text:span><text:span text:style-name="T3">2AD0</text:span><text:span text:style-name="T2"> </text:span><text:span text:style-name="T3">39D0</text:span><text:span text:style-name="T2"> </text:span><text:span text:style-name="T3">29D0</text:span><text:span text:style-name="T2"> </text:span><text:span text:style-name="T3">51D0</text:span><text:span text:style-name="T2"> </text:span><text:span text:style-name="T3">41D0</text:span><text:span text:style-name="T2"> </text:span><text:span text:style-name="T3">50D0</text:span><text:span text:style-name="T2"> </text:span><text:span text:style-name="T3">40D0</text:span><text:span text:style-name="T2"> </text:span><text:span text:style-name="T3">53D0</text:span><text:span text:style-name="T2"> </text:span><text:span text:style-name="T3">43D0</text:span><text:span text:style-name="T2"> </text:span><text:span text:style-name="T3">52D0</text:span><text:span text:style-name="T2"> </text:span><text:span text:style-name="T3">42D0</text:span><text:span text:style-name="T2"> </text:span><text:span text:style-name="T3">55D0</text:span><text:span text:style-name="T2"> </text:span><text:span text:style-name="T3">45D0</text:span><text:span text:style-name="T2"> </text:span><text:span text:style-name="T3">54D0</text:span><text:span text:style-name="T2"> </text:span><text:span text:style-name="T3">44D0</text:span><text:span text:style-name="T2"> </text:span><text:span text:style-name="T3">5CD0</text:span><text:span text:style-name="T2"> </text:span><text:span text:style-name="T3">4CD0</text:span><text:span text:style-name="T2"> </text:span><text:span text:style-name="T3">5BD0</text:span><text:span text:style-name="T2"> </text:span><text:span text:style-name="T3">4BD0</text:span><text:span text:style-name="T2"> </text:span><text:span text:style-name="T3">4ED0</text:span><text:span text:style-name="T2"> </text:span><text:span text:style-name="T3">3ED0</text:span><text:span text:style-name="T2"> </text:span><text:span text:style-name="T3">4DD0</text:span><text:span text:style-name="T2"> </text:span><text:span text:style-name="T3">3DD0</text:span><text:span text:style-name="T2"> </text:span><text:span text:style-name="T1">5890</text:span><text:span text:style-name="T2"> </text:span><text:span text:style-name="T1">2F50</text:span><text:span text:style-name="T2"> </text:span><text:span text:style-name="T1">2F10</text:span><text:span text:style-name="T2"> </text:span><text:span text:style-name="T3">28D0</text:span><text:span text:style-name="T2"> </text:span><text:span text:style-name="T3">2350</text:span><text:span text:style-name="T2"> </text:span><text:span text:style-name="T1">1010</text:span><text:span text:style-name="T2"> </text:span><text:span text:style-name="T3">2310</text:span><text:span text:style-name="T2"> </text:span><text:span text:style-name="T55">9B</text:span><text:span text:style-name="T9">09</text:span><text:span text:style-name="T2"> </text:span><text:span text:style-name="T3">0F10</text:span><text:span text:style-name="T2"> </text:span><text:span text:style-name="T55">9C</text:span><text:span text:style-name="T9">09</text:span><text:span text:style-name="T2"> </text:span><text:span text:style-name="T1">1010</text:span><text:span text:style-name="T2"> </text:span><text:span text:style-name="T55">9D</text:span><text:span text:style-name="T9">09</text:span><text:span text:style-name="T2"> </text:span><text:span text:style-name="T1">1010</text:span><text:span text:style-name="T2"> </text:span><text:span text:style-name="T55">9E</text:span><text:span text:style-name="T9">09</text:span><text:span text:style-name="T2"> </text:span><text:span text:style-name="T1">1010</text:span><text:span text:style-name="T2"> </text:span><text:span text:style-name="T55">9F</text:span><text:span text:style-name="T9">09</text:span><text:span text:style-name="T2"> </text:span><text:span text:style-name="T44">CA10</text:span><text:span text:style-name="T2"> </text:span><text:span text:style-name="T1">1008</text:span><text:span text:style-name="T2"> </text:span><text:span text:style-name="T1">1010</text:span><text:span text:style-name="T2"> </text:span><text:span text:style-name="T55">AA</text:span><text:span text:style-name="T9">09</text:span><text:span text:style-name="T2"> </text:span><text:span text:style-name="T3">8190</text:span><text:span text:style-name="T2"> </text:span><text:span text:style-name="T55">AB</text:span><text:span text:style-name="T9">09</text:span><text:span text:style-name="T2"> </text:span><text:span text:style-name="T3">9110</text:span><text:span text:style-name="T2"> </text:span><text:span text:style-name="T55">AC</text:span><text:span text:style-name="T9">09</text:span><text:span text:style-name="T2"> </text:span><text:span text:style-name="T3">9110</text:span><text:span text:style-name="T2"> </text:span><text:span text:style-name="T55">AD</text:span><text:span text:style-name="T9">09</text:span><text:span text:style-name="T2"> </text:span><text:span text:style-name="T3">9110</text:span><text:span text:style-name="T2"> </text:span><text:span text:style-name="T55">AE</text:span><text:span text:style-name="T9">09</text:span><text:span text:style-name="T2"> </text:span><text:span text:style-name="T1">1010</text:span><text:span text:style-name="T2"> </text:span><text:span text:style-name="T7">2C08</text:span><text:span text:style-name="T2"> </text:span><text:span text:style-name="T1">1010</text:span><text:span text:style-name="T2"> </text:span><text:span text:style-name="T15">0</text:span><text:span text:style-name="T70">0</text:span><text:span text:style-name="T15">12</text:span><text:span text:style-name="T2"> </text:span><text:span text:style-name="T1">1010</text:span><text:span text:style-name="T2"> </text:span><text:span text:style-name="T15">0</text:span><text:span text:style-name="T70">1</text:span><text:span text:style-name="T15">12</text:span><text:span text:style-name="T2"> </text:span><text:span text:style-name="T1">1010</text:span><text:span text:style-name="T2"> </text:span><text:span text:style-name="T15">0</text:span><text:span text:style-name="T70">2</text:span><text:span text:style-name="T15">12</text:span><text:span text:style-name="T2"> </text:span><text:span text:style-name="T1">1010</text:span><text:span text:style-name="T2"> </text:span><text:span text:style-name="T1">1010</text:span><text:span text:style-name="T2"> </text:span><text:span text:style-name="T3">6890</text:span><text:span text:style-name="T2"> </text:span><text:span text:style-name="T1">1010</text:span><text:span text:style-name="T2"> </text:span><text:span text:style-name="T1">1010</text:span><text:span text:style-name="T2"> </text:span><text:span text:style-name="T3">6150</text:span><text:span text:style-name="T2"> </text:span><text:span text:style-name="T3">7550</text:span><text:span text:style-name="T2"> </text:span><text:span text:style-name="T3">6050</text:span><text:span text:style-name="T2"> </text:span><text:span text:style-name="T3">7550</text:span><text:span text:style-name="T2"> </text:span><text:span text:style-name="T3">3550</text:span><text:span text:style-name="T2"> </text:span><text:span text:style-name="T3">2450</text:span><text:span text:style-name="T2"> </text:span><text:span text:style-name="T3">3450</text:span><text:span text:style-name="T2"> </text:span><text:span text:style-name="T3">8810</text:span><text:span text:style-name="T2"> </text:span><text:span text:style-name="T3">9810</text:span><text:span text:style-name="T2"> </text:span><text:span text:style-name="T3">A610</text:span><text:span text:style-name="T2"> </text:span><text:span text:style-name="T3">9910</text:span><text:span text:style-name="T2"> </text:span><text:span text:style-name="T1">1010</text:span><text:span text:style-name="T2"> </text:span><text:span text:style-name="T1">1010</text:span><text:span text:style-name="T2"> </text:span><text:span text:style-name="T3">8410</text:span><text:span text:style-name="T2"> </text:span><text:span text:style-name="T3">9410</text:span><text:span text:style-name="T2"> </text:span><text:soft-page-break/><text:span text:style-name="T2">75CC 65CC 74CC 64CC </text:span><text:span text:style-name="T3">7150</text:span><text:span text:style-name="T2"> </text:span><text:span text:style-name="T1">1010</text:span><text:span text:style-name="T2"> </text:span><text:span text:style-name="T3">7050</text:span><text:span text:style-name="T2"> </text:span><text:span text:style-name="T3">6610</text:span><text:span text:style-name="T2"> </text:span><text:span text:style-name="T3">4550</text:span><text:span text:style-name="T2"> </text:span><text:span text:style-name="T3">6710</text:span><text:span text:style-name="T2"> </text:span><text:span text:style-name="T3">4450</text:span><text:span text:style-name="T2"> </text:span><text:span text:style-name="T3">5450</text:span><text:span text:style-name="T2"> </text:span><text:span text:style-name="T3">1D90</text:span><text:span text:style-name="T2"> </text:span><text:span text:style-name="T3">0D90</text:span><text:span text:style-name="T2"> </text:span><text:span text:style-name="T3">1E90</text:span><text:span text:style-name="T2"> </text:span><text:span text:style-name="T3">0F90</text:span><text:span text:style-name="T2"> </text:span><text:span text:style-name="T1">1010</text:span><text:span text:style-name="T2"> </text:span><text:span text:style-name="T7">2C08</text:span><text:span text:style-name="T2"> </text:span><text:span text:style-name="T1">1010</text:span><text:span text:style-name="T2"> </text:span><text:span text:style-name="T15">3</text:span><text:span text:style-name="T81">1</text:span><text:span text:style-name="T15">12</text:span><text:span text:style-name="T2"> </text:span><text:span text:style-name="T1">1010</text:span><text:span text:style-name="T2"> </text:span><text:span text:style-name="T15">3</text:span><text:span text:style-name="T81">2</text:span><text:span text:style-name="T15">12</text:span><text:span text:style-name="T2"> </text:span><text:span text:style-name="T1">1010</text:span><text:span text:style-name="T2"> </text:span><text:span text:style-name="T15">3</text:span><text:span text:style-name="T81">3</text:span><text:span text:style-name="T15">12</text:span><text:span text:style-name="T2"> </text:span><text:span text:style-name="T3">6410</text:span><text:span text:style-name="T2"> </text:span><text:span text:style-name="T15">3</text:span><text:span text:style-name="T81">4</text:span><text:span text:style-name="T15">12</text:span><text:span text:style-name="T2"> </text:span><text:span text:style-name="T3">6510</text:span><text:span text:style-name="T2"> </text:span><text:span text:style-name="T3">7510</text:span><text:span text:style-name="T2"> </text:span><text:span text:style-name="T3">6550</text:span><text:span text:style-name="T2"> </text:span><text:span text:style-name="T3">7550</text:span><text:span text:style-name="T2"> </text:span><text:span text:style-name="T3">6450</text:span><text:span text:style-name="T2"> </text:span><text:span text:style-name="T3">7450</text:span><text:span text:style-name="T2"> </text:span><text:span text:style-name="T3">6010</text:span><text:span text:style-name="T2"> </text:span><text:span text:style-name="T3">7010</text:span><text:span text:style-name="T2"> </text:span><text:span text:style-name="T3">6110</text:span><text:span text:style-name="T2"> </text:span><text:span text:style-name="T3">7110</text:span><text:span text:style-name="T2"> </text:span><text:span text:style-name="T3">2810</text:span><text:span text:style-name="T2"> </text:span><text:span text:style-name="T1">2FD0</text:span><text:span text:style-name="T2"> </text:span><text:span text:style-name="T1">2F90</text:span><text:span text:style-name="T2"> </text:span><text:span text:style-name="T1">5850</text:span><text:span text:style-name="T2"> </text:span><text:span text:style-name="T3">5CD0</text:span><text:span text:style-name="T2"> </text:span><text:span text:style-name="T3">4CD0</text:span><text:span text:style-name="T2"> </text:span><text:span text:style-name="T3">5BD0</text:span><text:span text:style-name="T2"> </text:span><text:span text:style-name="T3">4BD0</text:span><text:span text:style-name="T2"> </text:span><text:span text:style-name="T1">1010</text:span><text:span text:style-name="T2"> </text:span><text:span text:style-name="T3">0F90</text:span><text:span text:style-name="T2"> </text:span><text:span text:style-name="T3">9090</text:span><text:span text:style-name="T2"> </text:span><text:span text:style-name="T3">8090</text:span><text:span text:style-name="T2"> </text:span><text:span text:style-name="T3">9150</text:span><text:span text:style-name="T2"> </text:span><text:span text:style-name="T3">8190</text:span><text:span text:style-name="T2"> </text:span><text:span text:style-name="T3">9110</text:span><text:span text:style-name="T2"> </text:span><text:span text:style-name="T3">9110</text:span><text:span text:style-name="T2"> </text:span><text:span text:style-name="T3">8290</text:span><text:span text:style-name="T2"> </text:span><text:span text:style-name="T1">1010</text:span><text:span text:style-name="T2"> </text:span><text:span text:style-name="T1">8390</text:span><text:span text:style-name="T2"> </text:span><text:span text:style-name="T1">1010</text:span><text:span text:style-name="T2"> </text:span><text:span text:style-name="T3">5B90</text:span><text:span text:style-name="T2"> </text:span><text:span text:style-name="T3">4B90</text:span><text:span text:style-name="T2"> </text:span><text:span text:style-name="T3">5C90</text:span><text:span text:style-name="T2"> </text:span><text:span text:style-name="T3">4C90</text:span><text:span text:style-name="T2"> </text:span><text:span text:style-name="T3">5C90</text:span><text:span text:style-name="T2"> </text:span><text:span text:style-name="T3">4C90</text:span><text:span text:style-name="T2"> </text:span><text:span text:style-name="T3">3F50</text:span><text:span text:style-name="T2"> </text:span><text:span text:style-name="T3">4F50</text:span><text:span text:style-name="T2"> </text:span><text:span text:style-name="T3">0250</text:span><text:span text:style-name="T2"> </text:span><text:span text:style-name="T3">1250</text:span><text:span text:style-name="T2"> </text:span><text:span text:style-name="T3">0150</text:span><text:span text:style-name="T2"> </text:span><text:span text:style-name="T3">1150</text:span><text:span text:style-name="T2"> </text:span><text:span text:style-name="T3">0450</text:span><text:span text:style-name="T2"> </text:span><text:span text:style-name="T3">1450</text:span><text:span text:style-name="T2"> </text:span><text:span text:style-name="T3">0350</text:span><text:span text:style-name="T2"> </text:span><text:span text:style-name="T3">1350</text:span><text:span text:style-name="T2"> </text:span><text:span text:style-name="T3">0850</text:span><text:span text:style-name="T2"> </text:span><text:span text:style-name="T3">1850</text:span><text:span text:style-name="T2"> </text:span><text:span text:style-name="T3">0750</text:span><text:span text:style-name="T2"> </text:span><text:span text:style-name="T3">1750</text:span><text:span text:style-name="T2"> </text:span><text:span text:style-name="T3">0650</text:span><text:span text:style-name="T2"> </text:span><text:span text:style-name="T3">1650</text:span><text:span text:style-name="T2"> </text:span><text:span text:style-name="T3">0550</text:span><text:span text:style-name="T2"> </text:span><text:span text:style-name="T3">1550</text:span><text:span text:style-name="T2"> </text:span><text:span text:style-name="T3">0A50</text:span><text:span text:style-name="T2"> </text:span><text:span text:style-name="T3">1A50</text:span><text:span text:style-name="T2"> </text:span><text:span text:style-name="T3">0950</text:span><text:span text:style-name="T2"> </text:span><text:span text:style-name="T3">1950</text:span><text:span text:style-name="T2"> </text:span><text:soft-page-break/><text:span text:style-name="T3">0C50</text:span><text:span text:style-name="T2"> </text:span><text:span text:style-name="T3">1C50</text:span><text:span text:style-name="T2"> </text:span><text:span text:style-name="T3">0B50</text:span><text:span text:style-name="T2"> </text:span><text:span text:style-name="T3">1B50</text:span><text:span text:style-name="T2"> </text:span><text:span text:style-name="T3">0E50</text:span><text:span text:style-name="T2"> </text:span><text:span text:style-name="T3">1E50</text:span><text:span text:style-name="T2"> </text:span><text:span text:style-name="T3">0D50</text:span><text:span text:style-name="T2"> </text:span><text:span text:style-name="T3">1D50</text:span><text:span text:style-name="T2"> </text:span><text:span text:style-name="T3">0110</text:span><text:span text:style-name="T2"> </text:span><text:span text:style-name="T3">1110</text:span><text:span text:style-name="T2"> </text:span><text:span text:style-name="T3">0210</text:span><text:span text:style-name="T2"> </text:span><text:span text:style-name="T3">1210</text:span><text:span text:style-name="T2"> </text:span><text:span text:style-name="T1">1010</text:span><text:span text:style-name="T2"> </text:span><text:span text:style-name="T1">1010</text:span><text:span text:style-name="T2"> </text:span><text:span text:style-name="T7">2C08</text:span><text:span text:style-name="T2"> </text:span><text:span text:style-name="T1">1010</text:span><text:span text:style-name="T2"> </text:span><text:span text:style-name="T3">9090</text:span><text:span text:style-name="T2"> </text:span><text:span text:style-name="T3">8410</text:span><text:span text:style-name="T2"> </text:span><text:span text:style-name="T3">9190</text:span><text:span text:style-name="T2"> </text:span><text:span text:style-name="T3">9110</text:span><text:span text:style-name="T2"> </text:span><text:span text:style-name="T3">51D0</text:span><text:span text:style-name="T2"> </text:span><text:span text:style-name="T3">1990</text:span><text:span text:style-name="T2"> </text:span><text:span text:style-name="T1">1010</text:span><text:span text:style-name="T2"> </text:span><text:span text:style-name="T3">1A90</text:span><text:span text:style-name="T2"> </text:span><text:span text:style-name="T1">1010</text:span><text:span text:style-name="T2"> </text:span><text:span text:style-name="T3">1CD0</text:span><text:span text:style-name="T2"> </text:span><text:span text:style-name="T3">0FD0</text:span><text:span text:style-name="T2"> </text:span><text:span text:style-name="T3">1BD0</text:span><text:span text:style-name="T2"> </text:span><text:span text:style-name="T3">7010</text:span><text:span text:style-name="T2"> </text:span><text:span text:style-name="T3">1D90</text:span><text:span text:style-name="T2"> </text:span><text:span text:style-name="T3">6550</text:span><text:span text:style-name="T2"> </text:span><text:span text:style-name="T3">7550</text:span><text:span text:style-name="T2"> </text:span><text:span text:style-name="T3">6450</text:span><text:span text:style-name="T2"> </text:span><text:span text:style-name="T3">7450</text:span><text:span text:style-name="T2"> </text:span><text:span text:style-name="T3">6610</text:span><text:span text:style-name="T2"> </text:span><text:span text:style-name="T3">7610</text:span><text:span text:style-name="T2"> </text:span><text:span text:style-name="T3">6710</text:span><text:span text:style-name="T2"> </text:span><text:span text:style-name="T3">7710</text:span><text:span text:style-name="T2"> </text:span><text:span text:style-name="T3">0F50</text:span><text:span text:style-name="T2"> </text:span><text:span text:style-name="T3">1E50</text:span><text:span text:style-name="T2"> </text:span><text:span text:style-name="T3">0D50</text:span><text:span text:style-name="T2"> </text:span><text:span text:style-name="T3">1D50</text:span><text:span text:style-name="T2"> </text:span><text:span text:style-name="T3">1D90</text:span><text:span text:style-name="T2"> </text:span><text:span text:style-name="T3">0D90</text:span><text:span text:style-name="T2"> </text:span><text:span text:style-name="T3">1E90</text:span><text:span text:style-name="T2"> </text:span><text:span text:style-name="T3">0E9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9610</text:span><text:span text:style-name="T2"> </text:span><text:span text:style-name="T3">A710</text:span><text:span text:style-name="T2"> </text:span><text:span text:style-name="T3">8550</text:span><text:span text:style-name="T2"> </text:span><text:span text:style-name="T3">9550</text:span><text:span text:style-name="T2"> </text:span><text:span text:style-name="T3">8110</text:span><text:span text:style-name="T2"> </text:span><text:span text:style-name="T3">9090</text:span><text:span text:style-name="T2"> </text:span><text:span text:style-name="T3">9110</text:span><text:span text:style-name="T2"> </text:span><text:span text:style-name="T3">9110</text:span><text:span text:style-name="T2"> 660C 760C </text:span><text:span text:style-name="T3">8210</text:span><text:span text:style-name="T2"> </text:span><text:span text:style-name="T3">9210</text:span><text:span text:style-name="T2"> </text:span><text:span text:style-name="T1">8310</text:span><text:span text:style-name="T2"> </text:span><text:span text:style-name="T3">9310</text:span><text:span text:style-name="T2"> </text:span><text:span text:style-name="T1">8310</text:span><text:span text:style-name="T2"> </text:span><text:span text:style-name="T1">8310</text:span><text:span text:style-name="T2"> </text:span><text:span text:style-name="T1">1010</text:span><text:span text:style-name="T2"> </text:span><text:span text:style-name="T1">1010</text:span><text:span text:style-name="T2"> </text:span><text:span text:style-name="T3">0990</text:span><text:span text:style-name="T2"> </text:span><text:span text:style-name="T1">2F90</text:span><text:span text:style-name="T2"> </text:span><text:span text:style-name="T3">0A90</text:span><text:span text:style-name="T2"> </text:span><text:span text:style-name="T3">2850</text:span><text:span text:style-name="T2"> </text:span><text:span text:style-name="T3">0CD0</text:span><text:span text:style-name="T2"> </text:span><text:span text:style-name="T3">2810</text:span><text:span text:style-name="T2"> </text:span><text:span text:style-name="T3">0BD0</text:span><text:span text:style-name="T2"> </text:span><text:span text:style-name="T1">2FD0</text:span><text:span text:style-name="T2"> </text:span><text:span text:style-name="T3">0D90</text:span><text:span text:style-name="T2"> </text:span><text:span text:style-name="T1">2F90</text:span><text:span text:style-name="T2"> </text:span><text:span text:style-name="T3">0E90</text:span><text:span text:style-name="T2"> </text:span><text:span text:style-name="T3">2850</text:span><text:span text:style-name="T2"> </text:span><text:span text:style-name="T3">2150</text:span><text:span text:style-name="T2"> </text:span><text:span text:style-name="T3">3150</text:span><text:span text:style-name="T2"> </text:span><text:span text:style-name="T3">2050</text:span><text:span text:style-name="T2"> </text:span><text:span text:style-name="T3">3050</text:span><text:span text:style-name="T2"> </text:span><text:soft-page-break/><text:span text:style-name="T3">2350</text:span><text:span text:style-name="T2"> </text:span><text:span text:style-name="T3">3350</text:span><text:span text:style-name="T2"> </text:span><text:span text:style-name="T3">2250</text:span><text:span text:style-name="T2"> </text:span><text:span text:style-name="T3">3250</text:span><text:span text:style-name="T2"> </text:span><text:span text:style-name="T3">2550</text:span><text:span text:style-name="T2"> </text:span><text:span text:style-name="T3">3550</text:span><text:span text:style-name="T2"> </text:span><text:span text:style-name="T3">2450</text:span><text:span text:style-name="T2"> </text:span><text:span text:style-name="T3">3450</text:span><text:span text:style-name="T2"> </text:span><text:span text:style-name="T3">2A50</text:span><text:span text:style-name="T2"> </text:span><text:span text:style-name="T3">3A50</text:span><text:span text:style-name="T2"> </text:span><text:span text:style-name="T3">2950</text:span><text:span text:style-name="T2"> </text:span><text:span text:style-name="T3">3950</text:span><text:span text:style-name="T2"> </text:span><text:span text:style-name="T3">4150</text:span><text:span text:style-name="T2"> </text:span><text:span text:style-name="T3">5150</text:span><text:span text:style-name="T2"> </text:span><text:span text:style-name="T3">4050</text:span><text:span text:style-name="T2"> </text:span><text:span text:style-name="T3">5050</text:span><text:span text:style-name="T2"> </text:span><text:span text:style-name="T3">4350</text:span><text:span text:style-name="T2"> </text:span><text:span text:style-name="T3">5350</text:span><text:span text:style-name="T2"> </text:span><text:span text:style-name="T3">4250</text:span><text:span text:style-name="T2"> </text:span><text:span text:style-name="T3">5250</text:span><text:span text:style-name="T2"> </text:span><text:span text:style-name="T3">4550</text:span><text:span text:style-name="T2"> </text:span><text:span text:style-name="T3">5550</text:span><text:span text:style-name="T2"> </text:span><text:span text:style-name="T3">4450</text:span><text:span text:style-name="T2"> </text:span><text:span text:style-name="T3">5450</text:span><text:span text:style-name="T2"> </text:span><text:span text:style-name="T3">4C50</text:span><text:span text:style-name="T2"> </text:span><text:span text:style-name="T3">5C50</text:span><text:span text:style-name="T2"> </text:span><text:span text:style-name="T3">4B50</text:span><text:span text:style-name="T2"> </text:span><text:span text:style-name="T3">5B50</text:span><text:span text:style-name="T2"> </text:span><text:span text:style-name="T3">3E50</text:span><text:span text:style-name="T2"> </text:span><text:span text:style-name="T3">4E50</text:span><text:span text:style-name="T2"> </text:span><text:span text:style-name="T3">3D50</text:span><text:span text:style-name="T2"> </text:span><text:span text:style-name="T3">4D50</text:span><text:span text:style-name="T2"> </text:span><text:span text:style-name="T3">0F10</text:span><text:span text:style-name="T2"> </text:span><text:span text:style-name="T1">1010</text:span><text:span text:style-name="T2"> </text:span><text:span text:style-name="T3">8510</text:span><text:span text:style-name="T2"> </text:span><text:span text:style-name="T3">9510</text:span><text:span text:style-name="T2"> </text:span><text:span text:style-name="T1">1010</text:span><text:span text:style-name="T2"> </text:span><text:span text:style-name="T3">0F90</text:span><text:span text:style-name="T2"> </text:span><text:span text:style-name="T3">8710</text:span><text:span text:style-name="T2"> </text:span><text:span text:style-name="T3">9690</text:span><text:span text:style-name="T2"> </text:span><text:span text:style-name="T1">1010</text:span><text:span text:style-name="T2"> </text:span><text:span text:style-name="T7">2C08</text:span><text:span text:style-name="T2"> </text:span><text:span text:style-name="T1">1010</text:span><text:span text:style-name="T2"> </text:span><text:span text:style-name="T81">4512</text:span><text:span text:style-name="T2"> </text:span><text:span text:style-name="T1">1010</text:span><text:span text:style-name="T2"> </text:span><text:span text:style-name="T81">4612</text:span><text:span text:style-name="T2"> </text:span><text:span text:style-name="T1">1010</text:span><text:span text:style-name="T2"> </text:span><text:span text:style-name="T81">4712</text:span><text:span text:style-name="T2"> </text:span><text:span text:style-name="T1">1010</text:span><text:span text:style-name="T2"> </text:span><text:span text:style-name="T81">4812</text:span><text:span text:style-name="T2"> </text:span><text:span text:style-name="T1">1010</text:span><text:span text:style-name="T2"> </text:span><text:span text:style-name="T81">4912</text:span><text:span text:style-name="T2"> </text:span><text:span text:style-name="T82">F9</text:span><text:span text:style-name="T83">1</text:span><text:span text:style-name="T82">0</text:span><text:span text:style-name="T2"> </text:span><text:span text:style-name="T82">0911</text:span><text:span text:style-name="T2"> </text:span><text:span text:style-name="T1">1010</text:span><text:span text:style-name="T2"> </text:span><text:span text:style-name="T1">1010</text:span><text:span text:style-name="T2"> 0000 0000 0000 0000 </text:span><text:span text:style-name="T3">0F90</text:span><text:span text:style-name="T2"> </text:span><text:span text:style-name="T3">0110</text:span><text:span text:style-name="T2"> </text:span><text:span text:style-name="T3">6550</text:span><text:span text:style-name="T2"> </text:span><text:span text:style-name="T3">7550</text:span><text:span text:style-name="T2"> </text:span><text:span text:style-name="T3">6450</text:span><text:span text:style-name="T2"> </text:span><text:span text:style-name="T3">7450</text:span><text:span text:style-name="T2"> </text:span><text:span text:style-name="T7">2C08</text:span><text:span text:style-name="T2"> </text:span><text:span text:style-name="T1">1010</text:span><text:span text:style-name="T2"> </text:span><text:span text:style-name="T3">0F50</text:span><text:span text:style-name="T2"> </text:span><text:span text:style-name="T1">1010</text:span><text:span text:style-name="T2"> </text:span><text:span text:style-name="T3">3AD0</text:span><text:span text:style-name="T2"> </text:span><text:span text:style-name="T3">0A50</text:span><text:span text:style-name="T2"> </text:span><text:span text:style-name="T3">4410</text:span><text:span text:style-name="T2"> </text:span><text:span text:style-name="T3">5410</text:span><text:span text:style-name="T2"> </text:span><text:span text:style-name="T3">4510</text:span><text:span text:style-name="T2"> </text:span><text:span text:style-name="T3">5510</text:span><text:span text:style-name="T2"> </text:span><text:span text:style-name="T3">A710</text:span><text:span text:style-name="T2"> </text:span><text:span text:style-name="T1">1010</text:span><text:span text:style-name="T2"> </text:span><text:span text:style-name="T3">9550</text:span><text:span text:style-name="T2"> </text:span><text:span text:style-name="T1">1010</text:span><text:span text:style-name="T2"> </text:span><text:span text:style-name="T1">1010</text:span><text:span text:style-name="T2"> </text:span><text:span text:style-name="T3">9010</text:span><text:span text:style-name="T2"> </text:span><text:span text:style-name="T3">8110</text:span><text:span text:style-name="T2"> </text:span><text:span text:style-name="T3">9110</text:span><text:span text:style-name="T2"> </text:span><text:soft-page-break/><text:span text:style-name="T2">73CC 63CC 72CC 62CC </text:span><text:span text:style-name="T3">9110</text:span><text:span text:style-name="T2"> </text:span><text:span text:style-name="T3">9110</text:span><text:span text:style-name="T2"> </text:span><text:span text:style-name="T3">A210</text:span><text:span text:style-name="T2"> </text:span><text:span text:style-name="T3">8450</text:span><text:span text:style-name="T2"> </text:span><text:span text:style-name="T1">8310</text:span><text:span text:style-name="T2"> </text:span><text:span text:style-name="T1">1010</text:span><text:span text:style-name="T2"> </text:span><text:span text:style-name="T7">2C08</text:span><text:span text:style-name="T2"> </text:span><text:span text:style-name="T3">9350</text:span><text:span text:style-name="T2"> </text:span><text:span text:style-name="T81">35</text:span><text:span text:style-name="T15">12</text:span><text:span text:style-name="T2"> </text:span><text:span text:style-name="T3">9250</text:span><text:span text:style-name="T2"> </text:span><text:span text:style-name="T81">36</text:span><text:span text:style-name="T15">12</text:span><text:span text:style-name="T2"> </text:span><text:span text:style-name="T3">9110</text:span><text:span text:style-name="T2"> </text:span><text:span text:style-name="T81">37</text:span><text:span text:style-name="T15">12</text:span><text:span text:style-name="T2"> </text:span><text:span text:style-name="T3">9110</text:span><text:span text:style-name="T2"> </text:span><text:span text:style-name="T81">38</text:span><text:span text:style-name="T15">12</text:span><text:span text:style-name="T2"> </text:span><text:span text:style-name="T3">9110</text:span><text:span text:style-name="T2"> </text:span><text:span text:style-name="T1">2FD0</text:span><text:span text:style-name="T2"> </text:span><text:span text:style-name="T1">2750</text:span><text:span text:style-name="T2"> </text:span><text:span text:style-name="T1">2750</text:span><text:span text:style-name="T2"> </text:span><text:span text:style-name="T1">2650</text:span><text:span text:style-name="T2"> </text:span><text:span text:style-name="T1">2650</text:span><text:span text:style-name="T2"> </text:span><text:span text:style-name="T1">3810</text:span><text:span text:style-name="T2"> </text:span><text:span text:style-name="T1">2F90</text:span><text:span text:style-name="T2"> </text:span><text:span text:style-name="T1">3610</text:span><text:span text:style-name="T2"> </text:span><text:span text:style-name="T1">2FD0</text:span><text:span text:style-name="T2"> </text:span><text:span text:style-name="T1">3710</text:span><text:span text:style-name="T2"> </text:span><text:span text:style-name="T1">4910</text:span><text:span text:style-name="T2"> </text:span><text:span text:style-name="T1">2F10</text:span><text:span text:style-name="T2"> </text:span><text:span text:style-name="T1">2F10</text:span><text:span text:style-name="T2"> </text:span><text:span text:style-name="T3">0D10</text:span><text:span text:style-name="T2"> </text:span><text:span text:style-name="T1">5F10</text:span><text:span text:style-name="T2"> </text:span><text:span text:style-name="T3">0E10</text:span><text:span text:style-name="T2"> </text:span><text:span text:style-name="T3">1110</text:span><text:span text:style-name="T2"> </text:span><text:span text:style-name="T3">0F10</text:span><text:span text:style-name="T2"> </text:span><text:span text:style-name="T3">1210</text:span><text:span text:style-name="T2"> </text:span><text:span text:style-name="T1">1010</text:span><text:span text:style-name="T2"> </text:span><text:span text:style-name="T55">54</text:span><text:span text:style-name="T9">1</text:span><text:span text:style-name="T55">1</text:span><text:span text:style-name="T2"> </text:span><text:span text:style-name="T3">1250</text:span><text:span text:style-name="T2"> </text:span><text:span text:style-name="T55">55</text:span><text:span text:style-name="T9">1</text:span><text:span text:style-name="T55">1</text:span><text:span text:style-name="T2"> </text:span><text:span text:style-name="T3">1150</text:span><text:span text:style-name="T2"> </text:span><text:span text:style-name="T55">56</text:span><text:span text:style-name="T9">1</text:span><text:span text:style-name="T55">1</text:span><text:span text:style-name="T2"> </text:span><text:span text:style-name="T55">5E</text:span><text:span text:style-name="T9">1</text:span><text:span text:style-name="T55">1</text:span><text:span text:style-name="T2"> </text:span><text:span text:style-name="T55">57</text:span><text:span text:style-name="T9">1</text:span><text:span text:style-name="T55">1</text:span><text:span text:style-name="T2"> </text:span><text:span text:style-name="T55">5F</text:span><text:span text:style-name="T9">1</text:span><text:span text:style-name="T55">1</text:span><text:span text:style-name="T2"> </text:span><text:span text:style-name="T55">58</text:span><text:span text:style-name="T9">1</text:span><text:span text:style-name="T55">1</text:span><text:span text:style-name="T2"> </text:span><text:span text:style-name="T1">1F10</text:span><text:span text:style-name="T2"> </text:span><text:span text:style-name="T55">59</text:span><text:span text:style-name="T9">1</text:span><text:span text:style-name="T55">1</text:span><text:span text:style-name="T2"> </text:span><text:span text:style-name="T1">5F10</text:span><text:span text:style-name="T2"> </text:span><text:span text:style-name="T55">5A</text:span><text:span text:style-name="T9">1</text:span><text:span text:style-name="T55">1</text:span><text:span text:style-name="T2"> </text:span><text:span text:style-name="T3">5410</text:span><text:span text:style-name="T2"> </text:span><text:span text:style-name="T55">5B</text:span><text:span text:style-name="T9">1</text:span><text:span text:style-name="T55">1</text:span><text:span text:style-name="T2"> </text:span><text:span text:style-name="T3">2510</text:span><text:span text:style-name="T2"> </text:span><text:span text:style-name="T55">5C</text:span><text:span text:style-name="T9">1</text:span><text:span text:style-name="T55">1</text:span><text:span text:style-name="T2"> </text:span><text:span text:style-name="T3">8710</text:span><text:span text:style-name="T2"> </text:span><text:span text:style-name="T55">5D</text:span><text:span text:style-name="T9">1</text:span><text:span text:style-name="T55">1</text:span><text:span text:style-name="T2"> </text:span><text:span text:style-name="T3">9710</text:span><text:span text:style-name="T2"> </text:span><text:span text:style-name="T1">1010</text:span><text:span text:style-name="T2"> </text:span><text:span text:style-name="T1">1010</text:span><text:span text:style-name="T2"> </text:span><text:span text:style-name="T1">1010</text:span><text:span text:style-name="T2"> </text:span><text:span text:style-name="T7">2C08</text:span><text:span text:style-name="T2"> </text:span><text:span text:style-name="T1">1010</text:span><text:span text:style-name="T2"> </text:span><text:span text:style-name="T81">03</text:span><text:span text:style-name="T15">12</text:span><text:span text:style-name="T2"> </text:span><text:span text:style-name="T1">1010</text:span><text:span text:style-name="T2"> </text:span><text:span text:style-name="T81">04</text:span><text:span text:style-name="T15">12</text:span><text:span text:style-name="T2"> </text:span><text:span text:style-name="T1">1010</text:span><text:span text:style-name="T2"> </text:span><text:span text:style-name="T81">05</text:span><text:span text:style-name="T15">12</text:span><text:span text:style-name="T2"> </text:span><text:span text:style-name="T1">1010</text:span><text:span text:style-name="T2"> </text:span><text:span text:style-name="T81">06</text:span><text:span text:style-name="T15">12</text:span><text:span text:style-name="T2"> </text:span><text:span text:style-name="T1">1010</text:span><text:span text:style-name="T2"> </text:span><text:span text:style-name="T11">1010</text:span><text:span text:style-name="T2"> </text:span><text:span text:style-name="T1">1010</text:span><text:span text:style-name="T2"> </text:span><text:span text:style-name="T1">1010</text:span><text:span text:style-name="T2"> </text:span><text:span text:style-name="T81">76</text:span><text:span text:style-name="T15">12</text:span><text:span text:style-name="T2"> </text:span><text:span text:style-name="T1">1010</text:span><text:span text:style-name="T2"> </text:span><text:span text:style-name="T81">77</text:span><text:span text:style-name="T15">12</text:span><text:span text:style-name="T2"> </text:span><text:span text:style-name="T3">1D50</text:span><text:span text:style-name="T2"> </text:span><text:span text:style-name="T81">78</text:span><text:span text:style-name="T15">12</text:span><text:span text:style-name="T2"> </text:span><text:span text:style-name="T3">5410</text:span><text:span text:style-name="T2"> </text:span><text:span text:style-name="T81">79</text:span><text:span text:style-name="T15">12</text:span><text:span text:style-name="T2"> </text:span><text:span text:style-name="T1">1010</text:span><text:span text:style-name="T2"> </text:span><text:soft-page-break/><text:span text:style-name="T9">8</text:span><text:span text:style-name="T84">A1</text:span><text:span text:style-name="T9">1</text:span><text:span text:style-name="T2"> </text:span><text:span text:style-name="T10">9E</text:span><text:span text:style-name="T11">12</text:span><text:span text:style-name="T2"> </text:span><text:span text:style-name="T9">8</text:span><text:span text:style-name="T85">B</text:span><text:span text:style-name="T84">1</text:span><text:span text:style-name="T9">1</text:span><text:span text:style-name="T2"> </text:span><text:span text:style-name="T10">9F</text:span><text:span text:style-name="T11">12</text:span><text:span text:style-name="T2"> 0000 0000 0000 0000 0000 0000 0000 0000 0000 0000 0000 0000 0000 0000 0000 0000 </text:span><text:span text:style-name="T3">6810</text:span><text:span text:style-name="T2"> </text:span><text:span text:style-name="T3">7810</text:span><text:span text:style-name="T2"> </text:span><text:span text:style-name="T3">7090</text:span><text:span text:style-name="T2"> </text:span><text:span text:style-name="T3">6090</text:span><text:span text:style-name="T2"> </text:span><text:span text:style-name="T3">7190</text:span><text:span text:style-name="T2"> </text:span><text:span text:style-name="T3">6190</text:span><text:span text:style-name="T2"> </text:span><text:span text:style-name="T3">1A50</text:span><text:span text:style-name="T2"> </text:span><text:span text:style-name="T1">1010</text:span><text:span text:style-name="T2"> </text:span><text:span text:style-name="T1">1010</text:span><text:span text:style-name="T2"> </text:span><text:span text:style-name="T1">1010</text:span><text:span text:style-name="T2"> </text:span><text:span text:style-name="T1">1010</text:span><text:span text:style-name="T2"> </text:span><text:span text:style-name="T3">8010</text:span><text:span text:style-name="T2"> </text:span><text:span text:style-name="T1">8350</text:span><text:span text:style-name="T2"> </text:span><text:span text:style-name="T3">9350</text:span><text:span text:style-name="T2"> </text:span><text:span text:style-name="T3">8250</text:span><text:span text:style-name="T2"> </text:span><text:span text:style-name="T3">9250</text:span><text:span text:style-name="T2"> 640C 740C 650C 750C </text:span><text:span text:style-name="T1">1010</text:span><text:span text:style-name="T2"> </text:span><text:span text:style-name="T1">1010</text:span><text:span text:style-name="T2"> </text:span><text:span text:style-name="T3">A010</text:span><text:span text:style-name="T2"> </text:span><text:span text:style-name="T3">8010</text:span><text:span text:style-name="T2"> </text:span><text:span text:style-name="T3">A110</text:span><text:span text:style-name="T2"> </text:span><text:span text:style-name="T3">8110</text:span><text:span text:style-name="T2"> </text:span><text:span text:style-name="T3">9110</text:span><text:span text:style-name="T2"> </text:span><text:span text:style-name="T3">9110</text:span><text:span text:style-name="T2"> </text:span><text:span text:style-name="T1">2650</text:span><text:span text:style-name="T2"> </text:span><text:span text:style-name="T1">2650</text:span><text:span text:style-name="T2"> </text:span><text:span text:style-name="T1">1010</text:span><text:span text:style-name="T2"> </text:span><text:span text:style-name="T1">2610</text:span><text:span text:style-name="T2"> </text:span><text:span text:style-name="T1">1010</text:span><text:span text:style-name="T2"> </text:span><text:span text:style-name="T1">2710</text:span><text:span text:style-name="T2"> </text:span><text:span text:style-name="T1">2690</text:span><text:span text:style-name="T2"> </text:span><text:span text:style-name="T1">2610</text:span><text:span text:style-name="T2"> </text:span><text:span text:style-name="T1">2790</text:span><text:span text:style-name="T2"> </text:span><text:span text:style-name="T1">2710</text:span><text:span text:style-name="T2"> </text:span><text:span text:style-name="T1">2F90</text:span><text:span text:style-name="T2"> </text:span><text:span text:style-name="T1">2F10</text:span><text:span text:style-name="T2"> </text:span><text:span text:style-name="T3">1D10</text:span><text:span text:style-name="T2"> </text:span><text:span text:style-name="T3">1D90</text:span><text:span text:style-name="T2"> </text:span><text:span text:style-name="T3">1E10</text:span><text:span text:style-name="T2"> </text:span><text:span text:style-name="T1">1010</text:span><text:span text:style-name="T2"> </text:span><text:span text:style-name="T3">2A50</text:span><text:span text:style-name="T2"> </text:span><text:span text:style-name="T3">3A50</text:span><text:span text:style-name="T2"> </text:span><text:span text:style-name="T3">2950</text:span><text:span text:style-name="T2"> </text:span><text:span text:style-name="T3">3950</text:span><text:span text:style-name="T2"> </text:span><text:span text:style-name="T1">1010</text:span><text:span text:style-name="T2"> </text:span><text:span text:style-name="T3">0F90</text:span><text:span text:style-name="T2"> </text:span><text:span text:style-name="T3">6550</text:span><text:span text:style-name="T2"> </text:span><text:span text:style-name="T3">7550</text:span><text:span text:style-name="T2"> </text:span><text:span text:style-name="T1">1010</text:span><text:span text:style-name="T2"> </text:span><text:span text:style-name="T3">8410</text:span><text:span text:style-name="T2"> </text:span><text:span text:style-name="T3">9010</text:span><text:span text:style-name="T2"> </text:span><text:span text:style-name="T3">9110</text:span><text:span text:style-name="T2"> </text:span><text:span text:style-name="T3">9110</text:span><text:span text:style-name="T2"> 700C 610C 710C </text:span><text:span text:style-name="T3">9290</text:span><text:span text:style-name="T2"> </text:span><text:span text:style-name="T3">8290</text:span><text:span text:style-name="T2"> </text:span><text:span text:style-name="T3">9390</text:span><text:span text:style-name="T2"> </text:span><text:span text:style-name="T1">8390</text:span><text:span text:style-name="T2"> </text:span><text:soft-page-break/><text:span text:style-name="T86">1010</text:span><text:span text:style-name="T2"> </text:span><text:span text:style-name="T86">1010</text:span><text:span text:style-name="T2"> </text:span><text:span text:style-name="T46">B</text:span><text:span text:style-name="T87">B</text:span><text:span text:style-name="T46">10</text:span><text:span text:style-name="T2"> </text:span><text:span text:style-name="T46">C</text:span><text:span text:style-name="T88">B</text:span><text:span text:style-name="T46">10</text:span><text:span text:style-name="T2"> </text:span><text:span text:style-name="T46">B</text:span><text:span text:style-name="T88">C</text:span><text:span text:style-name="T46">10</text:span><text:span text:style-name="T2"> </text:span><text:span text:style-name="T46">C</text:span><text:span text:style-name="T88">C</text:span><text:span text:style-name="T46">10</text:span><text:span text:style-name="T2"> </text:span><text:span text:style-name="T46">B</text:span><text:span text:style-name="T88">D</text:span><text:span text:style-name="T46">10</text:span><text:span text:style-name="T2"> </text:span><text:span text:style-name="T46">C</text:span><text:span text:style-name="T88">D</text:span><text:span text:style-name="T46">10</text:span><text:span text:style-name="T2"> </text:span><text:span text:style-name="T46">B</text:span><text:span text:style-name="T88">E</text:span><text:span text:style-name="T46">10</text:span><text:span text:style-name="T2"> </text:span><text:span text:style-name="T46">C</text:span><text:span text:style-name="T88">E</text:span><text:span text:style-name="T46">10</text:span><text:span text:style-name="T2"> </text:span><text:span text:style-name="T87">BF</text:span><text:span text:style-name="T46">10</text:span><text:span text:style-name="T2"> </text:span><text:span text:style-name="T46">CF10</text:span><text:span text:style-name="T2"> </text:span><text:span text:style-name="T46">D</text:span><text:span text:style-name="T87">0</text:span><text:span text:style-name="T46">10</text:span><text:span text:style-name="T2"> </text:span><text:span text:style-name="T46">E</text:span><text:span text:style-name="T88">0</text:span><text:span text:style-name="T46">10</text:span><text:span text:style-name="T2"> </text:span><text:span text:style-name="T46">D</text:span><text:span text:style-name="T88">1</text:span><text:span text:style-name="T46">10</text:span><text:span text:style-name="T2"> </text:span><text:span text:style-name="T46">E110</text:span><text:span text:style-name="T2"> </text:span><text:span text:style-name="T46">D</text:span><text:span text:style-name="T88">2</text:span><text:span text:style-name="T46">10</text:span><text:span text:style-name="T2"> </text:span><text:span text:style-name="T46">E</text:span><text:span text:style-name="T88">2</text:span><text:span text:style-name="T46">10</text:span><text:span text:style-name="T2"> </text:span><text:span text:style-name="T46">D</text:span><text:span text:style-name="T88">3</text:span><text:span text:style-name="T46">10</text:span><text:span text:style-name="T2"> </text:span><text:span text:style-name="T46">E310</text:span><text:span text:style-name="T2"> 0000 0000 0000 0000 0000 0000 0000 0000 0000 0000 0000 0000 0000 0000 0000 0000 0000 0000 0000 0000 0000 0000 0000 0000 0000 0000 0000 0000 0000 0000 0000 0000 0000 0000 0000 0000 0000 0000 0000 0000 0000 0000 0000 0000 </text:span><text:span text:style-name="T3">A010</text:span><text:span text:style-name="T2"> </text:span><text:span text:style-name="T1">1010</text:span><text:span text:style-name="T2"> </text:span><text:span text:style-name="T3">A110</text:span><text:span text:style-name="T2"> </text:span><text:span text:style-name="T1">1010</text:span><text:span text:style-name="T2"> </text:span><text:span text:style-name="T3">A210</text:span><text:span text:style-name="T2"> </text:span><text:span text:style-name="T1">1010</text:span><text:span text:style-name="T2"> </text:span><text:span text:style-name="T1">1010</text:span><text:span text:style-name="T2"> </text:span><text:span text:style-name="T3">8010</text:span><text:span text:style-name="T2"> </text:span><text:span text:style-name="T1">1010</text:span><text:span text:style-name="T2"> </text:span><text:span text:style-name="T3">8110</text:span><text:span text:style-name="T2"> </text:span><text:span text:style-name="T3">9010</text:span><text:span text:style-name="T2"> </text:span><text:span text:style-name="T3">9110</text:span><text:span text:style-name="T2"> </text:span><text:span text:style-name="T1">5910</text:span><text:span text:style-name="T2"> </text:span><text:span text:style-name="T3">0610</text:span><text:span text:style-name="T2"> </text:span><text:span text:style-name="T1">2F10</text:span><text:span text:style-name="T2"> </text:span><text:span text:style-name="T3">0710</text:span><text:span text:style-name="T2"> </text:span><text:span text:style-name="T1">2F50</text:span><text:span text:style-name="T2"> </text:span><text:span text:style-name="T3">0810</text:span><text:span text:style-name="T2"> </text:span><text:span text:style-name="T1">2610</text:span><text:span text:style-name="T2"> </text:span><text:span text:style-name="T1">5F50</text:span><text:span text:style-name="T2"> </text:span><text:soft-page-break/><text:span text:style-name="T1">2710</text:span><text:span text:style-name="T2"> </text:span><text:span text:style-name="T1">1F10</text:span><text:span text:style-name="T2"> </text:span><text:span text:style-name="T1">5F10</text:span><text:span text:style-name="T2"> </text:span><text:span text:style-name="T3">0D10</text:span><text:span text:style-name="T2"> </text:span><text:span text:style-name="T3">0D90</text:span><text:span text:style-name="T2"> </text:span><text:span text:style-name="T3">0E10</text:span><text:span text:style-name="T2"> </text:span><text:span text:style-name="T3">0F90</text:span><text:span text:style-name="T2"> </text:span><text:span text:style-name="T3">5150</text:span><text:span text:style-name="T2"> </text:span><text:span text:style-name="T3">1ED0</text:span><text:span text:style-name="T2"> </text:span><text:span text:style-name="T3">0FD0</text:span><text:span text:style-name="T2"> </text:span><text:span text:style-name="T3">1DD0</text:span><text:span text:style-name="T2"> </text:span><text:span text:style-name="T3">0DD0</text:span><text:span text:style-name="T2"> </text:span><text:span text:style-name="T1">5FD0</text:span><text:span text:style-name="T2"> </text:span><text:span text:style-name="T1">5F10</text:span><text:span text:style-name="T2"> </text:span><text:span text:style-name="T3">2850</text:span><text:span text:style-name="T2"> </text:span><text:span text:style-name="T1">5F50</text:span><text:span text:style-name="T2"> </text:span><text:span text:style-name="T3">6810</text:span><text:span text:style-name="T2"> </text:span><text:span text:style-name="T3">7810</text:span><text:span text:style-name="T2"> </text:span><text:span text:style-name="T3">6910</text:span><text:span text:style-name="T2"> </text:span><text:span text:style-name="T3">7910</text:span><text:span text:style-name="T2"> </text:span><text:span text:style-name="T3">8410</text:span><text:span text:style-name="T2"> </text:span><text:span text:style-name="T3">9410</text:span><text:span text:style-name="T2"> 660C 760C 670C 770C </text:span><text:span text:style-name="T3">9110</text:span><text:span text:style-name="T2"> </text:span><text:span text:style-name="T3">9110</text:span><text:span text:style-name="T2"> </text:span><text:span text:style-name="T1">1010</text:span><text:span text:style-name="T2"> </text:span><text:span text:style-name="T1">1010</text:span><text:span text:style-name="T2"> </text:span><text:span text:style-name="T3">9010</text:span><text:span text:style-name="T2"> </text:span><text:span text:style-name="T3">93D0</text:span><text:span text:style-name="T2"> </text:span><text:span text:style-name="T3">9110</text:span><text:span text:style-name="T2"> </text:span><text:span text:style-name="T3">92D0</text:span><text:span text:style-name="T2"> </text:span><text:span text:style-name="T3">9110</text:span><text:span text:style-name="T2"> </text:span><text:span text:style-name="T3">9110</text:span><text:span text:style-name="T2"> </text:span><text:span text:style-name="T3">9110</text:span><text:span text:style-name="T2"> </text:span><text:span text:style-name="T3">A210</text:span><text:span text:style-name="T2"> </text:span><text:span text:style-name="T3">9110</text:span><text:span text:style-name="T2"> </text:span><text:span text:style-name="T3">A310</text:span><text:span text:style-name="T2"> </text:span><text:span text:style-name="T3">0F50</text:span><text:span text:style-name="T2"> </text:span><text:span text:style-name="T1">1010</text:span><text:span text:style-name="T2"> </text:span><text:span text:style-name="T3">4010</text:span><text:span text:style-name="T2"> </text:span><text:span text:style-name="T1">8310</text:span><text:span text:style-name="T2">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text:span><text:span text:style-name="T3">4110</text:span><text:span text:style-name="T2"> </text:span><text:span text:style-name="T3">5110</text:span><text:span text:style-name="T2"> </text:span><text:span text:style-name="T3">1D10</text:span><text:span text:style-name="T2"> </text:span><text:span text:style-name="T3">0F10</text:span><text:span text:style-name="T2"> </text:span><text:span text:style-name="T7">2C08</text:span><text:span text:style-name="T2"> </text:span><text:span text:style-name="T1">1010</text:span><text:span text:style-name="T2"> </text:span><text:span text:style-name="T89">5</text:span><text:span text:style-name="T15">A12</text:span><text:span text:style-name="T2"> </text:span><text:span text:style-name="T3">0ED0</text:span><text:span text:style-name="T2"> </text:span><text:span text:style-name="T89">5B</text:span><text:span text:style-name="T15">12</text:span><text:span text:style-name="T2"> </text:span><text:span text:style-name="T3">0DD0</text:span><text:span text:style-name="T2"> </text:span><text:span text:style-name="T89">5C</text:span><text:span text:style-name="T15">12</text:span><text:span text:style-name="T2"> </text:span><text:span text:style-name="T1">5F10</text:span><text:span text:style-name="T2"> </text:span><text:span text:style-name="T89">5D</text:span><text:span text:style-name="T15">12</text:span><text:span text:style-name="T2"> </text:span><text:span text:style-name="T3">4D10</text:span><text:span text:style-name="T2"> </text:span><text:span text:style-name="T89">5</text:span><text:span text:style-name="T90">E</text:span><text:span text:style-name="T15">12</text:span><text:span text:style-name="T2"> </text:span><text:span text:style-name="T3">4E10</text:span><text:span text:style-name="T2"> </text:span><text:span text:style-name="T3">6410</text:span><text:span text:style-name="T2"> </text:span><text:span text:style-name="T3">7410</text:span><text:span text:style-name="T2"> </text:span><text:span text:style-name="T3">6510</text:span><text:span text:style-name="T2"> </text:span><text:span text:style-name="T3">7510</text:span><text:span text:style-name="T2"> </text:span><text:span text:style-name="T3">9090</text:span><text:span text:style-name="T2"> </text:span><text:span text:style-name="T3">9610</text:span><text:span text:style-name="T2"> </text:span><text:span text:style-name="T58">8F</text:span><text:span text:style-name="T11">D</text:span><text:span text:style-name="T58">2</text:span><text:span text:style-name="T2"> </text:span><text:span text:style-name="T3">9710</text:span><text:span text:style-name="T2"> </text:span><text:span text:style-name="T3">8810</text:span><text:span text:style-name="T2"> </text:span><text:span text:style-name="T3">9810</text:span><text:span text:style-name="T2"> </text:span><text:span text:style-name="T1">8910</text:span><text:span text:style-name="T2"> </text:span><text:span text:style-name="T3">9910</text:span><text:span text:style-name="T2"> </text:span><text:span text:style-name="T7">2C08</text:span><text:span text:style-name="T2"> </text:span><text:span text:style-name="T3">A690</text:span><text:span text:style-name="T2"> </text:span><text:span text:style-name="T89">80</text:span><text:span text:style-name="T15">12</text:span><text:span text:style-name="T2"> </text:span><text:span text:style-name="T3">A790</text:span><text:span text:style-name="T2"> </text:span><text:span text:style-name="T89">81</text:span><text:span text:style-name="T15">12</text:span><text:span text:style-name="T2"> </text:span><text:span text:style-name="T3">A890</text:span><text:span text:style-name="T2"> </text:span><text:span text:style-name="T89">82</text:span><text:span text:style-name="T15">12</text:span><text:span text:style-name="T2"> </text:span><text:span text:style-name="T3">A990</text:span><text:span text:style-name="T2"> </text:span><text:span text:style-name="T89">83</text:span><text:span text:style-name="T15">12</text:span><text:span text:style-name="T2"> </text:span><text:span text:style-name="T3">9410</text:span><text:span text:style-name="T2"> </text:span><text:span text:style-name="T89">84</text:span><text:span text:style-name="T15">12</text:span><text:span text:style-name="T2"> </text:span><text:span text:style-name="T3">9110</text:span><text:span text:style-name="T2"> </text:span><text:span text:style-name="T89">85</text:span><text:span text:style-name="T15">12</text:span><text:span text:style-name="T2"> </text:span><text:span text:style-name="T3">8290</text:span><text:span text:style-name="T2"> </text:span><text:span text:style-name="T91">1010</text:span><text:span text:style-name="T2"> </text:span><text:span text:style-name="T1">8390</text:span><text:span text:style-name="T2"> </text:span><text:span text:style-name="T9">1211</text:span><text:span text:style-name="T2"> </text:span><text:span text:style-name="T9">2211</text:span><text:span text:style-name="T2"> </text:span><text:span text:style-name="T9">1311</text:span><text:span text:style-name="T2"> </text:span><text:span text:style-name="T9">2311</text:span><text:span text:style-name="T2"> </text:span><text:span text:style-name="T3">2550</text:span><text:span text:style-name="T2"> </text:span><text:span text:style-name="T3">3550</text:span><text:span text:style-name="T2"> </text:span><text:span text:style-name="T3">2450</text:span><text:span text:style-name="T2"> </text:span><text:span text:style-name="T3">3450</text:span><text:span text:style-name="T2"> </text:span><text:span text:style-name="T1">5FD0</text:span><text:span text:style-name="T2"> </text:span><text:span text:style-name="T1">2FD0</text:span><text:span text:style-name="T2"> </text:span><text:span text:style-name="T1">2FD0</text:span><text:span text:style-name="T2"> </text:span><text:span text:style-name="T1">5810</text:span><text:span text:style-name="T2"> </text:span><text:span text:style-name="T3">1990</text:span><text:span text:style-name="T2"> </text:span><text:span text:style-name="T3">0990</text:span><text:span text:style-name="T2"> </text:span><text:span text:style-name="T3">1A90</text:span><text:span text:style-name="T2"> </text:span><text:span text:style-name="T3">0A90</text:span><text:span text:style-name="T2"> </text:span><text:soft-page-break/><text:span text:style-name="T1">1010</text:span><text:span text:style-name="T2"> </text:span><text:span text:style-name="T3">0F90</text:span><text:span text:style-name="T2"> </text:span><text:span text:style-name="T1">1010</text:span><text:span text:style-name="T2"> </text:span><text:span text:style-name="T7">2C08</text:span><text:span text:style-name="T2"> </text:span><text:span text:style-name="T3">9312</text:span><text:span text:style-name="T2"> </text:span><text:span text:style-name="T1">1010</text:span><text:span text:style-name="T2"> </text:span><text:span text:style-name="T1">1010</text:span><text:span text:style-name="T2"> </text:span><text:span text:style-name="T1">1010</text:span><text:span text:style-name="T2"> </text:span><text:span text:style-name="T3">0910</text:span><text:span text:style-name="T2"> </text:span><text:span text:style-name="T3">9712</text:span><text:span text:style-name="T2"> </text:span><text:span text:style-name="T3">0A10</text:span><text:span text:style-name="T2"> </text:span><text:span text:style-name="T3">1A10</text:span><text:span text:style-name="T2"> </text:span><text:span text:style-name="T3">9812</text:span><text:span text:style-name="T2"> </text:span><text:span text:style-name="T1">1010</text:span><text:span text:style-name="T2"> </text:span><text:span text:style-name="T1">1010</text:span><text:span text:style-name="T2"> </text:span><text:span text:style-name="T1">1010</text:span><text:span text:style-name="T2"> </text:span><text:span text:style-name="T15">2</text:span><text:span text:style-name="T17">6</text:span><text:span text:style-name="T15">12</text:span><text:span text:style-name="T2"> </text:span><text:span text:style-name="T3">7010</text:span><text:span text:style-name="T2"> </text:span><text:span text:style-name="T3">6110</text:span><text:span text:style-name="T2"> </text:span><text:span text:style-name="T3">7110</text:span><text:span text:style-name="T2"> </text:span><text:span text:style-name="T92">82</text:span><text:span text:style-name="T9">1</text:span><text:span text:style-name="T92">1</text:span><text:span text:style-name="T2"> </text:span><text:span text:style-name="T1">1010</text:span><text:span text:style-name="T2"> </text:span><text:span text:style-name="T92">83</text:span><text:span text:style-name="T9">1</text:span><text:span text:style-name="T92">1</text:span><text:span text:style-name="T2"> </text:span><text:span text:style-name="T1">1010</text:span><text:span text:style-name="T2"> </text:span><text:span text:style-name="T1">8610</text:span><text:span text:style-name="T2"> </text:span><text:span text:style-name="T93">4A12</text:span><text:span text:style-name="T2"> </text:span><text:span text:style-name="T3">8710</text:span><text:span text:style-name="T2"> </text:span><text:span text:style-name="T3">9710</text:span><text:span text:style-name="T2"> </text:span><text:span text:style-name="T3">9810</text:span><text:span text:style-name="T2"> </text:span><text:span text:style-name="T3">A810</text:span><text:span text:style-name="T2"> </text:span><text:span text:style-name="T3">9910</text:span><text:span text:style-name="T2"> </text:span><text:span text:style-name="T3">A910</text:span><text:span text:style-name="T2">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text:span><text:soft-page-break/><text:span text:style-name="T2">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 0000</text:span></text:p>
          </table:table-cell>
          <table:table-cell table:style-name="Table1.C1" office:value-type="string">
            <text:p text:style-name="P5"><text:span text:style-name="T94"><text:s text:c="4"/></text:span><text:span text:style-name="T95"><text:s/></text:span>Repeatable “empty” tiles</text:p>
            <text:p text:style-name="P5"><text:span text:style-name="T96"><text:s text:c="4"/></text:span><text:span text:style-name="T95"><text:s/></text:span><text:span text:style-name="T97">Coast/terrain</text:span> tiles</text:p>
            <text:p text:style-name="P6"><text:span text:style-name="T7"><text:s text:c="4"/></text:span><text:span text:style-name="T98"><text:s/></text:span><text:span text:style-name="T99">Town markers</text:span></text:p>
            <text:p text:style-name="P5"><text:span text:style-name="T100"><text:s text:c="4"/></text:span><text:span text:style-name="T95"><text:s/></text:span><text:span text:style-name="T97">Town names</text:span></text:p>
            <text:p text:style-name="P5"><text:span text:style-name="T101"><text:s text:c="4"/></text:span><text:span text:style-name="T95"><text:s/></text:span><text:span text:style-name="T97">Country names/titles</text:span></text:p>
            <text:p text:style-name="P7"><text:span text:style-name="T102"><text:s text:c="4"/></text:span><text:span text:style-name="T95"><text:s/></text:span><text:span text:style-name="T103">Removed bit of country name</text:span></text:p>
            <text:p text:style-name="P7"><text:span text:style-name="T104"><text:s text:c="4"/></text:span><text:span text:style-name="T95"><text:s/></text:span><text:span text:style-name="T103">Removed bit of something else</text:span></text:p>
            <text:p text:style-name="P2"/>
            <text:p text:style-name="P2"/>
            <text:p text:style-name="P8">UNUSED</text:p>
            <text:p text:style-name="P2"/>
            <text:p text:style-name="P2"/>
            <text:p text:style-name="P2"/>
            <text:p text:style-name="P2"/>
            <text:p text:style-name="P2"/>
            <text:p text:style-name="P2"/>
            <text:p text:style-name="P9">Tirnanog</text:p>
            <text:p text:style-name="P9">Tirnanog</text:p>
            <text:p text:style-name="P9">Tirnanog</text:p>
            <text:p text:style-name="P8">UNUSED</text:p>
            <text:p text:style-name="P8"><text:soft-page-break/>UNUSED</text:p>
            <text:p text:style-name="P2"/>
            <text:p text:style-name="P2"/>
            <text:p text:style-name="P2"/>
            <text:p text:style-name="P2"/>
            <text:p text:style-name="P2"/>
            <text:p text:style-name="P2"/>
            <text:p text:style-name="P2"/>
            <text:p text:style-name="P2"/>
            <text:p text:style-name="P2"/>
            <text:p text:style-name="P2"/>
            <text:p text:style-name="P8">UNUSED</text:p>
            <text:p text:style-name="P2"/>
            <text:p text:style-name="P2"/>
            <text:p text:style-name="P2"/>
            <text:p text:style-name="P2"/>
            <text:p text:style-name="P2"/>
            <text:p text:style-name="P2"/>
            <text:p text:style-name="P10"/>
            <text:p text:style-name="P2"/>
            <text:p text:style-name="P2"/>
            <text:p text:style-name="P2"><text:soft-page-break/></text:p>
            <text:p text:style-name="P2"/>
            <text:p text:style-name="P2"/>
            <text:p text:style-name="P2"/>
            <text:p text:style-name="P2"/>
            <text:p text:style-name="P2"/>
            <text:p text:style-name="P8">UNUSED</text:p>
            <text:p text:style-name="P8">UNUSED</text:p>
            <text:p text:style-name="P2"/>
            <text:p text:style-name="P2"/>
            <text:p text:style-name="P2"/>
            <text:p text:style-name="P2"/>
            <text:p text:style-name="P2"/>
            <text:p text:style-name="P2"/>
            <text:p text:style-name="P2"/>
            <text:p text:style-name="P2"/>
            <text:p text:style-name="P2"/>
            <text:p text:style-name="P2"/>
            <text:p text:style-name="P11"><text:span text:style-name="T105">ISAAC</text:span><text:span text:style-name="T106">H</text:span><text:span text:style-name="T107"> <text:s text:c="12"/></text:span><text:span text:style-name="T108">v Jump to 96</text:span></text:p>
            <text:p text:style-name="P12"><text:span text:style-name="T109">Kingdo</text:span><text:span text:style-name="T110">m</text:span><text:span text:style-name="T111"> of</text:span><text:span text:style-name="T110"> </text:span><text:span text:style-name="T112">Silesse</text:span></text:p>
            <text:p text:style-name="P13"><text:span text:style-name="T113">Kingdo</text:span><text:span text:style-name="T114">m</text:span><text:span text:style-name="T115"> of</text:span><text:span text:style-name="T114"> </text:span><text:span text:style-name="T116">Silesse</text:span><text:span text:style-name="T112"> </text:span><text:span text:style-name="T117">v Jump to 8B</text:span></text:p>
            <text:p text:style-name="P14"><text:soft-page-break/>v Jump to 8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4"/>
            <text:p text:style-name="P15">SILES<text:span text:style-name="T118">SE</text:span><text:span text:style-name="T107"> </text:span><text:span text:style-name="T117">(top)</text:span></text:p>
            <text:p text:style-name="P16">SILES<text:span text:style-name="T118">SE</text:span><text:span text:style-name="T107"> </text:span><text:span text:style-name="T117">(top)</text:span></text:p>
            <text:p text:style-name="P14">v Jump to <text:span text:style-name="T119">7A</text:span></text:p>
            <text:p text:style-name="P2"/>
            <text:p text:style-name="P2"/>
            <text:p text:style-name="P2"/>
            <text:p text:style-name="P2"/>
            <text:p text:style-name="P9">Orgahil</text:p>
            <text:p text:style-name="P9">Orgahil</text:p>
            <text:p text:style-name="P9">Orgahil</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17">Sofala</text:p>
            <text:p text:style-name="P17">Sofala</text:p>
            <text:p text:style-name="P17">Sofala</text:p>
            <text:p text:style-name="P18"><text:span text:style-name="T118">Kingdom </text:span><text:span text:style-name="T107">of</text:span> Isaach</text:p>
            <text:p text:style-name="P18"><text:span text:style-name="T118">Kingdom </text:span><text:span text:style-name="T107">of</text:span> Isaach</text:p>
            <text:p text:style-name="P18"><text:span text:style-name="T118">Kingdom </text:span><text:span text:style-name="T107">of</text:span> Isaach</text:p>
            <text:p text:style-name="P18"><text:span text:style-name="T118">Kingdom </text:span><text:span text:style-name="T107">of</text:span> Isaach</text:p>
            <text:p text:style-name="P19">SILES<text:span text:style-name="T118">SE</text:span><text:span text:style-name="T107"> </text:span><text:span text:style-name="T117">(bottom)</text:span><text:span text:style-name="T120"> <text:s text:c="2"/></text:span><text:span text:style-name="T121">^ </text:span><text:span text:style-name="T120">Jump to </text:span><text:span text:style-name="T121">5</text:span><text:span text:style-name="T120">C</text:span></text:p>
            <text:p text:style-name="P20"><text:span text:style-name="T113">SILES</text:span><text:span text:style-name="T115">SE</text:span><text:span text:style-name="T114"> </text:span><text:span text:style-name="T122">(bottom)</text:span><text:span text:style-name="T117"> </text:span><text:span text:style-name="T123">+ </text:span><text:span text:style-name="T124">Zaxon</text:span></text:p>
            <text:p text:style-name="P21"><text:span text:style-name="T117">v Jump to AC <text:s text:c="5"/></text:span><text:span text:style-name="T123"><text:s/></text:span><text:span text:style-name="T124">Zaxon</text:span></text:p>
            <text:p text:style-name="P22"><text:soft-page-break/>Zaxon</text:p>
            <text:p text:style-name="P23"><text:span text:style-name="T118">Lübe</text:span>ck</text:p>
            <text:p text:style-name="P23"><text:span text:style-name="T118">Lübe</text:span>ck</text:p>
            <text:p text:style-name="P14">v Jump to 90</text:p>
            <text:p text:style-name="P2"/>
            <text:p text:style-name="P2"/>
            <text:p text:style-name="P2"/>
            <text:p text:style-name="P2"/>
            <text:p text:style-name="P2"/>
            <text:p text:style-name="P2"/>
            <text:p text:style-name="P2"/>
            <text:p text:style-name="P2"/>
            <text:p text:style-name="P2"/>
            <text:p text:style-name="P14">^ Jump to 3D</text:p>
            <text:p text:style-name="P24"><text:span text:style-name="T111">Kingdom</text:span><text:span text:style-name="T110"> of </text:span><text:span text:style-name="T117">Silesse</text:span></text:p>
            <text:p text:style-name="P25"><text:span text:style-name="T111">Kingdom</text:span><text:span text:style-name="T109"> of </text:span><text:span text:style-name="T125">Silesse</text:span></text:p>
            <text:p text:style-name="P25"><text:span text:style-name="T111">Kingdom</text:span><text:span text:style-name="T109"> of </text:span><text:span text:style-name="T125">Silesse</text:span></text:p>
            <text:p text:style-name="P20"><text:span text:style-name="T115">Kingdom</text:span><text:span text:style-name="T114"> of </text:span><text:span text:style-name="T122">Silesse</text:span></text:p>
            <text:p text:style-name="P14"/>
            <text:p text:style-name="P26"><text:span text:style-name="T126">Lübe</text:span><text:span text:style-name="T127">ck</text:span><text:span text:style-name="T107"> <text:s text:c="11"/></text:span><text:span text:style-name="T108">^ Jump to 7F</text:span></text:p>
            <text:p text:style-name="P2"/>
            <text:p text:style-name="P2"><text:soft-page-break/></text:p>
            <text:p text:style-name="P2"/>
            <text:p text:style-name="P2"/>
            <text:p text:style-name="P14">^ Jump to 3B</text:p>
            <text:p text:style-name="P27"><text:span text:style-name="T128">I</text:span><text:span text:style-name="T118">SAAC</text:span>H</text:p>
            <text:p text:style-name="P27"><text:span text:style-name="T128">I</text:span><text:span text:style-name="T118">SAAC</text:span>H</text:p>
            <text:p text:style-name="P27"><text:span text:style-name="T128">I</text:span><text:span text:style-name="T118">SAAC</text:span>H</text:p>
            <text:p text:style-name="P27"><text:span text:style-name="T128">I</text:span><text:span text:style-name="T118">SAAC</text:span>H</text:p>
            <text:p text:style-name="P2"/>
            <text:p text:style-name="P28"/>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9">Seiren</text:p>
            <text:p text:style-name="P29">Seiren</text:p>
            <text:p text:style-name="P30">^ Jump to <text:span text:style-name="T119">7A</text:span></text:p>
            <text:p text:style-name="P31"><text:span text:style-name="T118">SILES</text:span>SE (top) + tail of Kingdom</text:p>
            <text:p text:style-name="P31"><text:span text:style-name="T118">SILES</text:span>SE (top) + tail of Kingdom</text:p>
            <text:p text:style-name="P31"><text:span text:style-name="T118">SILES</text:span>SE (top)</text:p>
            <text:p text:style-name="P14">v Jump to 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 Jump to AE</text:p>
            <text:p text:style-name="P31"><text:span text:style-name="T118">SILES</text:span>SE (bottom)</text:p>
            <text:p text:style-name="P31"><text:span text:style-name="T118">SILES</text:span>SE (bottom)</text:p>
            <text:p text:style-name="P31"><text:span text:style-name="T118">SILES</text:span>SE (bottom)</text:p>
            <text:p text:style-name="P2"/>
            <text:p text:style-name="P2"/>
            <text:p text:style-name="P32"><text:soft-page-break/></text:p>
            <text:p text:style-name="P2"/>
            <text:p text:style-name="P2"/>
            <text:p text:style-name="P2"/>
            <text:p text:style-name="P2"/>
            <text:p text:style-name="P2"/>
            <text:p text:style-name="P2"/>
            <text:p text:style-name="P2"/>
            <text:p text:style-name="P2"/>
            <text:p text:style-name="P2"/>
            <text:p text:style-name="P2"/>
            <text:p text:style-name="P33">Fionnuala</text:p>
            <text:p text:style-name="P33">Fionnuala</text:p>
            <text:p text:style-name="P33">Fionnuala</text:p>
            <text:p text:style-name="P2"/>
            <text:p text:style-name="P2"/>
            <text:p text:style-name="P2"/>
            <text:p text:style-name="P2"/>
            <text:p text:style-name="P2"/>
            <text:p text:style-name="P34">Madino</text:p>
            <text:p text:style-name="P34">Madino</text:p>
            <text:p text:style-name="P35"><text:soft-page-break/>Madino</text:p>
            <text:p text:style-name="P36"/>
            <text:p text:style-name="P2"/>
            <text:p text:style-name="P2"/>
            <text:p text:style-name="P2"/>
            <text:p text:style-name="P2"/>
            <text:p text:style-name="P2"/>
            <text:p text:style-name="P2"/>
            <text:p text:style-name="P2"/>
            <text:p text:style-name="P37">The one above Sylvale</text:p>
            <text:p text:style-name="P2"/>
            <text:p text:style-name="P2"/>
            <text:p text:style-name="P2"/>
            <text:p text:style-name="P38">Ribaut</text:p>
            <text:p text:style-name="P38">Ribaut</text:p>
            <text:p text:style-name="P38">Ribaut</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Silesse</text:p>
            <text:p text:style-name="P39">Silesse</text:p>
            <text:p text:style-name="P2"/>
            <text:p text:style-name="P2"/>
            <text:p text:style-name="P2"/>
            <text:p text:style-name="P40">Sylvale</text:p>
            <text:p text:style-name="P40">Sylvale</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text:span text:style-name="T118">The A</text:span>ed Desert</text:p>
            <text:p text:style-name="P41"><text:span text:style-name="T118">The A</text:span>ed Desert</text:p>
            <text:p text:style-name="P41"><text:span text:style-name="T118">The A</text:span>ed Desert</text:p>
            <text:p text:style-name="P14">v Jump to 130</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42">^ Jump to 11F</text:p>
            <text:p text:style-name="P43"><text:span text:style-name="T107">The A</text:span><text:span text:style-name="T118">ed Desert</text:span></text:p>
            <text:p text:style-name="P44"><text:span text:style-name="T129">The A</text:span><text:span text:style-name="T130">ed Desert</text:span><text:span text:style-name="T97"> </text:span><text:span text:style-name="T131">+ </text:span><text:span text:style-name="T132">A</text:span><text:span text:style-name="T133">ed</text:span></text:p>
            <text:p text:style-name="P44"><text:span text:style-name="T129">The A</text:span><text:span text:style-name="T130">ed Desert</text:span><text:span text:style-name="T97"> </text:span><text:span text:style-name="T131">+ </text:span><text:span text:style-name="T132">A</text:span><text:span text:style-name="T133">ed</text:span></text:p>
            <text:p text:style-name="P41"><text:span text:style-name="T107">The A</text:span><text:span text:style-name="T118">ed Desert</text:span></text:p>
            <text:p text:style-name="P41"><text:span text:style-name="T107">The A</text:span><text:span text:style-name="T118">ed Desert</text:span></text:p>
            <text:p text:style-name="P2"/>
            <text:p text:style-name="P2"/>
            <text:p text:style-name="P2"/>
            <text:p text:style-name="P45">Velthomer</text:p>
            <text:p text:style-name="P45">Velthomer</text:p>
            <text:p text:style-name="P45"><text:soft-page-break/>Velthomer</text:p>
            <text:p text:style-name="P45">Velthom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6">Infini</text:p>
            <text:p text:style-name="P46">Infini</text:p>
            <text:p text:style-name="P47">Infini</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48">Agusti</text:p>
            <text:p text:style-name="P49">Agusti</text:p>
            <text:p text:style-name="P50">Agusti</text:p>
            <text:p text:style-name="P2"/>
            <text:p text:style-name="P2"/>
            <text:p text:style-name="P2"/>
            <text:p text:style-name="P51"/>
            <text:p text:style-name="P52"><text:span text:style-name="T134">Makariy</text:span></text:p>
            <text:p text:style-name="P53">Makariy</text:p>
            <text:p text:style-name="P54">Makariy<text:span text:style-name="T97"> </text:span><text:span text:style-name="T135">+ </text:span><text:span text:style-name="T136">tail of Kings</text:span></text:p>
            <text:p text:style-name="P2"/>
            <text:p text:style-name="P2"/>
            <text:p text:style-name="P2"/>
            <text:p text:style-name="P2"/>
            <text:p text:style-name="P2"><text:soft-page-break/></text:p>
            <text:p text:style-name="P53"><text:span text:style-name="T118">Belhall</text:span>a</text:p>
            <text:p text:style-name="P53"><text:span text:style-name="T118">Belhall</text:span>a</text:p>
            <text:p text:style-name="P55">v Jump to 2CE</text:p>
            <text:p text:style-name="P2"/>
            <text:p text:style-name="P2"/>
            <text:p text:style-name="P2"/>
            <text:p text:style-name="P2"/>
            <text:p text:style-name="P2"/>
            <text:p text:style-name="P2"/>
            <text:p text:style-name="P2"/>
            <text:p text:style-name="P56">AGUSTRIA (top)</text:p>
            <text:p text:style-name="P56">AGUSTRIA (top)</text:p>
            <text:p text:style-name="P56">AGUSTRIA (top)</text:p>
            <text:p text:style-name="P56">AGUSTRIA (top)</text:p>
            <text:p text:style-name="P56">AGUSTRIA (top)</text:p>
            <text:p text:style-name="P57">AGUSTRIA (top)</text:p>
            <text:p text:style-name="P2"/>
            <text:p text:style-name="P2"/>
            <text:p text:style-name="P2"/>
            <text:p text:style-name="P2"/>
            <text:p text:style-name="P2"><text:soft-page-break/></text:p>
            <text:p text:style-name="P2"/>
            <text:p text:style-name="P2"/>
            <text:p text:style-name="P2"/>
            <text:p text:style-name="P2"/>
            <text:p text:style-name="P58">Dozel</text:p>
            <text:p text:style-name="P58">Dozel</text:p>
            <text:p text:style-name="P2"/>
            <text:p text:style-name="P2"/>
            <text:p text:style-name="P2"/>
            <text:p text:style-name="P2"/>
            <text:p text:style-name="P2"/>
            <text:p text:style-name="P2"/>
            <text:p text:style-name="P59"><text:span text:style-name="T118">Kingdom o</text:span>f Grannvale</text:p>
            <text:p text:style-name="P59"><text:span text:style-name="T118">Kingdom o</text:span>f Grannvale</text:p>
            <text:p text:style-name="P59"><text:span text:style-name="T118">Kingdom o</text:span>f Grannvale</text:p>
            <text:p text:style-name="P59"><text:span text:style-name="T118">Kingdom o</text:span>f Grannvale</text:p>
            <text:p text:style-name="P59"><text:span text:style-name="T118">Kingdom o</text:span>f Grannvale</text:p>
            <text:p text:style-name="P60">v Jump to 1B0</text:p>
            <text:p text:style-name="P2"/>
            <text:p text:style-name="P2"/>
            <text:p text:style-name="P61"><text:soft-page-break/>AGUSTRIA(bot) + C<text:span text:style-name="T118">oalition of</text:span> Kings</text:p>
            <text:p text:style-name="P61">AGUSTRIA(bot) + C<text:span text:style-name="T118">oalition of</text:span> Kings</text:p>
            <text:p text:style-name="P61">AGUSTRIA(bot) + C<text:span text:style-name="T118">oalition of</text:span> Kings</text:p>
            <text:p text:style-name="P61">AGUSTRIA(bot) + C<text:span text:style-name="T118">oalition of</text:span> Kings</text:p>
            <text:p text:style-name="P61">AGUSTRIA(bot) + C<text:span text:style-name="T118">oalition of</text:span> Kings</text:p>
            <text:p text:style-name="P62">UNUSED</text:p>
            <text:p text:style-name="P55">v Jump to 33A</text:p>
            <text:p text:style-name="P2"/>
            <text:p text:style-name="P2"/>
            <text:p text:style-name="P2"/>
            <text:p text:style-name="P63">Friege</text:p>
            <text:p text:style-name="P63">Friege</text:p>
            <text:p text:style-name="P63">Friege</text:p>
            <text:p text:style-name="P64"><text:span text:style-name="T137">Kingdom o</text:span><text:span text:style-name="T138">f</text:span><text:span text:style-name="T137"> Grannvale</text:span><text:span text:style-name="T139"> </text:span><text:span text:style-name="T140">^ Jump to 19F</text:span></text:p>
            <text:p text:style-name="P2"/>
            <text:p text:style-name="P2"/>
            <text:p text:style-name="P2"/>
            <text:p text:style-name="P2"/>
            <text:p text:style-name="P2"/>
            <text:p text:style-name="P2"/>
            <text:p text:style-name="P2"/>
            <text:p text:style-name="P65"><text:soft-page-break/><text:span text:style-name="T118">GRANNVAL</text:span>E</text:p>
            <text:p text:style-name="P65"><text:span text:style-name="T118">GRANNVAL</text:span>E</text:p>
            <text:p text:style-name="P65"><text:span text:style-name="T118">GRANNVAL</text:span>E</text:p>
            <text:p text:style-name="P65"><text:span text:style-name="T118">GRANNVAL</text:span>E</text:p>
            <text:p text:style-name="P65"><text:span text:style-name="T118">GRANNVAL</text:span>E</text:p>
            <text:p text:style-name="P66"><text:span text:style-name="T106">GRANNVAL</text:span><text:span text:style-name="T105">E</text:span> <text:s text:c="4"/><text:span text:style-name="T141">v Jump to 37E</text:span></text:p>
            <text:p text:style-name="P67"><text:span text:style-name="T118">Nordi</text:span>on</text:p>
            <text:p text:style-name="P67"><text:span text:style-name="T118">Nordi</text:span>on</text:p>
            <text:p text:style-name="P66">v Jump to 1D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67">Tófa</text:p>
            <text:p text:style-name="P67">Tófa</text:p>
            <text:p text:style-name="P68"><text:span text:style-name="T134">Nord</text:span><text:span text:style-name="T127">ion</text:span> <text:s text:c="4"/>^ Jump to 1BF</text:p>
            <text:p text:style-name="P2"/>
            <text:p text:style-name="P2"/>
            <text:p text:style-name="P2"/>
            <text:p text:style-name="P2"/>
            <text:p text:style-name="P2"/>
            <text:p text:style-name="P2"/>
            <text:p text:style-name="P2"/>
            <text:p text:style-name="P2"/>
            <text:p text:style-name="P69">Evans</text:p>
            <text:p text:style-name="P69">Evan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70">UNUS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Chalphy</text:p>
            <text:p text:style-name="P69">Chalphy</text:p>
            <text:p text:style-name="P69">Chalphy</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71">Lute<text:span text:style-name="T142">t</text:span>ia</text:p>
            <text:p text:style-name="P72"><text:span text:style-name="T134">Lute</text:span><text:span text:style-name="T143">t</text:span><text:span text:style-name="T134">ia</text:span><text:span text:style-name="T144"> + </text:span><text:span text:style-name="T106">Kingdom of</text:span><text:span text:style-name="T105"> Thracia</text:span></text:p>
            <text:p text:style-name="P72"><text:span text:style-name="T134">Lute</text:span><text:span text:style-name="T143">t</text:span><text:span text:style-name="T134">ia</text:span><text:span text:style-name="T144"> + </text:span><text:span text:style-name="T106">Kingdom of</text:span><text:span text:style-name="T105"> Thracia</text:span></text:p>
            <text:p text:style-name="P73"><text:span text:style-name="T118">Kingdom of</text:span> Thracia</text:p>
            <text:p text:style-name="P73"><text:span text:style-name="T118">Kingdom of</text:span> Thracia</text:p>
            <text:p text:style-name="P73"><text:span text:style-name="T118">Kingdom of</text:span> Thracia</text:p>
            <text:p text:style-name="P73"><text:span text:style-name="T118">Kingdom of</text:span> Thracia</text:p>
            <text:p text:style-name="P74"/>
            <text:p text:style-name="P75"><text:span text:style-name="T145">Miletos </text:span><text:span text:style-name="T146">Region</text:span><text:span text:style-name="T147"> <text:s/></text:span><text:span text:style-name="T148">v Jump to 28D</text:span></text:p>
            <text:p text:style-name="P71">Kronos</text:p>
            <text:p text:style-name="P71">Kronos</text:p>
            <text:p text:style-name="P71">Kronos</text:p>
            <text:p text:style-name="P2"/>
            <text:p text:style-name="P2"/>
            <text:p text:style-name="P76"><text:span text:style-name="T118">TH</text:span>RACIA</text:p>
            <text:p text:style-name="P76"><text:span text:style-name="T118">TH</text:span>RACIA</text:p>
            <text:p text:style-name="P77">v Jump to 230</text:p>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7">^ Jump to 21F</text:p>
            <text:p text:style-name="P78"><text:span text:style-name="T107">TH</text:span><text:span text:style-name="T118">RACIA</text:span></text:p>
            <text:p text:style-name="P78"><text:span text:style-name="T107">TH</text:span><text:span text:style-name="T118">RACIA</text:span></text:p>
            <text:p text:style-name="P78"><text:span text:style-name="T107">TH</text:span><text:span text:style-name="T118">RACIA</text:span></text:p>
            <text:p text:style-name="P78"><text:span text:style-name="T107">TH</text:span><text:span text:style-name="T118">RACIA</text:span></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79"><text:span text:style-name="T149"/></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80">Miletos</text:p>
            <text:p text:style-name="P80">Miletos</text:p>
            <text:p text:style-name="P80">Miletos</text:p>
            <text:p text:style-name="P2"/>
            <text:p text:style-name="P80">Marpha</text:p>
            <text:p text:style-name="P80">Marpha</text:p>
            <text:p text:style-name="P80">Marpha</text:p>
            <text:p text:style-name="P80">Genoa</text:p>
            <text:p text:style-name="P80">Genoa</text:p>
            <text:p text:style-name="P2"/>
            <text:p text:style-name="P2"/>
            <text:p text:style-name="P2"/>
            <text:p text:style-name="P2"/>
            <text:p text:style-name="P2"/>
            <text:p text:style-name="P2"/>
            <text:p text:style-name="P2"><text:soft-page-break/></text:p>
            <text:p text:style-name="P2"/>
            <text:p text:style-name="P2"/>
            <text:p text:style-name="P2"/>
            <text:p text:style-name="P81">Verdane</text:p>
            <text:p text:style-name="P81">Verdane</text:p>
            <text:p text:style-name="P81">Verdane</text:p>
            <text:p text:style-name="P81">Ganesha</text:p>
            <text:p text:style-name="P81">Ganesha</text:p>
            <text:p text:style-name="P81">Ganesha</text:p>
            <text:p text:style-name="P81">Ganesha</text:p>
            <text:p text:style-name="P2"/>
            <text:p text:style-name="P2"/>
            <text:p text:style-name="P82"><text:span text:style-name="T118">MILETO</text:span>S</text:p>
            <text:p text:style-name="P82"><text:span text:style-name="T118">MILETO</text:span>S</text:p>
            <text:p text:style-name="P82"><text:span text:style-name="T118">MILETO</text:span>S</text:p>
            <text:p text:style-name="P82"><text:span text:style-name="T118">MILETO</text:span>S</text:p>
            <text:p text:style-name="P83">v Jump to 3EB</text:p>
            <text:p text:style-name="P2"/>
            <text:p text:style-name="P2"/>
            <text:p text:style-name="P2"/>
            <text:p text:style-name="P2"><text:soft-page-break/></text:p>
            <text:p text:style-name="P2"/>
            <text:p text:style-name="P84">^ Jump to 218</text:p>
            <text:p text:style-name="P85"><text:span text:style-name="T150">Miletos </text:span><text:span text:style-name="T151">Region</text:span></text:p>
            <text:p text:style-name="P86"><text:span text:style-name="T150">Miletos </text:span><text:span text:style-name="T151">Region</text:span></text:p>
            <text:p text:style-name="P86"><text:span text:style-name="T150">Miletos </text:span><text:span text:style-name="T151">Region</text:span></text:p>
            <text:p text:style-name="P81">Isaach</text:p>
            <text:p text:style-name="P81">Isaach</text:p>
            <text:p text:style-name="P87">Isaach</text:p>
            <text:p text:style-name="P81"><text:span text:style-name="T118">Connach</text:span>t</text:p>
            <text:p text:style-name="P81"><text:span text:style-name="T118">Connach</text:span>t</text:p>
            <text:p text:style-name="P84"><text:span text:style-name="T127">Connach</text:span><text:span text:style-name="T134">t</text:span> <text:s text:c="3"/><text:span text:style-name="T152">v Jump to 3F3</text:span></text:p>
            <text:p text:style-name="P81">Munster</text:p>
            <text:p text:style-name="P81">Munster</text:p>
            <text:p text:style-name="P81">Munster</text:p>
            <text:p text:style-name="P2"/>
            <text:p text:style-name="P81">Thracia</text:p>
            <text:p text:style-name="P81">Thracia</text:p>
            <text:p text:style-name="P81">Thracia</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Rhódos</text:p>
            <text:p text:style-name="P81">Rhódos</text:p>
            <text:p text:style-name="P2"/>
            <text:p text:style-name="P2"/>
            <text:p text:style-name="P81">Galatia</text:p>
            <text:p text:style-name="P81">Galatia</text:p>
            <text:p text:style-name="P81">Galatia</text:p>
            <text:p text:style-name="P84">Hochrhein <text:span text:style-name="T153">UNUSED</text:span></text:p>
            <text:p text:style-name="P88"><text:soft-page-break/>Hochrhein <text:span text:style-name="T153">UNUSED</text:span></text:p>
            <text:p text:style-name="P88">Hochrhein <text:span text:style-name="T153">UNUS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9">UNUSED</text:p>
            <text:p text:style-name="P2"/>
            <text:p text:style-name="P2"/>
            <text:p text:style-name="P2"><text:soft-page-break/></text:p>
            <text:p text:style-name="P2"/>
            <text:p text:style-name="P2"/>
            <text:p text:style-name="P2"/>
            <text:p text:style-name="P2"/>
            <text:p text:style-name="P55"><text:span text:style-name="T134">Belhal</text:span><text:span text:style-name="T127">la</text:span><text:span text:style-name="T107"> <text:s text:c="5"/>^ Jump to 17B</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0">Dahna</text:p>
            <text:p text:style-name="P90">Dahna</text:p>
            <text:p text:style-name="P2"/>
            <text:p text:style-name="P2"/>
            <text:p text:style-name="P2"/>
            <text:p text:style-name="P2"/>
            <text:p text:style-name="P91">Leonster</text:p>
            <text:p text:style-name="P91">Leonster</text:p>
            <text:p text:style-name="P91"><text:soft-page-break/>Leonster</text:p>
            <text:p text:style-name="P2"/>
            <text:p text:style-name="P2"/>
            <text:p text:style-name="P2"/>
            <text:p text:style-name="P2"/>
            <text:p text:style-name="P12"><text:span text:style-name="T118">MUNS</text:span>TER <text:span text:style-name="T154">(top)</text:span></text:p>
            <text:p text:style-name="P92"><text:span text:style-name="T118">MUNS</text:span>TER <text:span text:style-name="T154">(top)</text:span></text:p>
            <text:p text:style-name="P92"><text:span text:style-name="T118">MUNS</text:span>TER <text:span text:style-name="T154">(top)</text:span></text:p>
            <text:p text:style-name="P55">v Jump to 31F</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55">^ Jump to 30F</text:p>
            <text:p text:style-name="P93">MUNS<text:span text:style-name="T118">TER</text:span> <text:span text:style-name="T154">(top)</text:span></text:p>
            <text:p text:style-name="P93">MUNS<text:span text:style-name="T118">TER</text:span> <text:span text:style-name="T154">(top)</text:span></text:p>
            <text:p text:style-name="P94">MUNS<text:span text:style-name="T118">TER</text:span> <text:span text:style-name="T154">(top)</text:span></text:p>
            <text:p text:style-name="P2"/>
            <text:p text:style-name="P2"/>
            <text:p text:style-name="P2"/>
            <text:p text:style-name="P2"/>
            <text:p text:style-name="P2"/>
            <text:p text:style-name="P2"/>
            <text:p text:style-name="P2"/>
            <text:p text:style-name="P95">MUNSTER (bottom) + <text:span text:style-name="T155">Region</text:span></text:p>
            <text:p text:style-name="P96">MUNSTER (bottom) + <text:span text:style-name="T155">Region</text:span></text:p>
            <text:p text:style-name="P96">MUNSTER (bottom) + <text:span text:style-name="T155">Region</text:span></text:p>
            <text:p text:style-name="P96">MUNSTER (bottom) + <text:span text:style-name="T155">Region</text:span></text:p>
            <text:p text:style-name="P96">MUNSTER (bottom) + <text:span text:style-name="T155">Region</text:span></text:p>
            <text:p text:style-name="P96">MUNSTER (bottom) + <text:span text:style-name="T155">Region</text:span></text:p>
            <text:p text:style-name="P2"/>
            <text:p text:style-name="P2"/>
            <text:p text:style-name="P2"><text:soft-page-break/></text:p>
            <text:p text:style-name="P2"/>
            <text:p text:style-name="P2"/>
            <text:p text:style-name="P2"/>
            <text:p text:style-name="P2"/>
            <text:p text:style-name="P2"/>
            <text:p text:style-name="P2"/>
            <text:p text:style-name="P55">^ Jump to 1A8</text:p>
            <text:p text:style-name="P97"><text:span text:style-name="T156">The </text:span><text:span text:style-name="T118">C</text:span><text:span text:style-name="T107">oalition of </text:span>Kings</text:p>
            <text:p text:style-name="P97"><text:span text:style-name="T156">The </text:span><text:span text:style-name="T118">C</text:span><text:span text:style-name="T107">oalition of </text:span>Kings</text:p>
            <text:p text:style-name="P97"><text:span text:style-name="T156">The </text:span><text:span text:style-name="T118">C</text:span><text:span text:style-name="T107">oalition of </text:span>Kings</text:p>
            <text:p text:style-name="P97"><text:span text:style-name="T157">The </text:span><text:span text:style-name="T107">Coalition of </text:span><text:span text:style-name="T118">Kings</text:span></text:p>
            <text:p text:style-name="P97"><text:span text:style-name="T157">The </text:span><text:span text:style-name="T107">Coalition of </text:span><text:span text:style-name="T118">Kings</text:span></text:p>
            <text:p text:style-name="P97"><text:span text:style-name="T157">The </text:span><text:span text:style-name="T107">Coalition of </text:span><text:span text:style-name="T118">Kings</text:span></text:p>
            <text:p text:style-name="P91">Edda</text:p>
            <text:p text:style-name="P91">Edda</text:p>
            <text:p text:style-name="P2"/>
            <text:p text:style-name="P2"/>
            <text:p text:style-name="P2"/>
            <text:p text:style-name="P2"/>
            <text:p text:style-name="P2"/>
            <text:p text:style-name="P2"><text:soft-page-break/></text:p>
            <text:p text:style-name="P2"/>
            <text:p text:style-name="P2"/>
            <text:p text:style-name="P2"/>
            <text:p text:style-name="P98">Ulster</text:p>
            <text:p text:style-name="P98">Ulster</text:p>
            <text:p text:style-name="P98">Ulst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99"/>
            <text:p text:style-name="P98"><text:span text:style-name="T158">H</text:span><text:span text:style-name="T118">ochrhe</text:span><text:span text:style-name="T107">in</text:span></text:p>
            <text:p text:style-name="P100"><text:span text:style-name="T158">H</text:span><text:span text:style-name="T118">ochrhe</text:span><text:span text:style-name="T107">in</text:span></text:p>
            <text:p text:style-name="P101"><text:span text:style-name="T159">H</text:span><text:span text:style-name="T160">ochrhe</text:span><text:span text:style-name="T161">in</text:span><text:span text:style-name="T162"> <text:s text:c="4"/></text:span><text:span text:style-name="T163">v</text:span><text:span text:style-name="T164"> Jump to 3F5</text:span></text:p>
            <text:p text:style-name="P102"><text:span text:style-name="T105">GRANNVAL</text:span><text:span text:style-name="T106">E</text:span> <text:s text:c="4"/>^ Jump to 1BD</text:p>
            <text:p text:style-name="P2"/>
            <text:p text:style-name="P2"/>
            <text:p text:style-name="P2"/>
            <text:p text:style-name="P2"/>
            <text:p text:style-name="P2"/>
            <text:p text:style-name="P2"/>
            <text:p text:style-name="P2"/>
            <text:p text:style-name="P2"><text:soft-page-break/></text:p>
            <text:p text:style-name="P2"/>
            <text:p text:style-name="P2"/>
            <text:p text:style-name="P103">Meath</text:p>
            <text:p text:style-name="P103">Meath</text:p>
            <text:p text:style-name="P2"/>
            <text:p text:style-name="P2"/>
            <text:p text:style-name="P2"/>
            <text:p text:style-name="P2"/>
            <text:p text:style-name="P2"/>
            <text:p text:style-name="P104"><text:span text:style-name="T118">Kingdom of</text:span> Verdane</text:p>
            <text:p text:style-name="P104"><text:span text:style-name="T118">Kingdom of</text:span> Verdane</text:p>
            <text:p text:style-name="P104"><text:span text:style-name="T118">Kingdom of</text:span> Verdane</text:p>
            <text:p text:style-name="P104"><text:span text:style-name="T118">Kingdom of</text:span> Verdane</text:p>
            <text:p text:style-name="P104"><text:span text:style-name="T118">Kingdom of</text:span> Verdane</text:p>
            <text:p text:style-name="P2"/>
            <text:p text:style-name="P103">Yngvi</text:p>
            <text:p text:style-name="P103">Yngvi</text:p>
            <text:p text:style-name="P103">Yngvi</text:p>
            <text:p text:style-name="P103">Mergen</text:p>
            <text:p text:style-name="P103">Mergen</text:p>
            <text:p text:style-name="P105"><text:soft-page-break/><text:span text:style-name="T113">Kingdo</text:span><text:span text:style-name="T114">m</text:span><text:span text:style-name="T115"> of</text:span><text:span text:style-name="T114"> </text:span><text:span text:style-name="T165">Isaach</text:span><text:span text:style-name="T166"> ^ Jump to 8E</text:span></text:p>
            <text:p text:style-name="P106"><text:span text:style-name="T167"/></text:p>
            <text:p text:style-name="P2"/>
            <text:p text:style-name="P107"/>
            <text:p text:style-name="P108"/>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4"><text:soft-page-break/>VERDANE</text:p>
            <text:p text:style-name="P104">VERDANE</text:p>
            <text:p text:style-name="P104">VERDANE</text:p>
            <text:p text:style-name="P104">VERDANE</text:p>
            <text:p text:style-name="P104">VERDANE</text:p>
            <text:p text:style-name="P3"/>
            <text:p text:style-name="P109"><text:span text:style-name="T168"/></text:p>
            <text:p text:style-name="P110"><text: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111">Plutarch</text:p>
            <text:p text:style-name="P111">Plutarch</text:p>
            <text:p text:style-name="P111">Plutarch</text:p>
            <text:p text:style-name="P2"/>
            <text:p text:style-name="P2"/>
            <text:p text:style-name="P2"/>
            <text:p text:style-name="P112">Cap<text:span text:style-name="T152">p</text:span>adocia</text:p>
            <text:p text:style-name="P112">Cap<text:span text:style-name="T152">p</text:span>adocia</text:p>
            <text:p text:style-name="P112">Cap<text:span text:style-name="T152">p</text:span>adocia</text:p>
            <text:p text:style-name="P113"><text:span text:style-name="T134">Cap</text:span><text:span text:style-name="T169">p</text:span><text:span text:style-name="T134">adocia</text:span> </text:p>
            <text:p text:style-name="P83"><text:span text:style-name="T105">MILETO</text:span><text:span text:style-name="T106">S</text:span> <text:s text:c="3"/>^ Jump to 285</text:p>
            <text:p text:style-name="P2"/>
            <text:p text:style-name="P2"/>
            <text:p text:style-name="P2"/>
            <text:p text:style-name="P2"><text:soft-page-break/></text:p>
            <text:p text:style-name="P2"/>
            <text:p text:style-name="P2"/>
            <text:p text:style-name="P2"/>
            <text:p text:style-name="P114"><text:span text:style-name="T134">Connach</text:span><text:span text:style-name="T127">t</text:span> <text:s text:c="2"/><text:span text:style-name="T152">^ Jump to 295</text:span></text:p>
            <text:p text:style-name="P115"><text:span text:style-name="T105">Tail of Munster Region</text:span> (was 196)</text:p>
            <text:p text:style-name="P116"><text:span text:style-name="T134">Hochrhe</text:span><text:span text:style-name="T127">in</text:span><text:span text:style-name="T107"> <text:s text:c="5"/></text:span><text:span text:style-name="T170">^</text:span><text:span text:style-name="T164"> Jump to </text:span><text:span text:style-name="T171">37B</text:span></text:p>
            <text:p text:style-name="P117">Verdane’s missing forest</text:p>
          </table:table-cell>
        </table:table-row>
        <table:table-row>
          <table:table-cell table:style-name="Table1.A2" office:value-type="string">
            <text:p text:style-name="P2"/>
          </table:table-cell>
          <table:table-cell table:style-name="Table1.A2" office:value-type="string">
            <text:p text:style-name="P4"/>
          </table:table-cell>
          <table:table-cell table:style-name="Table1.C2" office:value-type="string">
            <text:p text:style-name="P5"/>
          </table:table-cell>
        </table:table-row>
      </table:table>
      <text:p text:style-name="P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acis </meta:initial-creator>
    <meta:creation-date>2023-04-15T02:06:45.04</meta:creation-date>
    <dc:date>2025-05-07T02:11:43.324000000</dc:date>
    <meta:editing-duration>P3DT6H51S</meta:editing-duration>
    <meta:editing-cycles>217</meta:editing-cycles>
    <meta:generator>LibreOffice/24.8.6.2$Windows_X86_64 LibreOffice_project/6d98ba145e9a8a39fc57bcc76981d1fb1316c60c</meta:generator>
    <meta:document-statistic meta:table-count="1" meta:image-count="0" meta:object-count="0" meta:page-count="56" meta:paragraph-count="1429" meta:word-count="6369" meta:character-count="29722" meta:non-whitespace-character-count="24678"/>
  </office:meta>
</office:document-meta>
</file>